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361cm"/>
    </style:style>
    <style:style style:name="co2" style:family="table-column">
      <style:table-column-properties fo:break-before="auto" style:column-width="3.48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579cm"/>
    </style:style>
    <style:style style:name="co5" style:family="table-column">
      <style:table-column-properties fo:break-before="auto" style:column-width="8.934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3.052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6.407cm"/>
    </style:style>
    <style:style style:name="co11" style:family="table-column">
      <style:table-column-properties fo:break-before="auto" style:column-width="21.565cm"/>
    </style:style>
    <style:style style:name="co12" style:family="table-column">
      <style:table-column-properties fo:break-before="auto" style:column-width="3.328cm"/>
    </style:style>
    <style:style style:name="co13" style:family="table-column">
      <style:table-column-properties fo:break-before="auto" style:column-width="11.793cm"/>
    </style:style>
    <style:style style:name="co14" style:family="table-column">
      <style:table-column-properties fo:break-before="auto" style:column-width="3.417cm"/>
    </style:style>
    <style:style style:name="co15" style:family="table-column">
      <style:table-column-properties fo:break-before="auto" style:column-width="0.665cm"/>
    </style:style>
    <style:style style:name="co16" style:family="table-column">
      <style:table-column-properties fo:break-before="auto" style:column-width="2.247cm"/>
    </style:style>
    <style:style style:name="co17" style:family="table-column">
      <style:table-column-properties fo:break-before="auto" style:column-width="4.662cm"/>
    </style:style>
    <style:style style:name="co18" style:family="table-column">
      <style:table-column-properties fo:break-before="auto" style:column-width="7.908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4.685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3.84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66cc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4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99ff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99ff" style:text-align-source="fix" style:repeat-content="false"/>
      <style:paragraph-properties fo:text-align="justify" fo:margin-left="0cm"/>
    </style:style>
    <style:style style:name="ce9" style:family="table-cell" style:parent-style-name="Default">
      <style:table-cell-properties fo:background-color="#ff66cc"/>
    </style:style>
    <style:style style:name="ce10" style:family="table-cell" style:parent-style-name="Default">
      <style:table-cell-properties fo:background-color="#66ccff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ffcc00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cc00" style:text-align-source="fix" style:repeat-content="false"/>
      <style:paragraph-properties fo:text-align="start" fo:margin-left="0cm"/>
    </style:style>
    <style:style style:name="ce14" style:family="table-cell" style:parent-style-name="Default" style:data-style-name="N100">
      <style:table-cell-properties fo:background-color="#66ccff" style:text-align-source="fix" style:repeat-content="false"/>
      <style:paragraph-properties fo:text-align="start" fo:margin-left="0cm"/>
    </style:style>
    <style:style style:name="ce15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ff6666"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ffff99" style:text-align-source="fix" style:repeat-content="false" style:vertical-align="top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pawn_l10_2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6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3" table:number-columns-repeated="14" table:default-cell-style-name="ce3"/>
        <table:table-column table:style-name="co9" table:default-cell-style-name="ce3"/>
        <table:table-column table:style-name="co3" table:number-columns-repeated="31" table:default-cell-style-name="ce3"/>
        <table:table-column table:style-name="co3" table:number-columns-repeated="8" table:default-cell-style-name="ce6"/>
        <table:table-column table:style-name="co3" table:number-columns-repeated="956" table:default-cell-style-name="ce3"/>
        <table:table-row table:style-name="ro1">
          <table:table-cell table:style-name="ce1"/>
          <table:table-cell table:style-name="ce1" office:value-type="string">
            <text:p>nam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style-name="ce1" office:value-type="string">
            <text:p>facing</text:p>
          </table:table-cell>
          <table:table-cell table:style-name="ce1" office:value-type="string">
            <text:p>spawnRadius</text:p>
          </table:table-cell>
          <table:table-cell table:style-name="ce1" office:value-type="string">
            <text:p>delay</text:p>
          </table:table-cell>
          <table:table-cell table:style-name="ce1" office:value-type="string">
            <text:p>orbitalDrop</text:p>
          </table:table-cell>
          <table:table-cell table:style-name="ce1" office:value-type="string">
            <text:p>commands</text:p>
          </table:table-cell>
          <table:table-cell table:style-name="ce1" office:value-type="string">
            <text:p>patrolRoute</text:p>
          </table:table-cell>
          <table:table-cell table:style-name="ce7" office:value-type="string">
            <text:p>difficultyAtLeast</text:p>
          </table:table-cell>
          <table:table-cell table:style-name="ce7"/>
          <table:table-cell table:style-name="ce7" office:value-type="string">
            <text:p>Start</text:p>
          </table:table-cell>
          <table:table-cell table:style-name="ce7" office:value-type="string">
            <text:p>Group</text:p>
          </table:table-cell>
          <table:table-cell table:style-name="ce8" office:value-type="string">
            <text:p>Time Offset [min]</text:p>
          </table:table-cell>
          <table:table-cell table:style-name="ce7" office:value-type="string">
            <text:p>Time Offset [s]</text:p>
          </table:table-cell>
          <table:table-cell table:style-name="ce1" table:number-columns-repeated="44"/>
          <table:table-cell table:style-name="ce9" table:number-columns-repeated="8"/>
          <table:table-cell table:style-name="ce1" table:number-columns-repeated="956"/>
        </table:table-row>
        <table:table-row table:style-name="ro2">
          <table:table-cell table:style-name="ce2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tc_ghoul', x = 1450, z = 100, facing = 0, spawnRadius = 0, delay = 900, orbitalDrop = false, commands = {{cmdID = planetUtilities.COMMAND.PATROL, pos = {3600, 2500}}, },  },">
            <text:p>{ name = 'tc_ghoul', x = 1450, z = 100, facing = 0, spawnRadius = 0, delay = 900, orbitalDrop = false, commands = {{cmdID = planetUtilities.COMMAND.PATROL, pos = {3600, 2500}}, }, <text:s/>},</text:p>
          </table:table-cell>
          <table:table-cell office:value-type="string">
            <text:p>tc_ghoul</text:p>
          </table:table-cell>
          <table:table-cell table:formula="of:=IF([.M2]=&quot;N&quot;;1450;IF([.M2]=&quot;M&quot;;1200;1700))" office:value-type="float" office:value="1450">
            <text:p>1450</text:p>
          </table:table-cell>
          <table:table-cell table:formula="of:=IF([.M2]=&quot;N&quot;;100;IF([.M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30">
            <text:p>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office:value-type="float" office:value="1">
            <text:p>1</text:p>
          </table:table-cell>
          <table:table-cell table:formula="of:=[.G2]/60" office:value-type="float" office:value="0.5">
            <text:p>0,5</text:p>
          </table:table-cell>
          <table:table-cell table:style-name="ce4" office:value-type="float" office:value="60">
            <text:p>60</text:p>
          </table:table-cell>
          <table:table-cell table:number-columns-repeated="1008"/>
        </table:table-row>
        <table:table-row table:style-name="ro3">
          <table:table-cell table:style-name="ce2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tc_ghoul', x = 1450, z = 100, facing = 0, spawnRadius = 0, delay = 900, orbitalDrop = false, commands = {{cmdID = planetUtilities.COMMAND.PATROL, pos = {3600, 2500}}, }, difficultyAtLeast = 2,  },">
            <text:p>{ name = 'tc_ghoul', x = 1450, z = 100, facing = 0, spawnRadius = 0, delay = 900, orbitalDrop = false, commands = {{cmdID = planetUtilities.COMMAND.PATROL, pos = {3600, 2500}}, }, difficultyAtLeast = 2, <text:s/>},</text:p>
          </table:table-cell>
          <table:table-cell office:value-type="string">
            <text:p>tc_ghoul</text:p>
          </table:table-cell>
          <table:table-cell table:formula="of:=IF([.M3]=&quot;N&quot;;1450;IF([.M3]=&quot;M&quot;;1200;1700))" office:value-type="float" office:value="1450">
            <text:p>1450</text:p>
          </table:table-cell>
          <table:table-cell table:formula="of:=IF([.M3]=&quot;N&quot;;100;IF([.M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3]-1)" office:value-type="float" office:value="30">
            <text:p>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office:value-type="float" office:value="1">
            <text:p>1</text:p>
          </table:table-cell>
          <table:table-cell table:formula="of:=[.G3]/60" office:value-type="float" office:value="0.5">
            <text:p>0,5</text:p>
          </table:table-cell>
          <table:table-cell table:number-columns-repeated="1009"/>
        </table:table-row>
        <table:table-row table:style-name="ro3">
          <table:table-cell table:style-name="ce2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tc_ghoul', x = 1450, z = 100, facing = 0, spawnRadius = 0, delay = 900, orbitalDrop = false, commands = {{cmdID = planetUtilities.COMMAND.PATROL, pos = {3600, 2500}}, }, difficultyAtLeast = 3,  },">
            <text:p>{ name = 'tc_ghoul', x = 1450, z = 100, facing = 0, spawnRadius = 0, delay = 900, orbitalDrop = false, commands = {{cmdID = planetUtilities.COMMAND.PATROL, pos = {3600, 2500}}, }, difficultyAtLeast = 3, <text:s/>},</text:p>
          </table:table-cell>
          <table:table-cell office:value-type="string">
            <text:p>tc_ghoul</text:p>
          </table:table-cell>
          <table:table-cell table:formula="of:=IF([.M4]=&quot;N&quot;;1450;IF([.M4]=&quot;M&quot;;1200;1700))" office:value-type="float" office:value="1450">
            <text:p>1450</text:p>
          </table:table-cell>
          <table:table-cell table:formula="of:=IF([.M4]=&quot;N&quot;;100;IF([.M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4]-1)" office:value-type="float" office:value="30">
            <text:p>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office:value-type="float" office:value="1">
            <text:p>1</text:p>
          </table:table-cell>
          <table:table-cell table:formula="of:=[.G4]/60" office:value-type="float" office:value="0.5">
            <text:p>0,5</text:p>
          </table:table-cell>
          <table:table-cell table:number-columns-repeated="1009"/>
        </table:table-row>
        <table:table-row table:style-name="ro3">
          <table:table-cell table:style-name="ce2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tc_ghoul', x = 1450, z = 100, facing = 0, spawnRadius = 0, delay = 900, orbitalDrop = false, commands = {{cmdID = planetUtilities.COMMAND.PATROL, pos = {3600, 2500}}, },  },">
            <text:p>{ name = 'tc_ghoul', x = 1450, z = 100, facing = 0, spawnRadius = 0, delay = 900, orbitalDrop = false, commands = {{cmdID = planetUtilities.COMMAND.PATROL, pos = {3600, 2500}}, }, <text:s/>},</text:p>
          </table:table-cell>
          <table:table-cell office:value-type="string">
            <text:p>tc_ghoul</text:p>
          </table:table-cell>
          <table:table-cell table:formula="of:=IF([.M5]=&quot;N&quot;;1450;IF([.M5]=&quot;M&quot;;1200;1700))" office:value-type="float" office:value="1450">
            <text:p>1450</text:p>
          </table:table-cell>
          <table:table-cell table:formula="of:=IF([.M5]=&quot;N&quot;;100;IF([.M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5]-1)" office:value-type="float" office:value="30">
            <text:p>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office:value-type="float" office:value="1">
            <text:p>1</text:p>
          </table:table-cell>
          <table:table-cell table:formula="of:=[.G5]/60" office:value-type="float" office:value="0.5">
            <text:p>0,5</text:p>
          </table:table-cell>
          <table:table-cell table:number-columns-repeated="1009"/>
        </table:table-row>
        <table:table-row table:style-name="ro3">
          <table:table-cell table:style-name="ce2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tc_ghoul', x = 1450, z = 100, facing = 0, spawnRadius = 0, delay = 900, orbitalDrop = false, commands = {{cmdID = planetUtilities.COMMAND.PATROL, pos = {3600, 2500}}, }, difficultyAtLeast = 2,  },">
            <text:p>{ name = 'tc_ghoul', x = 1450, z = 100, facing = 0, spawnRadius = 0, delay = 900, orbitalDrop = false, commands = {{cmdID = planetUtilities.COMMAND.PATROL, pos = {3600, 2500}}, }, difficultyAtLeast = 2, <text:s/>},</text:p>
          </table:table-cell>
          <table:table-cell office:value-type="string">
            <text:p>tc_ghoul</text:p>
          </table:table-cell>
          <table:table-cell table:formula="of:=IF([.M6]=&quot;N&quot;;1450;IF([.M6]=&quot;M&quot;;1200;1700))" office:value-type="float" office:value="1450">
            <text:p>1450</text:p>
          </table:table-cell>
          <table:table-cell table:formula="of:=IF([.M6]=&quot;N&quot;;100;IF([.M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6]-1)" office:value-type="float" office:value="30">
            <text:p>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office:value-type="float" office:value="1">
            <text:p>1</text:p>
          </table:table-cell>
          <table:table-cell table:formula="of:=[.G6]/60" office:value-type="float" office:value="0.5">
            <text:p>0,5</text:p>
          </table:table-cell>
          <table:table-cell table:number-columns-repeated="1009"/>
        </table:table-row>
        <table:table-row table:style-name="ro3">
          <table:table-cell table:style-name="ce2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tc_ghoul', x = 1450, z = 100, facing = 0, spawnRadius = 0, delay = 900, orbitalDrop = false, commands = {{cmdID = planetUtilities.COMMAND.PATROL, pos = {3600, 2500}}, }, difficultyAtLeast = 3,  },">
            <text:p>{ name = 'tc_ghoul', x = 1450, z = 100, facing = 0, spawnRadius = 0, delay = 900, orbitalDrop = false, commands = {{cmdID = planetUtilities.COMMAND.PATROL, pos = {3600, 2500}}, }, difficultyAtLeast = 3, <text:s/>},</text:p>
          </table:table-cell>
          <table:table-cell office:value-type="string">
            <text:p>tc_ghoul</text:p>
          </table:table-cell>
          <table:table-cell table:formula="of:=IF([.M7]=&quot;N&quot;;1450;IF([.M7]=&quot;M&quot;;1200;1700))" office:value-type="float" office:value="1450">
            <text:p>1450</text:p>
          </table:table-cell>
          <table:table-cell table:formula="of:=IF([.M7]=&quot;N&quot;;100;IF([.M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7]-1)" office:value-type="float" office:value="30">
            <text:p>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office:value-type="float" office:value="1">
            <text:p>1</text:p>
          </table:table-cell>
          <table:table-cell table:formula="of:=[.G7]/60" office:value-type="float" office:value="0.5">
            <text:p>0,5</text:p>
          </table:table-cell>
          <table:table-cell table:number-columns-repeated="1009"/>
        </table:table-row>
        <table:table-row table:style-name="ro3">
          <table:table-cell table:style-name="ce2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tc_ghoul', x = 1700, z = 3900, facing = 0, spawnRadius = 0, delay = 900, orbitalDrop = false, commands = {{cmdID = planetUtilities.COMMAND.PATROL, pos = {3600, 2500}}, },  },">
            <text:p>{ name = 'tc_ghoul', x = 1700, z = 3900, facing = 0, spawnRadius = 0, delay = 900, orbitalDrop = false, commands = {{cmdID = planetUtilities.COMMAND.PATROL, pos = {3600, 2500}}, }, <text:s/>},</text:p>
          </table:table-cell>
          <table:table-cell office:value-type="string">
            <text:p>tc_ghoul</text:p>
          </table:table-cell>
          <table:table-cell table:formula="of:=IF([.M8]=&quot;N&quot;;1450;IF([.M8]=&quot;M&quot;;1200;1700))" office:value-type="float" office:value="1700">
            <text:p>1700</text:p>
          </table:table-cell>
          <table:table-cell table:formula="of:=IF([.M8]=&quot;N&quot;;100;IF([.M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8]-1)" office:value-type="float" office:value="30">
            <text:p>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ce6"/>
          <table:table-cell table:style-name="ce6" office:value-type="string">
            <text:p>S</text:p>
          </table:table-cell>
          <table:table-cell table:style-name="ce4" office:value-type="float" office:value="1">
            <text:p>1</text:p>
          </table:table-cell>
          <table:table-cell table:formula="of:=[.G8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tc_ghoul', x = 1700, z = 3900, facing = 0, spawnRadius = 0, delay = 900, orbitalDrop = false, commands = {{cmdID = planetUtilities.COMMAND.PATROL, pos = {3600, 2500}}, }, difficultyAtLeast = 2,  },">
            <text:p>{ name = 'tc_ghoul', x = 1700, z = 3900, facing = 0, spawnRadius = 0, delay = 900, orbitalDrop = false, commands = {{cmdID = planetUtilities.COMMAND.PATROL, pos = {3600, 2500}}, }, difficultyAtLeast = 2, <text:s/>},</text:p>
          </table:table-cell>
          <table:table-cell office:value-type="string">
            <text:p>tc_ghoul</text:p>
          </table:table-cell>
          <table:table-cell table:formula="of:=IF([.M9]=&quot;N&quot;;1450;IF([.M9]=&quot;M&quot;;1200;1700))" office:value-type="float" office:value="1700">
            <text:p>1700</text:p>
          </table:table-cell>
          <table:table-cell table:formula="of:=IF([.M9]=&quot;N&quot;;100;IF([.M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9]-1)" office:value-type="float" office:value="30">
            <text:p>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office:value-type="float" office:value="1">
            <text:p>1</text:p>
          </table:table-cell>
          <table:table-cell table:formula="of:=[.G9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tc_ghoul', x = 1700, z = 3900, facing = 0, spawnRadius = 0, delay = 900, orbitalDrop = false, commands = {{cmdID = planetUtilities.COMMAND.PATROL, pos = {3600, 2500}}, }, difficultyAtLeast = 3,  },">
            <text:p>{ name = 'tc_ghoul', x = 1700, z = 3900, facing = 0, spawnRadius = 0, delay = 900, orbitalDrop = false, commands = {{cmdID = planetUtilities.COMMAND.PATROL, pos = {3600, 2500}}, }, difficultyAtLeast = 3, <text:s/>},</text:p>
          </table:table-cell>
          <table:table-cell office:value-type="string">
            <text:p>tc_ghoul</text:p>
          </table:table-cell>
          <table:table-cell table:formula="of:=IF([.M10]=&quot;N&quot;;1450;IF([.M10]=&quot;M&quot;;1200;1700))" office:value-type="float" office:value="1700">
            <text:p>1700</text:p>
          </table:table-cell>
          <table:table-cell table:formula="of:=IF([.M10]=&quot;N&quot;;100;IF([.M1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0]-1)" office:value-type="float" office:value="30">
            <text:p>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office:value-type="float" office:value="1">
            <text:p>1</text:p>
          </table:table-cell>
          <table:table-cell table:formula="of:=[.G10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tc_ghoul', x = 1700, z = 3900, facing = 0, spawnRadius = 0, delay = 900, orbitalDrop = false, commands = {{cmdID = planetUtilities.COMMAND.PATROL, pos = {3600, 2500}}, },  },">
            <text:p>{ name = 'tc_ghoul', x = 1700, z = 3900, facing = 0, spawnRadius = 0, delay = 900, orbitalDrop = false, commands = {{cmdID = planetUtilities.COMMAND.PATROL, pos = {3600, 2500}}, }, <text:s/>},</text:p>
          </table:table-cell>
          <table:table-cell office:value-type="string">
            <text:p>tc_ghoul</text:p>
          </table:table-cell>
          <table:table-cell table:formula="of:=IF([.M11]=&quot;N&quot;;1450;IF([.M11]=&quot;M&quot;;1200;1700))" office:value-type="float" office:value="1700">
            <text:p>1700</text:p>
          </table:table-cell>
          <table:table-cell table:formula="of:=IF([.M11]=&quot;N&quot;;100;IF([.M1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1]-1)" office:value-type="float" office:value="30">
            <text:p>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6" office:value-type="string">
            <text:p>S</text:p>
          </table:table-cell>
          <table:table-cell table:style-name="ce4" office:value-type="float" office:value="1">
            <text:p>1</text:p>
          </table:table-cell>
          <table:table-cell table:formula="of:=[.G11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tc_ghoul', x = 1700, z = 3900, facing = 0, spawnRadius = 0, delay = 900, orbitalDrop = false, commands = {{cmdID = planetUtilities.COMMAND.PATROL, pos = {3600, 2500}}, }, difficultyAtLeast = 2,  },">
            <text:p>{ name = 'tc_ghoul', x = 1700, z = 3900, facing = 0, spawnRadius = 0, delay = 900, orbitalDrop = false, commands = {{cmdID = planetUtilities.COMMAND.PATROL, pos = {3600, 2500}}, }, difficultyAtLeast = 2, <text:s/>},</text:p>
          </table:table-cell>
          <table:table-cell office:value-type="string">
            <text:p>tc_ghoul</text:p>
          </table:table-cell>
          <table:table-cell table:formula="of:=IF([.M12]=&quot;N&quot;;1450;IF([.M12]=&quot;M&quot;;1200;1700))" office:value-type="float" office:value="1700">
            <text:p>1700</text:p>
          </table:table-cell>
          <table:table-cell table:formula="of:=IF([.M12]=&quot;N&quot;;100;IF([.M1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2]-1)" office:value-type="float" office:value="30">
            <text:p>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office:value-type="float" office:value="1">
            <text:p>1</text:p>
          </table:table-cell>
          <table:table-cell table:formula="of:=[.G12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tc_ghoul', x = 1700, z = 3900, facing = 0, spawnRadius = 0, delay = 900, orbitalDrop = false, commands = {{cmdID = planetUtilities.COMMAND.PATROL, pos = {3600, 2500}}, }, difficultyAtLeast = 3,  },">
            <text:p>{ name = 'tc_ghoul', x = 1700, z = 3900, facing = 0, spawnRadius = 0, delay = 900, orbitalDrop = false, commands = {{cmdID = planetUtilities.COMMAND.PATROL, pos = {3600, 2500}}, }, difficultyAtLeast = 3, <text:s/>},</text:p>
          </table:table-cell>
          <table:table-cell office:value-type="string">
            <text:p>tc_ghoul</text:p>
          </table:table-cell>
          <table:table-cell table:formula="of:=IF([.M13]=&quot;N&quot;;1450;IF([.M13]=&quot;M&quot;;1200;1700))" office:value-type="float" office:value="1700">
            <text:p>1700</text:p>
          </table:table-cell>
          <table:table-cell table:formula="of:=IF([.M13]=&quot;N&quot;;100;IF([.M1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13]-1)" office:value-type="float" office:value="30">
            <text:p>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office:value-type="float" office:value="1">
            <text:p>1</text:p>
          </table:table-cell>
          <table:table-cell table:formula="of:=[.G13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4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tc_gunner', x = 1450, z = 100, facing = 0, spawnRadius = 0, delay = 2700, orbitalDrop = false, commands = {{cmdID = planetUtilities.COMMAND.PATROL, pos = {3600, 2500}}, },  },">
            <text:p>{ name = 'tc_gunner', x = 1450, z = 100, facing = 0, spawnRadius = 0, delay = 2700, orbitalDrop = false, commands = {{cmdID = planetUtilities.COMMAND.PATROL, pos = {3600, 2500}}, }, <text:s/>},</text:p>
          </table:table-cell>
          <table:table-cell office:value-type="string">
            <text:p>tc_gunner</text:p>
          </table:table-cell>
          <table:table-cell table:formula="of:=IF([.M15]=&quot;N&quot;;1450;IF([.M15]=&quot;M&quot;;1200;1700))" office:value-type="float" office:value="1450">
            <text:p>1450</text:p>
          </table:table-cell>
          <table:table-cell table:formula="of:=IF([.M15]=&quot;N&quot;;100;IF([.M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5]-1)" office:value-type="float" office:value="90">
            <text:p>9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office:value-type="float" office:value="2">
            <text:p>2</text:p>
          </table:table-cell>
          <table:table-cell table:formula="of:=[.G15]/60" office:value-type="float" office:value="1.5">
            <text:p>1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tc_gunner', x = 1450, z = 100, facing = 0, spawnRadius = 0, delay = 2700, orbitalDrop = false, commands = {{cmdID = planetUtilities.COMMAND.PATROL, pos = {3600, 2500}}, }, difficultyAtLeast = 2,  },">
            <text:p>{ name = 'tc_gunner', x = 1450, z = 100, facing = 0, spawnRadius = 0, delay = 2700, orbitalDrop = false, commands = {{cmdID = planetUtilities.COMMAND.PATROL, pos = {3600, 2500}}, }, difficultyAtLeast = 2, <text:s/>},</text:p>
          </table:table-cell>
          <table:table-cell office:value-type="string">
            <text:p>tc_gunner</text:p>
          </table:table-cell>
          <table:table-cell table:formula="of:=IF([.M16]=&quot;N&quot;;1450;IF([.M16]=&quot;M&quot;;1200;1700))" office:value-type="float" office:value="1450">
            <text:p>1450</text:p>
          </table:table-cell>
          <table:table-cell table:formula="of:=IF([.M16]=&quot;N&quot;;100;IF([.M1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6]-1)" office:value-type="float" office:value="90">
            <text:p>9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table:formula="of:=[.N15]" office:value-type="float" office:value="2">
            <text:p>2</text:p>
          </table:table-cell>
          <table:table-cell table:formula="of:=[.G16]/60" office:value-type="float" office:value="1.5">
            <text:p>1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tc_gunner', x = 1450, z = 100, facing = 0, spawnRadius = 0, delay = 2700, orbitalDrop = false, commands = {{cmdID = planetUtilities.COMMAND.PATROL, pos = {3600, 2500}}, }, difficultyAtLeast = 3,  },">
            <text:p>{ name = 'tc_gunner', x = 1450, z = 100, facing = 0, spawnRadius = 0, delay = 2700, orbitalDrop = false, commands = {{cmdID = planetUtilities.COMMAND.PATROL, pos = {3600, 2500}}, }, difficultyAtLeast = 3, <text:s/>},</text:p>
          </table:table-cell>
          <table:table-cell office:value-type="string">
            <text:p>tc_gunner</text:p>
          </table:table-cell>
          <table:table-cell table:formula="of:=IF([.M17]=&quot;N&quot;;1450;IF([.M17]=&quot;M&quot;;1200;1700))" office:value-type="float" office:value="1450">
            <text:p>1450</text:p>
          </table:table-cell>
          <table:table-cell table:formula="of:=IF([.M17]=&quot;N&quot;;100;IF([.M1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7]-1)" office:value-type="float" office:value="90">
            <text:p>9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table:formula="of:=[.N16]" office:value-type="float" office:value="2">
            <text:p>2</text:p>
          </table:table-cell>
          <table:table-cell table:formula="of:=[.G17]/60" office:value-type="float" office:value="1.5">
            <text:p>1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tc_mage', x = 1450, z = 100, facing = 0, spawnRadius = 0, delay = 2700, orbitalDrop = false, commands = {{cmdID = planetUtilities.COMMAND.PATROL, pos = {3600, 2500}}, },  },">
            <text:p>{ name = 'tc_mage', x = 1450, z = 100, facing = 0, spawnRadius = 0, delay = 2700, orbitalDrop = false, commands = {{cmdID = planetUtilities.COMMAND.PATROL, pos = {3600, 2500}}, }, <text:s/>},</text:p>
          </table:table-cell>
          <table:table-cell office:value-type="string">
            <text:p>tc_mage</text:p>
          </table:table-cell>
          <table:table-cell table:formula="of:=IF([.M18]=&quot;N&quot;;1450;IF([.M18]=&quot;M&quot;;1200;1700))" office:value-type="float" office:value="1450">
            <text:p>1450</text:p>
          </table:table-cell>
          <table:table-cell table:formula="of:=IF([.M18]=&quot;N&quot;;100;IF([.M1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8]-1)" office:value-type="float" office:value="90">
            <text:p>9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table:formula="of:=[.N17]" office:value-type="float" office:value="2">
            <text:p>2</text:p>
          </table:table-cell>
          <table:table-cell table:formula="of:=[.G18]/60" office:value-type="float" office:value="1.5">
            <text:p>1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tc_mage', x = 1450, z = 100, facing = 0, spawnRadius = 0, delay = 2700, orbitalDrop = false, commands = {{cmdID = planetUtilities.COMMAND.PATROL, pos = {3600, 2500}}, }, difficultyAtLeast = 2,  },">
            <text:p>{ name = 'tc_mage', x = 1450, z = 100, facing = 0, spawnRadius = 0, delay = 2700, orbitalDrop = false, commands = {{cmdID = planetUtilities.COMMAND.PATROL, pos = {3600, 2500}}, }, difficultyAtLeast = 2, <text:s/>},</text:p>
          </table:table-cell>
          <table:table-cell office:value-type="string">
            <text:p>tc_mage</text:p>
          </table:table-cell>
          <table:table-cell table:formula="of:=IF([.M19]=&quot;N&quot;;1450;IF([.M19]=&quot;M&quot;;1200;1700))" office:value-type="float" office:value="1450">
            <text:p>1450</text:p>
          </table:table-cell>
          <table:table-cell table:formula="of:=IF([.M19]=&quot;N&quot;;100;IF([.M1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19]-1)" office:value-type="float" office:value="90">
            <text:p>9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table:formula="of:=[.N18]" office:value-type="float" office:value="2">
            <text:p>2</text:p>
          </table:table-cell>
          <table:table-cell table:formula="of:=[.G19]/60" office:value-type="float" office:value="1.5">
            <text:p>1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tc_mage', x = 1450, z = 100, facing = 0, spawnRadius = 0, delay = 2700, orbitalDrop = false, commands = {{cmdID = planetUtilities.COMMAND.PATROL, pos = {3600, 2500}}, }, difficultyAtLeast = 3,  },">
            <text:p>{ name = 'tc_mage', x = 1450, z = 100, facing = 0, spawnRadius = 0, delay = 2700, orbitalDrop = false, commands = {{cmdID = planetUtilities.COMMAND.PATROL, pos = {3600, 2500}}, }, difficultyAtLeast = 3, <text:s/>},</text:p>
          </table:table-cell>
          <table:table-cell office:value-type="string">
            <text:p>tc_mage</text:p>
          </table:table-cell>
          <table:table-cell table:formula="of:=IF([.M20]=&quot;N&quot;;1450;IF([.M20]=&quot;M&quot;;1200;1700))" office:value-type="float" office:value="1450">
            <text:p>1450</text:p>
          </table:table-cell>
          <table:table-cell table:formula="of:=IF([.M20]=&quot;N&quot;;100;IF([.M2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20]-1)" office:value-type="float" office:value="90">
            <text:p>9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table:formula="of:=[.N19]" office:value-type="float" office:value="2">
            <text:p>2</text:p>
          </table:table-cell>
          <table:table-cell table:formula="of:=[.G20]/60" office:value-type="float" office:value="1.5">
            <text:p>1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tc_gunner', x = 1700, z = 3900, facing = 0, spawnRadius = 0, delay = 2700, orbitalDrop = false, commands = {{cmdID = planetUtilities.COMMAND.PATROL, pos = {3600, 2500}}, },  },">
            <text:p>{ name = 'tc_gunner', x = 1700, z = 3900, facing = 0, spawnRadius = 0, delay = 2700, orbitalDrop = false, commands = {{cmdID = planetUtilities.COMMAND.PATROL, pos = {3600, 2500}}, }, <text:s/>},</text:p>
          </table:table-cell>
          <table:table-cell office:value-type="string">
            <text:p>tc_gunner</text:p>
          </table:table-cell>
          <table:table-cell table:formula="of:=IF([.M21]=&quot;N&quot;;1450;IF([.M21]=&quot;M&quot;;1200;1700))" office:value-type="float" office:value="1700">
            <text:p>1700</text:p>
          </table:table-cell>
          <table:table-cell table:formula="of:=IF([.M21]=&quot;N&quot;;100;IF([.M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21]-1)" office:value-type="float" office:value="90">
            <text:p>9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ce6"/>
          <table:table-cell table:style-name="ce6" office:value-type="string">
            <text:p>S</text:p>
          </table:table-cell>
          <table:table-cell table:style-name="ce4" table:formula="of:=[.N20]" office:value-type="float" office:value="2">
            <text:p>2</text:p>
          </table:table-cell>
          <table:table-cell table:formula="of:=[.G21]/60" office:value-type="float" office:value="1.5">
            <text:p>1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tc_gunner', x = 1700, z = 3900, facing = 0, spawnRadius = 0, delay = 2700, orbitalDrop = false, commands = {{cmdID = planetUtilities.COMMAND.PATROL, pos = {3600, 2500}}, }, difficultyAtLeast = 2,  },">
            <text:p>{ name = 'tc_gunner', x = 1700, z = 3900, facing = 0, spawnRadius = 0, delay = 2700, orbitalDrop = false, commands = {{cmdID = planetUtilities.COMMAND.PATROL, pos = {3600, 2500}}, }, difficultyAtLeast = 2, <text:s/>},</text:p>
          </table:table-cell>
          <table:table-cell office:value-type="string">
            <text:p>tc_gunner</text:p>
          </table:table-cell>
          <table:table-cell table:formula="of:=IF([.M22]=&quot;N&quot;;1450;IF([.M22]=&quot;M&quot;;1200;1700))" office:value-type="float" office:value="1700">
            <text:p>1700</text:p>
          </table:table-cell>
          <table:table-cell table:formula="of:=IF([.M22]=&quot;N&quot;;100;IF([.M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22]-1)" office:value-type="float" office:value="90">
            <text:p>9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21]" office:value-type="float" office:value="2">
            <text:p>2</text:p>
          </table:table-cell>
          <table:table-cell table:formula="of:=[.G22]/60" office:value-type="float" office:value="1.5">
            <text:p>1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tc_gunner', x = 1700, z = 3900, facing = 0, spawnRadius = 0, delay = 2700, orbitalDrop = false, commands = {{cmdID = planetUtilities.COMMAND.PATROL, pos = {3600, 2500}}, }, difficultyAtLeast = 3,  },">
            <text:p>{ name = 'tc_gunner', x = 1700, z = 3900, facing = 0, spawnRadius = 0, delay = 2700, orbitalDrop = false, commands = {{cmdID = planetUtilities.COMMAND.PATROL, pos = {3600, 2500}}, }, difficultyAtLeast = 3, <text:s/>},</text:p>
          </table:table-cell>
          <table:table-cell office:value-type="string">
            <text:p>tc_gunner</text:p>
          </table:table-cell>
          <table:table-cell table:formula="of:=IF([.M23]=&quot;N&quot;;1450;IF([.M23]=&quot;M&quot;;1200;1700))" office:value-type="float" office:value="1700">
            <text:p>1700</text:p>
          </table:table-cell>
          <table:table-cell table:formula="of:=IF([.M23]=&quot;N&quot;;100;IF([.M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23]-1)" office:value-type="float" office:value="90">
            <text:p>9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22]" office:value-type="float" office:value="2">
            <text:p>2</text:p>
          </table:table-cell>
          <table:table-cell table:formula="of:=[.G23]/60" office:value-type="float" office:value="1.5">
            <text:p>1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tc_mage', x = 1700, z = 3900, facing = 0, spawnRadius = 0, delay = 2700, orbitalDrop = false, commands = {{cmdID = planetUtilities.COMMAND.PATROL, pos = {3600, 2500}}, },  },">
            <text:p>{ name = 'tc_mage', x = 1700, z = 3900, facing = 0, spawnRadius = 0, delay = 2700, orbitalDrop = false, commands = {{cmdID = planetUtilities.COMMAND.PATROL, pos = {3600, 2500}}, }, <text:s/>},</text:p>
          </table:table-cell>
          <table:table-cell office:value-type="string">
            <text:p>tc_mage</text:p>
          </table:table-cell>
          <table:table-cell table:formula="of:=IF([.M24]=&quot;N&quot;;1450;IF([.M24]=&quot;M&quot;;1200;1700))" office:value-type="float" office:value="1700">
            <text:p>1700</text:p>
          </table:table-cell>
          <table:table-cell table:formula="of:=IF([.M24]=&quot;N&quot;;100;IF([.M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24]-1)" office:value-type="float" office:value="90">
            <text:p>9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6" office:value-type="string">
            <text:p>S</text:p>
          </table:table-cell>
          <table:table-cell table:style-name="ce4" table:formula="of:=[.N23]" office:value-type="float" office:value="2">
            <text:p>2</text:p>
          </table:table-cell>
          <table:table-cell table:formula="of:=[.G24]/60" office:value-type="float" office:value="1.5">
            <text:p>1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tc_mage', x = 1700, z = 3900, facing = 0, spawnRadius = 0, delay = 2700, orbitalDrop = false, commands = {{cmdID = planetUtilities.COMMAND.PATROL, pos = {3600, 2500}}, }, difficultyAtLeast = 2,  },">
            <text:p>{ name = 'tc_mage', x = 1700, z = 3900, facing = 0, spawnRadius = 0, delay = 2700, orbitalDrop = false, commands = {{cmdID = planetUtilities.COMMAND.PATROL, pos = {3600, 2500}}, }, difficultyAtLeast = 2, <text:s/>},</text:p>
          </table:table-cell>
          <table:table-cell office:value-type="string">
            <text:p>tc_mage</text:p>
          </table:table-cell>
          <table:table-cell table:formula="of:=IF([.M25]=&quot;N&quot;;1450;IF([.M25]=&quot;M&quot;;1200;1700))" office:value-type="float" office:value="1700">
            <text:p>1700</text:p>
          </table:table-cell>
          <table:table-cell table:formula="of:=IF([.M25]=&quot;N&quot;;100;IF([.M2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25]-1)" office:value-type="float" office:value="90">
            <text:p>9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24]" office:value-type="float" office:value="2">
            <text:p>2</text:p>
          </table:table-cell>
          <table:table-cell table:formula="of:=[.G25]/60" office:value-type="float" office:value="1.5">
            <text:p>1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tc_mage', x = 1700, z = 3900, facing = 0, spawnRadius = 0, delay = 2700, orbitalDrop = false, commands = {{cmdID = planetUtilities.COMMAND.PATROL, pos = {3600, 2500}}, }, difficultyAtLeast = 3,  },">
            <text:p>{ name = 'tc_mage', x = 1700, z = 3900, facing = 0, spawnRadius = 0, delay = 2700, orbitalDrop = false, commands = {{cmdID = planetUtilities.COMMAND.PATROL, pos = {3600, 2500}}, }, difficultyAtLeast = 3, <text:s/>},</text:p>
          </table:table-cell>
          <table:table-cell office:value-type="string">
            <text:p>tc_mage</text:p>
          </table:table-cell>
          <table:table-cell table:formula="of:=IF([.M26]=&quot;N&quot;;1450;IF([.M26]=&quot;M&quot;;1200;1700))" office:value-type="float" office:value="1700">
            <text:p>1700</text:p>
          </table:table-cell>
          <table:table-cell table:formula="of:=IF([.M26]=&quot;N&quot;;100;IF([.M2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26]-1)" office:value-type="float" office:value="90">
            <text:p>9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25]" office:value-type="float" office:value="2">
            <text:p>2</text:p>
          </table:table-cell>
          <table:table-cell table:formula="of:=[.G26]/60" office:value-type="float" office:value="1.5">
            <text:p>1,5</text:p>
          </table:table-cell>
          <table:table-cell/>
          <table:table-cell table:style-name="Default" table:number-columns-repeated="1008"/>
        </table:table-row>
        <table:table-row table:style-name="ro4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tc_gunner', x = 1450, z = 100, facing = 0, spawnRadius = 0, delay = 4500, orbitalDrop = false, commands = {{cmdID = planetUtilities.COMMAND.PATROL, pos = {3600, 2500}}, },  },">
            <text:p>{ name = 'tc_gunner', x = 1450, z = 100, facing = 0, spawnRadius = 0, delay = 4500, orbitalDrop = false, commands = {{cmdID = planetUtilities.COMMAND.PATROL, pos = {3600, 2500}}, }, <text:s/>},</text:p>
          </table:table-cell>
          <table:table-cell office:value-type="string">
            <text:p>tc_gunner</text:p>
          </table:table-cell>
          <table:table-cell table:formula="of:=IF([.M28]=&quot;N&quot;;1450;IF([.M28]=&quot;M&quot;;1200;1700))" office:value-type="float" office:value="1450">
            <text:p>1450</text:p>
          </table:table-cell>
          <table:table-cell table:formula="of:=IF([.M28]=&quot;N&quot;;100;IF([.M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28]-1)" office:value-type="float" office:value="150">
            <text:p>15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office:value-type="float" office:value="3">
            <text:p>3</text:p>
          </table:table-cell>
          <table:table-cell table:formula="of:=[.G28]/60" office:value-type="float" office:value="2.5">
            <text:p>2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tc_gunner', x = 1450, z = 100, facing = 0, spawnRadius = 0, delay = 4500, orbitalDrop = false, commands = {{cmdID = planetUtilities.COMMAND.PATROL, pos = {3600, 2500}}, }, difficultyAtLeast = 2,  },">
            <text:p>{ name = 'tc_gunner', x = 1450, z = 100, facing = 0, spawnRadius = 0, delay = 4500, orbitalDrop = false, commands = {{cmdID = planetUtilities.COMMAND.PATROL, pos = {3600, 2500}}, }, difficultyAtLeast = 2, <text:s/>},</text:p>
          </table:table-cell>
          <table:table-cell office:value-type="string">
            <text:p>tc_gunner</text:p>
          </table:table-cell>
          <table:table-cell table:formula="of:=IF([.M29]=&quot;N&quot;;1450;IF([.M29]=&quot;M&quot;;1200;1700))" office:value-type="float" office:value="1450">
            <text:p>1450</text:p>
          </table:table-cell>
          <table:table-cell table:formula="of:=IF([.M29]=&quot;N&quot;;100;IF([.M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29]-1)" office:value-type="float" office:value="150">
            <text:p>15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table:formula="of:=[.N28]" office:value-type="float" office:value="3">
            <text:p>3</text:p>
          </table:table-cell>
          <table:table-cell table:formula="of:=[.G29]/60" office:value-type="float" office:value="2.5">
            <text:p>2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tc_gunner', x = 1450, z = 100, facing = 0, spawnRadius = 0, delay = 4500, orbitalDrop = false, commands = {{cmdID = planetUtilities.COMMAND.PATROL, pos = {3600, 2500}}, }, difficultyAtLeast = 3,  },">
            <text:p>{ name = 'tc_gunner', x = 1450, z = 100, facing = 0, spawnRadius = 0, delay = 4500, orbitalDrop = false, commands = {{cmdID = planetUtilities.COMMAND.PATROL, pos = {3600, 2500}}, }, difficultyAtLeast = 3, <text:s/>},</text:p>
          </table:table-cell>
          <table:table-cell office:value-type="string">
            <text:p>tc_gunner</text:p>
          </table:table-cell>
          <table:table-cell table:formula="of:=IF([.M30]=&quot;N&quot;;1450;IF([.M30]=&quot;M&quot;;1200;1700))" office:value-type="float" office:value="1450">
            <text:p>1450</text:p>
          </table:table-cell>
          <table:table-cell table:formula="of:=IF([.M30]=&quot;N&quot;;100;IF([.M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30]-1)" office:value-type="float" office:value="150">
            <text:p>15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table:formula="of:=[.N29]" office:value-type="float" office:value="3">
            <text:p>3</text:p>
          </table:table-cell>
          <table:table-cell table:formula="of:=[.G30]/60" office:value-type="float" office:value="2.5">
            <text:p>2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tc_bonebeast', x = 1450, z = 100, facing = 0, spawnRadius = 0, delay = 4500, orbitalDrop = false, commands = {{cmdID = planetUtilities.COMMAND.PATROL, pos = {3600, 2500}}, },  },">
            <text:p>{ name = 'tc_bonebeast', x = 1450, z = 100, facing = 0, spawnRadius = 0, delay = 4500, orbitalDrop = false, commands = {{cmdID = planetUtilities.COMMAND.PATROL, pos = {3600, 2500}}, }, <text:s/>},</text:p>
          </table:table-cell>
          <table:table-cell office:value-type="string">
            <text:p>tc_bonebeast</text:p>
          </table:table-cell>
          <table:table-cell table:formula="of:=IF([.M31]=&quot;N&quot;;1450;IF([.M31]=&quot;M&quot;;1200;1700))" office:value-type="float" office:value="1450">
            <text:p>1450</text:p>
          </table:table-cell>
          <table:table-cell table:formula="of:=IF([.M31]=&quot;N&quot;;100;IF([.M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31]-1)" office:value-type="float" office:value="150">
            <text:p>15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table:formula="of:=[.N30]" office:value-type="float" office:value="3">
            <text:p>3</text:p>
          </table:table-cell>
          <table:table-cell table:formula="of:=[.G31]/60" office:value-type="float" office:value="2.5">
            <text:p>2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tc_bonebeast', x = 1450, z = 100, facing = 0, spawnRadius = 0, delay = 4500, orbitalDrop = false, commands = {{cmdID = planetUtilities.COMMAND.PATROL, pos = {3600, 2500}}, }, difficultyAtLeast = 2,  },">
            <text:p>{ name = 'tc_bonebeast', x = 1450, z = 100, facing = 0, spawnRadius = 0, delay = 4500, orbitalDrop = false, commands = {{cmdID = planetUtilities.COMMAND.PATROL, pos = {3600, 2500}}, }, difficultyAtLeast = 2, <text:s/>},</text:p>
          </table:table-cell>
          <table:table-cell office:value-type="string">
            <text:p>tc_bonebeast</text:p>
          </table:table-cell>
          <table:table-cell table:formula="of:=IF([.M32]=&quot;N&quot;;1450;IF([.M32]=&quot;M&quot;;1200;1700))" office:value-type="float" office:value="1450">
            <text:p>1450</text:p>
          </table:table-cell>
          <table:table-cell table:formula="of:=IF([.M32]=&quot;N&quot;;100;IF([.M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32]-1)" office:value-type="float" office:value="150">
            <text:p>15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table:formula="of:=[.N31]" office:value-type="float" office:value="3">
            <text:p>3</text:p>
          </table:table-cell>
          <table:table-cell table:formula="of:=[.G32]/60" office:value-type="float" office:value="2.5">
            <text:p>2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tc_bonebeast', x = 1450, z = 100, facing = 0, spawnRadius = 0, delay = 4500, orbitalDrop = false, commands = {{cmdID = planetUtilities.COMMAND.PATROL, pos = {3600, 2500}}, }, difficultyAtLeast = 3,  },">
            <text:p>{ name = 'tc_bonebeast', x = 1450, z = 100, facing = 0, spawnRadius = 0, delay = 4500, orbitalDrop = false, commands = {{cmdID = planetUtilities.COMMAND.PATROL, pos = {3600, 2500}}, }, difficultyAtLeast = 3, <text:s/>},</text:p>
          </table:table-cell>
          <table:table-cell office:value-type="string">
            <text:p>tc_bonebeast</text:p>
          </table:table-cell>
          <table:table-cell table:formula="of:=IF([.M33]=&quot;N&quot;;1450;IF([.M33]=&quot;M&quot;;1200;1700))" office:value-type="float" office:value="1450">
            <text:p>1450</text:p>
          </table:table-cell>
          <table:table-cell table:formula="of:=IF([.M33]=&quot;N&quot;;100;IF([.M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33]-1)" office:value-type="float" office:value="150">
            <text:p>15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table:formula="of:=[.N32]" office:value-type="float" office:value="3">
            <text:p>3</text:p>
          </table:table-cell>
          <table:table-cell table:formula="of:=[.G33]/60" office:value-type="float" office:value="2.5">
            <text:p>2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tc_gunner', x = 1700, z = 3900, facing = 0, spawnRadius = 0, delay = 4500, orbitalDrop = false, commands = {{cmdID = planetUtilities.COMMAND.PATROL, pos = {3600, 2500}}, },  },">
            <text:p>{ name = 'tc_gunner', x = 1700, z = 3900, facing = 0, spawnRadius = 0, delay = 4500, orbitalDrop = false, commands = {{cmdID = planetUtilities.COMMAND.PATROL, pos = {3600, 2500}}, }, <text:s/>},</text:p>
          </table:table-cell>
          <table:table-cell office:value-type="string">
            <text:p>tc_gunner</text:p>
          </table:table-cell>
          <table:table-cell table:formula="of:=IF([.M34]=&quot;N&quot;;1450;IF([.M34]=&quot;M&quot;;1200;1700))" office:value-type="float" office:value="1700">
            <text:p>1700</text:p>
          </table:table-cell>
          <table:table-cell table:formula="of:=IF([.M34]=&quot;N&quot;;100;IF([.M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34]-1)" office:value-type="float" office:value="150">
            <text:p>15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ce6"/>
          <table:table-cell table:style-name="ce6" office:value-type="string">
            <text:p>S</text:p>
          </table:table-cell>
          <table:table-cell table:style-name="ce4" table:formula="of:=[.N33]" office:value-type="float" office:value="3">
            <text:p>3</text:p>
          </table:table-cell>
          <table:table-cell table:formula="of:=[.G34]/60" office:value-type="float" office:value="2.5">
            <text:p>2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tc_gunner', x = 1700, z = 3900, facing = 0, spawnRadius = 0, delay = 4500, orbitalDrop = false, commands = {{cmdID = planetUtilities.COMMAND.PATROL, pos = {3600, 2500}}, }, difficultyAtLeast = 2,  },">
            <text:p>{ name = 'tc_gunner', x = 1700, z = 3900, facing = 0, spawnRadius = 0, delay = 4500, orbitalDrop = false, commands = {{cmdID = planetUtilities.COMMAND.PATROL, pos = {3600, 2500}}, }, difficultyAtLeast = 2, <text:s/>},</text:p>
          </table:table-cell>
          <table:table-cell office:value-type="string">
            <text:p>tc_gunner</text:p>
          </table:table-cell>
          <table:table-cell table:formula="of:=IF([.M35]=&quot;N&quot;;1450;IF([.M35]=&quot;M&quot;;1200;1700))" office:value-type="float" office:value="1700">
            <text:p>1700</text:p>
          </table:table-cell>
          <table:table-cell table:formula="of:=IF([.M35]=&quot;N&quot;;100;IF([.M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35]-1)" office:value-type="float" office:value="150">
            <text:p>15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34]" office:value-type="float" office:value="3">
            <text:p>3</text:p>
          </table:table-cell>
          <table:table-cell table:formula="of:=[.G35]/60" office:value-type="float" office:value="2.5">
            <text:p>2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tc_gunner', x = 1700, z = 3900, facing = 0, spawnRadius = 0, delay = 4500, orbitalDrop = false, commands = {{cmdID = planetUtilities.COMMAND.PATROL, pos = {3600, 2500}}, }, difficultyAtLeast = 3,  },">
            <text:p>{ name = 'tc_gunner', x = 1700, z = 3900, facing = 0, spawnRadius = 0, delay = 4500, orbitalDrop = false, commands = {{cmdID = planetUtilities.COMMAND.PATROL, pos = {3600, 2500}}, }, difficultyAtLeast = 3, <text:s/>},</text:p>
          </table:table-cell>
          <table:table-cell office:value-type="string">
            <text:p>tc_gunner</text:p>
          </table:table-cell>
          <table:table-cell table:formula="of:=IF([.M36]=&quot;N&quot;;1450;IF([.M36]=&quot;M&quot;;1200;1700))" office:value-type="float" office:value="1700">
            <text:p>1700</text:p>
          </table:table-cell>
          <table:table-cell table:formula="of:=IF([.M36]=&quot;N&quot;;100;IF([.M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36]-1)" office:value-type="float" office:value="150">
            <text:p>15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35]" office:value-type="float" office:value="3">
            <text:p>3</text:p>
          </table:table-cell>
          <table:table-cell table:formula="of:=[.G36]/60" office:value-type="float" office:value="2.5">
            <text:p>2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tc_bonebeast', x = 1700, z = 3900, facing = 0, spawnRadius = 0, delay = 4500, orbitalDrop = false, commands = {{cmdID = planetUtilities.COMMAND.PATROL, pos = {3600, 2500}}, },  },">
            <text:p>{ name = 'tc_bonebeast', x = 1700, z = 3900, facing = 0, spawnRadius = 0, delay = 4500, orbitalDrop = false, commands = {{cmdID = planetUtilities.COMMAND.PATROL, pos = {3600, 2500}}, }, <text:s/>},</text:p>
          </table:table-cell>
          <table:table-cell office:value-type="string">
            <text:p>tc_bonebeast</text:p>
          </table:table-cell>
          <table:table-cell table:formula="of:=IF([.M37]=&quot;N&quot;;1450;IF([.M37]=&quot;M&quot;;1200;1700))" office:value-type="float" office:value="1700">
            <text:p>1700</text:p>
          </table:table-cell>
          <table:table-cell table:formula="of:=IF([.M37]=&quot;N&quot;;100;IF([.M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37]-1)" office:value-type="float" office:value="150">
            <text:p>15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6" office:value-type="string">
            <text:p>S</text:p>
          </table:table-cell>
          <table:table-cell table:style-name="ce4" table:formula="of:=[.N36]" office:value-type="float" office:value="3">
            <text:p>3</text:p>
          </table:table-cell>
          <table:table-cell table:formula="of:=[.G37]/60" office:value-type="float" office:value="2.5">
            <text:p>2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tc_bonebeast', x = 1700, z = 3900, facing = 0, spawnRadius = 0, delay = 4500, orbitalDrop = false, commands = {{cmdID = planetUtilities.COMMAND.PATROL, pos = {3600, 2500}}, }, difficultyAtLeast = 2,  },">
            <text:p>{ name = 'tc_bonebeast', x = 1700, z = 3900, facing = 0, spawnRadius = 0, delay = 4500, orbitalDrop = false, commands = {{cmdID = planetUtilities.COMMAND.PATROL, pos = {3600, 2500}}, }, difficultyAtLeast = 2, <text:s/>},</text:p>
          </table:table-cell>
          <table:table-cell office:value-type="string">
            <text:p>tc_bonebeast</text:p>
          </table:table-cell>
          <table:table-cell table:formula="of:=IF([.M38]=&quot;N&quot;;1450;IF([.M38]=&quot;M&quot;;1200;1700))" office:value-type="float" office:value="1700">
            <text:p>1700</text:p>
          </table:table-cell>
          <table:table-cell table:formula="of:=IF([.M38]=&quot;N&quot;;100;IF([.M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38]-1)" office:value-type="float" office:value="150">
            <text:p>15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37]" office:value-type="float" office:value="3">
            <text:p>3</text:p>
          </table:table-cell>
          <table:table-cell table:formula="of:=[.G38]/60" office:value-type="float" office:value="2.5">
            <text:p>2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tc_bonebeast', x = 1700, z = 3900, facing = 0, spawnRadius = 0, delay = 4500, orbitalDrop = false, commands = {{cmdID = planetUtilities.COMMAND.PATROL, pos = {3600, 2500}}, }, difficultyAtLeast = 3,  },">
            <text:p>{ name = 'tc_bonebeast', x = 1700, z = 3900, facing = 0, spawnRadius = 0, delay = 4500, orbitalDrop = false, commands = {{cmdID = planetUtilities.COMMAND.PATROL, pos = {3600, 2500}}, }, difficultyAtLeast = 3, <text:s/>},</text:p>
          </table:table-cell>
          <table:table-cell office:value-type="string">
            <text:p>tc_bonebeast</text:p>
          </table:table-cell>
          <table:table-cell table:formula="of:=IF([.M39]=&quot;N&quot;;1450;IF([.M39]=&quot;M&quot;;1200;1700))" office:value-type="float" office:value="1700">
            <text:p>1700</text:p>
          </table:table-cell>
          <table:table-cell table:formula="of:=IF([.M39]=&quot;N&quot;;100;IF([.M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39]-1)" office:value-type="float" office:value="150">
            <text:p>15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38]" office:value-type="float" office:value="3">
            <text:p>3</text:p>
          </table:table-cell>
          <table:table-cell table:formula="of:=[.G39]/60" office:value-type="float" office:value="2.5">
            <text:p>2,5</text:p>
          </table:table-cell>
          <table:table-cell/>
          <table:table-cell table:style-name="Default" table:number-columns-repeated="1008"/>
        </table:table-row>
        <table:table-row table:style-name="ro4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tc_acranius', x = 1200, z = 2100, facing = 0, spawnRadius = 0, delay = 6300, orbitalDrop = false, commands = {{cmdID = planetUtilities.COMMAND.PATROL, pos = {3600, 2500}}, },  },">
            <text:p>{ name = 'tc_acranius', x = 1200, z = 2100, facing = 0, spawnRadius = 0, delay = 6300, orbitalDrop = false, commands = {{cmdID = planetUtilities.COMMAND.PATROL, pos = {3600, 2500}}, }, <text:s/>},</text:p>
          </table:table-cell>
          <table:table-cell office:value-type="string">
            <text:p>tc_acranius</text:p>
          </table:table-cell>
          <table:table-cell table:formula="of:=IF([.M41]=&quot;N&quot;;1450;IF([.M41]=&quot;M&quot;;1200;1700))" office:value-type="float" office:value="1200">
            <text:p>1200</text:p>
          </table:table-cell>
          <table:table-cell table:formula="of:=IF([.M41]=&quot;N&quot;;100;IF([.M4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41]-1)" office:value-type="float" office:value="210">
            <text:p>21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ce6"/>
          <table:table-cell table:style-name="ce6" office:value-type="string">
            <text:p>M</text:p>
          </table:table-cell>
          <table:table-cell table:style-name="ce4" office:value-type="float" office:value="4">
            <text:p>4</text:p>
          </table:table-cell>
          <table:table-cell table:formula="of:=[.G41]/60" office:value-type="float" office:value="3.5">
            <text:p>3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tc_acranius', x = 1200, z = 2100, facing = 0, spawnRadius = 0, delay = 6300, orbitalDrop = false, commands = {{cmdID = planetUtilities.COMMAND.PATROL, pos = {3600, 2500}}, }, difficultyAtLeast = 2,  },">
            <text:p>{ name = 'tc_acranius', x = 1200, z = 2100, facing = 0, spawnRadius = 0, delay = 6300, orbitalDrop = false, commands = {{cmdID = planetUtilities.COMMAND.PATROL, pos = {3600, 2500}}, }, difficultyAtLeast = 2, <text:s/>},</text:p>
          </table:table-cell>
          <table:table-cell office:value-type="string">
            <text:p>tc_acranius</text:p>
          </table:table-cell>
          <table:table-cell table:formula="of:=IF([.M42]=&quot;N&quot;;1450;IF([.M42]=&quot;M&quot;;1200;1700))" office:value-type="float" office:value="1200">
            <text:p>1200</text:p>
          </table:table-cell>
          <table:table-cell table:formula="of:=IF([.M42]=&quot;N&quot;;100;IF([.M4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42]-1)" office:value-type="float" office:value="210">
            <text:p>21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M</text:p>
          </table:table-cell>
          <table:table-cell table:style-name="ce4" table:formula="of:=[.N41]" office:value-type="float" office:value="4">
            <text:p>4</text:p>
          </table:table-cell>
          <table:table-cell table:formula="of:=[.G42]/60" office:value-type="float" office:value="3.5">
            <text:p>3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tc_acranius', x = 1200, z = 2100, facing = 0, spawnRadius = 0, delay = 6300, orbitalDrop = false, commands = {{cmdID = planetUtilities.COMMAND.PATROL, pos = {3600, 2500}}, }, difficultyAtLeast = 3,  },">
            <text:p>{ name = 'tc_acranius', x = 1200, z = 2100, facing = 0, spawnRadius = 0, delay = 6300, orbitalDrop = false, commands = {{cmdID = planetUtilities.COMMAND.PATROL, pos = {3600, 2500}}, }, difficultyAtLeast = 3, <text:s/>},</text:p>
          </table:table-cell>
          <table:table-cell office:value-type="string">
            <text:p>tc_acranius</text:p>
          </table:table-cell>
          <table:table-cell table:formula="of:=IF([.M43]=&quot;N&quot;;1450;IF([.M43]=&quot;M&quot;;1200;1700))" office:value-type="float" office:value="1200">
            <text:p>1200</text:p>
          </table:table-cell>
          <table:table-cell table:formula="of:=IF([.M43]=&quot;N&quot;;100;IF([.M4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43]-1)" office:value-type="float" office:value="210">
            <text:p>21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6" office:value-type="string">
            <text:p>M</text:p>
          </table:table-cell>
          <table:table-cell table:style-name="ce4" table:formula="of:=[.N42]" office:value-type="float" office:value="4">
            <text:p>4</text:p>
          </table:table-cell>
          <table:table-cell table:formula="of:=[.G43]/60" office:value-type="float" office:value="3.5">
            <text:p>3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tc_redeemer', x = 1200, z = 2100, facing = 0, spawnRadius = 0, delay = 6300, orbitalDrop = false, commands = {{cmdID = planetUtilities.COMMAND.PATROL, pos = {3600, 2500}}, },  },">
            <text:p>{ name = 'tc_redeemer', x = 1200, z = 2100, facing = 0, spawnRadius = 0, delay = 6300, orbitalDrop = false, commands = {{cmdID = planetUtilities.COMMAND.PATROL, pos = {3600, 2500}}, }, <text:s/>},</text:p>
          </table:table-cell>
          <table:table-cell office:value-type="string">
            <text:p>tc_redeemer</text:p>
          </table:table-cell>
          <table:table-cell table:formula="of:=IF([.M44]=&quot;N&quot;;1450;IF([.M44]=&quot;M&quot;;1200;1700))" office:value-type="float" office:value="1200">
            <text:p>1200</text:p>
          </table:table-cell>
          <table:table-cell table:formula="of:=IF([.M44]=&quot;N&quot;;100;IF([.M4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44]-1)" office:value-type="float" office:value="210">
            <text:p>21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6" office:value-type="string">
            <text:p>M</text:p>
          </table:table-cell>
          <table:table-cell table:style-name="ce4" table:formula="of:=[.N43]" office:value-type="float" office:value="4">
            <text:p>4</text:p>
          </table:table-cell>
          <table:table-cell table:formula="of:=[.G44]/60" office:value-type="float" office:value="3.5">
            <text:p>3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tc_redeemer', x = 1200, z = 2100, facing = 0, spawnRadius = 0, delay = 6300, orbitalDrop = false, commands = {{cmdID = planetUtilities.COMMAND.PATROL, pos = {3600, 2500}}, }, difficultyAtLeast = 2,  },">
            <text:p>{ name = 'tc_redeemer', x = 1200, z = 2100, facing = 0, spawnRadius = 0, delay = 6300, orbitalDrop = false, commands = {{cmdID = planetUtilities.COMMAND.PATROL, pos = {3600, 2500}}, }, difficultyAtLeast = 2, <text:s/>},</text:p>
          </table:table-cell>
          <table:table-cell office:value-type="string">
            <text:p>tc_redeemer</text:p>
          </table:table-cell>
          <table:table-cell table:formula="of:=IF([.M45]=&quot;N&quot;;1450;IF([.M45]=&quot;M&quot;;1200;1700))" office:value-type="float" office:value="1200">
            <text:p>1200</text:p>
          </table:table-cell>
          <table:table-cell table:formula="of:=IF([.M45]=&quot;N&quot;;100;IF([.M4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45]-1)" office:value-type="float" office:value="210">
            <text:p>21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M</text:p>
          </table:table-cell>
          <table:table-cell table:style-name="ce4" table:formula="of:=[.N44]" office:value-type="float" office:value="4">
            <text:p>4</text:p>
          </table:table-cell>
          <table:table-cell table:formula="of:=[.G45]/60" office:value-type="float" office:value="3.5">
            <text:p>3,5</text:p>
          </table:table-cell>
          <table:table-cell/>
          <table:table-cell table:style-name="Default" table:number-columns-repeated="1008"/>
        </table:table-row>
        <table:table-row table:style-name="ro3">
          <table:table-cell table:style-name="ce2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tc_redeemer', x = 1200, z = 2100, facing = 0, spawnRadius = 0, delay = 6300, orbitalDrop = false, commands = {{cmdID = planetUtilities.COMMAND.PATROL, pos = {3600, 2500}}, }, difficultyAtLeast = 3,  },">
            <text:p>{ name = 'tc_redeemer', x = 1200, z = 2100, facing = 0, spawnRadius = 0, delay = 6300, orbitalDrop = false, commands = {{cmdID = planetUtilities.COMMAND.PATROL, pos = {3600, 2500}}, }, difficultyAtLeast = 3, <text:s/>},</text:p>
          </table:table-cell>
          <table:table-cell office:value-type="string">
            <text:p>tc_redeemer</text:p>
          </table:table-cell>
          <table:table-cell table:formula="of:=IF([.M46]=&quot;N&quot;;1450;IF([.M46]=&quot;M&quot;;1200;1700))" office:value-type="float" office:value="1200">
            <text:p>1200</text:p>
          </table:table-cell>
          <table:table-cell table:formula="of:=IF([.M46]=&quot;N&quot;;100;IF([.M4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46]-1)" office:value-type="float" office:value="210">
            <text:p>21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6" office:value-type="string">
            <text:p>M</text:p>
          </table:table-cell>
          <table:table-cell table:style-name="ce4" table:formula="of:=[.N45]" office:value-type="float" office:value="4">
            <text:p>4</text:p>
          </table:table-cell>
          <table:table-cell table:formula="of:=[.G46]/60" office:value-type="float" office:value="3.5">
            <text:p>3,5</text:p>
          </table:table-cell>
          <table:table-cell/>
          <table:table-cell table:style-name="Default" table:number-columns-repeated="1008"/>
        </table:table-row>
        <table:table-row table:style-name="ro4">
          <table:table-cell table:style-name="Default" table:number-columns-repeated="8"/>
          <table:table-cell table:style-name="ce6" table:number-columns-repeated="2"/>
          <table:table-cell table:style-name="Default" table:number-columns-repeated="1014"/>
        </table:table-row>
        <table:table-row table:style-name="ro3">
          <table:table-cell table:style-name="ce2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tc_acranius', x = 1200, z = 2100, facing = 0, spawnRadius = 0, delay = 8100, orbitalDrop = false, patrolRoute = { {1300, 200}, {3900, 850}, {3600, 2500}, },  },">
            <text:p>{ name = 'tc_acranius', x = 1200, z = 2100, facing = 0, spawnRadius = 0, delay = 8100, orbitalDrop = false, patrolRoute = { {1300, 200}, {3900, 850}, {3600, 2500}, }, <text:s/>},</text:p>
          </table:table-cell>
          <table:table-cell office:value-type="string">
            <text:p>tc_acranius</text:p>
          </table:table-cell>
          <table:table-cell table:formula="of:=IF([.M48]=&quot;N&quot;;1450;IF([.M48]=&quot;M&quot;;1200;1700))" office:value-type="float" office:value="1200">
            <text:p>1200</text:p>
          </table:table-cell>
          <table:table-cell table:formula="of:=IF([.M48]=&quot;N&quot;;100;IF([.M4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48]-1)" office:value-type="float" office:value="270">
            <text:p>270</text:p>
          </table:table-cell>
          <table:table-cell table:style-name="ce5" office:value-type="string">
            <text:p>false</text:p>
          </table:table-cell>
          <table:table-cell table:style-name="ce6"/>
          <table:table-cell office:value-type="string">
            <text:p>{ {1300, 200}, {3900, 850}, {3600, 25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4" office:value-type="float" office:value="5">
            <text:p>5</text:p>
          </table:table-cell>
          <table:table-cell table:formula="of:=[.G48]/60" office:value-type="float" office:value="4.5">
            <text:p>4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tc_acranius', x = 1200, z = 2100, facing = 0, spawnRadius = 0, delay = 8100, orbitalDrop = false, patrolRoute = { {1300, 200}, {3900, 850}, {3600, 2500}, }, difficultyAtLeast = 2,  },">
            <text:p>{ name = 'tc_acranius', x = 1200, z = 2100, facing = 0, spawnRadius = 0, delay = 8100, orbitalDrop = false, patrolRoute = { {1300, 200}, {3900, 850}, {3600, 2500}, }, difficultyAtLeast = 2, <text:s/>},</text:p>
          </table:table-cell>
          <table:table-cell office:value-type="string">
            <text:p>tc_acranius</text:p>
          </table:table-cell>
          <table:table-cell table:formula="of:=IF([.M49]=&quot;N&quot;;1450;IF([.M49]=&quot;M&quot;;1200;1700))" office:value-type="float" office:value="1200">
            <text:p>1200</text:p>
          </table:table-cell>
          <table:table-cell table:formula="of:=IF([.M49]=&quot;N&quot;;100;IF([.M4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49]-1)" office:value-type="float" office:value="270">
            <text:p>270</text:p>
          </table:table-cell>
          <table:table-cell table:style-name="ce5" office:value-type="string">
            <text:p>false</text:p>
          </table:table-cell>
          <table:table-cell table:style-name="ce6"/>
          <table:table-cell office:value-type="string">
            <text:p>{ {1300, 200}, {3900, 850}, {3600, 25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4" table:formula="of:=[.N48]" office:value-type="float" office:value="5">
            <text:p>5</text:p>
          </table:table-cell>
          <table:table-cell table:formula="of:=[.G49]/60" office:value-type="float" office:value="4.5">
            <text:p>4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tc_acranius', x = 1200, z = 2100, facing = 0, spawnRadius = 0, delay = 8100, orbitalDrop = false, patrolRoute = { {1300, 200}, {3900, 850}, {3600, 2500}, }, difficultyAtLeast = 3,  },">
            <text:p>{ name = 'tc_acranius', x = 1200, z = 2100, facing = 0, spawnRadius = 0, delay = 8100, orbitalDrop = false, patrolRoute = { {1300, 200}, {3900, 850}, {3600, 2500}, }, difficultyAtLeast = 3, <text:s/>},</text:p>
          </table:table-cell>
          <table:table-cell office:value-type="string">
            <text:p>tc_acranius</text:p>
          </table:table-cell>
          <table:table-cell table:formula="of:=IF([.M50]=&quot;N&quot;;1450;IF([.M50]=&quot;M&quot;;1200;1700))" office:value-type="float" office:value="1200">
            <text:p>1200</text:p>
          </table:table-cell>
          <table:table-cell table:formula="of:=IF([.M50]=&quot;N&quot;;100;IF([.M50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50]-1)" office:value-type="float" office:value="270">
            <text:p>270</text:p>
          </table:table-cell>
          <table:table-cell table:style-name="ce5" office:value-type="string">
            <text:p>false</text:p>
          </table:table-cell>
          <table:table-cell table:style-name="ce6"/>
          <table:table-cell office:value-type="string">
            <text:p>{ {1300, 200}, {3900, 850}, {3600, 25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4" table:formula="of:=[.N49]" office:value-type="float" office:value="5">
            <text:p>5</text:p>
          </table:table-cell>
          <table:table-cell table:formula="of:=[.G50]/60" office:value-type="float" office:value="4.5">
            <text:p>4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tc_acranius', x = 1200, z = 2100, facing = 0, spawnRadius = 0, delay = 8100, orbitalDrop = false, patrolRoute = { {1300, 200}, {3900, 850}, {3600, 2500}, },  },">
            <text:p>{ name = 'tc_acranius', x = 1200, z = 2100, facing = 0, spawnRadius = 0, delay = 8100, orbitalDrop = false, patrolRoute = { {1300, 200}, {3900, 850}, {3600, 2500}, }, <text:s/>},</text:p>
          </table:table-cell>
          <table:table-cell office:value-type="string">
            <text:p>tc_acranius</text:p>
          </table:table-cell>
          <table:table-cell table:formula="of:=IF([.M51]=&quot;N&quot;;1450;IF([.M51]=&quot;M&quot;;1200;1700))" office:value-type="float" office:value="1200">
            <text:p>1200</text:p>
          </table:table-cell>
          <table:table-cell table:formula="of:=IF([.M51]=&quot;N&quot;;100;IF([.M5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51]-1)" office:value-type="float" office:value="270">
            <text:p>270</text:p>
          </table:table-cell>
          <table:table-cell table:style-name="ce5" office:value-type="string">
            <text:p>false</text:p>
          </table:table-cell>
          <table:table-cell table:style-name="ce6"/>
          <table:table-cell office:value-type="string">
            <text:p>{ {1300, 200}, {3900, 850}, {3600, 25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4" table:formula="of:=[.N50]" office:value-type="float" office:value="5">
            <text:p>5</text:p>
          </table:table-cell>
          <table:table-cell table:formula="of:=[.G51]/60" office:value-type="float" office:value="4.5">
            <text:p>4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tc_acranius', x = 1200, z = 2100, facing = 0, spawnRadius = 0, delay = 8100, orbitalDrop = false, patrolRoute = { {1300, 200}, {3900, 850}, {3600, 2500}, }, difficultyAtLeast = 2,  },">
            <text:p>{ name = 'tc_acranius', x = 1200, z = 2100, facing = 0, spawnRadius = 0, delay = 8100, orbitalDrop = false, patrolRoute = { {1300, 200}, {3900, 850}, {3600, 2500}, }, difficultyAtLeast = 2, <text:s/>},</text:p>
          </table:table-cell>
          <table:table-cell office:value-type="string">
            <text:p>tc_acranius</text:p>
          </table:table-cell>
          <table:table-cell table:formula="of:=IF([.M52]=&quot;N&quot;;1450;IF([.M52]=&quot;M&quot;;1200;1700))" office:value-type="float" office:value="1200">
            <text:p>1200</text:p>
          </table:table-cell>
          <table:table-cell table:formula="of:=IF([.M52]=&quot;N&quot;;100;IF([.M5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52]-1)" office:value-type="float" office:value="270">
            <text:p>270</text:p>
          </table:table-cell>
          <table:table-cell table:style-name="ce5" office:value-type="string">
            <text:p>false</text:p>
          </table:table-cell>
          <table:table-cell table:style-name="ce6"/>
          <table:table-cell office:value-type="string">
            <text:p>{ {1300, 200}, {3900, 850}, {3600, 25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4" table:formula="of:=[.N51]" office:value-type="float" office:value="5">
            <text:p>5</text:p>
          </table:table-cell>
          <table:table-cell table:formula="of:=[.G52]/60" office:value-type="float" office:value="4.5">
            <text:p>4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tc_acranius', x = 1200, z = 2100, facing = 0, spawnRadius = 0, delay = 8100, orbitalDrop = false, patrolRoute = { {1300, 200}, {3900, 850}, {3600, 2500}, }, difficultyAtLeast = 3,  },">
            <text:p>{ name = 'tc_acranius', x = 1200, z = 2100, facing = 0, spawnRadius = 0, delay = 8100, orbitalDrop = false, patrolRoute = { {1300, 200}, {3900, 850}, {3600, 2500}, }, difficultyAtLeast = 3, <text:s/>},</text:p>
          </table:table-cell>
          <table:table-cell office:value-type="string">
            <text:p>tc_acranius</text:p>
          </table:table-cell>
          <table:table-cell table:formula="of:=IF([.M53]=&quot;N&quot;;1450;IF([.M53]=&quot;M&quot;;1200;1700))" office:value-type="float" office:value="1200">
            <text:p>1200</text:p>
          </table:table-cell>
          <table:table-cell table:formula="of:=IF([.M53]=&quot;N&quot;;100;IF([.M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53]-1)" office:value-type="float" office:value="270">
            <text:p>270</text:p>
          </table:table-cell>
          <table:table-cell table:style-name="ce5" office:value-type="string">
            <text:p>false</text:p>
          </table:table-cell>
          <table:table-cell table:style-name="ce6"/>
          <table:table-cell office:value-type="string">
            <text:p>{ {1300, 200}, {3900, 850}, {3600, 25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4" table:formula="of:=[.N52]" office:value-type="float" office:value="5">
            <text:p>5</text:p>
          </table:table-cell>
          <table:table-cell table:formula="of:=[.G53]/60" office:value-type="float" office:value="4.5">
            <text:p>4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tc_acranius', x = 1200, z = 2100, facing = 0, spawnRadius = 0, delay = 8100, orbitalDrop = false, patrolRoute = { {1700, 3800}, {2800, 3700}, {3600, 2500}, },  },">
            <text:p>{ name = 'tc_acranius', x = 1200, z = 2100, facing = 0, spawnRadius = 0, delay = 8100, orbitalDrop = false, patrolRoute = { {1700, 3800}, {2800, 3700}, {3600, 2500}, }, <text:s/>},</text:p>
          </table:table-cell>
          <table:table-cell office:value-type="string">
            <text:p>tc_acranius</text:p>
          </table:table-cell>
          <table:table-cell table:formula="of:=IF([.M54]=&quot;N&quot;;1450;IF([.M54]=&quot;M&quot;;1200;1700))" office:value-type="float" office:value="1200">
            <text:p>1200</text:p>
          </table:table-cell>
          <table:table-cell table:formula="of:=IF([.M54]=&quot;N&quot;;100;IF([.M5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54]-1)" office:value-type="float" office:value="270">
            <text:p>270</text:p>
          </table:table-cell>
          <table:table-cell table:style-name="ce5" office:value-type="string">
            <text:p>false</text:p>
          </table:table-cell>
          <table:table-cell table:style-name="ce6"/>
          <table:table-cell office:value-type="string">
            <text:p>{ {1700, 3800}, {2800, 3700}, {3600, 2500}, }</text:p>
          </table:table-cell>
          <table:table-cell table:style-name="Default"/>
          <table:table-cell table:style-name="ce6"/>
          <table:table-cell office:value-type="string">
            <text:p>M</text:p>
          </table:table-cell>
          <table:table-cell table:style-name="ce4" table:formula="of:=[.N53]" office:value-type="float" office:value="5">
            <text:p>5</text:p>
          </table:table-cell>
          <table:table-cell table:formula="of:=[.G54]/60" office:value-type="float" office:value="4.5">
            <text:p>4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tc_acranius', x = 1200, z = 2100, facing = 0, spawnRadius = 0, delay = 8100, orbitalDrop = false, patrolRoute = { {1700, 3800}, {2800, 3700}, {3600, 2500}, }, difficultyAtLeast = 2,  },">
            <text:p>{ name = 'tc_acranius', x = 1200, z = 2100, facing = 0, spawnRadius = 0, delay = 8100, orbitalDrop = false, patrolRoute = { {1700, 3800}, {2800, 3700}, {3600, 2500}, }, difficultyAtLeast = 2, <text:s/>},</text:p>
          </table:table-cell>
          <table:table-cell office:value-type="string">
            <text:p>tc_acranius</text:p>
          </table:table-cell>
          <table:table-cell table:formula="of:=IF([.M55]=&quot;N&quot;;1450;IF([.M55]=&quot;M&quot;;1200;1700))" office:value-type="float" office:value="1200">
            <text:p>1200</text:p>
          </table:table-cell>
          <table:table-cell table:formula="of:=IF([.M55]=&quot;N&quot;;100;IF([.M5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55]-1)" office:value-type="float" office:value="270">
            <text:p>270</text:p>
          </table:table-cell>
          <table:table-cell table:style-name="ce5" office:value-type="string">
            <text:p>false</text:p>
          </table:table-cell>
          <table:table-cell table:style-name="ce6"/>
          <table:table-cell office:value-type="string">
            <text:p>{ {1700, 3800}, {2800, 3700}, {3600, 25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4" table:formula="of:=[.N54]" office:value-type="float" office:value="5">
            <text:p>5</text:p>
          </table:table-cell>
          <table:table-cell table:formula="of:=[.G55]/60" office:value-type="float" office:value="4.5">
            <text:p>4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tc_acranius', x = 1200, z = 2100, facing = 0, spawnRadius = 0, delay = 8100, orbitalDrop = false, patrolRoute = { {1700, 3800}, {2800, 3700}, {3600, 2500}, }, difficultyAtLeast = 3,  },">
            <text:p>{ name = 'tc_acranius', x = 1200, z = 2100, facing = 0, spawnRadius = 0, delay = 8100, orbitalDrop = false, patrolRoute = { {1700, 3800}, {2800, 3700}, {3600, 2500}, }, difficultyAtLeast = 3, <text:s/>},</text:p>
          </table:table-cell>
          <table:table-cell office:value-type="string">
            <text:p>tc_acranius</text:p>
          </table:table-cell>
          <table:table-cell table:formula="of:=IF([.M56]=&quot;N&quot;;1450;IF([.M56]=&quot;M&quot;;1200;1700))" office:value-type="float" office:value="1200">
            <text:p>1200</text:p>
          </table:table-cell>
          <table:table-cell table:formula="of:=IF([.M56]=&quot;N&quot;;100;IF([.M5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56]-1)" office:value-type="float" office:value="270">
            <text:p>270</text:p>
          </table:table-cell>
          <table:table-cell table:style-name="ce5" office:value-type="string">
            <text:p>false</text:p>
          </table:table-cell>
          <table:table-cell table:style-name="ce6"/>
          <table:table-cell office:value-type="string">
            <text:p>{ {1700, 3800}, {2800, 3700}, {3600, 25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4" table:formula="of:=[.N55]" office:value-type="float" office:value="5">
            <text:p>5</text:p>
          </table:table-cell>
          <table:table-cell table:formula="of:=[.G56]/60" office:value-type="float" office:value="4.5">
            <text:p>4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tc_acranius', x = 1200, z = 2100, facing = 0, spawnRadius = 0, delay = 8100, orbitalDrop = false, patrolRoute = { {1700, 3800}, {2800, 3700}, {3600, 2500}, },  },">
            <text:p>{ name = 'tc_acranius', x = 1200, z = 2100, facing = 0, spawnRadius = 0, delay = 8100, orbitalDrop = false, patrolRoute = { {1700, 3800}, {2800, 3700}, {3600, 2500}, }, <text:s/>},</text:p>
          </table:table-cell>
          <table:table-cell office:value-type="string">
            <text:p>tc_acranius</text:p>
          </table:table-cell>
          <table:table-cell table:formula="of:=IF([.M57]=&quot;N&quot;;1450;IF([.M57]=&quot;M&quot;;1200;1700))" office:value-type="float" office:value="1200">
            <text:p>1200</text:p>
          </table:table-cell>
          <table:table-cell table:formula="of:=IF([.M57]=&quot;N&quot;;100;IF([.M5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57]-1)" office:value-type="float" office:value="270">
            <text:p>270</text:p>
          </table:table-cell>
          <table:table-cell table:style-name="ce5" office:value-type="string">
            <text:p>false</text:p>
          </table:table-cell>
          <table:table-cell table:style-name="ce6"/>
          <table:table-cell office:value-type="string">
            <text:p>{ {1700, 3800}, {2800, 3700}, {3600, 2500}, }</text:p>
          </table:table-cell>
          <table:table-cell table:style-name="Default"/>
          <table:table-cell table:style-name="Default"/>
          <table:table-cell office:value-type="string">
            <text:p>M</text:p>
          </table:table-cell>
          <table:table-cell table:style-name="ce4" table:formula="of:=[.N56]" office:value-type="float" office:value="5">
            <text:p>5</text:p>
          </table:table-cell>
          <table:table-cell table:formula="of:=[.G57]/60" office:value-type="float" office:value="4.5">
            <text:p>4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tc_acranius', x = 1200, z = 2100, facing = 0, spawnRadius = 0, delay = 8100, orbitalDrop = false, patrolRoute = { {1700, 3800}, {2800, 3700}, {3600, 2500}, }, difficultyAtLeast = 2,  },">
            <text:p>{ name = 'tc_acranius', x = 1200, z = 2100, facing = 0, spawnRadius = 0, delay = 8100, orbitalDrop = false, patrolRoute = { {1700, 3800}, {2800, 3700}, {3600, 2500}, }, difficultyAtLeast = 2, <text:s/>},</text:p>
          </table:table-cell>
          <table:table-cell office:value-type="string">
            <text:p>tc_acranius</text:p>
          </table:table-cell>
          <table:table-cell table:formula="of:=IF([.M58]=&quot;N&quot;;1450;IF([.M58]=&quot;M&quot;;1200;1700))" office:value-type="float" office:value="1200">
            <text:p>1200</text:p>
          </table:table-cell>
          <table:table-cell table:formula="of:=IF([.M58]=&quot;N&quot;;100;IF([.M5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58]-1)" office:value-type="float" office:value="270">
            <text:p>270</text:p>
          </table:table-cell>
          <table:table-cell table:style-name="ce5" office:value-type="string">
            <text:p>false</text:p>
          </table:table-cell>
          <table:table-cell table:style-name="ce6"/>
          <table:table-cell office:value-type="string">
            <text:p>{ {1700, 3800}, {2800, 3700}, {3600, 25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4" table:formula="of:=[.N57]" office:value-type="float" office:value="5">
            <text:p>5</text:p>
          </table:table-cell>
          <table:table-cell table:formula="of:=[.G58]/60" office:value-type="float" office:value="4.5">
            <text:p>4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tc_acranius', x = 1200, z = 2100, facing = 0, spawnRadius = 0, delay = 8100, orbitalDrop = false, patrolRoute = { {1700, 3800}, {2800, 3700}, {3600, 2500}, }, difficultyAtLeast = 3,  },">
            <text:p>{ name = 'tc_acranius', x = 1200, z = 2100, facing = 0, spawnRadius = 0, delay = 8100, orbitalDrop = false, patrolRoute = { {1700, 3800}, {2800, 3700}, {3600, 2500}, }, difficultyAtLeast = 3, <text:s/>},</text:p>
          </table:table-cell>
          <table:table-cell office:value-type="string">
            <text:p>tc_acranius</text:p>
          </table:table-cell>
          <table:table-cell table:formula="of:=IF([.M59]=&quot;N&quot;;1450;IF([.M59]=&quot;M&quot;;1200;1700))" office:value-type="float" office:value="1200">
            <text:p>1200</text:p>
          </table:table-cell>
          <table:table-cell table:formula="of:=IF([.M59]=&quot;N&quot;;100;IF([.M5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59]-1)" office:value-type="float" office:value="270">
            <text:p>270</text:p>
          </table:table-cell>
          <table:table-cell table:style-name="ce5" office:value-type="string">
            <text:p>false</text:p>
          </table:table-cell>
          <table:table-cell table:style-name="ce6"/>
          <table:table-cell office:value-type="string">
            <text:p>{ {1700, 3800}, {2800, 3700}, {3600, 25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4" table:formula="of:=[.N58]" office:value-type="float" office:value="5">
            <text:p>5</text:p>
          </table:table-cell>
          <table:table-cell table:formula="of:=[.G59]/60" office:value-type="float" office:value="4.5">
            <text:p>4,5</text:p>
          </table:table-cell>
          <table:table-cell table:style-name="Default" table:number-columns-repeated="1009"/>
        </table:table-row>
        <table:table-row table:style-name="ro4">
          <table:table-cell table:style-name="Default" table:number-columns-repeated="8"/>
          <table:table-cell table:style-name="ce6" table:number-columns-repeated="2"/>
          <table:table-cell table:style-name="Default" table:number-columns-repeated="1014"/>
        </table:table-row>
        <table:table-row table:style-name="ro3">
          <table:table-cell table:style-name="ce2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tc_rictus', x = 1450, z = 100, facing = 0, spawnRadius = 0, delay = 9900, orbitalDrop = false, commands = {{cmdID = planetUtilities.COMMAND.PATROL, pos = {3600, 2500}}, },  },">
            <text:p>{ name = 'tc_rictus', x = 1450, z = 100, facing = 0, spawnRadius = 0, delay = 9900, orbitalDrop = false, commands = {{cmdID = planetUtilities.COMMAND.PATROL, pos = {3600, 2500}}, }, <text:s/>},</text:p>
          </table:table-cell>
          <table:table-cell office:value-type="string">
            <text:p>tc_rictus</text:p>
          </table:table-cell>
          <table:table-cell table:formula="of:=IF([.M61]=&quot;N&quot;;1450;IF([.M61]=&quot;M&quot;;1200;1700))" office:value-type="float" office:value="1450">
            <text:p>1450</text:p>
          </table:table-cell>
          <table:table-cell table:formula="of:=IF([.M61]=&quot;N&quot;;100;IF([.M6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61]-1)" office:value-type="float" office:value="330">
            <text:p>3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office:value-type="float" office:value="6">
            <text:p>6</text:p>
          </table:table-cell>
          <table:table-cell table:formula="of:=[.G61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tc_mancubus', x = 1450, z = 100, facing = 0, spawnRadius = 0, delay = 9900, orbitalDrop = false, commands = {{cmdID = planetUtilities.COMMAND.PATROL, pos = {3600, 2500}}, }, difficultyAtLeast = 2,  },">
            <text:p>{ name = 'tc_mancubus', x = 1450, z = 100, facing = 0, spawnRadius = 0, delay = 9900, orbitalDrop = false, commands = {{cmdID = planetUtilities.COMMAND.PATROL, pos = {3600, 2500}}, }, difficultyAtLeast = 2, <text:s/>},</text:p>
          </table:table-cell>
          <table:table-cell office:value-type="string">
            <text:p>tc_mancubus</text:p>
          </table:table-cell>
          <table:table-cell table:formula="of:=IF([.M62]=&quot;N&quot;;1450;IF([.M62]=&quot;M&quot;;1200;1700))" office:value-type="float" office:value="1450">
            <text:p>1450</text:p>
          </table:table-cell>
          <table:table-cell table:formula="of:=IF([.M62]=&quot;N&quot;;100;IF([.M6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62]-1)" office:value-type="float" office:value="330">
            <text:p>3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table:formula="of:=[.N61]" office:value-type="float" office:value="6">
            <text:p>6</text:p>
          </table:table-cell>
          <table:table-cell table:formula="of:=[.G62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tc_mancubus', x = 1450, z = 100, facing = 0, spawnRadius = 0, delay = 9900, orbitalDrop = false, commands = {{cmdID = planetUtilities.COMMAND.PATROL, pos = {3600, 2500}}, }, difficultyAtLeast = 3,  },">
            <text:p>{ name = 'tc_mancubus', x = 1450, z = 100, facing = 0, spawnRadius = 0, delay = 9900, orbitalDrop = false, commands = {{cmdID = planetUtilities.COMMAND.PATROL, pos = {3600, 2500}}, }, difficultyAtLeast = 3, <text:s/>},</text:p>
          </table:table-cell>
          <table:table-cell office:value-type="string">
            <text:p>tc_mancubus</text:p>
          </table:table-cell>
          <table:table-cell table:formula="of:=IF([.M63]=&quot;N&quot;;1450;IF([.M63]=&quot;M&quot;;1200;1700))" office:value-type="float" office:value="1450">
            <text:p>1450</text:p>
          </table:table-cell>
          <table:table-cell table:formula="of:=IF([.M63]=&quot;N&quot;;100;IF([.M6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63]-1)" office:value-type="float" office:value="330">
            <text:p>3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table:formula="of:=[.N62]" office:value-type="float" office:value="6">
            <text:p>6</text:p>
          </table:table-cell>
          <table:table-cell table:formula="of:=[.G63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tc_belial', x = 1450, z = 100, facing = 0, spawnRadius = 0, delay = 9900, orbitalDrop = false, commands = {{cmdID = planetUtilities.COMMAND.PATROL, pos = {3600, 2500}}, }, difficultyAtLeast = 4,  },">
            <text:p>{ name = 'tc_belial', x = 1450, z = 100, facing = 0, spawnRadius = 0, delay = 9900, orbitalDrop = false, commands = {{cmdID = planetUtilities.COMMAND.PATROL, pos = {3600, 2500}}, }, difficultyAtLeast = 4, <text:s/>},</text:p>
          </table:table-cell>
          <table:table-cell office:value-type="string">
            <text:p>tc_belial</text:p>
          </table:table-cell>
          <table:table-cell table:formula="of:=IF([.M64]=&quot;N&quot;;1450;IF([.M64]=&quot;M&quot;;1200;1700))" office:value-type="float" office:value="1450">
            <text:p>1450</text:p>
          </table:table-cell>
          <table:table-cell table:formula="of:=IF([.M64]=&quot;N&quot;;100;IF([.M6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64]-1)" office:value-type="float" office:value="330">
            <text:p>3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4" table:formula="of:=[.N63]" office:value-type="float" office:value="6">
            <text:p>6</text:p>
          </table:table-cell>
          <table:table-cell table:formula="of:=[.G64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tc_bonebeast', x = 1450, z = 100, facing = 0, spawnRadius = 0, delay = 9900, orbitalDrop = false, commands = {{cmdID = planetUtilities.COMMAND.PATROL, pos = {3600, 2500}}, },  },">
            <text:p>{ name = 'tc_bonebeast', x = 1450, z = 100, facing = 0, spawnRadius = 0, delay = 9900, orbitalDrop = false, commands = {{cmdID = planetUtilities.COMMAND.PATROL, pos = {3600, 2500}}, }, <text:s/>},</text:p>
          </table:table-cell>
          <table:table-cell office:value-type="string">
            <text:p>tc_bonebeast</text:p>
          </table:table-cell>
          <table:table-cell table:formula="of:=IF([.M65]=&quot;N&quot;;1450;IF([.M65]=&quot;M&quot;;1200;1700))" office:value-type="float" office:value="1450">
            <text:p>1450</text:p>
          </table:table-cell>
          <table:table-cell table:formula="of:=IF([.M65]=&quot;N&quot;;100;IF([.M6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65]-1)" office:value-type="float" office:value="330">
            <text:p>3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table:formula="of:=[.N63]" office:value-type="float" office:value="6">
            <text:p>6</text:p>
          </table:table-cell>
          <table:table-cell table:formula="of:=[.G65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tc_spiderdemon', x = 1450, z = 100, facing = 0, spawnRadius = 0, delay = 9900, orbitalDrop = false, commands = {{cmdID = planetUtilities.COMMAND.PATROL, pos = {3600, 2500}}, }, difficultyAtLeast = 2,  },">
            <text:p>{ name = 'tc_spiderdemon', x = 1450, z = 100, facing = 0, spawnRadius = 0, delay = 9900, orbitalDrop = false, commands = {{cmdID = planetUtilities.COMMAND.PATROL, pos = {3600, 2500}}, }, difficultyAtLeast = 2, <text:s/>},</text:p>
          </table:table-cell>
          <table:table-cell office:value-type="string">
            <text:p>tc_spiderdemon</text:p>
          </table:table-cell>
          <table:table-cell table:formula="of:=IF([.M66]=&quot;N&quot;;1450;IF([.M66]=&quot;M&quot;;1200;1700))" office:value-type="float" office:value="1450">
            <text:p>1450</text:p>
          </table:table-cell>
          <table:table-cell table:formula="of:=IF([.M66]=&quot;N&quot;;100;IF([.M6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66]-1)" office:value-type="float" office:value="330">
            <text:p>3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table:formula="of:=[.N65]" office:value-type="float" office:value="6">
            <text:p>6</text:p>
          </table:table-cell>
          <table:table-cell table:formula="of:=[.G66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tc_spiderdemon', x = 1450, z = 100, facing = 0, spawnRadius = 0, delay = 9900, orbitalDrop = false, commands = {{cmdID = planetUtilities.COMMAND.PATROL, pos = {3600, 2500}}, }, difficultyAtLeast = 3,  },">
            <text:p>{ name = 'tc_spiderdemon', x = 1450, z = 100, facing = 0, spawnRadius = 0, delay = 9900, orbitalDrop = false, commands = {{cmdID = planetUtilities.COMMAND.PATROL, pos = {3600, 2500}}, }, difficultyAtLeast = 3, <text:s/>},</text:p>
          </table:table-cell>
          <table:table-cell office:value-type="string">
            <text:p>tc_spiderdemon</text:p>
          </table:table-cell>
          <table:table-cell table:formula="of:=IF([.M67]=&quot;N&quot;;1450;IF([.M67]=&quot;M&quot;;1200;1700))" office:value-type="float" office:value="1450">
            <text:p>1450</text:p>
          </table:table-cell>
          <table:table-cell table:formula="of:=IF([.M67]=&quot;N&quot;;100;IF([.M6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67]-1)" office:value-type="float" office:value="330">
            <text:p>3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table:formula="of:=[.N66]" office:value-type="float" office:value="6">
            <text:p>6</text:p>
          </table:table-cell>
          <table:table-cell table:formula="of:=[.G67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tc_agares', x = 1450, z = 100, facing = 0, spawnRadius = 0, delay = 9900, orbitalDrop = false, commands = {{cmdID = planetUtilities.COMMAND.PATROL, pos = {3600, 2500}}, }, difficultyAtLeast = 4,  },">
            <text:p>{ name = 'tc_agares', x = 1450, z = 100, facing = 0, spawnRadius = 0, delay = 9900, orbitalDrop = false, commands = {{cmdID = planetUtilities.COMMAND.PATROL, pos = {3600, 2500}}, }, difficultyAtLeast = 4, <text:s/>},</text:p>
          </table:table-cell>
          <table:table-cell office:value-type="string">
            <text:p>tc_agares</text:p>
          </table:table-cell>
          <table:table-cell table:formula="of:=IF([.M68]=&quot;N&quot;;1450;IF([.M68]=&quot;M&quot;;1200;1700))" office:value-type="float" office:value="1450">
            <text:p>1450</text:p>
          </table:table-cell>
          <table:table-cell table:formula="of:=IF([.M68]=&quot;N&quot;;100;IF([.M6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68]-1)" office:value-type="float" office:value="330">
            <text:p>3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4" table:formula="of:=[.N67]" office:value-type="float" office:value="6">
            <text:p>6</text:p>
          </table:table-cell>
          <table:table-cell table:formula="of:=[.G68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tc_rictus', x = 1700, z = 3900, facing = 0, spawnRadius = 0, delay = 9900, orbitalDrop = false, commands = {{cmdID = planetUtilities.COMMAND.PATROL, pos = {3600, 2500}}, },  },">
            <text:p>{ name = 'tc_rictus', x = 1700, z = 3900, facing = 0, spawnRadius = 0, delay = 9900, orbitalDrop = false, commands = {{cmdID = planetUtilities.COMMAND.PATROL, pos = {3600, 2500}}, }, <text:s/>},</text:p>
          </table:table-cell>
          <table:table-cell office:value-type="string">
            <text:p>tc_rictus</text:p>
          </table:table-cell>
          <table:table-cell table:formula="of:=IF([.M69]=&quot;N&quot;;1450;IF([.M69]=&quot;M&quot;;1200;1700))" office:value-type="float" office:value="1700">
            <text:p>1700</text:p>
          </table:table-cell>
          <table:table-cell table:formula="of:=IF([.M69]=&quot;N&quot;;100;IF([.M6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69]-1)" office:value-type="float" office:value="330">
            <text:p>3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ce6"/>
          <table:table-cell table:style-name="ce6" office:value-type="string">
            <text:p>S</text:p>
          </table:table-cell>
          <table:table-cell table:style-name="ce4" table:formula="of:=[.N67]" office:value-type="float" office:value="6">
            <text:p>6</text:p>
          </table:table-cell>
          <table:table-cell table:formula="of:=[.G69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tc_mancubus', x = 1700, z = 3900, facing = 0, spawnRadius = 0, delay = 9900, orbitalDrop = false, commands = {{cmdID = planetUtilities.COMMAND.PATROL, pos = {3600, 2500}}, }, difficultyAtLeast = 2,  },">
            <text:p>{ name = 'tc_mancubus', x = 1700, z = 3900, facing = 0, spawnRadius = 0, delay = 9900, orbitalDrop = false, commands = {{cmdID = planetUtilities.COMMAND.PATROL, pos = {3600, 2500}}, }, difficultyAtLeast = 2, <text:s/>},</text:p>
          </table:table-cell>
          <table:table-cell office:value-type="string">
            <text:p>tc_mancubus</text:p>
          </table:table-cell>
          <table:table-cell table:formula="of:=IF([.M70]=&quot;N&quot;;1450;IF([.M70]=&quot;M&quot;;1200;1700))" office:value-type="float" office:value="1700">
            <text:p>1700</text:p>
          </table:table-cell>
          <table:table-cell table:formula="of:=IF([.M70]=&quot;N&quot;;100;IF([.M7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70]-1)" office:value-type="float" office:value="330">
            <text:p>3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69]" office:value-type="float" office:value="6">
            <text:p>6</text:p>
          </table:table-cell>
          <table:table-cell table:formula="of:=[.G70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tc_mancubus', x = 1700, z = 3900, facing = 0, spawnRadius = 0, delay = 9900, orbitalDrop = false, commands = {{cmdID = planetUtilities.COMMAND.PATROL, pos = {3600, 2500}}, }, difficultyAtLeast = 3,  },">
            <text:p>{ name = 'tc_mancubus', x = 1700, z = 3900, facing = 0, spawnRadius = 0, delay = 9900, orbitalDrop = false, commands = {{cmdID = planetUtilities.COMMAND.PATROL, pos = {3600, 2500}}, }, difficultyAtLeast = 3, <text:s/>},</text:p>
          </table:table-cell>
          <table:table-cell office:value-type="string">
            <text:p>tc_mancubus</text:p>
          </table:table-cell>
          <table:table-cell table:formula="of:=IF([.M71]=&quot;N&quot;;1450;IF([.M71]=&quot;M&quot;;1200;1700))" office:value-type="float" office:value="1700">
            <text:p>1700</text:p>
          </table:table-cell>
          <table:table-cell table:formula="of:=IF([.M71]=&quot;N&quot;;100;IF([.M7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71]-1)" office:value-type="float" office:value="330">
            <text:p>3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70]" office:value-type="float" office:value="6">
            <text:p>6</text:p>
          </table:table-cell>
          <table:table-cell table:formula="of:=[.G71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tc_belial', x = 1700, z = 3900, facing = 0, spawnRadius = 0, delay = 9900, orbitalDrop = false, commands = {{cmdID = planetUtilities.COMMAND.PATROL, pos = {3600, 2500}}, }, difficultyAtLeast = 4,  },">
            <text:p>{ name = 'tc_belial', x = 1700, z = 3900, facing = 0, spawnRadius = 0, delay = 9900, orbitalDrop = false, commands = {{cmdID = planetUtilities.COMMAND.PATROL, pos = {3600, 2500}}, }, difficultyAtLeast = 4, <text:s/>},</text:p>
          </table:table-cell>
          <table:table-cell office:value-type="string">
            <text:p>tc_belial</text:p>
          </table:table-cell>
          <table:table-cell table:formula="of:=IF([.M72]=&quot;N&quot;;1450;IF([.M72]=&quot;M&quot;;1200;1700))" office:value-type="float" office:value="1700">
            <text:p>1700</text:p>
          </table:table-cell>
          <table:table-cell table:formula="of:=IF([.M72]=&quot;N&quot;;100;IF([.M7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72]-1)" office:value-type="float" office:value="330">
            <text:p>3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71]" office:value-type="float" office:value="6">
            <text:p>6</text:p>
          </table:table-cell>
          <table:table-cell table:formula="of:=[.G72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tc_bonebeast', x = 1700, z = 3900, facing = 0, spawnRadius = 0, delay = 9900, orbitalDrop = false, commands = {{cmdID = planetUtilities.COMMAND.PATROL, pos = {3600, 2500}}, },  },">
            <text:p>{ name = 'tc_bonebeast', x = 1700, z = 3900, facing = 0, spawnRadius = 0, delay = 9900, orbitalDrop = false, commands = {{cmdID = planetUtilities.COMMAND.PATROL, pos = {3600, 2500}}, }, <text:s/>},</text:p>
          </table:table-cell>
          <table:table-cell office:value-type="string">
            <text:p>tc_bonebeast</text:p>
          </table:table-cell>
          <table:table-cell table:formula="of:=IF([.M73]=&quot;N&quot;;1450;IF([.M73]=&quot;M&quot;;1200;1700))" office:value-type="float" office:value="1700">
            <text:p>1700</text:p>
          </table:table-cell>
          <table:table-cell table:formula="of:=IF([.M73]=&quot;N&quot;;100;IF([.M7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73]-1)" office:value-type="float" office:value="330">
            <text:p>3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6" office:value-type="string">
            <text:p>S</text:p>
          </table:table-cell>
          <table:table-cell table:style-name="ce4" table:formula="of:=[.N71]" office:value-type="float" office:value="6">
            <text:p>6</text:p>
          </table:table-cell>
          <table:table-cell table:formula="of:=[.G73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tc_spiderdemon', x = 1700, z = 3900, facing = 0, spawnRadius = 0, delay = 9900, orbitalDrop = false, commands = {{cmdID = planetUtilities.COMMAND.PATROL, pos = {3600, 2500}}, }, difficultyAtLeast = 2,  },">
            <text:p>{ name = 'tc_spiderdemon', x = 1700, z = 3900, facing = 0, spawnRadius = 0, delay = 9900, orbitalDrop = false, commands = {{cmdID = planetUtilities.COMMAND.PATROL, pos = {3600, 2500}}, }, difficultyAtLeast = 2, <text:s/>},</text:p>
          </table:table-cell>
          <table:table-cell office:value-type="string">
            <text:p>tc_spiderdemon</text:p>
          </table:table-cell>
          <table:table-cell table:formula="of:=IF([.M74]=&quot;N&quot;;1450;IF([.M74]=&quot;M&quot;;1200;1700))" office:value-type="float" office:value="1700">
            <text:p>1700</text:p>
          </table:table-cell>
          <table:table-cell table:formula="of:=IF([.M74]=&quot;N&quot;;100;IF([.M7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74]-1)" office:value-type="float" office:value="330">
            <text:p>3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73]" office:value-type="float" office:value="6">
            <text:p>6</text:p>
          </table:table-cell>
          <table:table-cell table:formula="of:=[.G74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tc_spiderdemon', x = 1700, z = 3900, facing = 0, spawnRadius = 0, delay = 9900, orbitalDrop = false, commands = {{cmdID = planetUtilities.COMMAND.PATROL, pos = {3600, 2500}}, }, difficultyAtLeast = 3,  },">
            <text:p>{ name = 'tc_spiderdemon', x = 1700, z = 3900, facing = 0, spawnRadius = 0, delay = 9900, orbitalDrop = false, commands = {{cmdID = planetUtilities.COMMAND.PATROL, pos = {3600, 2500}}, }, difficultyAtLeast = 3, <text:s/>},</text:p>
          </table:table-cell>
          <table:table-cell office:value-type="string">
            <text:p>tc_spiderdemon</text:p>
          </table:table-cell>
          <table:table-cell table:formula="of:=IF([.M75]=&quot;N&quot;;1450;IF([.M75]=&quot;M&quot;;1200;1700))" office:value-type="float" office:value="1700">
            <text:p>1700</text:p>
          </table:table-cell>
          <table:table-cell table:formula="of:=IF([.M75]=&quot;N&quot;;100;IF([.M7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75]-1)" office:value-type="float" office:value="330">
            <text:p>3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74]" office:value-type="float" office:value="6">
            <text:p>6</text:p>
          </table:table-cell>
          <table:table-cell table:formula="of:=[.G75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3">
          <table:table-cell table:style-name="ce2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tc_agares', x = 1700, z = 3900, facing = 0, spawnRadius = 0, delay = 9900, orbitalDrop = false, commands = {{cmdID = planetUtilities.COMMAND.PATROL, pos = {3600, 2500}}, }, difficultyAtLeast = 4,  },">
            <text:p>{ name = 'tc_agares', x = 1700, z = 3900, facing = 0, spawnRadius = 0, delay = 9900, orbitalDrop = false, commands = {{cmdID = planetUtilities.COMMAND.PATROL, pos = {3600, 2500}}, }, difficultyAtLeast = 4, <text:s/>},</text:p>
          </table:table-cell>
          <table:table-cell office:value-type="string">
            <text:p>tc_agares</text:p>
          </table:table-cell>
          <table:table-cell table:formula="of:=IF([.M76]=&quot;N&quot;;1450;IF([.M76]=&quot;M&quot;;1200;1700))" office:value-type="float" office:value="1700">
            <text:p>1700</text:p>
          </table:table-cell>
          <table:table-cell table:formula="of:=IF([.M76]=&quot;N&quot;;100;IF([.M7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76]-1)" office:value-type="float" office:value="330">
            <text:p>33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75]" office:value-type="float" office:value="6">
            <text:p>6</text:p>
          </table:table-cell>
          <table:table-cell table:formula="of:=[.G76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tc_suicide', x = 1450, z = 100, facing = 0, spawnRadius = 0, delay = 11700, orbitalDrop = false, commands = {{cmdID = planetUtilities.COMMAND.PATROL, pos = {3600, 2500}}, },  },">
            <text:p>{ name = 'tc_suicide', x = 1450, z = 100, facing = 0, spawnRadius = 0, delay = 11700, orbitalDrop = false, commands = {{cmdID = planetUtilities.COMMAND.PATROL, pos = {3600, 2500}}, }, <text:s/>},</text:p>
          </table:table-cell>
          <table:table-cell office:value-type="string">
            <text:p>tc_suicide</text:p>
          </table:table-cell>
          <table:table-cell table:formula="of:=IF([.M78]=&quot;N&quot;;1450;IF([.M78]=&quot;M&quot;;1200;1700))" office:value-type="float" office:value="1450">
            <text:p>1450</text:p>
          </table:table-cell>
          <table:table-cell table:formula="of:=IF([.M78]=&quot;N&quot;;100;IF([.M7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78]-1)" office:value-type="float" office:value="390">
            <text:p>39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office:value-type="float" office:value="7">
            <text:p>7</text:p>
          </table:table-cell>
          <table:table-cell table:formula="of:=[.G78]/60" office:value-type="float" office:value="6.5">
            <text:p>6,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tc_suicide', x = 1450, z = 100, facing = 0, spawnRadius = 0, delay = 11790, orbitalDrop = false, commands = {{cmdID = planetUtilities.COMMAND.PATROL, pos = {3600, 2500}}, }, difficultyAtLeast = 2,  },">
            <text:p>{ name = 'tc_suicide', x = 1450, z = 100, facing = 0, spawnRadius = 0, delay = 11790, orbitalDrop = false, commands = {{cmdID = planetUtilities.COMMAND.PATROL, pos = {3600, 2500}}, }, difficultyAtLeast = 2, <text:s/>},</text:p>
          </table:table-cell>
          <table:table-cell office:value-type="string">
            <text:p>tc_suicide</text:p>
          </table:table-cell>
          <table:table-cell table:formula="of:=IF([.M79]=&quot;N&quot;;1450;IF([.M79]=&quot;M&quot;;1200;1700))" office:value-type="float" office:value="1450">
            <text:p>1450</text:p>
          </table:table-cell>
          <table:table-cell table:formula="of:=IF([.M79]=&quot;N&quot;;100;IF([.M7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79]-1)" office:value-type="float" office:value="393">
            <text:p>393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table:formula="of:=[.N78]+0.05" office:value-type="float" office:value="7.05">
            <text:p>7,05</text:p>
          </table:table-cell>
          <table:table-cell table:formula="of:=[.G79]/60" office:value-type="float" office:value="6.55">
            <text:p>6,5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tc_suicide', x = 1450, z = 100, facing = 0, spawnRadius = 0, delay = 11880, orbitalDrop = false, commands = {{cmdID = planetUtilities.COMMAND.PATROL, pos = {3600, 2500}}, }, difficultyAtLeast = 3,  },">
            <text:p>{ name = 'tc_suicide', x = 1450, z = 100, facing = 0, spawnRadius = 0, delay = 11880, orbitalDrop = false, commands = {{cmdID = planetUtilities.COMMAND.PATROL, pos = {3600, 2500}}, }, difficultyAtLeast = 3, <text:s/>},</text:p>
          </table:table-cell>
          <table:table-cell office:value-type="string">
            <text:p>tc_suicide</text:p>
          </table:table-cell>
          <table:table-cell table:formula="of:=IF([.M80]=&quot;N&quot;;1450;IF([.M80]=&quot;M&quot;;1200;1700))" office:value-type="float" office:value="1450">
            <text:p>1450</text:p>
          </table:table-cell>
          <table:table-cell table:formula="of:=IF([.M80]=&quot;N&quot;;100;IF([.M8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80]-1)" office:value-type="float" office:value="396">
            <text:p>396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table:formula="of:=[.N79]+0.05" office:value-type="float" office:value="7.1">
            <text:p>7,1</text:p>
          </table:table-cell>
          <table:table-cell table:formula="of:=[.G80]/60" office:value-type="float" office:value="6.6">
            <text:p>6,6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tc_suicide', x = 1450, z = 100, facing = 0, spawnRadius = 0, delay = 11970, orbitalDrop = false, commands = {{cmdID = planetUtilities.COMMAND.PATROL, pos = {3600, 2500}}, },  },">
            <text:p>{ name = 'tc_suicide', x = 1450, z = 100, facing = 0, spawnRadius = 0, delay = 11970, orbitalDrop = false, commands = {{cmdID = planetUtilities.COMMAND.PATROL, pos = {3600, 2500}}, }, <text:s/>},</text:p>
          </table:table-cell>
          <table:table-cell office:value-type="string">
            <text:p>tc_suicide</text:p>
          </table:table-cell>
          <table:table-cell table:formula="of:=IF([.M81]=&quot;N&quot;;1450;IF([.M81]=&quot;M&quot;;1200;1700))" office:value-type="float" office:value="1450">
            <text:p>1450</text:p>
          </table:table-cell>
          <table:table-cell table:formula="of:=IF([.M81]=&quot;N&quot;;100;IF([.M8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81]-1)" office:value-type="float" office:value="399">
            <text:p>399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4" table:formula="of:=[.N80]+0.05" office:value-type="float" office:value="7.15">
            <text:p>7,15</text:p>
          </table:table-cell>
          <table:table-cell table:formula="of:=[.G81]/60" office:value-type="float" office:value="6.65">
            <text:p>6,6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tc_suicide', x = 1450, z = 100, facing = 0, spawnRadius = 0, delay = 12060, orbitalDrop = false, commands = {{cmdID = planetUtilities.COMMAND.PATROL, pos = {3600, 2500}}, }, difficultyAtLeast = 2,  },">
            <text:p>{ name = 'tc_suicide', x = 1450, z = 100, facing = 0, spawnRadius = 0, delay = 12060, orbitalDrop = false, commands = {{cmdID = planetUtilities.COMMAND.PATROL, pos = {3600, 2500}}, }, difficultyAtLeast = 2, <text:s/>},</text:p>
          </table:table-cell>
          <table:table-cell office:value-type="string">
            <text:p>tc_suicide</text:p>
          </table:table-cell>
          <table:table-cell table:formula="of:=IF([.M82]=&quot;N&quot;;1450;IF([.M82]=&quot;M&quot;;1200;1700))" office:value-type="float" office:value="1450">
            <text:p>1450</text:p>
          </table:table-cell>
          <table:table-cell table:formula="of:=IF([.M82]=&quot;N&quot;;100;IF([.M8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82]-1)" office:value-type="float" office:value="402">
            <text:p>402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4" table:formula="of:=[.N81]+0.05" office:value-type="float" office:value="7.2">
            <text:p>7,2</text:p>
          </table:table-cell>
          <table:table-cell table:formula="of:=[.G82]/60" office:value-type="float" office:value="6.7">
            <text:p>6,7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tc_suicide', x = 1450, z = 100, facing = 0, spawnRadius = 0, delay = 12150, orbitalDrop = false, commands = {{cmdID = planetUtilities.COMMAND.PATROL, pos = {3600, 2500}}, }, difficultyAtLeast = 3,  },">
            <text:p>{ name = 'tc_suicide', x = 1450, z = 100, facing = 0, spawnRadius = 0, delay = 12150, orbitalDrop = false, commands = {{cmdID = planetUtilities.COMMAND.PATROL, pos = {3600, 2500}}, }, difficultyAtLeast = 3, <text:s/>},</text:p>
          </table:table-cell>
          <table:table-cell office:value-type="string">
            <text:p>tc_suicide</text:p>
          </table:table-cell>
          <table:table-cell table:formula="of:=IF([.M83]=&quot;N&quot;;1450;IF([.M83]=&quot;M&quot;;1200;1700))" office:value-type="float" office:value="1450">
            <text:p>1450</text:p>
          </table:table-cell>
          <table:table-cell table:formula="of:=IF([.M83]=&quot;N&quot;;100;IF([.M8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$G$2]+[.$P$2]*([.N83]-1)" office:value-type="float" office:value="405">
            <text:p>4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4" table:formula="of:=[.N82]+0.05" office:value-type="float" office:value="7.25">
            <text:p>7,25</text:p>
          </table:table-cell>
          <table:table-cell table:formula="of:=[.G83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tc_suicide', x = 1700, z = 3900, facing = 0, spawnRadius = 0, delay = 11700, orbitalDrop = false, commands = {{cmdID = planetUtilities.COMMAND.PATROL, pos = {3600, 2500}}, },  },">
            <text:p>{ name = 'tc_suicide', x = 1700, z = 3900, facing = 0, spawnRadius = 0, delay = 11700, orbitalDrop = false, commands = {{cmdID = planetUtilities.COMMAND.PATROL, pos = {3600, 2500}}, }, <text:s/>},</text:p>
          </table:table-cell>
          <table:table-cell office:value-type="string">
            <text:p>tc_suicide</text:p>
          </table:table-cell>
          <table:table-cell table:formula="of:=IF([.M84]=&quot;N&quot;;1450;IF([.M84]=&quot;M&quot;;1200;1700))" office:value-type="float" office:value="1700">
            <text:p>1700</text:p>
          </table:table-cell>
          <table:table-cell table:formula="of:=IF([.M84]=&quot;N&quot;;100;IF([.M8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84]-1)" office:value-type="float" office:value="390">
            <text:p>39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ce6"/>
          <table:table-cell table:style-name="ce6" office:value-type="string">
            <text:p>S</text:p>
          </table:table-cell>
          <table:table-cell table:style-name="ce4" table:formula="of:=[.N78]" office:value-type="float" office:value="7">
            <text:p>7</text:p>
          </table:table-cell>
          <table:table-cell table:formula="of:=[.G84]/60" office:value-type="float" office:value="6.5">
            <text:p>6,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tc_suicide', x = 1700, z = 3900, facing = 0, spawnRadius = 0, delay = 11790, orbitalDrop = false, commands = {{cmdID = planetUtilities.COMMAND.PATROL, pos = {3600, 2500}}, }, difficultyAtLeast = 2,  },">
            <text:p>{ name = 'tc_suicide', x = 1700, z = 3900, facing = 0, spawnRadius = 0, delay = 11790, orbitalDrop = false, commands = {{cmdID = planetUtilities.COMMAND.PATROL, pos = {3600, 2500}}, }, difficultyAtLeast = 2, <text:s/>},</text:p>
          </table:table-cell>
          <table:table-cell office:value-type="string">
            <text:p>tc_suicide</text:p>
          </table:table-cell>
          <table:table-cell table:formula="of:=IF([.M85]=&quot;N&quot;;1450;IF([.M85]=&quot;M&quot;;1200;1700))" office:value-type="float" office:value="1700">
            <text:p>1700</text:p>
          </table:table-cell>
          <table:table-cell table:formula="of:=IF([.M85]=&quot;N&quot;;100;IF([.M8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85]-1)" office:value-type="float" office:value="393">
            <text:p>393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84]+0.05" office:value-type="float" office:value="7.05">
            <text:p>7,05</text:p>
          </table:table-cell>
          <table:table-cell table:formula="of:=[.G85]/60" office:value-type="float" office:value="6.55">
            <text:p>6,5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tc_suicide', x = 1700, z = 3900, facing = 0, spawnRadius = 0, delay = 11880, orbitalDrop = false, commands = {{cmdID = planetUtilities.COMMAND.PATROL, pos = {3600, 2500}}, }, difficultyAtLeast = 3,  },">
            <text:p>{ name = 'tc_suicide', x = 1700, z = 3900, facing = 0, spawnRadius = 0, delay = 11880, orbitalDrop = false, commands = {{cmdID = planetUtilities.COMMAND.PATROL, pos = {3600, 2500}}, }, difficultyAtLeast = 3, <text:s/>},</text:p>
          </table:table-cell>
          <table:table-cell office:value-type="string">
            <text:p>tc_suicide</text:p>
          </table:table-cell>
          <table:table-cell table:formula="of:=IF([.M86]=&quot;N&quot;;1450;IF([.M86]=&quot;M&quot;;1200;1700))" office:value-type="float" office:value="1700">
            <text:p>1700</text:p>
          </table:table-cell>
          <table:table-cell table:formula="of:=IF([.M86]=&quot;N&quot;;100;IF([.M8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86]-1)" office:value-type="float" office:value="396">
            <text:p>396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85]+0.05" office:value-type="float" office:value="7.1">
            <text:p>7,1</text:p>
          </table:table-cell>
          <table:table-cell table:formula="of:=[.G86]/60" office:value-type="float" office:value="6.6">
            <text:p>6,6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tc_suicide', x = 1700, z = 3900, facing = 0, spawnRadius = 0, delay = 11970, orbitalDrop = false, commands = {{cmdID = planetUtilities.COMMAND.PATROL, pos = {3600, 2500}}, },  },">
            <text:p>{ name = 'tc_suicide', x = 1700, z = 3900, facing = 0, spawnRadius = 0, delay = 11970, orbitalDrop = false, commands = {{cmdID = planetUtilities.COMMAND.PATROL, pos = {3600, 2500}}, }, <text:s/>},</text:p>
          </table:table-cell>
          <table:table-cell office:value-type="string">
            <text:p>tc_suicide</text:p>
          </table:table-cell>
          <table:table-cell table:formula="of:=IF([.M87]=&quot;N&quot;;1450;IF([.M87]=&quot;M&quot;;1200;1700))" office:value-type="float" office:value="1700">
            <text:p>1700</text:p>
          </table:table-cell>
          <table:table-cell table:formula="of:=IF([.M87]=&quot;N&quot;;100;IF([.M8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87]-1)" office:value-type="float" office:value="399">
            <text:p>399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/>
          <table:table-cell table:style-name="Default"/>
          <table:table-cell table:style-name="ce6" office:value-type="string">
            <text:p>S</text:p>
          </table:table-cell>
          <table:table-cell table:style-name="ce4" table:formula="of:=[.N86]+0.05" office:value-type="float" office:value="7.15">
            <text:p>7,15</text:p>
          </table:table-cell>
          <table:table-cell table:formula="of:=[.G87]/60" office:value-type="float" office:value="6.65">
            <text:p>6,6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tc_suicide', x = 1700, z = 3900, facing = 0, spawnRadius = 0, delay = 12060, orbitalDrop = false, commands = {{cmdID = planetUtilities.COMMAND.PATROL, pos = {3600, 2500}}, }, difficultyAtLeast = 2,  },">
            <text:p>{ name = 'tc_suicide', x = 1700, z = 3900, facing = 0, spawnRadius = 0, delay = 12060, orbitalDrop = false, commands = {{cmdID = planetUtilities.COMMAND.PATROL, pos = {3600, 2500}}, }, difficultyAtLeast = 2, <text:s/>},</text:p>
          </table:table-cell>
          <table:table-cell office:value-type="string">
            <text:p>tc_suicide</text:p>
          </table:table-cell>
          <table:table-cell table:formula="of:=IF([.M88]=&quot;N&quot;;1450;IF([.M88]=&quot;M&quot;;1200;1700))" office:value-type="float" office:value="1700">
            <text:p>1700</text:p>
          </table:table-cell>
          <table:table-cell table:formula="of:=IF([.M88]=&quot;N&quot;;100;IF([.M8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88]-1)" office:value-type="float" office:value="402">
            <text:p>402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87]+0.05" office:value-type="float" office:value="7.2">
            <text:p>7,2</text:p>
          </table:table-cell>
          <table:table-cell table:formula="of:=[.G88]/60" office:value-type="float" office:value="6.7">
            <text:p>6,7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tc_suicide', x = 1700, z = 3900, facing = 0, spawnRadius = 0, delay = 12150, orbitalDrop = false, commands = {{cmdID = planetUtilities.COMMAND.PATROL, pos = {3600, 2500}}, }, difficultyAtLeast = 3,  },">
            <text:p>{ name = 'tc_suicide', x = 1700, z = 3900, facing = 0, spawnRadius = 0, delay = 12150, orbitalDrop = false, commands = {{cmdID = planetUtilities.COMMAND.PATROL, pos = {3600, 2500}}, }, difficultyAtLeast = 3, <text:s/>},</text:p>
          </table:table-cell>
          <table:table-cell office:value-type="string">
            <text:p>tc_suicide</text:p>
          </table:table-cell>
          <table:table-cell table:formula="of:=IF([.M89]=&quot;N&quot;;1450;IF([.M89]=&quot;M&quot;;1200;1700))" office:value-type="float" office:value="1700">
            <text:p>1700</text:p>
          </table:table-cell>
          <table:table-cell table:formula="of:=IF([.M89]=&quot;N&quot;;100;IF([.M8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[.$G$2]+[.$P$2]*([.N89]-1)" office:value-type="float" office:value="405">
            <text:p>405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3600, 25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6" office:value-type="string">
            <text:p>S</text:p>
          </table:table-cell>
          <table:table-cell table:style-name="ce4" table:formula="of:=[.N88]+0.05" office:value-type="float" office:value="7.25">
            <text:p>7,25</text:p>
          </table:table-cell>
          <table:table-cell table:formula="of:=[.G89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4">
          <table:table-cell table:style-name="Default" table:number-columns-repeated="1024"/>
        </table:table-row>
        <table:table-row table:style-name="ro2">
          <table:table-cell table:style-name="ce2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tc_purgatory_ai', x = 1200, z = 2100, facing = 0, spawnRadius = 0, delay = 8100, orbitalDrop = false, commands = {{cmdID = planetUtilities.COMMAND.PATROL, pos = {1400, 2100}}, },  },">
            <text:p>{ name = 'tc_purgatory_ai', x = 1200, z = 2100, facing = 0, spawnRadius = 0, delay = 8100, orbitalDrop = false, commands = {{cmdID = planetUtilities.COMMAND.PATROL, pos = {1400, 2100}}, }, <text:s/>},</text:p>
          </table:table-cell>
          <table:table-cell office:value-type="string">
            <text:p>tc_purgatory_ai</text:p>
          </table:table-cell>
          <table:table-cell table:formula="of:=IF([.M91]=&quot;N&quot;;1450;IF([.M91]=&quot;M&quot;;1200;1700))" office:value-type="float" office:value="1200">
            <text:p>1200</text:p>
          </table:table-cell>
          <table:table-cell table:formula="of:=IF([.M91]=&quot;N&quot;;100;IF([.M9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91]-1)" office:value-type="float" office:value="270">
            <text:p>27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1400, 2100}}, }</text:p>
          </table:table-cell>
          <table:table-cell table:number-columns-repeated="2" table:style-name="Default"/>
          <table:table-cell/>
          <table:table-cell office:value-type="string">
            <text:p>M</text:p>
          </table:table-cell>
          <table:table-cell table:style-name="ce4" office:value-type="float" office:value="5">
            <text:p>5</text:p>
          </table:table-cell>
          <table:table-cell table:formula="of:=[.G91]/60" office:value-type="float" office:value="4.5">
            <text:p>4,5</text:p>
          </table:table-cell>
          <table:table-cell table:style-name="Default" table:number-columns-repeated="1009"/>
        </table:table-row>
        <table:table-row table:style-name="ro2">
          <table:table-cell table:style-name="ce2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tc_purgatory_ai', x = 1200, z = 2100, facing = 0, spawnRadius = 0, delay = 8100, orbitalDrop = false, commands = {{cmdID = planetUtilities.COMMAND.PATROL, pos = {1400, 2100}}, }, difficultyAtLeast = 2,  },">
            <text:p>{ name = 'tc_purgatory_ai', x = 1200, z = 2100, facing = 0, spawnRadius = 0, delay = 8100, orbitalDrop = false, commands = {{cmdID = planetUtilities.COMMAND.PATROL, pos = {1400, 2100}}, }, difficultyAtLeast = 2, <text:s/>},</text:p>
          </table:table-cell>
          <table:table-cell office:value-type="string">
            <text:p>tc_purgatory_ai</text:p>
          </table:table-cell>
          <table:table-cell table:formula="of:=IF([.M92]=&quot;N&quot;;1450;IF([.M92]=&quot;M&quot;;1200;1700))" office:value-type="float" office:value="1200">
            <text:p>1200</text:p>
          </table:table-cell>
          <table:table-cell table:formula="of:=IF([.M92]=&quot;N&quot;;100;IF([.M9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[.$G$2]+[.$P$2]*([.N92]-1)" office:value-type="float" office:value="270">
            <text:p>270</text:p>
          </table:table-cell>
          <table:table-cell table:style-name="ce5" office:value-type="string">
            <text:p>false</text:p>
          </table:table-cell>
          <table:table-cell office:value-type="string">
            <text:p>{{cmdID = planetUtilities.COMMAND.PATROL, pos = {1400, 21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4" table:formula="of:=[.N91]" office:value-type="float" office:value="5">
            <text:p>5</text:p>
          </table:table-cell>
          <table:table-cell table:formula="of:=[.G92]/60" office:value-type="float" office:value="4.5">
            <text:p>4,5</text:p>
          </table:table-cell>
          <table:table-cell table:style-name="Default" table:number-columns-repeated="1009"/>
        </table:table-row>
        <table:table-row table:style-name="ro2" table:number-rows-repeated="83">
          <table:table-cell table:style-name="Default" table:number-columns-repeated="1024"/>
        </table:table-row>
        <table:table-row table:style-name="ro2" table:number-rows-repeated="10484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wn_l2" table:style-name="ta1" table:print="false">
        <table:table-column table:style-name="co10" table:default-cell-style-name="ce12"/>
        <table:table-column table:style-name="co3" table:number-columns-repeated="7" table:default-cell-style-name="ce12"/>
        <table:table-column table:style-name="co4" table:default-cell-style-name="ce12"/>
        <table:table-column table:style-name="co11" table:default-cell-style-name="ce12"/>
        <table:table-column table:style-name="co12" table:number-columns-repeated="7" table:default-cell-style-name="ce12"/>
        <table:table-column table:style-name="co3" table:number-columns-repeated="1007" table:default-cell-style-name="ce12"/>
        <table:table-row table:style-name="ro2">
          <table:table-cell table:style-name="ce7"/>
          <table:table-cell table:style-name="ce7" office:value-type="string">
            <text:p>nam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z</text:p>
          </table:table-cell>
          <table:table-cell table:style-name="ce7" office:value-type="string">
            <text:p>facing</text:p>
          </table:table-cell>
          <table:table-cell table:style-name="ce7" office:value-type="string">
            <text:p>spawnRadius</text:p>
          </table:table-cell>
          <table:table-cell table:style-name="ce7" office:value-type="string">
            <text:p>delay</text:p>
          </table:table-cell>
          <table:table-cell table:style-name="ce7" office:value-type="string">
            <text:p>orbitalDrop</text:p>
          </table:table-cell>
          <table:table-cell table:style-name="ce7" office:value-type="string">
            <text:p>commands</text:p>
          </table:table-cell>
          <table:table-cell table:style-name="ce7" office:value-type="string">
            <text:p>patrolRoute</text:p>
          </table:table-cell>
          <table:table-cell table:style-name="ce7" office:value-type="string">
            <text:p>difficultyAtLeast</text:p>
          </table:table-cell>
          <table:table-cell table:style-name="ce7" table:number-columns-repeated="2"/>
          <table:table-cell table:style-name="ce7" office:value-type="string">
            <text:p>Group</text:p>
          </table:table-cell>
          <table:table-cell table:style-name="ce7" office:value-type="string">
            <text:p>Time Offset [s]</text:p>
          </table:table-cell>
          <table:table-cell table:style-name="ce7" table:number-columns-repeated="1009"/>
        </table:table-row>
        <table:table-row table:style-name="ro2">
          <table:table-cell table:style-name="ce10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4" office:value-type="string">
            <text:p>bug_med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120">
            <text:p>120</text:p>
          </table:table-cell>
          <table:table-cell table:style-name="ce4" table:number-columns-repeated="5"/>
          <table:table-cell table:style-name="ce4" office:value-type="string">
            <text:p>{{1500, 1700}, {1300, 200}, {2400, 200}, {3900, 850}, {3900, 850}, {2800, 1300}, {3600, 2400}, {4000, 3100}, }</text:p>
          </table:table-cell>
          <table:table-cell table:style-name="ce4" table:number-columns-repeated="1003"/>
        </table:table-row>
        <table:table-row table:style-name="ro2">
          <table:table-cell table:style-name="ce10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4" office:value-type="string">
            <text:p>bug_med</text:p>
          </table:table-cell>
          <table:table-cell table:style-name="ce4" table:formula="of:=[.C2]" office:value-type="float" office:value="2500">
            <text:p>2500</text:p>
          </table:table-cell>
          <table:table-cell table:style-name="ce4" table:formula="of:=[.D2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3]=[.N2];[.G2];[.G2]+[.$O$2])" office:value-type="float" office:value="10">
            <text:p>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010"/>
        </table:table-row>
        <table:table-row table:style-name="ro2">
          <table:table-cell table:style-name="ce10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4" office:value-type="string">
            <text:p>bug_med</text:p>
          </table:table-cell>
          <table:table-cell table:style-name="ce4" table:formula="of:=[.C3]" office:value-type="float" office:value="2500">
            <text:p>2500</text:p>
          </table:table-cell>
          <table:table-cell table:style-name="ce4" table:formula="of:=[.D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4]=[.N3];[.G3];[.G3]+[.$O$2])" office:value-type="float" office:value="10">
            <text:p>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3800">
            <text:p>3800</text:p>
          </table:table-cell>
          <table:table-cell table:style-name="ce4" office:value-type="float" office:value="2400">
            <text:p>2400</text:p>
          </table:table-cell>
          <table:table-cell table:style-name="ce4" table:formula="of:=&quot;{&quot;&amp;[.U4]&amp;&quot;, &quot;&amp;[.V4]&amp;&quot;}, &quot;" office:value-type="string" office:string-value="{3800, 2400}, ">
            <text:p>{3800, 2400}, </text:p>
          </table:table-cell>
          <table:table-cell table:style-name="ce4" table:formula="of:=&quot;{&quot;&amp;[.W4]" office:value-type="string" office:string-value="{{3800, 2400}, ">
            <text:p>{{3800, 2400}, </text:p>
          </table:table-cell>
          <table:table-cell table:style-name="ce4" table:number-columns-repeated="1000"/>
        </table:table-row>
        <table:table-row table:style-name="ro2">
          <table:table-cell table:style-name="ce10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4" office:value-type="string">
            <text:p>bug_med</text:p>
          </table:table-cell>
          <table:table-cell table:style-name="ce4" table:formula="of:=[.C4]" office:value-type="float" office:value="2500">
            <text:p>2500</text:p>
          </table:table-cell>
          <table:table-cell table:style-name="ce4" table:formula="of:=[.D4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5]=[.N4];[.G4];[.G4]+[.$O$2])" office:value-type="float" office:value="10">
            <text:p>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2040">
            <text:p>2040</text:p>
          </table:table-cell>
          <table:table-cell table:style-name="ce4" office:value-type="float" office:value="2080">
            <text:p>2080</text:p>
          </table:table-cell>
          <table:table-cell table:style-name="ce4" table:formula="of:=&quot;{&quot;&amp;[.U5]&amp;&quot;, &quot;&amp;[.V5]&amp;&quot;}, &quot;" office:value-type="string" office:string-value="{2040, 2080}, ">
            <text:p>{2040, 2080}, </text:p>
          </table:table-cell>
          <table:table-cell table:style-name="ce4" table:formula="of:=[.X4]&amp;[.W5]" office:value-type="string" office:string-value="{{3800, 2400}, {2040, 2080}, ">
            <text:p>{{3800, 2400}, {2040, 2080}, </text:p>
          </table:table-cell>
          <table:table-cell table:style-name="ce4" table:number-columns-repeated="1000"/>
        </table:table-row>
        <table:table-row table:style-name="ro2">
          <table:table-cell table:style-name="ce10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4" office:value-type="string">
            <text:p>bug_med</text:p>
          </table:table-cell>
          <table:table-cell table:style-name="ce4" table:formula="of:=[.C5]" office:value-type="float" office:value="2500">
            <text:p>2500</text:p>
          </table:table-cell>
          <table:table-cell table:style-name="ce4" table:formula="of:=[.D5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6]=[.N5];[.G5];[.G5]+[.$O$2])" office:value-type="float" office:value="10">
            <text:p>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4" office:value-type="float" office:value="4">
            <text:p>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2800">
            <text:p>2800</text:p>
          </table:table-cell>
          <table:table-cell table:style-name="ce4" office:value-type="float" office:value="3500">
            <text:p>3500</text:p>
          </table:table-cell>
          <table:table-cell table:style-name="ce4" table:formula="of:=&quot;{&quot;&amp;[.U6]&amp;&quot;, &quot;&amp;[.V6]&amp;&quot;}, &quot;" office:value-type="string" office:string-value="{2800, 3500}, ">
            <text:p>{2800, 3500}, </text:p>
          </table:table-cell>
          <table:table-cell table:style-name="ce4" table:formula="of:=[.X5]&amp;[.W6]" office:value-type="string" office:string-value="{{3800, 2400}, {2040, 2080}, {2800, 3500}, ">
            <text:p>{{3800, 2400}, {2040, 2080}, {2800, 3500}, </text:p>
          </table:table-cell>
          <table:table-cell table:style-name="ce4" table:number-columns-repeated="1000"/>
        </table:table-row>
        <table:table-row table:style-name="ro2">
          <table:table-cell table:style-name="ce10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4" office:value-type="string">
            <text:p>bug_med</text:p>
          </table:table-cell>
          <table:table-cell table:style-name="ce4" table:formula="of:=[.C6]" office:value-type="float" office:value="2500">
            <text:p>2500</text:p>
          </table:table-cell>
          <table:table-cell table:style-name="ce4" table:formula="of:=[.D6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7]=[.N6];[.G6];[.G6]+[.$O$2])" office:value-type="float" office:value="10">
            <text:p>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4" office:value-type="float" office:value="4">
            <text:p>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700">
            <text:p>700</text:p>
          </table:table-cell>
          <table:table-cell table:style-name="ce4" office:value-type="float" office:value="3800">
            <text:p>3800</text:p>
          </table:table-cell>
          <table:table-cell table:style-name="ce4" table:formula="of:=&quot;{&quot;&amp;[.U7]&amp;&quot;, &quot;&amp;[.V7]&amp;&quot;}, &quot;" office:value-type="string" office:string-value="{700, 3800}, ">
            <text:p>{700, 3800}, </text:p>
          </table:table-cell>
          <table:table-cell table:style-name="ce4" table:formula="of:=[.X6]&amp;[.W7]" office:value-type="string" office:string-value="{{3800, 2400}, {2040, 2080}, {2800, 3500}, {700, 3800}, ">
            <text:p>{{3800, 2400}, {2040, 2080}, {2800, 3500}, {700, 3800}, </text:p>
          </table:table-cell>
          <table:table-cell table:style-name="ce4" table:number-columns-repeated="1000"/>
        </table:table-row>
        <table:table-row table:style-name="ro2">
          <table:table-cell table:style-name="ce11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2]" office:value-type="string" office:string-value="bug_med">
            <text:p>bug_med</text:p>
          </table:table-cell>
          <table:table-cell table:style-name="ce4" table:formula="of:=[.C7]" office:value-type="float" office:value="2500">
            <text:p>2500</text:p>
          </table:table-cell>
          <table:table-cell table:style-name="ce4" table:formula="of:=[.D7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8]=[.N7];[.G7];[.G7]+[.$O$2])" office:value-type="float" office:value="130">
            <text:p>1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]" office:value-type="float" office:value="1">
            <text:p>1</text:p>
          </table:table-cell>
          <table:table-cell table:style-name="ce13" table:number-columns-repeated="2"/>
          <table:table-cell table:style-name="ce13" table:formula="of:=[.N2]+1" office:value-type="float" office:value="2">
            <text:p>2</text:p>
          </table:table-cell>
          <table:table-cell table:style-name="ce13" table:number-columns-repeated="6"/>
          <table:table-cell table:style-name="ce13" office:value-type="float" office:value="200">
            <text:p>200</text:p>
          </table:table-cell>
          <table:table-cell table:style-name="ce13" office:value-type="float" office:value="3200">
            <text:p>3200</text:p>
          </table:table-cell>
          <table:table-cell table:style-name="ce4" table:formula="of:=&quot;{&quot;&amp;[.U8]&amp;&quot;, &quot;&amp;[.V8]&amp;&quot;}, &quot;" office:value-type="string" office:string-value="{200, 3200}, ">
            <text:p>{200, 3200}, </text:p>
          </table:table-cell>
          <table:table-cell table:style-name="ce4" table:formula="of:=[.X7]&amp;[.W8]" office:value-type="string" office:string-value="{{3800, 2400}, {2040, 2080}, {2800, 3500}, {700, 3800}, {200, 3200}, ">
            <text:p>{{3800, 2400}, {2040, 2080}, {2800, 3500}, {700, 3800}, {200, 3200}, </text:p>
          </table:table-cell>
          <table:table-cell table:style-name="ce13" table:number-columns-repeated="1000"/>
        </table:table-row>
        <table:table-row table:style-name="ro2">
          <table:table-cell table:style-name="ce11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3]" office:value-type="string" office:string-value="bug_med">
            <text:p>bug_med</text:p>
          </table:table-cell>
          <table:table-cell table:style-name="ce4" table:formula="of:=[.C8]" office:value-type="float" office:value="2500">
            <text:p>2500</text:p>
          </table:table-cell>
          <table:table-cell table:style-name="ce4" table:formula="of:=[.D8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9]=[.N8];[.G8];[.G8]+[.$O$2])" office:value-type="float" office:value="130">
            <text:p>1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]" office:value-type="float" office:value="2">
            <text:p>2</text:p>
          </table:table-cell>
          <table:table-cell table:style-name="ce13" table:number-columns-repeated="2"/>
          <table:table-cell table:style-name="ce13" table:formula="of:=[.N3]+1" office:value-type="float" office:value="2">
            <text:p>2</text:p>
          </table:table-cell>
          <table:table-cell table:style-name="ce13" table:number-columns-repeated="6"/>
          <table:table-cell table:style-name="ce13" office:value-type="float" office:value="800">
            <text:p>800</text:p>
          </table:table-cell>
          <table:table-cell table:style-name="ce13" office:value-type="float" office:value="2600">
            <text:p>2600</text:p>
          </table:table-cell>
          <table:table-cell table:style-name="ce4" table:formula="of:=&quot;{&quot;&amp;[.U9]&amp;&quot;, &quot;&amp;[.V9]&amp;&quot;}, &quot;" office:value-type="string" office:string-value="{800, 2600}, ">
            <text:p>{800, 2600}, </text:p>
          </table:table-cell>
          <table:table-cell table:style-name="ce4" table:formula="of:=[.X8]&amp;[.W9]" office:value-type="string" office:string-value="{{3800, 2400}, {2040, 2080}, {2800, 3500}, {700, 3800}, {200, 3200}, {800, 2600}, ">
            <text:p>{{3800, 2400}, {2040, 2080}, {2800, 3500}, {700, 3800}, {200, 3200}, {800, 2600}, </text:p>
          </table:table-cell>
          <table:table-cell table:style-name="ce13" table:number-columns-repeated="1000"/>
        </table:table-row>
        <table:table-row table:style-name="ro2">
          <table:table-cell table:style-name="ce11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4]" office:value-type="string" office:string-value="bug_med">
            <text:p>bug_med</text:p>
          </table:table-cell>
          <table:table-cell table:style-name="ce4" table:formula="of:=[.C9]" office:value-type="float" office:value="2500">
            <text:p>2500</text:p>
          </table:table-cell>
          <table:table-cell table:style-name="ce4" table:formula="of:=[.D9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0]=[.N9];[.G9];[.G9]+[.$O$2])" office:value-type="float" office:value="130">
            <text:p>1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]" office:value-type="float" office:value="3">
            <text:p>3</text:p>
          </table:table-cell>
          <table:table-cell table:style-name="ce13" table:number-columns-repeated="2"/>
          <table:table-cell table:style-name="ce13" table:formula="of:=[.N4]+1" office:value-type="float" office:value="2">
            <text:p>2</text:p>
          </table:table-cell>
          <table:table-cell table:style-name="ce13" table:number-columns-repeated="6"/>
          <table:table-cell table:style-name="ce13" office:value-type="float" office:value="150">
            <text:p>150</text:p>
          </table:table-cell>
          <table:table-cell table:style-name="ce13" office:value-type="float" office:value="1800">
            <text:p>1800</text:p>
          </table:table-cell>
          <table:table-cell table:style-name="ce4" table:formula="of:=&quot;{&quot;&amp;[.U10]&amp;&quot;, &quot;&amp;[.V10]&amp;&quot;}, &quot;" office:value-type="string" office:string-value="{150, 1800}, ">
            <text:p>{150, 1800}, </text:p>
          </table:table-cell>
          <table:table-cell table:style-name="ce4" table:formula="of:=[.X9]&amp;[.W10]" office:value-type="string" office:string-value="{{3800, 2400}, {2040, 2080}, {2800, 3500}, {700, 3800}, {200, 3200}, {800, 2600}, {150, 1800}, ">
            <text:p>{{3800, 2400}, {2040, 2080}, {2800, 3500}, {700, 3800}, {200, 3200}, {800, 2600}, {150, 1800}, </text:p>
          </table:table-cell>
          <table:table-cell table:style-name="ce13" table:number-columns-repeated="1000"/>
        </table:table-row>
        <table:table-row table:style-name="ro2">
          <table:table-cell table:style-name="ce11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5]" office:value-type="string" office:string-value="bug_med">
            <text:p>bug_med</text:p>
          </table:table-cell>
          <table:table-cell table:style-name="ce4" table:formula="of:=[.C10]" office:value-type="float" office:value="2500">
            <text:p>2500</text:p>
          </table:table-cell>
          <table:table-cell table:style-name="ce4" table:formula="of:=[.D1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1]=[.N10];[.G10];[.G10]+[.$O$2])" office:value-type="float" office:value="130">
            <text:p>1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]" office:value-type="float" office:value="3">
            <text:p>3</text:p>
          </table:table-cell>
          <table:table-cell table:style-name="ce13" table:number-columns-repeated="2"/>
          <table:table-cell table:style-name="ce13" table:formula="of:=[.N5]+1" office:value-type="float" office:value="2">
            <text:p>2</text:p>
          </table:table-cell>
          <table:table-cell table:style-name="ce13" table:number-columns-repeated="6"/>
          <table:table-cell table:style-name="ce4" office:value-type="float" office:value="2040">
            <text:p>2040</text:p>
          </table:table-cell>
          <table:table-cell table:style-name="ce4" office:value-type="float" office:value="2080">
            <text:p>2080</text:p>
          </table:table-cell>
          <table:table-cell table:style-name="ce4" table:formula="of:=&quot;{&quot;&amp;[.U11]&amp;&quot;, &quot;&amp;[.V11]&amp;&quot;}, &quot;" office:value-type="string" office:string-value="{2040, 2080}, ">
            <text:p>{2040, 2080}, </text:p>
          </table:table-cell>
          <table:table-cell table:style-name="ce4" table:formula="of:=[.X10]&amp;[.W11]" office:value-type="string" office:string-value="{{3800, 2400}, {2040, 2080}, {2800, 3500}, {700, 3800}, {200, 3200}, {800, 2600}, {150, 1800}, {2040, 2080}, ">
            <text:p>{{3800, 2400}, {2040, 2080}, {2800, 3500}, {700, 3800}, {200, 3200}, {800, 2600}, {150, 1800}, {2040, 2080}, </text:p>
          </table:table-cell>
          <table:table-cell table:style-name="ce13" table:number-columns-repeated="1000"/>
        </table:table-row>
        <table:table-row table:style-name="ro2">
          <table:table-cell table:style-name="ce11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6]" office:value-type="string" office:string-value="bug_med">
            <text:p>bug_med</text:p>
          </table:table-cell>
          <table:table-cell table:style-name="ce4" table:formula="of:=[.C11]" office:value-type="float" office:value="2500">
            <text:p>2500</text:p>
          </table:table-cell>
          <table:table-cell table:style-name="ce4" table:formula="of:=[.D11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2]=[.N11];[.G11];[.G11]+[.$O$2])" office:value-type="float" office:value="130">
            <text:p>1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]" office:value-type="float" office:value="4">
            <text:p>4</text:p>
          </table:table-cell>
          <table:table-cell table:style-name="ce13" table:number-columns-repeated="2"/>
          <table:table-cell table:style-name="ce13" table:formula="of:=[.N6]+1" office:value-type="float" office:value="2">
            <text:p>2</text:p>
          </table:table-cell>
          <table:table-cell table:style-name="ce13" table:number-columns-repeated="6"/>
          <table:table-cell table:style-name="ce13" office:value-type="float" office:value="1300">
            <text:p>1300</text:p>
          </table:table-cell>
          <table:table-cell table:style-name="ce13" office:value-type="float" office:value="500">
            <text:p>500</text:p>
          </table:table-cell>
          <table:table-cell table:style-name="ce4" table:formula="of:=&quot;{&quot;&amp;[.U12]&amp;&quot;, &quot;&amp;[.V12]&amp;&quot;}, &quot;" office:value-type="string" office:string-value="{1300, 500}, ">
            <text:p>{1300, 500}, </text:p>
          </table:table-cell>
          <table:table-cell table:style-name="ce4" table:formula="of:=[.X11]&amp;[.W12]" office:value-type="string" office:string-value="{{3800, 2400}, {2040, 2080}, {2800, 3500}, {700, 3800}, {200, 3200}, {800, 2600}, {150, 1800}, {2040, 2080}, {1300, 500}, ">
            <text:p>{{3800, 2400}, {2040, 2080}, {2800, 3500}, {700, 3800}, {200, 3200}, {800, 2600}, {150, 1800}, {2040, 2080}, {1300, 500}, </text:p>
          </table:table-cell>
          <table:table-cell table:style-name="ce13" table:number-columns-repeated="1000"/>
        </table:table-row>
        <table:table-row table:style-name="ro2">
          <table:table-cell table:style-name="ce11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7]" office:value-type="string" office:string-value="bug_med">
            <text:p>bug_med</text:p>
          </table:table-cell>
          <table:table-cell table:style-name="ce4" table:formula="of:=[.C12]" office:value-type="float" office:value="2500">
            <text:p>2500</text:p>
          </table:table-cell>
          <table:table-cell table:style-name="ce4" table:formula="of:=[.D12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3]=[.N12];[.G12];[.G12]+[.$O$2])" office:value-type="float" office:value="130">
            <text:p>1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]" office:value-type="float" office:value="4">
            <text:p>4</text:p>
          </table:table-cell>
          <table:table-cell table:style-name="ce13" table:number-columns-repeated="2"/>
          <table:table-cell table:style-name="ce13" table:formula="of:=[.N7]+1" office:value-type="float" office:value="2">
            <text:p>2</text:p>
          </table:table-cell>
          <table:table-cell table:style-name="ce13" table:number-columns-repeated="6"/>
          <table:table-cell table:style-name="ce13" office:value-type="float" office:value="3800">
            <text:p>3800</text:p>
          </table:table-cell>
          <table:table-cell table:style-name="ce13" office:value-type="float" office:value="370">
            <text:p>370</text:p>
          </table:table-cell>
          <table:table-cell table:style-name="ce4" table:formula="of:=&quot;{&quot;&amp;[.U13]&amp;&quot;, &quot;&amp;[.V13]&amp;&quot;}, &quot;" office:value-type="string" office:string-value="{3800, 370}, ">
            <text:p>{3800, 370}, </text:p>
          </table:table-cell>
          <table:table-cell table:style-name="ce4" table:formula="of:=[.X12]&amp;[.W13]" office:value-type="string" office:string-value="{{3800, 2400}, {2040, 2080}, {2800, 3500}, {700, 3800}, {200, 3200}, {800, 2600}, {150, 1800}, {2040, 2080}, {1300, 500}, {3800, 370}, ">
            <text:p>{{3800, 2400}, {2040, 2080}, {2800, 3500}, {700, 3800}, {200, 3200}, {800, 2600}, {150, 1800}, {2040, 2080}, {1300, 500}, {3800, 370}, </text:p>
          </table:table-cell>
          <table:table-cell table:style-name="ce13" table:number-columns-repeated="1000"/>
        </table:table-row>
        <table:table-row table:style-name="ro2">
          <table:table-cell table:style-name="ce10" table:formula="of:=&quot;{ &quot;&amp;[.B$1]&amp;&quot; = '&quot;&amp;[.B14]&amp;&quot;', &quot;&amp;[.C$1]&amp;&quot; = &quot;&amp;[.C14]&amp;&quot;, &quot;&amp;[.D$1]&amp;&quot; = &quot;&amp;[.D14]&amp;&quot;, &quot;&amp;[.E$1]&amp;&quot; = &quot;&amp;[.E14]&amp;&quot;, &quot;&amp;[.F$1]&amp;&quot; = &quot;&amp;[.F14]&amp;&quot;, &quot;&amp;[.G$1]&amp;&quot; = &quot;&amp;[.G14]*30&amp;&quot;, &quot;&amp;[.H$1]&amp;&quot; = &quot;&amp;[.H14]&amp;&quot;, &quot;&amp;IF([.I14]=&quot;&quot;;&quot;&quot;;[.I$1]&amp;&quot; = &quot;&amp;[.I14]&amp;&quot;, &quot;)&amp;IF([.J14]=&quot;&quot;;&quot;&quot;;[.J$1]&amp;&quot; = &quot;&amp;[.J14]&amp;&quot;, &quot;)&amp;IF([.K14]=&quot;&quot;;&quot;&quot;;[.K$1]&amp;&quot; = &quot;&amp;[.K14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8]" office:value-type="string" office:string-value="bug_med">
            <text:p>bug_med</text:p>
          </table:table-cell>
          <table:table-cell table:style-name="ce4" table:formula="of:=[.C13]" office:value-type="float" office:value="2500">
            <text:p>2500</text:p>
          </table:table-cell>
          <table:table-cell table:style-name="ce4" table:formula="of:=[.D1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4]=[.N13];[.G13];[.G13]+[.$O$2])" office:value-type="float" office:value="250">
            <text:p>2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]" office:value-type="float" office:value="1">
            <text:p>1</text:p>
          </table:table-cell>
          <table:table-cell table:style-name="ce4" table:number-columns-repeated="2"/>
          <table:table-cell table:style-name="ce13" table:formula="of:=[.N8]+1" office:value-type="float" office:value="3">
            <text:p>3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10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9]" office:value-type="string" office:string-value="bug_med">
            <text:p>bug_med</text:p>
          </table:table-cell>
          <table:table-cell table:style-name="ce4" table:formula="of:=[.C14]" office:value-type="float" office:value="2500">
            <text:p>2500</text:p>
          </table:table-cell>
          <table:table-cell table:style-name="ce4" table:formula="of:=[.D14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5]=[.N14];[.G14];[.G14]+[.$O$2])" office:value-type="float" office:value="250">
            <text:p>2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9]+1" office:value-type="float" office:value="3">
            <text:p>3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10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10]" office:value-type="string" office:string-value="bug_med">
            <text:p>bug_med</text:p>
          </table:table-cell>
          <table:table-cell table:style-name="ce4" table:formula="of:=[.C15]" office:value-type="float" office:value="2500">
            <text:p>2500</text:p>
          </table:table-cell>
          <table:table-cell table:style-name="ce4" table:formula="of:=[.D15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6]=[.N15];[.G15];[.G15]+[.$O$2])" office:value-type="float" office:value="250">
            <text:p>2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2">
            <text:p>2</text:p>
          </table:table-cell>
          <table:table-cell table:style-name="ce4" table:number-columns-repeated="2"/>
          <table:table-cell table:style-name="ce13" table:formula="of:=[.N10]+1" office:value-type="float" office:value="3">
            <text:p>3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10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11]" office:value-type="string" office:string-value="bug_med">
            <text:p>bug_med</text:p>
          </table:table-cell>
          <table:table-cell table:style-name="ce4" table:formula="of:=[.C16]" office:value-type="float" office:value="2500">
            <text:p>2500</text:p>
          </table:table-cell>
          <table:table-cell table:style-name="ce4" table:formula="of:=[.D16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7]=[.N16];[.G16];[.G16]+[.$O$2])" office:value-type="float" office:value="250">
            <text:p>2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2">
            <text:p>2</text:p>
          </table:table-cell>
          <table:table-cell table:style-name="ce4" table:number-columns-repeated="2"/>
          <table:table-cell table:style-name="ce13" table:formula="of:=[.N11]+1" office:value-type="float" office:value="3">
            <text:p>3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10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12]" office:value-type="string" office:string-value="bug_med">
            <text:p>bug_med</text:p>
          </table:table-cell>
          <table:table-cell table:style-name="ce4" table:formula="of:=[.C17]" office:value-type="float" office:value="2500">
            <text:p>2500</text:p>
          </table:table-cell>
          <table:table-cell table:style-name="ce4" table:formula="of:=[.D17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8]=[.N17];[.G17];[.G17]+[.$O$2])" office:value-type="float" office:value="250">
            <text:p>2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3">
            <text:p>3</text:p>
          </table:table-cell>
          <table:table-cell table:style-name="ce4" table:number-columns-repeated="2"/>
          <table:table-cell table:style-name="ce13" table:formula="of:=[.N12]+1" office:value-type="float" office:value="3">
            <text:p>3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10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bug_big', x = 2500, z = 2000, facing = 0, spawnRadius = 0, delay = 7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7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office:value-type="string">
            <text:p>bug_big</text:p>
          </table:table-cell>
          <table:table-cell table:style-name="ce4" table:formula="of:=[.C18]" office:value-type="float" office:value="2500">
            <text:p>2500</text:p>
          </table:table-cell>
          <table:table-cell table:style-name="ce4" table:formula="of:=[.D18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9]=[.N18];[.G18];[.G18]+[.$O$2])" office:value-type="float" office:value="250">
            <text:p>2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13]" office:value-type="float" office:value="4">
            <text:p>4</text:p>
          </table:table-cell>
          <table:table-cell table:style-name="ce4" table:number-columns-repeated="2"/>
          <table:table-cell table:style-name="ce13" table:formula="of:=[.N13]+1" office:value-type="float" office:value="3">
            <text:p>3</text:p>
          </table:table-cell>
          <table:table-cell table:style-name="ce4" table:number-columns-repeated="3"/>
          <table:table-cell table:number-columns-repeated="1007"/>
        </table:table-row>
        <table:table-row table:style-name="ro2">
          <table:table-cell table:style-name="ce11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4]" office:value-type="string" office:string-value="bug_med">
            <text:p>bug_med</text:p>
          </table:table-cell>
          <table:table-cell table:style-name="ce4" table:formula="of:=[.C19]" office:value-type="float" office:value="2500">
            <text:p>2500</text:p>
          </table:table-cell>
          <table:table-cell table:style-name="ce4" table:formula="of:=[.D19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20]=[.N19];[.G19];[.G19]+[.$O$2])" office:value-type="float" office:value="370">
            <text:p>3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14]" office:value-type="float" office:value="1">
            <text:p>1</text:p>
          </table:table-cell>
          <table:table-cell table:style-name="ce13" table:number-columns-repeated="2"/>
          <table:table-cell table:style-name="ce13" table:formula="of:=[.N14]+1" office:value-type="float" office:value="4">
            <text:p>4</text:p>
          </table:table-cell>
          <table:table-cell table:style-name="ce13" table:number-columns-repeated="3"/>
          <table:table-cell table:number-columns-repeated="1007"/>
        </table:table-row>
        <table:table-row table:style-name="ro2">
          <table:table-cell table:style-name="ce11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5]" office:value-type="string" office:string-value="bug_med">
            <text:p>bug_med</text:p>
          </table:table-cell>
          <table:table-cell table:style-name="ce4" table:formula="of:=[.C20]" office:value-type="float" office:value="2500">
            <text:p>2500</text:p>
          </table:table-cell>
          <table:table-cell table:style-name="ce4" table:formula="of:=[.D2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21]=[.N20];[.G20];[.G20]+[.$O$2])" office:value-type="float" office:value="370">
            <text:p>3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15]" office:value-type="float" office:value="1">
            <text:p>1</text:p>
          </table:table-cell>
          <table:table-cell table:style-name="ce13" table:number-columns-repeated="2"/>
          <table:table-cell table:style-name="ce13" table:formula="of:=[.N15]+1" office:value-type="float" office:value="4">
            <text:p>4</text:p>
          </table:table-cell>
          <table:table-cell table:style-name="ce13" table:number-columns-repeated="3"/>
          <table:table-cell table:number-columns-repeated="1007"/>
        </table:table-row>
        <table:table-row table:style-name="ro2">
          <table:table-cell table:style-name="ce11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16]" office:value-type="string" office:string-value="bug_med">
            <text:p>bug_med</text:p>
          </table:table-cell>
          <table:table-cell table:style-name="ce4" table:formula="of:=[.C21]" office:value-type="float" office:value="2500">
            <text:p>2500</text:p>
          </table:table-cell>
          <table:table-cell table:style-name="ce4" table:formula="of:=[.D21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22]=[.N21];[.G21];[.G21]+[.$O$2])" office:value-type="float" office:value="370">
            <text:p>3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16]" office:value-type="float" office:value="2">
            <text:p>2</text:p>
          </table:table-cell>
          <table:table-cell table:style-name="ce13" table:number-columns-repeated="2"/>
          <table:table-cell table:style-name="ce13" table:formula="of:=[.N16]+1" office:value-type="float" office:value="4">
            <text:p>4</text:p>
          </table:table-cell>
          <table:table-cell table:style-name="ce13" table:number-columns-repeated="3"/>
          <table:table-cell table:number-columns-repeated="1007"/>
        </table:table-row>
        <table:table-row table:style-name="ro2">
          <table:table-cell table:style-name="ce11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17]" office:value-type="string" office:string-value="bug_med">
            <text:p>bug_med</text:p>
          </table:table-cell>
          <table:table-cell table:style-name="ce4" table:formula="of:=[.C22]" office:value-type="float" office:value="2500">
            <text:p>2500</text:p>
          </table:table-cell>
          <table:table-cell table:style-name="ce4" table:formula="of:=[.D22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23]=[.N22];[.G22];[.G22]+[.$O$2])" office:value-type="float" office:value="370">
            <text:p>3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17]" office:value-type="float" office:value="2">
            <text:p>2</text:p>
          </table:table-cell>
          <table:table-cell table:style-name="ce13" table:number-columns-repeated="2"/>
          <table:table-cell table:style-name="ce13" table:formula="of:=[.N17]+1" office:value-type="float" office:value="4">
            <text:p>4</text:p>
          </table:table-cell>
          <table:table-cell table:style-name="ce13" table:number-columns-repeated="3"/>
          <table:table-cell table:number-columns-repeated="1007"/>
        </table:table-row>
        <table:table-row table:style-name="ro2">
          <table:table-cell table:style-name="ce11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office:value-type="string">
            <text:p>bug_big</text:p>
          </table:table-cell>
          <table:table-cell table:style-name="ce4" table:formula="of:=[.C23]" office:value-type="float" office:value="2500">
            <text:p>2500</text:p>
          </table:table-cell>
          <table:table-cell table:style-name="ce4" table:formula="of:=[.D23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24]=[.N23];[.G23];[.G23]+[.$O$2])" office:value-type="float" office:value="370">
            <text:p>3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18]" office:value-type="float" office:value="3">
            <text:p>3</text:p>
          </table:table-cell>
          <table:table-cell table:style-name="ce13" table:number-columns-repeated="2"/>
          <table:table-cell table:style-name="ce13" table:formula="of:=[.N18]+1" office:value-type="float" office:value="4">
            <text:p>4</text:p>
          </table:table-cell>
          <table:table-cell table:style-name="ce13" table:number-columns-repeated="3"/>
          <table:table-cell table:number-columns-repeated="1007"/>
        </table:table-row>
        <table:table-row table:style-name="ro2">
          <table:table-cell table:style-name="ce11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19]" office:value-type="string" office:string-value="bug_big">
            <text:p>bug_big</text:p>
          </table:table-cell>
          <table:table-cell table:style-name="ce4" table:formula="of:=[.C24]" office:value-type="float" office:value="2500">
            <text:p>2500</text:p>
          </table:table-cell>
          <table:table-cell table:style-name="ce4" table:formula="of:=[.D24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25]=[.N24];[.G24];[.G24]+[.$O$2])" office:value-type="float" office:value="370">
            <text:p>3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19]" office:value-type="float" office:value="4">
            <text:p>4</text:p>
          </table:table-cell>
          <table:table-cell table:style-name="ce13" table:number-columns-repeated="2"/>
          <table:table-cell table:style-name="ce13" table:formula="of:=[.N19]+1" office:value-type="float" office:value="4">
            <text:p>4</text:p>
          </table:table-cell>
          <table:table-cell table:style-name="ce13" table:number-columns-repeated="3"/>
          <table:table-cell table:number-columns-repeated="1007"/>
        </table:table-row>
        <table:table-row table:style-name="ro2">
          <table:table-cell table:style-name="ce10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20]" office:value-type="string" office:string-value="bug_med">
            <text:p>bug_med</text:p>
          </table:table-cell>
          <table:table-cell table:style-name="ce4" table:formula="of:=[.C25]" office:value-type="float" office:value="2500">
            <text:p>2500</text:p>
          </table:table-cell>
          <table:table-cell table:style-name="ce4" table:formula="of:=[.D25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26]=[.N25];[.G25];[.G25]+[.$O$2])" office:value-type="float" office:value="490">
            <text:p>4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0]" office:value-type="float" office:value="1">
            <text:p>1</text:p>
          </table:table-cell>
          <table:table-cell table:style-name="ce4" table:number-columns-repeated="2"/>
          <table:table-cell table:style-name="ce13" table:formula="of:=[.N20]+1" office:value-type="float" office:value="5">
            <text:p>5</text:p>
          </table:table-cell>
          <table:table-cell table:style-name="ce4" table:number-columns-repeated="1010"/>
        </table:table-row>
        <table:table-row table:style-name="ro2">
          <table:table-cell table:style-name="ce10" table:formula="of:=&quot;{ &quot;&amp;[.B$1]&amp;&quot; = '&quot;&amp;[.B27]&amp;&quot;', &quot;&amp;[.C$1]&amp;&quot; = &quot;&amp;[.C27]&amp;&quot;, &quot;&amp;[.D$1]&amp;&quot; = &quot;&amp;[.D27]&amp;&quot;, &quot;&amp;[.E$1]&amp;&quot; = &quot;&amp;[.E27]&amp;&quot;, &quot;&amp;[.F$1]&amp;&quot; = &quot;&amp;[.F27]&amp;&quot;, &quot;&amp;[.G$1]&amp;&quot; = &quot;&amp;[.G27]*30&amp;&quot;, &quot;&amp;[.H$1]&amp;&quot; = &quot;&amp;[.H27]&amp;&quot;, &quot;&amp;IF([.I27]=&quot;&quot;;&quot;&quot;;[.I$1]&amp;&quot; = &quot;&amp;[.I27]&amp;&quot;, &quot;)&amp;IF([.J27]=&quot;&quot;;&quot;&quot;;[.J$1]&amp;&quot; = &quot;&amp;[.J27]&amp;&quot;, &quot;)&amp;IF([.K27]=&quot;&quot;;&quot;&quot;;[.K$1]&amp;&quot; = &quot;&amp;[.K27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21]" office:value-type="string" office:string-value="bug_med">
            <text:p>bug_med</text:p>
          </table:table-cell>
          <table:table-cell table:style-name="ce4" table:formula="of:=[.C26]" office:value-type="float" office:value="2500">
            <text:p>2500</text:p>
          </table:table-cell>
          <table:table-cell table:style-name="ce4" table:formula="of:=[.D26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27]=[.N26];[.G26];[.G26]+[.$O$2])" office:value-type="float" office:value="490">
            <text:p>4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1]" office:value-type="float" office:value="1">
            <text:p>1</text:p>
          </table:table-cell>
          <table:table-cell table:style-name="ce4" table:number-columns-repeated="2"/>
          <table:table-cell table:style-name="ce13" table:formula="of:=[.N21]+1" office:value-type="float" office:value="5">
            <text:p>5</text:p>
          </table:table-cell>
          <table:table-cell table:style-name="ce4" table:number-columns-repeated="1010"/>
        </table:table-row>
        <table:table-row table:style-name="ro2">
          <table:table-cell table:style-name="ce10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22]" office:value-type="string" office:string-value="bug_med">
            <text:p>bug_med</text:p>
          </table:table-cell>
          <table:table-cell table:style-name="ce4" table:formula="of:=[.C27]" office:value-type="float" office:value="2500">
            <text:p>2500</text:p>
          </table:table-cell>
          <table:table-cell table:style-name="ce4" table:formula="of:=[.D27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28]=[.N27];[.G27];[.G27]+[.$O$2])" office:value-type="float" office:value="490">
            <text:p>4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2]" office:value-type="float" office:value="2">
            <text:p>2</text:p>
          </table:table-cell>
          <table:table-cell table:style-name="ce4" table:number-columns-repeated="2"/>
          <table:table-cell table:style-name="ce13" table:formula="of:=[.N22]+1" office:value-type="float" office:value="5">
            <text:p>5</text:p>
          </table:table-cell>
          <table:table-cell table:style-name="ce4" table:number-columns-repeated="1010"/>
        </table:table-row>
        <table:table-row table:style-name="ro2">
          <table:table-cell table:style-name="ce10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office:value-type="string">
            <text:p>bug_big</text:p>
          </table:table-cell>
          <table:table-cell table:style-name="ce4" table:formula="of:=[.C28]" office:value-type="float" office:value="2500">
            <text:p>2500</text:p>
          </table:table-cell>
          <table:table-cell table:style-name="ce4" table:formula="of:=[.D28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29]=[.N28];[.G28];[.G28]+[.$O$2])" office:value-type="float" office:value="490">
            <text:p>4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3]" office:value-type="float" office:value="2">
            <text:p>2</text:p>
          </table:table-cell>
          <table:table-cell table:style-name="ce4" table:number-columns-repeated="2"/>
          <table:table-cell table:style-name="ce13" table:formula="of:=[.N23]+1" office:value-type="float" office:value="5">
            <text:p>5</text:p>
          </table:table-cell>
          <table:table-cell table:style-name="ce4" table:number-columns-repeated="1010"/>
        </table:table-row>
        <table:table-row table:style-name="ro2">
          <table:table-cell table:style-name="ce10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24]" office:value-type="string" office:string-value="bug_big">
            <text:p>bug_big</text:p>
          </table:table-cell>
          <table:table-cell table:style-name="ce4" table:formula="of:=[.C29]" office:value-type="float" office:value="2500">
            <text:p>2500</text:p>
          </table:table-cell>
          <table:table-cell table:style-name="ce4" table:formula="of:=[.D29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30]=[.N29];[.G29];[.G29]+[.$O$2])" office:value-type="float" office:value="490">
            <text:p>4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4]" office:value-type="float" office:value="3">
            <text:p>3</text:p>
          </table:table-cell>
          <table:table-cell table:style-name="ce4" table:number-columns-repeated="2"/>
          <table:table-cell table:style-name="ce13" table:formula="of:=[.N24]+1" office:value-type="float" office:value="5">
            <text:p>5</text:p>
          </table:table-cell>
          <table:table-cell table:style-name="ce4" table:number-columns-repeated="1010"/>
        </table:table-row>
        <table:table-row table:style-name="ro2">
          <table:table-cell table:style-name="ce10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25]" office:value-type="string" office:string-value="bug_big">
            <text:p>bug_big</text:p>
          </table:table-cell>
          <table:table-cell table:style-name="ce4" table:formula="of:=[.C30]" office:value-type="float" office:value="2500">
            <text:p>2500</text:p>
          </table:table-cell>
          <table:table-cell table:style-name="ce4" table:formula="of:=[.D30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31]=[.N30];[.G30];[.G30]+[.$O$2])" office:value-type="float" office:value="490">
            <text:p>4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5]" office:value-type="float" office:value="4">
            <text:p>4</text:p>
          </table:table-cell>
          <table:table-cell table:style-name="ce4" table:number-columns-repeated="2"/>
          <table:table-cell table:style-name="ce13" table:formula="of:=[.N25]+1" office:value-type="float" office:value="5">
            <text:p>5</text:p>
          </table:table-cell>
          <table:table-cell table:style-name="ce4" table:number-columns-repeated="1010"/>
        </table:table-row>
        <table:table-row table:style-name="ro2">
          <table:table-cell table:style-name="ce11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26]" office:value-type="string" office:string-value="bug_med">
            <text:p>bug_med</text:p>
          </table:table-cell>
          <table:table-cell table:style-name="ce4" table:formula="of:=[.C31]" office:value-type="float" office:value="2500">
            <text:p>2500</text:p>
          </table:table-cell>
          <table:table-cell table:style-name="ce4" table:formula="of:=[.D31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32]=[.N31];[.G31];[.G31]+[.$O$2])" office:value-type="float" office:value="610">
            <text:p>6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6]" office:value-type="float" office:value="1">
            <text:p>1</text:p>
          </table:table-cell>
          <table:table-cell table:style-name="ce4" table:number-columns-repeated="2"/>
          <table:table-cell table:style-name="ce13" table:formula="of:=[.N26]+1" office:value-type="float" office:value="6">
            <text:p>6</text:p>
          </table:table-cell>
          <table:table-cell table:style-name="ce4" table:number-columns-repeated="1010"/>
        </table:table-row>
        <table:table-row table:style-name="ro2">
          <table:table-cell table:style-name="ce11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27]" office:value-type="string" office:string-value="bug_med">
            <text:p>bug_med</text:p>
          </table:table-cell>
          <table:table-cell table:style-name="ce4" table:formula="of:=[.C32]" office:value-type="float" office:value="2500">
            <text:p>2500</text:p>
          </table:table-cell>
          <table:table-cell table:style-name="ce4" table:formula="of:=[.D32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33]=[.N32];[.G32];[.G32]+[.$O$2])" office:value-type="float" office:value="610">
            <text:p>6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7]" office:value-type="float" office:value="1">
            <text:p>1</text:p>
          </table:table-cell>
          <table:table-cell table:style-name="ce4" table:number-columns-repeated="2"/>
          <table:table-cell table:style-name="ce13" table:formula="of:=[.N27]+1" office:value-type="float" office:value="6">
            <text:p>6</text:p>
          </table:table-cell>
          <table:table-cell table:style-name="ce4" table:number-columns-repeated="1010"/>
        </table:table-row>
        <table:table-row table:style-name="ro2">
          <table:table-cell table:style-name="ce11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office:value-type="string">
            <text:p>bug_big</text:p>
          </table:table-cell>
          <table:table-cell table:style-name="ce4" table:formula="of:=[.C33]" office:value-type="float" office:value="2500">
            <text:p>2500</text:p>
          </table:table-cell>
          <table:table-cell table:style-name="ce4" table:formula="of:=[.D3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34]=[.N33];[.G33];[.G33]+[.$O$2])" office:value-type="float" office:value="610">
            <text:p>6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8]" office:value-type="float" office:value="2">
            <text:p>2</text:p>
          </table:table-cell>
          <table:table-cell table:style-name="ce4" table:number-columns-repeated="2"/>
          <table:table-cell table:style-name="ce13" table:formula="of:=[.N28]+1" office:value-type="float" office:value="6">
            <text:p>6</text:p>
          </table:table-cell>
          <table:table-cell table:style-name="ce4" table:number-columns-repeated="1010"/>
        </table:table-row>
        <table:table-row table:style-name="ro2">
          <table:table-cell table:style-name="ce11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29]" office:value-type="string" office:string-value="bug_big">
            <text:p>bug_big</text:p>
          </table:table-cell>
          <table:table-cell table:style-name="ce4" table:formula="of:=[.C34]" office:value-type="float" office:value="2500">
            <text:p>2500</text:p>
          </table:table-cell>
          <table:table-cell table:style-name="ce4" table:formula="of:=[.D34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35]=[.N34];[.G34];[.G34]+[.$O$2])" office:value-type="float" office:value="610">
            <text:p>61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29]" office:value-type="float" office:value="2">
            <text:p>2</text:p>
          </table:table-cell>
          <table:table-cell table:style-name="ce13" table:number-columns-repeated="2"/>
          <table:table-cell table:style-name="ce13" table:formula="of:=[.N29]+1" office:value-type="float" office:value="6">
            <text:p>6</text:p>
          </table:table-cell>
          <table:table-cell table:style-name="ce13" table:number-columns-repeated="1010"/>
        </table:table-row>
        <table:table-row table:style-name="ro2">
          <table:table-cell table:style-name="ce11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30]" office:value-type="string" office:string-value="bug_big">
            <text:p>bug_big</text:p>
          </table:table-cell>
          <table:table-cell table:style-name="ce4" table:formula="of:=[.C35]" office:value-type="float" office:value="2500">
            <text:p>2500</text:p>
          </table:table-cell>
          <table:table-cell table:style-name="ce4" table:formula="of:=[.D35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36]=[.N35];[.G35];[.G35]+[.$O$2])" office:value-type="float" office:value="610">
            <text:p>61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0]" office:value-type="float" office:value="3">
            <text:p>3</text:p>
          </table:table-cell>
          <table:table-cell table:style-name="ce13" table:number-columns-repeated="2"/>
          <table:table-cell table:style-name="ce13" table:formula="of:=[.N30]+1" office:value-type="float" office:value="6">
            <text:p>6</text:p>
          </table:table-cell>
          <table:table-cell table:style-name="ce13" table:number-columns-repeated="1010"/>
        </table:table-row>
        <table:table-row table:style-name="ro2">
          <table:table-cell table:style-name="ce11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31]" office:value-type="string" office:string-value="bug_big">
            <text:p>bug_big</text:p>
          </table:table-cell>
          <table:table-cell table:style-name="ce4" table:formula="of:=[.C36]" office:value-type="float" office:value="2500">
            <text:p>2500</text:p>
          </table:table-cell>
          <table:table-cell table:style-name="ce4" table:formula="of:=[.D36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37]=[.N36];[.G36];[.G36]+[.$O$2])" office:value-type="float" office:value="610">
            <text:p>61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1]" office:value-type="float" office:value="4">
            <text:p>4</text:p>
          </table:table-cell>
          <table:table-cell table:style-name="ce13" table:number-columns-repeated="2"/>
          <table:table-cell table:style-name="ce13" table:formula="of:=[.N31]+1" office:value-type="float" office:value="6">
            <text:p>6</text:p>
          </table:table-cell>
          <table:table-cell table:style-name="ce13" table:number-columns-repeated="1010"/>
        </table:table-row>
        <table:table-row table:style-name="ro2">
          <table:table-cell table:style-name="ce10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32]" office:value-type="string" office:string-value="bug_med">
            <text:p>bug_med</text:p>
          </table:table-cell>
          <table:table-cell table:style-name="ce4" table:formula="of:=[.C37]" office:value-type="float" office:value="2500">
            <text:p>2500</text:p>
          </table:table-cell>
          <table:table-cell table:style-name="ce4" table:formula="of:=[.D37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38]=[.N37];[.G37];[.G37]+[.$O$2])" office:value-type="float" office:value="730">
            <text:p>7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2]" office:value-type="float" office:value="1">
            <text:p>1</text:p>
          </table:table-cell>
          <table:table-cell table:style-name="ce13" table:number-columns-repeated="2"/>
          <table:table-cell table:style-name="ce13" table:formula="of:=[.N32]+1" office:value-type="float" office:value="7">
            <text:p>7</text:p>
          </table:table-cell>
          <table:table-cell table:style-name="ce13" table:number-columns-repeated="1010"/>
        </table:table-row>
        <table:table-row table:style-name="ro2">
          <table:table-cell table:style-name="ce10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office:value-type="string">
            <text:p>bug_big</text:p>
          </table:table-cell>
          <table:table-cell table:style-name="ce4" table:formula="of:=[.C38]" office:value-type="float" office:value="2500">
            <text:p>2500</text:p>
          </table:table-cell>
          <table:table-cell table:style-name="ce4" table:formula="of:=[.D38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39]=[.N38];[.G38];[.G38]+[.$O$2])" office:value-type="float" office:value="730">
            <text:p>7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3]" office:value-type="float" office:value="1">
            <text:p>1</text:p>
          </table:table-cell>
          <table:table-cell table:style-name="ce13" table:number-columns-repeated="2"/>
          <table:table-cell table:style-name="ce13" table:formula="of:=[.N33]+1" office:value-type="float" office:value="7">
            <text:p>7</text:p>
          </table:table-cell>
          <table:table-cell table:style-name="ce13" table:number-columns-repeated="1010"/>
        </table:table-row>
        <table:table-row table:style-name="ro2">
          <table:table-cell table:style-name="ce10" table:formula="of:=&quot;{ &quot;&amp;[.B$1]&amp;&quot; = '&quot;&amp;[.B40]&amp;&quot;', &quot;&amp;[.C$1]&amp;&quot; = &quot;&amp;[.C40]&amp;&quot;, &quot;&amp;[.D$1]&amp;&quot; = &quot;&amp;[.D40]&amp;&quot;, &quot;&amp;[.E$1]&amp;&quot; = &quot;&amp;[.E40]&amp;&quot;, &quot;&amp;[.F$1]&amp;&quot; = &quot;&amp;[.F40]&amp;&quot;, &quot;&amp;[.G$1]&amp;&quot; = &quot;&amp;[.G40]*30&amp;&quot;, &quot;&amp;[.H$1]&amp;&quot; = &quot;&amp;[.H40]&amp;&quot;, &quot;&amp;IF([.I40]=&quot;&quot;;&quot;&quot;;[.I$1]&amp;&quot; = &quot;&amp;[.I40]&amp;&quot;, &quot;)&amp;IF([.J40]=&quot;&quot;;&quot;&quot;;[.J$1]&amp;&quot; = &quot;&amp;[.J40]&amp;&quot;, &quot;)&amp;IF([.K40]=&quot;&quot;;&quot;&quot;;[.K$1]&amp;&quot; = &quot;&amp;[.K40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34]" office:value-type="string" office:string-value="bug_big">
            <text:p>bug_big</text:p>
          </table:table-cell>
          <table:table-cell table:style-name="ce4" table:formula="of:=[.C39]" office:value-type="float" office:value="2500">
            <text:p>2500</text:p>
          </table:table-cell>
          <table:table-cell table:style-name="ce4" table:formula="of:=[.D39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40]=[.N39];[.G39];[.G39]+[.$O$2])" office:value-type="float" office:value="730">
            <text:p>7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4]" office:value-type="float" office:value="2">
            <text:p>2</text:p>
          </table:table-cell>
          <table:table-cell table:style-name="ce13" table:number-columns-repeated="2"/>
          <table:table-cell table:style-name="ce13" table:formula="of:=[.N34]+1" office:value-type="float" office:value="7">
            <text:p>7</text:p>
          </table:table-cell>
          <table:table-cell table:style-name="ce13" table:number-columns-repeated="1010"/>
        </table:table-row>
        <table:table-row table:style-name="ro2">
          <table:table-cell table:style-name="ce10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35]" office:value-type="string" office:string-value="bug_big">
            <text:p>bug_big</text:p>
          </table:table-cell>
          <table:table-cell table:style-name="ce4" table:formula="of:=[.C40]" office:value-type="float" office:value="2500">
            <text:p>2500</text:p>
          </table:table-cell>
          <table:table-cell table:style-name="ce4" table:formula="of:=[.D4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41]=[.N40];[.G40];[.G40]+[.$O$2])" office:value-type="float" office:value="730">
            <text:p>7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5]" office:value-type="float" office:value="2">
            <text:p>2</text:p>
          </table:table-cell>
          <table:table-cell table:style-name="ce13" table:number-columns-repeated="2"/>
          <table:table-cell table:style-name="ce13" table:formula="of:=[.N35]+1" office:value-type="float" office:value="7">
            <text:p>7</text:p>
          </table:table-cell>
          <table:table-cell table:style-name="ce13" table:number-columns-repeated="1010"/>
        </table:table-row>
        <table:table-row table:style-name="ro2">
          <table:table-cell table:style-name="ce10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36]" office:value-type="string" office:string-value="bug_big">
            <text:p>bug_big</text:p>
          </table:table-cell>
          <table:table-cell table:style-name="ce4" table:formula="of:=[.C41]" office:value-type="float" office:value="2500">
            <text:p>2500</text:p>
          </table:table-cell>
          <table:table-cell table:style-name="ce4" table:formula="of:=[.D41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42]=[.N41];[.G41];[.G41]+[.$O$2])" office:value-type="float" office:value="730">
            <text:p>7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6]" office:value-type="float" office:value="3">
            <text:p>3</text:p>
          </table:table-cell>
          <table:table-cell table:style-name="ce13" table:number-columns-repeated="2"/>
          <table:table-cell table:style-name="ce13" table:formula="of:=[.N36]+1" office:value-type="float" office:value="7">
            <text:p>7</text:p>
          </table:table-cell>
          <table:table-cell table:style-name="ce13" table:number-columns-repeated="1010"/>
        </table:table-row>
        <table:table-row table:style-name="ro2">
          <table:table-cell table:style-name="ce10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37]" office:value-type="string" office:string-value="bug_big">
            <text:p>bug_big</text:p>
          </table:table-cell>
          <table:table-cell table:style-name="ce4" table:formula="of:=[.C42]" office:value-type="float" office:value="2500">
            <text:p>2500</text:p>
          </table:table-cell>
          <table:table-cell table:style-name="ce4" table:formula="of:=[.D42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43]=[.N42];[.G42];[.G42]+[.$O$2])" office:value-type="float" office:value="730">
            <text:p>7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7]" office:value-type="float" office:value="4">
            <text:p>4</text:p>
          </table:table-cell>
          <table:table-cell table:style-name="ce13" table:number-columns-repeated="2"/>
          <table:table-cell table:style-name="ce13" table:formula="of:=[.N37]+1" office:value-type="float" office:value="7">
            <text:p>7</text:p>
          </table:table-cell>
          <table:table-cell table:style-name="ce13" table:number-columns-repeated="1010"/>
        </table:table-row>
        <table:table-row table:style-name="ro2">
          <table:table-cell table:style-name="ce11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38]" office:value-type="string" office:string-value="bug_med">
            <text:p>bug_med</text:p>
          </table:table-cell>
          <table:table-cell table:style-name="ce4" table:formula="of:=[.C43]" office:value-type="float" office:value="2500">
            <text:p>2500</text:p>
          </table:table-cell>
          <table:table-cell table:style-name="ce4" table:formula="of:=[.D4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44]=[.N43];[.G43];[.G43]+[.$O$2])" office:value-type="float" office:value="850">
            <text:p>8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8]" office:value-type="float" office:value="1">
            <text:p>1</text:p>
          </table:table-cell>
          <table:table-cell table:style-name="ce4" table:number-columns-repeated="2"/>
          <table:table-cell table:style-name="ce13" table:formula="of:=[.N38]+1" office:value-type="float" office:value="8">
            <text:p>8</text:p>
          </table:table-cell>
          <table:table-cell table:style-name="ce4" table:number-columns-repeated="1010"/>
        </table:table-row>
        <table:table-row table:style-name="ro2">
          <table:table-cell table:style-name="ce11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39]" office:value-type="string" office:string-value="bug_big">
            <text:p>bug_big</text:p>
          </table:table-cell>
          <table:table-cell table:style-name="ce4" table:formula="of:=[.C44]" office:value-type="float" office:value="2500">
            <text:p>2500</text:p>
          </table:table-cell>
          <table:table-cell table:style-name="ce4" table:formula="of:=[.D44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45]=[.N44];[.G44];[.G44]+[.$O$2])" office:value-type="float" office:value="850">
            <text:p>8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39]" office:value-type="float" office:value="1">
            <text:p>1</text:p>
          </table:table-cell>
          <table:table-cell table:style-name="ce4" table:number-columns-repeated="2"/>
          <table:table-cell table:style-name="ce13" table:formula="of:=[.N39]+1" office:value-type="float" office:value="8">
            <text:p>8</text:p>
          </table:table-cell>
          <table:table-cell table:style-name="ce4" table:number-columns-repeated="1010"/>
        </table:table-row>
        <table:table-row table:style-name="ro2">
          <table:table-cell table:style-name="ce11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40]" office:value-type="string" office:string-value="bug_big">
            <text:p>bug_big</text:p>
          </table:table-cell>
          <table:table-cell table:style-name="ce4" table:formula="of:=[.C45]" office:value-type="float" office:value="2500">
            <text:p>2500</text:p>
          </table:table-cell>
          <table:table-cell table:style-name="ce4" table:formula="of:=[.D45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46]=[.N45];[.G45];[.G45]+[.$O$2])" office:value-type="float" office:value="850">
            <text:p>8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0]" office:value-type="float" office:value="2">
            <text:p>2</text:p>
          </table:table-cell>
          <table:table-cell table:style-name="ce4" table:number-columns-repeated="2"/>
          <table:table-cell table:style-name="ce13" table:formula="of:=[.N40]+1" office:value-type="float" office:value="8">
            <text:p>8</text:p>
          </table:table-cell>
          <table:table-cell table:style-name="ce4" table:number-columns-repeated="1010"/>
        </table:table-row>
        <table:table-row table:style-name="ro2">
          <table:table-cell table:style-name="ce11" table:formula="of:=&quot;{ &quot;&amp;[.B$1]&amp;&quot; = '&quot;&amp;[.B47]&amp;&quot;', &quot;&amp;[.C$1]&amp;&quot; = &quot;&amp;[.C47]&amp;&quot;, &quot;&amp;[.D$1]&amp;&quot; = &quot;&amp;[.D47]&amp;&quot;, &quot;&amp;[.E$1]&amp;&quot; = &quot;&amp;[.E47]&amp;&quot;, &quot;&amp;[.F$1]&amp;&quot; = &quot;&amp;[.F47]&amp;&quot;, &quot;&amp;[.G$1]&amp;&quot; = &quot;&amp;[.G47]*30&amp;&quot;, &quot;&amp;[.H$1]&amp;&quot; = &quot;&amp;[.H47]&amp;&quot;, &quot;&amp;IF([.I47]=&quot;&quot;;&quot;&quot;;[.I$1]&amp;&quot; = &quot;&amp;[.I47]&amp;&quot;, &quot;)&amp;IF([.J47]=&quot;&quot;;&quot;&quot;;[.J$1]&amp;&quot; = &quot;&amp;[.J47]&amp;&quot;, &quot;)&amp;IF([.K47]=&quot;&quot;;&quot;&quot;;[.K$1]&amp;&quot; = &quot;&amp;[.K47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41]" office:value-type="string" office:string-value="bug_big">
            <text:p>bug_big</text:p>
          </table:table-cell>
          <table:table-cell table:style-name="ce4" table:formula="of:=[.C46]" office:value-type="float" office:value="2500">
            <text:p>2500</text:p>
          </table:table-cell>
          <table:table-cell table:style-name="ce4" table:formula="of:=[.D46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47]=[.N46];[.G46];[.G46]+[.$O$2])" office:value-type="float" office:value="850">
            <text:p>8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1]" office:value-type="float" office:value="2">
            <text:p>2</text:p>
          </table:table-cell>
          <table:table-cell table:style-name="ce4" table:number-columns-repeated="2"/>
          <table:table-cell table:style-name="ce13" table:formula="of:=[.N41]+1" office:value-type="float" office:value="8">
            <text:p>8</text:p>
          </table:table-cell>
          <table:table-cell table:style-name="ce4" table:number-columns-repeated="1010"/>
        </table:table-row>
        <table:table-row table:style-name="ro2">
          <table:table-cell table:style-name="ce11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42]" office:value-type="string" office:string-value="bug_big">
            <text:p>bug_big</text:p>
          </table:table-cell>
          <table:table-cell table:style-name="ce4" table:formula="of:=[.C47]" office:value-type="float" office:value="2500">
            <text:p>2500</text:p>
          </table:table-cell>
          <table:table-cell table:style-name="ce4" table:formula="of:=[.D47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48]=[.N47];[.G47];[.G47]+[.$O$2])" office:value-type="float" office:value="850">
            <text:p>8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2]" office:value-type="float" office:value="3">
            <text:p>3</text:p>
          </table:table-cell>
          <table:table-cell table:style-name="ce4" table:number-columns-repeated="2"/>
          <table:table-cell table:style-name="ce13" table:formula="of:=[.N42]+1" office:value-type="float" office:value="8">
            <text:p>8</text:p>
          </table:table-cell>
          <table:table-cell table:style-name="ce4" table:number-columns-repeated="1010"/>
        </table:table-row>
        <table:table-row table:style-name="ro2">
          <table:table-cell table:style-name="ce11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43]" office:value-type="string" office:string-value="bug_big">
            <text:p>bug_big</text:p>
          </table:table-cell>
          <table:table-cell table:style-name="ce4" table:formula="of:=[.C48]" office:value-type="float" office:value="2500">
            <text:p>2500</text:p>
          </table:table-cell>
          <table:table-cell table:style-name="ce4" table:formula="of:=[.D48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49]=[.N48];[.G48];[.G48]+[.$O$2])" office:value-type="float" office:value="850">
            <text:p>8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3]" office:value-type="float" office:value="4">
            <text:p>4</text:p>
          </table:table-cell>
          <table:table-cell table:style-name="ce4" table:number-columns-repeated="2"/>
          <table:table-cell table:style-name="ce13" table:formula="of:=[.N43]+1" office:value-type="float" office:value="8">
            <text:p>8</text:p>
          </table:table-cell>
          <table:table-cell table:style-name="ce4" table:number-columns-repeated="1010"/>
        </table:table-row>
        <table:table-row table:style-name="ro2">
          <table:table-cell table:style-name="ce10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44]" office:value-type="string" office:string-value="bug_med">
            <text:p>bug_med</text:p>
          </table:table-cell>
          <table:table-cell table:style-name="ce4" table:formula="of:=[.C49]" office:value-type="float" office:value="2500">
            <text:p>2500</text:p>
          </table:table-cell>
          <table:table-cell table:style-name="ce4" table:formula="of:=[.D49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50]=[.N49];[.G49];[.G49]+[.$O$2])" office:value-type="float" office:value="970">
            <text:p>9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4]" office:value-type="float" office:value="1">
            <text:p>1</text:p>
          </table:table-cell>
          <table:table-cell table:style-name="ce4" table:number-columns-repeated="2"/>
          <table:table-cell table:style-name="ce13" table:formula="of:=[.N44]+1" office:value-type="float" office:value="9">
            <text:p>9</text:p>
          </table:table-cell>
          <table:table-cell table:style-name="ce4" table:number-columns-repeated="1010"/>
        </table:table-row>
        <table:table-row table:style-name="ro2">
          <table:table-cell table:style-name="ce10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45]" office:value-type="string" office:string-value="bug_big">
            <text:p>bug_big</text:p>
          </table:table-cell>
          <table:table-cell table:style-name="ce4" table:formula="of:=[.C50]" office:value-type="float" office:value="2500">
            <text:p>2500</text:p>
          </table:table-cell>
          <table:table-cell table:style-name="ce4" table:formula="of:=[.D50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51]=[.N50];[.G50];[.G50]+[.$O$2])" office:value-type="float" office:value="970">
            <text:p>9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5]" office:value-type="float" office:value="1">
            <text:p>1</text:p>
          </table:table-cell>
          <table:table-cell table:style-name="ce4" table:number-columns-repeated="2"/>
          <table:table-cell table:style-name="ce13" table:formula="of:=[.N45]+1" office:value-type="float" office:value="9">
            <text:p>9</text:p>
          </table:table-cell>
          <table:table-cell table:style-name="ce4" table:number-columns-repeated="1010"/>
        </table:table-row>
        <table:table-row table:style-name="ro2">
          <table:table-cell table:style-name="ce10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46]" office:value-type="string" office:string-value="bug_big">
            <text:p>bug_big</text:p>
          </table:table-cell>
          <table:table-cell table:style-name="ce4" table:formula="of:=[.C51]" office:value-type="float" office:value="2500">
            <text:p>2500</text:p>
          </table:table-cell>
          <table:table-cell table:style-name="ce4" table:formula="of:=[.D51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52]=[.N51];[.G51];[.G51]+[.$O$2])" office:value-type="float" office:value="970">
            <text:p>9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6]" office:value-type="float" office:value="2">
            <text:p>2</text:p>
          </table:table-cell>
          <table:table-cell table:style-name="ce4" table:number-columns-repeated="2"/>
          <table:table-cell table:style-name="ce13" table:formula="of:=[.N46]+1" office:value-type="float" office:value="9">
            <text:p>9</text:p>
          </table:table-cell>
          <table:table-cell table:style-name="ce4" table:number-columns-repeated="1010"/>
        </table:table-row>
        <table:table-row table:style-name="ro2">
          <table:table-cell table:style-name="ce10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47]" office:value-type="string" office:string-value="bug_big">
            <text:p>bug_big</text:p>
          </table:table-cell>
          <table:table-cell table:style-name="ce4" table:formula="of:=[.C52]" office:value-type="float" office:value="2500">
            <text:p>2500</text:p>
          </table:table-cell>
          <table:table-cell table:style-name="ce4" table:formula="of:=[.D52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53]=[.N52];[.G52];[.G52]+[.$O$2])" office:value-type="float" office:value="970">
            <text:p>9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7]" office:value-type="float" office:value="2">
            <text:p>2</text:p>
          </table:table-cell>
          <table:table-cell table:style-name="ce13" table:number-columns-repeated="2"/>
          <table:table-cell table:style-name="ce13" table:formula="of:=[.N47]+1" office:value-type="float" office:value="9">
            <text:p>9</text:p>
          </table:table-cell>
          <table:table-cell table:style-name="ce13" table:number-columns-repeated="1010"/>
        </table:table-row>
        <table:table-row table:style-name="ro2">
          <table:table-cell table:style-name="ce10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48]" office:value-type="string" office:string-value="bug_big">
            <text:p>bug_big</text:p>
          </table:table-cell>
          <table:table-cell table:style-name="ce4" table:formula="of:=[.C53]" office:value-type="float" office:value="2500">
            <text:p>2500</text:p>
          </table:table-cell>
          <table:table-cell table:style-name="ce4" table:formula="of:=[.D53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54]=[.N53];[.G53];[.G53]+[.$O$2])" office:value-type="float" office:value="970">
            <text:p>9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8]" office:value-type="float" office:value="3">
            <text:p>3</text:p>
          </table:table-cell>
          <table:table-cell table:style-name="ce13" table:number-columns-repeated="2"/>
          <table:table-cell table:style-name="ce13" table:formula="of:=[.N48]+1" office:value-type="float" office:value="9">
            <text:p>9</text:p>
          </table:table-cell>
          <table:table-cell table:style-name="ce13" table:number-columns-repeated="1010"/>
        </table:table-row>
        <table:table-row table:style-name="ro2">
          <table:table-cell table:style-name="ce10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49]" office:value-type="string" office:string-value="bug_big">
            <text:p>bug_big</text:p>
          </table:table-cell>
          <table:table-cell table:style-name="ce4" table:formula="of:=[.C54]" office:value-type="float" office:value="2500">
            <text:p>2500</text:p>
          </table:table-cell>
          <table:table-cell table:style-name="ce4" table:formula="of:=[.D54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55]=[.N54];[.G54];[.G54]+[.$O$2])" office:value-type="float" office:value="970">
            <text:p>9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49]" office:value-type="float" office:value="4">
            <text:p>4</text:p>
          </table:table-cell>
          <table:table-cell table:style-name="ce13" table:number-columns-repeated="2"/>
          <table:table-cell table:style-name="ce13" table:formula="of:=[.N49]+1" office:value-type="float" office:value="9">
            <text:p>9</text:p>
          </table:table-cell>
          <table:table-cell table:style-name="ce13" table:number-columns-repeated="1010"/>
        </table:table-row>
        <table:table-row table:style-name="ro2">
          <table:table-cell table:style-name="ce11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50]" office:value-type="string" office:string-value="bug_med">
            <text:p>bug_med</text:p>
          </table:table-cell>
          <table:table-cell table:style-name="ce4" table:formula="of:=[.C55]" office:value-type="float" office:value="2500">
            <text:p>2500</text:p>
          </table:table-cell>
          <table:table-cell table:style-name="ce4" table:formula="of:=[.D55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56]=[.N55];[.G55];[.G55]+[.$O$2])" office:value-type="float" office:value="1090">
            <text:p>10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0]" office:value-type="float" office:value="1">
            <text:p>1</text:p>
          </table:table-cell>
          <table:table-cell table:style-name="ce13" table:number-columns-repeated="2"/>
          <table:table-cell table:style-name="ce13" table:formula="of:=[.N50]+1" office:value-type="float" office:value="10">
            <text:p>10</text:p>
          </table:table-cell>
          <table:table-cell table:style-name="ce13" table:number-columns-repeated="1010"/>
        </table:table-row>
        <table:table-row table:style-name="ro2">
          <table:table-cell table:style-name="ce11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51]" office:value-type="string" office:string-value="bug_big">
            <text:p>bug_big</text:p>
          </table:table-cell>
          <table:table-cell table:style-name="ce4" table:formula="of:=[.C56]" office:value-type="float" office:value="2500">
            <text:p>2500</text:p>
          </table:table-cell>
          <table:table-cell table:style-name="ce4" table:formula="of:=[.D56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57]=[.N56];[.G56];[.G56]+[.$O$2])" office:value-type="float" office:value="1090">
            <text:p>10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1]" office:value-type="float" office:value="1">
            <text:p>1</text:p>
          </table:table-cell>
          <table:table-cell table:style-name="ce13" table:number-columns-repeated="2"/>
          <table:table-cell table:style-name="ce13" table:formula="of:=[.N51]+1" office:value-type="float" office:value="10">
            <text:p>10</text:p>
          </table:table-cell>
          <table:table-cell table:style-name="ce13" table:number-columns-repeated="1010"/>
        </table:table-row>
        <table:table-row table:style-name="ro2">
          <table:table-cell table:style-name="ce11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52]" office:value-type="string" office:string-value="bug_big">
            <text:p>bug_big</text:p>
          </table:table-cell>
          <table:table-cell table:style-name="ce4" table:formula="of:=[.C57]" office:value-type="float" office:value="2500">
            <text:p>2500</text:p>
          </table:table-cell>
          <table:table-cell table:style-name="ce4" table:formula="of:=[.D57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58]=[.N57];[.G57];[.G57]+[.$O$2])" office:value-type="float" office:value="1090">
            <text:p>10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2]" office:value-type="float" office:value="2">
            <text:p>2</text:p>
          </table:table-cell>
          <table:table-cell table:style-name="ce13" table:number-columns-repeated="2"/>
          <table:table-cell table:style-name="ce13" table:formula="of:=[.N52]+1" office:value-type="float" office:value="10">
            <text:p>10</text:p>
          </table:table-cell>
          <table:table-cell table:style-name="ce13" table:number-columns-repeated="1010"/>
        </table:table-row>
        <table:table-row table:style-name="ro2">
          <table:table-cell table:style-name="ce11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53]" office:value-type="string" office:string-value="bug_big">
            <text:p>bug_big</text:p>
          </table:table-cell>
          <table:table-cell table:style-name="ce4" table:formula="of:=[.C58]" office:value-type="float" office:value="2500">
            <text:p>2500</text:p>
          </table:table-cell>
          <table:table-cell table:style-name="ce4" table:formula="of:=[.D58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59]=[.N58];[.G58];[.G58]+[.$O$2])" office:value-type="float" office:value="1090">
            <text:p>10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3]" office:value-type="float" office:value="2">
            <text:p>2</text:p>
          </table:table-cell>
          <table:table-cell table:style-name="ce13" table:number-columns-repeated="2"/>
          <table:table-cell table:style-name="ce13" table:formula="of:=[.N53]+1" office:value-type="float" office:value="10">
            <text:p>10</text:p>
          </table:table-cell>
          <table:table-cell table:style-name="ce13" table:number-columns-repeated="1010"/>
        </table:table-row>
        <table:table-row table:style-name="ro2">
          <table:table-cell table:style-name="ce11" table:formula="of:=&quot;{ &quot;&amp;[.B$1]&amp;&quot; = '&quot;&amp;[.B60]&amp;&quot;', &quot;&amp;[.C$1]&amp;&quot; = &quot;&amp;[.C60]&amp;&quot;, &quot;&amp;[.D$1]&amp;&quot; = &quot;&amp;[.D60]&amp;&quot;, &quot;&amp;[.E$1]&amp;&quot; = &quot;&amp;[.E60]&amp;&quot;, &quot;&amp;[.F$1]&amp;&quot; = &quot;&amp;[.F60]&amp;&quot;, &quot;&amp;[.G$1]&amp;&quot; = &quot;&amp;[.G60]*30&amp;&quot;, &quot;&amp;[.H$1]&amp;&quot; = &quot;&amp;[.H60]&amp;&quot;, &quot;&amp;IF([.I60]=&quot;&quot;;&quot;&quot;;[.I$1]&amp;&quot; = &quot;&amp;[.I60]&amp;&quot;, &quot;)&amp;IF([.J60]=&quot;&quot;;&quot;&quot;;[.J$1]&amp;&quot; = &quot;&amp;[.J60]&amp;&quot;, &quot;)&amp;IF([.K60]=&quot;&quot;;&quot;&quot;;[.K$1]&amp;&quot; = &quot;&amp;[.K60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54]" office:value-type="string" office:string-value="bug_big">
            <text:p>bug_big</text:p>
          </table:table-cell>
          <table:table-cell table:style-name="ce4" table:formula="of:=[.C59]" office:value-type="float" office:value="2500">
            <text:p>2500</text:p>
          </table:table-cell>
          <table:table-cell table:style-name="ce4" table:formula="of:=[.D59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60]=[.N59];[.G59];[.G59]+[.$O$2])" office:value-type="float" office:value="1090">
            <text:p>10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4]" office:value-type="float" office:value="3">
            <text:p>3</text:p>
          </table:table-cell>
          <table:table-cell table:style-name="ce13" table:number-columns-repeated="2"/>
          <table:table-cell table:style-name="ce13" table:formula="of:=[.N54]+1" office:value-type="float" office:value="10">
            <text:p>10</text:p>
          </table:table-cell>
          <table:table-cell table:style-name="ce13" table:number-columns-repeated="1010"/>
        </table:table-row>
        <table:table-row table:style-name="ro2">
          <table:table-cell table:style-name="ce11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55]" office:value-type="string" office:string-value="bug_big">
            <text:p>bug_big</text:p>
          </table:table-cell>
          <table:table-cell table:style-name="ce4" table:formula="of:=[.C60]" office:value-type="float" office:value="2500">
            <text:p>2500</text:p>
          </table:table-cell>
          <table:table-cell table:style-name="ce4" table:formula="of:=[.D6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61]=[.N60];[.G60];[.G60]+[.$O$2])" office:value-type="float" office:value="1090">
            <text:p>10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5]" office:value-type="float" office:value="4">
            <text:p>4</text:p>
          </table:table-cell>
          <table:table-cell table:style-name="ce13" table:number-columns-repeated="2"/>
          <table:table-cell table:style-name="ce13" table:formula="of:=[.N55]+1" office:value-type="float" office:value="10">
            <text:p>10</text:p>
          </table:table-cell>
          <table:table-cell table:style-name="ce13" table:number-columns-repeated="1010"/>
        </table:table-row>
        <table:table-row table:style-name="ro2">
          <table:table-cell table:style-name="ce10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56]" office:value-type="string" office:string-value="bug_med">
            <text:p>bug_med</text:p>
          </table:table-cell>
          <table:table-cell table:style-name="ce4" table:formula="of:=[.C61]" office:value-type="float" office:value="2500">
            <text:p>2500</text:p>
          </table:table-cell>
          <table:table-cell table:style-name="ce4" table:formula="of:=[.D61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62]=[.N61];[.G61];[.G61]+[.$O$2])" office:value-type="float" office:value="1210">
            <text:p>12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6]" office:value-type="float" office:value="1">
            <text:p>1</text:p>
          </table:table-cell>
          <table:table-cell table:style-name="ce4" table:number-columns-repeated="2"/>
          <table:table-cell table:style-name="ce13" table:formula="of:=[.N56]+1" office:value-type="float" office:value="11">
            <text:p>11</text:p>
          </table:table-cell>
          <table:table-cell table:style-name="ce4" table:number-columns-repeated="1010"/>
        </table:table-row>
        <table:table-row table:style-name="ro2">
          <table:table-cell table:style-name="ce10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57]" office:value-type="string" office:string-value="bug_big">
            <text:p>bug_big</text:p>
          </table:table-cell>
          <table:table-cell table:style-name="ce4" table:formula="of:=[.C62]" office:value-type="float" office:value="2500">
            <text:p>2500</text:p>
          </table:table-cell>
          <table:table-cell table:style-name="ce4" table:formula="of:=[.D62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63]=[.N62];[.G62];[.G62]+[.$O$2])" office:value-type="float" office:value="1210">
            <text:p>12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7]" office:value-type="float" office:value="1">
            <text:p>1</text:p>
          </table:table-cell>
          <table:table-cell table:style-name="ce4" table:number-columns-repeated="2"/>
          <table:table-cell table:style-name="ce13" table:formula="of:=[.N57]+1" office:value-type="float" office:value="11">
            <text:p>11</text:p>
          </table:table-cell>
          <table:table-cell table:style-name="ce4" table:number-columns-repeated="1010"/>
        </table:table-row>
        <table:table-row table:style-name="ro2">
          <table:table-cell table:style-name="ce10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58]" office:value-type="string" office:string-value="bug_big">
            <text:p>bug_big</text:p>
          </table:table-cell>
          <table:table-cell table:style-name="ce4" table:formula="of:=[.C63]" office:value-type="float" office:value="2500">
            <text:p>2500</text:p>
          </table:table-cell>
          <table:table-cell table:style-name="ce4" table:formula="of:=[.D6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64]=[.N63];[.G63];[.G63]+[.$O$2])" office:value-type="float" office:value="1210">
            <text:p>12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8]" office:value-type="float" office:value="2">
            <text:p>2</text:p>
          </table:table-cell>
          <table:table-cell table:style-name="ce4" table:number-columns-repeated="2"/>
          <table:table-cell table:style-name="ce13" table:formula="of:=[.N58]+1" office:value-type="float" office:value="11">
            <text:p>11</text:p>
          </table:table-cell>
          <table:table-cell table:style-name="ce4" table:number-columns-repeated="1010"/>
        </table:table-row>
        <table:table-row table:style-name="ro2">
          <table:table-cell table:style-name="ce10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59]" office:value-type="string" office:string-value="bug_big">
            <text:p>bug_big</text:p>
          </table:table-cell>
          <table:table-cell table:style-name="ce4" table:formula="of:=[.C64]" office:value-type="float" office:value="2500">
            <text:p>2500</text:p>
          </table:table-cell>
          <table:table-cell table:style-name="ce4" table:formula="of:=[.D64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65]=[.N64];[.G64];[.G64]+[.$O$2])" office:value-type="float" office:value="1210">
            <text:p>12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59]" office:value-type="float" office:value="2">
            <text:p>2</text:p>
          </table:table-cell>
          <table:table-cell table:style-name="ce4" table:number-columns-repeated="2"/>
          <table:table-cell table:style-name="ce13" table:formula="of:=[.N59]+1" office:value-type="float" office:value="11">
            <text:p>11</text:p>
          </table:table-cell>
          <table:table-cell table:style-name="ce4" table:number-columns-repeated="1010"/>
        </table:table-row>
        <table:table-row table:style-name="ro2">
          <table:table-cell table:style-name="ce10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60]" office:value-type="string" office:string-value="bug_big">
            <text:p>bug_big</text:p>
          </table:table-cell>
          <table:table-cell table:style-name="ce4" table:formula="of:=[.C65]" office:value-type="float" office:value="2500">
            <text:p>2500</text:p>
          </table:table-cell>
          <table:table-cell table:style-name="ce4" table:formula="of:=[.D65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66]=[.N65];[.G65];[.G65]+[.$O$2])" office:value-type="float" office:value="1210">
            <text:p>12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0]" office:value-type="float" office:value="3">
            <text:p>3</text:p>
          </table:table-cell>
          <table:table-cell table:style-name="ce4" table:number-columns-repeated="2"/>
          <table:table-cell table:style-name="ce13" table:formula="of:=[.N60]+1" office:value-type="float" office:value="11">
            <text:p>11</text:p>
          </table:table-cell>
          <table:table-cell table:style-name="ce4" table:number-columns-repeated="1010"/>
        </table:table-row>
        <table:table-row table:style-name="ro2">
          <table:table-cell table:style-name="ce10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61]" office:value-type="string" office:string-value="bug_big">
            <text:p>bug_big</text:p>
          </table:table-cell>
          <table:table-cell table:style-name="ce4" table:formula="of:=[.C66]" office:value-type="float" office:value="2500">
            <text:p>2500</text:p>
          </table:table-cell>
          <table:table-cell table:style-name="ce4" table:formula="of:=[.D66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67]=[.N66];[.G66];[.G66]+[.$O$2])" office:value-type="float" office:value="1210">
            <text:p>12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1]" office:value-type="float" office:value="4">
            <text:p>4</text:p>
          </table:table-cell>
          <table:table-cell table:style-name="ce4" table:number-columns-repeated="2"/>
          <table:table-cell table:style-name="ce13" table:formula="of:=[.N61]+1" office:value-type="float" office:value="11">
            <text:p>11</text:p>
          </table:table-cell>
          <table:table-cell table:style-name="ce4" table:number-columns-repeated="1010"/>
        </table:table-row>
        <table:table-row table:style-name="ro2">
          <table:table-cell table:style-name="ce11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62]" office:value-type="string" office:string-value="bug_med">
            <text:p>bug_med</text:p>
          </table:table-cell>
          <table:table-cell table:style-name="ce4" table:formula="of:=[.C67]" office:value-type="float" office:value="2500">
            <text:p>2500</text:p>
          </table:table-cell>
          <table:table-cell table:style-name="ce4" table:formula="of:=[.D67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68]=[.N67];[.G67];[.G67]+[.$O$2])" office:value-type="float" office:value="1330">
            <text:p>133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2]" office:value-type="float" office:value="1">
            <text:p>1</text:p>
          </table:table-cell>
          <table:table-cell table:style-name="ce4" table:number-columns-repeated="2"/>
          <table:table-cell table:style-name="ce13" table:formula="of:=[.N62]+1" office:value-type="float" office:value="12">
            <text:p>12</text:p>
          </table:table-cell>
          <table:table-cell table:style-name="ce4" table:number-columns-repeated="1010"/>
        </table:table-row>
        <table:table-row table:style-name="ro2">
          <table:table-cell table:style-name="ce11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63]" office:value-type="string" office:string-value="bug_big">
            <text:p>bug_big</text:p>
          </table:table-cell>
          <table:table-cell table:style-name="ce4" table:formula="of:=[.C68]" office:value-type="float" office:value="2500">
            <text:p>2500</text:p>
          </table:table-cell>
          <table:table-cell table:style-name="ce4" table:formula="of:=[.D68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69]=[.N68];[.G68];[.G68]+[.$O$2])" office:value-type="float" office:value="1330">
            <text:p>133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3]" office:value-type="float" office:value="1">
            <text:p>1</text:p>
          </table:table-cell>
          <table:table-cell table:style-name="ce4" table:number-columns-repeated="2"/>
          <table:table-cell table:style-name="ce13" table:formula="of:=[.N63]+1" office:value-type="float" office:value="12">
            <text:p>12</text:p>
          </table:table-cell>
          <table:table-cell table:style-name="ce4" table:number-columns-repeated="1010"/>
        </table:table-row>
        <table:table-row table:style-name="ro2">
          <table:table-cell table:style-name="ce11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64]" office:value-type="string" office:string-value="bug_big">
            <text:p>bug_big</text:p>
          </table:table-cell>
          <table:table-cell table:style-name="ce4" table:formula="of:=[.C69]" office:value-type="float" office:value="2500">
            <text:p>2500</text:p>
          </table:table-cell>
          <table:table-cell table:style-name="ce4" table:formula="of:=[.D69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70]=[.N69];[.G69];[.G69]+[.$O$2])" office:value-type="float" office:value="1330">
            <text:p>133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4]" office:value-type="float" office:value="2">
            <text:p>2</text:p>
          </table:table-cell>
          <table:table-cell table:style-name="ce4" table:number-columns-repeated="2"/>
          <table:table-cell table:style-name="ce13" table:formula="of:=[.N64]+1" office:value-type="float" office:value="12">
            <text:p>12</text:p>
          </table:table-cell>
          <table:table-cell table:style-name="ce4" table:number-columns-repeated="1010"/>
        </table:table-row>
        <table:table-row table:style-name="ro2">
          <table:table-cell table:style-name="ce11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65]" office:value-type="string" office:string-value="bug_big">
            <text:p>bug_big</text:p>
          </table:table-cell>
          <table:table-cell table:style-name="ce4" table:formula="of:=[.C70]" office:value-type="float" office:value="2500">
            <text:p>2500</text:p>
          </table:table-cell>
          <table:table-cell table:style-name="ce4" table:formula="of:=[.D7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71]=[.N70];[.G70];[.G70]+[.$O$2])" office:value-type="float" office:value="1330">
            <text:p>13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5]" office:value-type="float" office:value="2">
            <text:p>2</text:p>
          </table:table-cell>
          <table:table-cell table:style-name="ce13" table:number-columns-repeated="2"/>
          <table:table-cell table:style-name="ce13" table:formula="of:=[.N65]+1" office:value-type="float" office:value="12">
            <text:p>12</text:p>
          </table:table-cell>
          <table:table-cell table:style-name="ce13" table:number-columns-repeated="1010"/>
        </table:table-row>
        <table:table-row table:style-name="ro2">
          <table:table-cell table:style-name="ce11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66]" office:value-type="string" office:string-value="bug_big">
            <text:p>bug_big</text:p>
          </table:table-cell>
          <table:table-cell table:style-name="ce4" table:formula="of:=[.C71]" office:value-type="float" office:value="2500">
            <text:p>2500</text:p>
          </table:table-cell>
          <table:table-cell table:style-name="ce4" table:formula="of:=[.D71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72]=[.N71];[.G71];[.G71]+[.$O$2])" office:value-type="float" office:value="1330">
            <text:p>13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6]" office:value-type="float" office:value="3">
            <text:p>3</text:p>
          </table:table-cell>
          <table:table-cell table:style-name="ce13" table:number-columns-repeated="2"/>
          <table:table-cell table:style-name="ce13" table:formula="of:=[.N66]+1" office:value-type="float" office:value="12">
            <text:p>12</text:p>
          </table:table-cell>
          <table:table-cell table:style-name="ce13" table:number-columns-repeated="1010"/>
        </table:table-row>
        <table:table-row table:style-name="ro2">
          <table:table-cell table:style-name="ce11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67]" office:value-type="string" office:string-value="bug_big">
            <text:p>bug_big</text:p>
          </table:table-cell>
          <table:table-cell table:style-name="ce4" table:formula="of:=[.C72]" office:value-type="float" office:value="2500">
            <text:p>2500</text:p>
          </table:table-cell>
          <table:table-cell table:style-name="ce4" table:formula="of:=[.D72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73]=[.N72];[.G72];[.G72]+[.$O$2])" office:value-type="float" office:value="1330">
            <text:p>13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7]" office:value-type="float" office:value="4">
            <text:p>4</text:p>
          </table:table-cell>
          <table:table-cell table:style-name="ce13" table:number-columns-repeated="2"/>
          <table:table-cell table:style-name="ce13" table:formula="of:=[.N67]+1" office:value-type="float" office:value="12">
            <text:p>12</text:p>
          </table:table-cell>
          <table:table-cell table:style-name="ce13" table:number-columns-repeated="1010"/>
        </table:table-row>
        <table:table-row table:style-name="ro2">
          <table:table-cell table:style-name="ce10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68]" office:value-type="string" office:string-value="bug_med">
            <text:p>bug_med</text:p>
          </table:table-cell>
          <table:table-cell table:style-name="ce4" table:formula="of:=[.C73]" office:value-type="float" office:value="2500">
            <text:p>2500</text:p>
          </table:table-cell>
          <table:table-cell table:style-name="ce4" table:formula="of:=[.D73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74]=[.N73];[.G73];[.G73]+[.$O$2])" office:value-type="float" office:value="1450">
            <text:p>14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8]" office:value-type="float" office:value="1">
            <text:p>1</text:p>
          </table:table-cell>
          <table:table-cell table:style-name="ce13" table:number-columns-repeated="2"/>
          <table:table-cell table:style-name="ce13" table:formula="of:=[.N68]+1" office:value-type="float" office:value="13">
            <text:p>13</text:p>
          </table:table-cell>
          <table:table-cell table:style-name="ce13" table:number-columns-repeated="1010"/>
        </table:table-row>
        <table:table-row table:style-name="ro2">
          <table:table-cell table:style-name="ce10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69]" office:value-type="string" office:string-value="bug_big">
            <text:p>bug_big</text:p>
          </table:table-cell>
          <table:table-cell table:style-name="ce4" table:formula="of:=[.C74]" office:value-type="float" office:value="2500">
            <text:p>2500</text:p>
          </table:table-cell>
          <table:table-cell table:style-name="ce4" table:formula="of:=[.D74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75]=[.N74];[.G74];[.G74]+[.$O$2])" office:value-type="float" office:value="1450">
            <text:p>14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69]" office:value-type="float" office:value="1">
            <text:p>1</text:p>
          </table:table-cell>
          <table:table-cell table:style-name="ce13" table:number-columns-repeated="2"/>
          <table:table-cell table:style-name="ce13" table:formula="of:=[.N69]+1" office:value-type="float" office:value="13">
            <text:p>13</text:p>
          </table:table-cell>
          <table:table-cell table:style-name="ce13" table:number-columns-repeated="1010"/>
        </table:table-row>
        <table:table-row table:style-name="ro2">
          <table:table-cell table:style-name="ce10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70]" office:value-type="string" office:string-value="bug_big">
            <text:p>bug_big</text:p>
          </table:table-cell>
          <table:table-cell table:style-name="ce4" table:formula="of:=[.C75]" office:value-type="float" office:value="2500">
            <text:p>2500</text:p>
          </table:table-cell>
          <table:table-cell table:style-name="ce4" table:formula="of:=[.D75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76]=[.N75];[.G75];[.G75]+[.$O$2])" office:value-type="float" office:value="1450">
            <text:p>14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0]" office:value-type="float" office:value="2">
            <text:p>2</text:p>
          </table:table-cell>
          <table:table-cell table:style-name="ce13" table:number-columns-repeated="2"/>
          <table:table-cell table:style-name="ce13" table:formula="of:=[.N70]+1" office:value-type="float" office:value="13">
            <text:p>13</text:p>
          </table:table-cell>
          <table:table-cell table:style-name="ce13" table:number-columns-repeated="1010"/>
        </table:table-row>
        <table:table-row table:style-name="ro2">
          <table:table-cell table:style-name="ce10" table:formula="of:=&quot;{ &quot;&amp;[.B$1]&amp;&quot; = '&quot;&amp;[.B77]&amp;&quot;', &quot;&amp;[.C$1]&amp;&quot; = &quot;&amp;[.C77]&amp;&quot;, &quot;&amp;[.D$1]&amp;&quot; = &quot;&amp;[.D77]&amp;&quot;, &quot;&amp;[.E$1]&amp;&quot; = &quot;&amp;[.E77]&amp;&quot;, &quot;&amp;[.F$1]&amp;&quot; = &quot;&amp;[.F77]&amp;&quot;, &quot;&amp;[.G$1]&amp;&quot; = &quot;&amp;[.G77]*30&amp;&quot;, &quot;&amp;[.H$1]&amp;&quot; = &quot;&amp;[.H77]&amp;&quot;, &quot;&amp;IF([.I77]=&quot;&quot;;&quot;&quot;;[.I$1]&amp;&quot; = &quot;&amp;[.I77]&amp;&quot;, &quot;)&amp;IF([.J77]=&quot;&quot;;&quot;&quot;;[.J$1]&amp;&quot; = &quot;&amp;[.J77]&amp;&quot;, &quot;)&amp;IF([.K77]=&quot;&quot;;&quot;&quot;;[.K$1]&amp;&quot; = &quot;&amp;[.K77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71]" office:value-type="string" office:string-value="bug_big">
            <text:p>bug_big</text:p>
          </table:table-cell>
          <table:table-cell table:style-name="ce4" table:formula="of:=[.C76]" office:value-type="float" office:value="2500">
            <text:p>2500</text:p>
          </table:table-cell>
          <table:table-cell table:style-name="ce4" table:formula="of:=[.D76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77]=[.N76];[.G76];[.G76]+[.$O$2])" office:value-type="float" office:value="1450">
            <text:p>14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1]" office:value-type="float" office:value="2">
            <text:p>2</text:p>
          </table:table-cell>
          <table:table-cell table:style-name="ce13" table:number-columns-repeated="2"/>
          <table:table-cell table:style-name="ce13" table:formula="of:=[.N71]+1" office:value-type="float" office:value="13">
            <text:p>13</text:p>
          </table:table-cell>
          <table:table-cell table:style-name="ce13" table:number-columns-repeated="1010"/>
        </table:table-row>
        <table:table-row table:style-name="ro2">
          <table:table-cell table:style-name="ce10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72]" office:value-type="string" office:string-value="bug_big">
            <text:p>bug_big</text:p>
          </table:table-cell>
          <table:table-cell table:style-name="ce4" table:formula="of:=[.C77]" office:value-type="float" office:value="2500">
            <text:p>2500</text:p>
          </table:table-cell>
          <table:table-cell table:style-name="ce4" table:formula="of:=[.D77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78]=[.N77];[.G77];[.G77]+[.$O$2])" office:value-type="float" office:value="1450">
            <text:p>14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2]" office:value-type="float" office:value="3">
            <text:p>3</text:p>
          </table:table-cell>
          <table:table-cell table:style-name="ce13" table:number-columns-repeated="2"/>
          <table:table-cell table:style-name="ce13" table:formula="of:=[.N72]+1" office:value-type="float" office:value="13">
            <text:p>13</text:p>
          </table:table-cell>
          <table:table-cell table:style-name="ce13" table:number-columns-repeated="1010"/>
        </table:table-row>
        <table:table-row table:style-name="ro2">
          <table:table-cell table:style-name="ce10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73]" office:value-type="string" office:string-value="bug_big">
            <text:p>bug_big</text:p>
          </table:table-cell>
          <table:table-cell table:style-name="ce4" table:formula="of:=[.C78]" office:value-type="float" office:value="2500">
            <text:p>2500</text:p>
          </table:table-cell>
          <table:table-cell table:style-name="ce4" table:formula="of:=[.D78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79]=[.N78];[.G78];[.G78]+[.$O$2])" office:value-type="float" office:value="1450">
            <text:p>14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3]" office:value-type="float" office:value="4">
            <text:p>4</text:p>
          </table:table-cell>
          <table:table-cell table:style-name="ce13" table:number-columns-repeated="2"/>
          <table:table-cell table:style-name="ce13" table:formula="of:=[.N73]+1" office:value-type="float" office:value="13">
            <text:p>13</text:p>
          </table:table-cell>
          <table:table-cell table:style-name="ce13" table:number-columns-repeated="1010"/>
        </table:table-row>
        <table:table-row table:style-name="ro2">
          <table:table-cell table:style-name="ce11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74]" office:value-type="string" office:string-value="bug_med">
            <text:p>bug_med</text:p>
          </table:table-cell>
          <table:table-cell table:style-name="ce4" table:formula="of:=[.C79]" office:value-type="float" office:value="2500">
            <text:p>2500</text:p>
          </table:table-cell>
          <table:table-cell table:style-name="ce4" table:formula="of:=[.D79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80]=[.N79];[.G79];[.G79]+[.$O$2])" office:value-type="float" office:value="1570">
            <text:p>15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4]" office:value-type="float" office:value="1">
            <text:p>1</text:p>
          </table:table-cell>
          <table:table-cell table:style-name="ce4" table:number-columns-repeated="2"/>
          <table:table-cell table:style-name="ce13" table:formula="of:=[.N74]+1" office:value-type="float" office:value="14">
            <text:p>14</text:p>
          </table:table-cell>
          <table:table-cell table:style-name="ce4" table:number-columns-repeated="1010"/>
        </table:table-row>
        <table:table-row table:style-name="ro2">
          <table:table-cell table:style-name="ce11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75]" office:value-type="string" office:string-value="bug_big">
            <text:p>bug_big</text:p>
          </table:table-cell>
          <table:table-cell table:style-name="ce4" table:formula="of:=[.C80]" office:value-type="float" office:value="2500">
            <text:p>2500</text:p>
          </table:table-cell>
          <table:table-cell table:style-name="ce4" table:formula="of:=[.D80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81]=[.N80];[.G80];[.G80]+[.$O$2])" office:value-type="float" office:value="1570">
            <text:p>15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5]" office:value-type="float" office:value="1">
            <text:p>1</text:p>
          </table:table-cell>
          <table:table-cell table:style-name="ce4" table:number-columns-repeated="2"/>
          <table:table-cell table:style-name="ce13" table:formula="of:=[.N75]+1" office:value-type="float" office:value="14">
            <text:p>14</text:p>
          </table:table-cell>
          <table:table-cell table:style-name="ce4" table:number-columns-repeated="1010"/>
        </table:table-row>
        <table:table-row table:style-name="ro2">
          <table:table-cell table:style-name="ce11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76]" office:value-type="string" office:string-value="bug_big">
            <text:p>bug_big</text:p>
          </table:table-cell>
          <table:table-cell table:style-name="ce4" table:formula="of:=[.C81]" office:value-type="float" office:value="2500">
            <text:p>2500</text:p>
          </table:table-cell>
          <table:table-cell table:style-name="ce4" table:formula="of:=[.D81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82]=[.N81];[.G81];[.G81]+[.$O$2])" office:value-type="float" office:value="1570">
            <text:p>15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6]" office:value-type="float" office:value="2">
            <text:p>2</text:p>
          </table:table-cell>
          <table:table-cell table:style-name="ce4" table:number-columns-repeated="2"/>
          <table:table-cell table:style-name="ce13" table:formula="of:=[.N76]+1" office:value-type="float" office:value="14">
            <text:p>14</text:p>
          </table:table-cell>
          <table:table-cell table:style-name="ce4" table:number-columns-repeated="1010"/>
        </table:table-row>
        <table:table-row table:style-name="ro2">
          <table:table-cell table:style-name="ce11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77]" office:value-type="string" office:string-value="bug_big">
            <text:p>bug_big</text:p>
          </table:table-cell>
          <table:table-cell table:style-name="ce4" table:formula="of:=[.C82]" office:value-type="float" office:value="2500">
            <text:p>2500</text:p>
          </table:table-cell>
          <table:table-cell table:style-name="ce4" table:formula="of:=[.D82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83]=[.N82];[.G82];[.G82]+[.$O$2])" office:value-type="float" office:value="1570">
            <text:p>15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7]" office:value-type="float" office:value="2">
            <text:p>2</text:p>
          </table:table-cell>
          <table:table-cell table:style-name="ce4" table:number-columns-repeated="2"/>
          <table:table-cell table:style-name="ce13" table:formula="of:=[.N77]+1" office:value-type="float" office:value="14">
            <text:p>14</text:p>
          </table:table-cell>
          <table:table-cell table:style-name="ce4" table:number-columns-repeated="1010"/>
        </table:table-row>
        <table:table-row table:style-name="ro2">
          <table:table-cell table:style-name="ce11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78]" office:value-type="string" office:string-value="bug_big">
            <text:p>bug_big</text:p>
          </table:table-cell>
          <table:table-cell table:style-name="ce4" table:formula="of:=[.C83]" office:value-type="float" office:value="2500">
            <text:p>2500</text:p>
          </table:table-cell>
          <table:table-cell table:style-name="ce4" table:formula="of:=[.D8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84]=[.N83];[.G83];[.G83]+[.$O$2])" office:value-type="float" office:value="1570">
            <text:p>15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8]" office:value-type="float" office:value="3">
            <text:p>3</text:p>
          </table:table-cell>
          <table:table-cell table:style-name="ce4" table:number-columns-repeated="2"/>
          <table:table-cell table:style-name="ce13" table:formula="of:=[.N78]+1" office:value-type="float" office:value="14">
            <text:p>14</text:p>
          </table:table-cell>
          <table:table-cell table:style-name="ce4" table:number-columns-repeated="1010"/>
        </table:table-row>
        <table:table-row table:style-name="ro2">
          <table:table-cell table:style-name="ce11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79]" office:value-type="string" office:string-value="bug_big">
            <text:p>bug_big</text:p>
          </table:table-cell>
          <table:table-cell table:style-name="ce4" table:formula="of:=[.C84]" office:value-type="float" office:value="2500">
            <text:p>2500</text:p>
          </table:table-cell>
          <table:table-cell table:style-name="ce4" table:formula="of:=[.D84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85]=[.N84];[.G84];[.G84]+[.$O$2])" office:value-type="float" office:value="1570">
            <text:p>15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79]" office:value-type="float" office:value="4">
            <text:p>4</text:p>
          </table:table-cell>
          <table:table-cell table:style-name="ce4" table:number-columns-repeated="2"/>
          <table:table-cell table:style-name="ce13" table:formula="of:=[.N79]+1" office:value-type="float" office:value="14">
            <text:p>14</text:p>
          </table:table-cell>
          <table:table-cell table:style-name="ce4" table:number-columns-repeated="1010"/>
        </table:table-row>
        <table:table-row table:style-name="ro2">
          <table:table-cell table:style-name="ce10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80]" office:value-type="string" office:string-value="bug_med">
            <text:p>bug_med</text:p>
          </table:table-cell>
          <table:table-cell table:style-name="ce4" table:formula="of:=[.C85]" office:value-type="float" office:value="2500">
            <text:p>2500</text:p>
          </table:table-cell>
          <table:table-cell table:style-name="ce4" table:formula="of:=[.D85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86]=[.N85];[.G85];[.G85]+[.$O$2])" office:value-type="float" office:value="1690">
            <text:p>16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0]" office:value-type="float" office:value="1">
            <text:p>1</text:p>
          </table:table-cell>
          <table:table-cell table:style-name="ce13" table:number-columns-repeated="2"/>
          <table:table-cell table:style-name="ce13" table:formula="of:=[.N80]+1" office:value-type="float" office:value="15">
            <text:p>15</text:p>
          </table:table-cell>
          <table:table-cell table:style-name="ce13" table:number-columns-repeated="1010"/>
        </table:table-row>
        <table:table-row table:style-name="ro2">
          <table:table-cell table:style-name="ce10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81]" office:value-type="string" office:string-value="bug_big">
            <text:p>bug_big</text:p>
          </table:table-cell>
          <table:table-cell table:style-name="ce4" table:formula="of:=[.C86]" office:value-type="float" office:value="2500">
            <text:p>2500</text:p>
          </table:table-cell>
          <table:table-cell table:style-name="ce4" table:formula="of:=[.D86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87]=[.N86];[.G86];[.G86]+[.$O$2])" office:value-type="float" office:value="1690">
            <text:p>16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1]" office:value-type="float" office:value="1">
            <text:p>1</text:p>
          </table:table-cell>
          <table:table-cell table:style-name="ce13" table:number-columns-repeated="2"/>
          <table:table-cell table:style-name="ce13" table:formula="of:=[.N81]+1" office:value-type="float" office:value="15">
            <text:p>15</text:p>
          </table:table-cell>
          <table:table-cell table:style-name="ce13" table:number-columns-repeated="1010"/>
        </table:table-row>
        <table:table-row table:style-name="ro2">
          <table:table-cell table:style-name="ce10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82]" office:value-type="string" office:string-value="bug_big">
            <text:p>bug_big</text:p>
          </table:table-cell>
          <table:table-cell table:style-name="ce4" table:formula="of:=[.C87]" office:value-type="float" office:value="2500">
            <text:p>2500</text:p>
          </table:table-cell>
          <table:table-cell table:style-name="ce4" table:formula="of:=[.D87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88]=[.N87];[.G87];[.G87]+[.$O$2])" office:value-type="float" office:value="1690">
            <text:p>16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2]" office:value-type="float" office:value="2">
            <text:p>2</text:p>
          </table:table-cell>
          <table:table-cell table:style-name="ce13" table:number-columns-repeated="2"/>
          <table:table-cell table:style-name="ce13" table:formula="of:=[.N82]+1" office:value-type="float" office:value="15">
            <text:p>15</text:p>
          </table:table-cell>
          <table:table-cell table:style-name="ce13" table:number-columns-repeated="1010"/>
        </table:table-row>
        <table:table-row table:style-name="ro2">
          <table:table-cell table:style-name="ce10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83]" office:value-type="string" office:string-value="bug_big">
            <text:p>bug_big</text:p>
          </table:table-cell>
          <table:table-cell table:style-name="ce4" table:formula="of:=[.C88]" office:value-type="float" office:value="2500">
            <text:p>2500</text:p>
          </table:table-cell>
          <table:table-cell table:style-name="ce4" table:formula="of:=[.D88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89]=[.N88];[.G88];[.G88]+[.$O$2])" office:value-type="float" office:value="1690">
            <text:p>16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3]" office:value-type="float" office:value="2">
            <text:p>2</text:p>
          </table:table-cell>
          <table:table-cell table:style-name="ce13" table:number-columns-repeated="2"/>
          <table:table-cell table:style-name="ce13" table:formula="of:=[.N83]+1" office:value-type="float" office:value="15">
            <text:p>15</text:p>
          </table:table-cell>
          <table:table-cell table:style-name="ce13" table:number-columns-repeated="1010"/>
        </table:table-row>
        <table:table-row table:style-name="ro2">
          <table:table-cell table:style-name="ce10" table:formula="of:=&quot;{ &quot;&amp;[.B$1]&amp;&quot; = '&quot;&amp;[.B90]&amp;&quot;', &quot;&amp;[.C$1]&amp;&quot; = &quot;&amp;[.C90]&amp;&quot;, &quot;&amp;[.D$1]&amp;&quot; = &quot;&amp;[.D90]&amp;&quot;, &quot;&amp;[.E$1]&amp;&quot; = &quot;&amp;[.E90]&amp;&quot;, &quot;&amp;[.F$1]&amp;&quot; = &quot;&amp;[.F90]&amp;&quot;, &quot;&amp;[.G$1]&amp;&quot; = &quot;&amp;[.G90]*30&amp;&quot;, &quot;&amp;[.H$1]&amp;&quot; = &quot;&amp;[.H90]&amp;&quot;, &quot;&amp;IF([.I90]=&quot;&quot;;&quot;&quot;;[.I$1]&amp;&quot; = &quot;&amp;[.I90]&amp;&quot;, &quot;)&amp;IF([.J90]=&quot;&quot;;&quot;&quot;;[.J$1]&amp;&quot; = &quot;&amp;[.J90]&amp;&quot;, &quot;)&amp;IF([.K90]=&quot;&quot;;&quot;&quot;;[.K$1]&amp;&quot; = &quot;&amp;[.K90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84]" office:value-type="string" office:string-value="bug_big">
            <text:p>bug_big</text:p>
          </table:table-cell>
          <table:table-cell table:style-name="ce4" table:formula="of:=[.C89]" office:value-type="float" office:value="2500">
            <text:p>2500</text:p>
          </table:table-cell>
          <table:table-cell table:style-name="ce4" table:formula="of:=[.D89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90]=[.N89];[.G89];[.G89]+[.$O$2])" office:value-type="float" office:value="1690">
            <text:p>16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4]" office:value-type="float" office:value="3">
            <text:p>3</text:p>
          </table:table-cell>
          <table:table-cell table:style-name="ce13" table:number-columns-repeated="2"/>
          <table:table-cell table:style-name="ce13" table:formula="of:=[.N84]+1" office:value-type="float" office:value="15">
            <text:p>15</text:p>
          </table:table-cell>
          <table:table-cell table:style-name="ce13" table:number-columns-repeated="1010"/>
        </table:table-row>
        <table:table-row table:style-name="ro2">
          <table:table-cell table:style-name="ce10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85]" office:value-type="string" office:string-value="bug_big">
            <text:p>bug_big</text:p>
          </table:table-cell>
          <table:table-cell table:style-name="ce4" table:formula="of:=[.C90]" office:value-type="float" office:value="2500">
            <text:p>2500</text:p>
          </table:table-cell>
          <table:table-cell table:style-name="ce4" table:formula="of:=[.D9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91]=[.N90];[.G90];[.G90]+[.$O$2])" office:value-type="float" office:value="1690">
            <text:p>16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5]" office:value-type="float" office:value="4">
            <text:p>4</text:p>
          </table:table-cell>
          <table:table-cell table:style-name="ce13" table:number-columns-repeated="2"/>
          <table:table-cell table:style-name="ce13" table:formula="of:=[.N85]+1" office:value-type="float" office:value="15">
            <text:p>15</text:p>
          </table:table-cell>
          <table:table-cell table:style-name="ce13" table:number-columns-repeated="1010"/>
        </table:table-row>
        <table:table-row table:style-name="ro2">
          <table:table-cell table:style-name="ce11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86]" office:value-type="string" office:string-value="bug_med">
            <text:p>bug_med</text:p>
          </table:table-cell>
          <table:table-cell table:style-name="ce4" table:formula="of:=[.C91]" office:value-type="float" office:value="2500">
            <text:p>2500</text:p>
          </table:table-cell>
          <table:table-cell table:style-name="ce4" table:formula="of:=[.D91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92]=[.N91];[.G91];[.G91]+[.$O$2])" office:value-type="float" office:value="1810">
            <text:p>18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6]" office:value-type="float" office:value="1">
            <text:p>1</text:p>
          </table:table-cell>
          <table:table-cell table:style-name="ce4" table:number-columns-repeated="2"/>
          <table:table-cell table:style-name="ce13" table:formula="of:=[.N86]+1" office:value-type="float" office:value="16">
            <text:p>16</text:p>
          </table:table-cell>
          <table:table-cell table:style-name="ce4" table:number-columns-repeated="1010"/>
        </table:table-row>
        <table:table-row table:style-name="ro2">
          <table:table-cell table:style-name="ce11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87]" office:value-type="string" office:string-value="bug_big">
            <text:p>bug_big</text:p>
          </table:table-cell>
          <table:table-cell table:style-name="ce4" table:formula="of:=[.C92]" office:value-type="float" office:value="2500">
            <text:p>2500</text:p>
          </table:table-cell>
          <table:table-cell table:style-name="ce4" table:formula="of:=[.D92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93]=[.N92];[.G92];[.G92]+[.$O$2])" office:value-type="float" office:value="1810">
            <text:p>18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7]" office:value-type="float" office:value="1">
            <text:p>1</text:p>
          </table:table-cell>
          <table:table-cell table:style-name="ce4" table:number-columns-repeated="2"/>
          <table:table-cell table:style-name="ce13" table:formula="of:=[.N87]+1" office:value-type="float" office:value="16">
            <text:p>16</text:p>
          </table:table-cell>
          <table:table-cell table:style-name="ce4" table:number-columns-repeated="1010"/>
        </table:table-row>
        <table:table-row table:style-name="ro2">
          <table:table-cell table:style-name="ce11" table:formula="of:=&quot;{ &quot;&amp;[.B$1]&amp;&quot; = '&quot;&amp;[.B94]&amp;&quot;', &quot;&amp;[.C$1]&amp;&quot; = &quot;&amp;[.C94]&amp;&quot;, &quot;&amp;[.D$1]&amp;&quot; = &quot;&amp;[.D94]&amp;&quot;, &quot;&amp;[.E$1]&amp;&quot; = &quot;&amp;[.E94]&amp;&quot;, &quot;&amp;[.F$1]&amp;&quot; = &quot;&amp;[.F94]&amp;&quot;, &quot;&amp;[.G$1]&amp;&quot; = &quot;&amp;[.G94]*30&amp;&quot;, &quot;&amp;[.H$1]&amp;&quot; = &quot;&amp;[.H94]&amp;&quot;, &quot;&amp;IF([.I94]=&quot;&quot;;&quot;&quot;;[.I$1]&amp;&quot; = &quot;&amp;[.I94]&amp;&quot;, &quot;)&amp;IF([.J94]=&quot;&quot;;&quot;&quot;;[.J$1]&amp;&quot; = &quot;&amp;[.J94]&amp;&quot;, &quot;)&amp;IF([.K94]=&quot;&quot;;&quot;&quot;;[.K$1]&amp;&quot; = &quot;&amp;[.K94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88]" office:value-type="string" office:string-value="bug_big">
            <text:p>bug_big</text:p>
          </table:table-cell>
          <table:table-cell table:style-name="ce4" table:formula="of:=[.C93]" office:value-type="float" office:value="2500">
            <text:p>2500</text:p>
          </table:table-cell>
          <table:table-cell table:style-name="ce4" table:formula="of:=[.D9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94]=[.N93];[.G93];[.G93]+[.$O$2])" office:value-type="float" office:value="1810">
            <text:p>18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8]" office:value-type="float" office:value="2">
            <text:p>2</text:p>
          </table:table-cell>
          <table:table-cell table:style-name="ce4" table:number-columns-repeated="2"/>
          <table:table-cell table:style-name="ce13" table:formula="of:=[.N88]+1" office:value-type="float" office:value="16">
            <text:p>16</text:p>
          </table:table-cell>
          <table:table-cell table:style-name="ce4" table:number-columns-repeated="1010"/>
        </table:table-row>
        <table:table-row table:style-name="ro2">
          <table:table-cell table:style-name="ce11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89]" office:value-type="string" office:string-value="bug_big">
            <text:p>bug_big</text:p>
          </table:table-cell>
          <table:table-cell table:style-name="ce4" table:formula="of:=[.C94]" office:value-type="float" office:value="2500">
            <text:p>2500</text:p>
          </table:table-cell>
          <table:table-cell table:style-name="ce4" table:formula="of:=[.D94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95]=[.N94];[.G94];[.G94]+[.$O$2])" office:value-type="float" office:value="1810">
            <text:p>18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89]" office:value-type="float" office:value="2">
            <text:p>2</text:p>
          </table:table-cell>
          <table:table-cell table:style-name="ce4" table:number-columns-repeated="2"/>
          <table:table-cell table:style-name="ce13" table:formula="of:=[.N89]+1" office:value-type="float" office:value="16">
            <text:p>16</text:p>
          </table:table-cell>
          <table:table-cell table:style-name="ce4" table:number-columns-repeated="1010"/>
        </table:table-row>
        <table:table-row table:style-name="ro2">
          <table:table-cell table:style-name="ce11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90]" office:value-type="string" office:string-value="bug_big">
            <text:p>bug_big</text:p>
          </table:table-cell>
          <table:table-cell table:style-name="ce4" table:formula="of:=[.C95]" office:value-type="float" office:value="2500">
            <text:p>2500</text:p>
          </table:table-cell>
          <table:table-cell table:style-name="ce4" table:formula="of:=[.D95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96]=[.N95];[.G95];[.G95]+[.$O$2])" office:value-type="float" office:value="1810">
            <text:p>18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90]" office:value-type="float" office:value="3">
            <text:p>3</text:p>
          </table:table-cell>
          <table:table-cell table:style-name="ce4" table:number-columns-repeated="2"/>
          <table:table-cell table:style-name="ce13" table:formula="of:=[.N90]+1" office:value-type="float" office:value="16">
            <text:p>16</text:p>
          </table:table-cell>
          <table:table-cell table:style-name="ce4" table:number-columns-repeated="1010"/>
        </table:table-row>
        <table:table-row table:style-name="ro2">
          <table:table-cell table:style-name="ce11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91]" office:value-type="string" office:string-value="bug_big">
            <text:p>bug_big</text:p>
          </table:table-cell>
          <table:table-cell table:style-name="ce4" table:formula="of:=[.C96]" office:value-type="float" office:value="2500">
            <text:p>2500</text:p>
          </table:table-cell>
          <table:table-cell table:style-name="ce4" table:formula="of:=[.D96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97]=[.N96];[.G96];[.G96]+[.$O$2])" office:value-type="float" office:value="1810">
            <text:p>18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91]" office:value-type="float" office:value="4">
            <text:p>4</text:p>
          </table:table-cell>
          <table:table-cell table:style-name="ce4" table:number-columns-repeated="2"/>
          <table:table-cell table:style-name="ce13" table:formula="of:=[.N91]+1" office:value-type="float" office:value="16">
            <text:p>16</text:p>
          </table:table-cell>
          <table:table-cell table:style-name="ce4" table:number-columns-repeated="1010"/>
        </table:table-row>
        <table:table-row table:style-name="ro2">
          <table:table-cell table:style-name="ce10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92]" office:value-type="string" office:string-value="bug_med">
            <text:p>bug_med</text:p>
          </table:table-cell>
          <table:table-cell table:style-name="ce4" table:formula="of:=[.C97]" office:value-type="float" office:value="2500">
            <text:p>2500</text:p>
          </table:table-cell>
          <table:table-cell table:style-name="ce4" table:formula="of:=[.D97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98]=[.N97];[.G97];[.G97]+[.$O$2])" office:value-type="float" office:value="1930">
            <text:p>19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92]" office:value-type="float" office:value="1">
            <text:p>1</text:p>
          </table:table-cell>
          <table:table-cell table:style-name="ce13" table:number-columns-repeated="2"/>
          <table:table-cell table:style-name="ce13" table:formula="of:=[.N92]+1" office:value-type="float" office:value="17">
            <text:p>17</text:p>
          </table:table-cell>
          <table:table-cell table:style-name="ce13" table:number-columns-repeated="1010"/>
        </table:table-row>
        <table:table-row table:style-name="ro2">
          <table:table-cell table:style-name="ce10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93]" office:value-type="string" office:string-value="bug_big">
            <text:p>bug_big</text:p>
          </table:table-cell>
          <table:table-cell table:style-name="ce4" table:formula="of:=[.C98]" office:value-type="float" office:value="2500">
            <text:p>2500</text:p>
          </table:table-cell>
          <table:table-cell table:style-name="ce4" table:formula="of:=[.D98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99]=[.N98];[.G98];[.G98]+[.$O$2])" office:value-type="float" office:value="1930">
            <text:p>19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93]" office:value-type="float" office:value="1">
            <text:p>1</text:p>
          </table:table-cell>
          <table:table-cell table:style-name="ce13" table:number-columns-repeated="2"/>
          <table:table-cell table:style-name="ce13" table:formula="of:=[.N93]+1" office:value-type="float" office:value="17">
            <text:p>17</text:p>
          </table:table-cell>
          <table:table-cell table:style-name="ce13" table:number-columns-repeated="1010"/>
        </table:table-row>
        <table:table-row table:style-name="ro2">
          <table:table-cell table:style-name="ce10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94]" office:value-type="string" office:string-value="bug_big">
            <text:p>bug_big</text:p>
          </table:table-cell>
          <table:table-cell table:style-name="ce4" table:formula="of:=[.C99]" office:value-type="float" office:value="2500">
            <text:p>2500</text:p>
          </table:table-cell>
          <table:table-cell table:style-name="ce4" table:formula="of:=[.D99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00]=[.N99];[.G99];[.G99]+[.$O$2])" office:value-type="float" office:value="1930">
            <text:p>19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94]" office:value-type="float" office:value="2">
            <text:p>2</text:p>
          </table:table-cell>
          <table:table-cell table:style-name="ce13" table:number-columns-repeated="2"/>
          <table:table-cell table:style-name="ce13" table:formula="of:=[.N94]+1" office:value-type="float" office:value="17">
            <text:p>17</text:p>
          </table:table-cell>
          <table:table-cell table:style-name="ce13" table:number-columns-repeated="1010"/>
        </table:table-row>
        <table:table-row table:style-name="ro2">
          <table:table-cell table:style-name="ce10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3" table:formula="of:=[.B95]" office:value-type="string" office:string-value="bug_big">
            <text:p>bug_big</text:p>
          </table:table-cell>
          <table:table-cell table:style-name="ce4" table:formula="of:=[.C100]" office:value-type="float" office:value="2500">
            <text:p>2500</text:p>
          </table:table-cell>
          <table:table-cell table:style-name="ce4" table:formula="of:=[.D10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01]=[.N100];[.G100];[.G100]+[.$O$2])" office:value-type="float" office:value="1930">
            <text:p>19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95]" office:value-type="float" office:value="2">
            <text:p>2</text:p>
          </table:table-cell>
          <table:table-cell table:style-name="ce13" table:number-columns-repeated="2"/>
          <table:table-cell table:style-name="ce13" table:formula="of:=[.N95]+1" office:value-type="float" office:value="17">
            <text:p>17</text:p>
          </table:table-cell>
          <table:table-cell table:style-name="ce13" table:number-columns-repeated="1010"/>
        </table:table-row>
        <table:table-row table:style-name="ro2">
          <table:table-cell table:style-name="ce10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3" table:formula="of:=[.B96]" office:value-type="string" office:string-value="bug_big">
            <text:p>bug_big</text:p>
          </table:table-cell>
          <table:table-cell table:style-name="ce4" table:formula="of:=[.C101]" office:value-type="float" office:value="2500">
            <text:p>2500</text:p>
          </table:table-cell>
          <table:table-cell table:style-name="ce4" table:formula="of:=[.D101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02]=[.N101];[.G101];[.G101]+[.$O$2])" office:value-type="float" office:value="1930">
            <text:p>19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96]" office:value-type="float" office:value="3">
            <text:p>3</text:p>
          </table:table-cell>
          <table:table-cell table:style-name="ce13" table:number-columns-repeated="2"/>
          <table:table-cell table:style-name="ce13" table:formula="of:=[.N96]+1" office:value-type="float" office:value="17">
            <text:p>17</text:p>
          </table:table-cell>
          <table:table-cell table:style-name="ce13" table:number-columns-repeated="1010"/>
        </table:table-row>
        <table:table-row table:style-name="ro2">
          <table:table-cell table:style-name="ce10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3" table:formula="of:=[.B97]" office:value-type="string" office:string-value="bug_big">
            <text:p>bug_big</text:p>
          </table:table-cell>
          <table:table-cell table:style-name="ce4" table:formula="of:=[.C102]" office:value-type="float" office:value="2500">
            <text:p>2500</text:p>
          </table:table-cell>
          <table:table-cell table:style-name="ce4" table:formula="of:=[.D102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03]=[.N102];[.G102];[.G102]+[.$O$2])" office:value-type="float" office:value="1930">
            <text:p>19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table:formula="of:=[.K97]" office:value-type="float" office:value="4">
            <text:p>4</text:p>
          </table:table-cell>
          <table:table-cell table:style-name="ce13" table:number-columns-repeated="2"/>
          <table:table-cell table:style-name="ce13" table:formula="of:=[.N97]+1" office:value-type="float" office:value="17">
            <text:p>17</text:p>
          </table:table-cell>
          <table:table-cell table:style-name="ce13" table:number-columns-repeated="1010"/>
        </table:table-row>
        <table:table-row table:style-name="ro2">
          <table:table-cell table:style-name="ce11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office:value-type="string">
            <text:p>bug_big</text:p>
          </table:table-cell>
          <table:table-cell table:style-name="ce4" table:formula="of:=[.C103]" office:value-type="float" office:value="2500">
            <text:p>2500</text:p>
          </table:table-cell>
          <table:table-cell table:style-name="ce4" table:formula="of:=[.D103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04]=[.N103];[.G103];[.G103]+[.$O$2])" office:value-type="float" office:value="2050">
            <text:p>20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13" table:formula="of:=[.N98]+1" office:value-type="float" office:value="18">
            <text:p>18</text:p>
          </table:table-cell>
          <table:table-cell table:style-name="ce13" table:number-columns-repeated="1010"/>
        </table:table-row>
        <table:table-row table:style-name="ro2">
          <table:table-cell table:style-name="ce11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99]" office:value-type="string" office:string-value="bug_big">
            <text:p>bug_big</text:p>
          </table:table-cell>
          <table:table-cell table:style-name="ce4" table:formula="of:=[.C104]" office:value-type="float" office:value="2500">
            <text:p>2500</text:p>
          </table:table-cell>
          <table:table-cell table:style-name="ce4" table:formula="of:=[.D104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05]=[.N104];[.G104];[.G104]+[.$O$2])" office:value-type="float" office:value="2050">
            <text:p>20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13" table:formula="of:=[.N99]+1" office:value-type="float" office:value="18">
            <text:p>18</text:p>
          </table:table-cell>
          <table:table-cell table:style-name="ce13" table:number-columns-repeated="1010"/>
        </table:table-row>
        <table:table-row table:style-name="ro2">
          <table:table-cell table:style-name="ce11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00]" office:value-type="string" office:string-value="bug_big">
            <text:p>bug_big</text:p>
          </table:table-cell>
          <table:table-cell table:style-name="ce4" table:formula="of:=[.C105]" office:value-type="float" office:value="2500">
            <text:p>2500</text:p>
          </table:table-cell>
          <table:table-cell table:style-name="ce4" table:formula="of:=[.D105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06]=[.N105];[.G105];[.G105]+[.$O$2])" office:value-type="float" office:value="2050">
            <text:p>20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13" table:formula="of:=[.N100]+1" office:value-type="float" office:value="18">
            <text:p>18</text:p>
          </table:table-cell>
          <table:table-cell table:style-name="ce13" table:number-columns-repeated="1010"/>
        </table:table-row>
        <table:table-row table:style-name="ro2">
          <table:table-cell table:style-name="ce11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01]" office:value-type="string" office:string-value="bug_big">
            <text:p>bug_big</text:p>
          </table:table-cell>
          <table:table-cell table:style-name="ce4" table:formula="of:=[.C106]" office:value-type="float" office:value="2500">
            <text:p>2500</text:p>
          </table:table-cell>
          <table:table-cell table:style-name="ce4" table:formula="of:=[.D106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07]=[.N106];[.G106];[.G106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101]+1" office:value-type="float" office:value="18">
            <text:p>18</text:p>
          </table:table-cell>
          <table:table-cell table:style-name="ce4" table:number-columns-repeated="1010"/>
        </table:table-row>
        <table:table-row table:style-name="ro2">
          <table:table-cell table:style-name="ce11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02]" office:value-type="string" office:string-value="bug_big">
            <text:p>bug_big</text:p>
          </table:table-cell>
          <table:table-cell table:style-name="ce4" table:formula="of:=[.C107]" office:value-type="float" office:value="2500">
            <text:p>2500</text:p>
          </table:table-cell>
          <table:table-cell table:style-name="ce4" table:formula="of:=[.D107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08]=[.N107];[.G107];[.G107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102]+1" office:value-type="float" office:value="18">
            <text:p>18</text:p>
          </table:table-cell>
          <table:table-cell table:style-name="ce4" table:number-columns-repeated="1010"/>
        </table:table-row>
        <table:table-row table:style-name="ro2">
          <table:table-cell table:style-name="ce11" table:formula="of:=&quot;{ &quot;&amp;[.B$1]&amp;&quot; = '&quot;&amp;[.B109]&amp;&quot;', &quot;&amp;[.C$1]&amp;&quot; = &quot;&amp;[.C109]&amp;&quot;, &quot;&amp;[.D$1]&amp;&quot; = &quot;&amp;[.D109]&amp;&quot;, &quot;&amp;[.E$1]&amp;&quot; = &quot;&amp;[.E109]&amp;&quot;, &quot;&amp;[.F$1]&amp;&quot; = &quot;&amp;[.F109]&amp;&quot;, &quot;&amp;[.G$1]&amp;&quot; = &quot;&amp;[.G109]*30&amp;&quot;, &quot;&amp;[.H$1]&amp;&quot; = &quot;&amp;[.H109]&amp;&quot;, &quot;&amp;IF([.I109]=&quot;&quot;;&quot;&quot;;[.I$1]&amp;&quot; = &quot;&amp;[.I109]&amp;&quot;, &quot;)&amp;IF([.J109]=&quot;&quot;;&quot;&quot;;[.J$1]&amp;&quot; = &quot;&amp;[.J109]&amp;&quot;, &quot;)&amp;IF([.K109]=&quot;&quot;;&quot;&quot;;[.K$1]&amp;&quot; = &quot;&amp;[.K109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03]" office:value-type="string" office:string-value="bug_big">
            <text:p>bug_big</text:p>
          </table:table-cell>
          <table:table-cell table:style-name="ce4" table:formula="of:=[.C108]" office:value-type="float" office:value="2500">
            <text:p>2500</text:p>
          </table:table-cell>
          <table:table-cell table:style-name="ce4" table:formula="of:=[.D108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09]=[.N108];[.G108];[.G108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103]+1" office:value-type="float" office:value="18">
            <text:p>18</text:p>
          </table:table-cell>
          <table:table-cell table:style-name="ce4" table:number-columns-repeated="1010"/>
        </table:table-row>
        <table:table-row table:style-name="ro2">
          <table:table-cell table:style-name="ce10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04]" office:value-type="string" office:string-value="bug_big">
            <text:p>bug_big</text:p>
          </table:table-cell>
          <table:table-cell table:style-name="ce4" table:formula="of:=[.C109]" office:value-type="float" office:value="2500">
            <text:p>2500</text:p>
          </table:table-cell>
          <table:table-cell table:style-name="ce4" table:formula="of:=[.D109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[.G109]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104]+1" office:value-type="float" office:value="19">
            <text:p>19</text:p>
          </table:table-cell>
          <table:table-cell table:style-name="ce4" table:number-columns-repeated="1010"/>
        </table:table-row>
        <table:table-row table:style-name="ro2">
          <table:table-cell table:style-name="ce10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05]" office:value-type="string" office:string-value="bug_big">
            <text:p>bug_big</text:p>
          </table:table-cell>
          <table:table-cell table:style-name="ce4" table:formula="of:=[.C110]" office:value-type="float" office:value="2500">
            <text:p>2500</text:p>
          </table:table-cell>
          <table:table-cell table:style-name="ce4" table:formula="of:=[.D110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11]=[.N110];[.G110];[.G110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105]+1" office:value-type="float" office:value="19">
            <text:p>19</text:p>
          </table:table-cell>
          <table:table-cell table:style-name="ce4" table:number-columns-repeated="1010"/>
        </table:table-row>
        <table:table-row table:style-name="ro2">
          <table:table-cell table:style-name="ce10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06]" office:value-type="string" office:string-value="bug_big">
            <text:p>bug_big</text:p>
          </table:table-cell>
          <table:table-cell table:style-name="ce4" table:formula="of:=[.C111]" office:value-type="float" office:value="2500">
            <text:p>2500</text:p>
          </table:table-cell>
          <table:table-cell table:style-name="ce4" table:formula="of:=[.D111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12]=[.N111];[.G111];[.G111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106]+1" office:value-type="float" office:value="19">
            <text:p>19</text:p>
          </table:table-cell>
          <table:table-cell table:style-name="ce4" table:number-columns-repeated="1010"/>
        </table:table-row>
        <table:table-row table:style-name="ro2">
          <table:table-cell table:style-name="ce10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07]" office:value-type="string" office:string-value="bug_big">
            <text:p>bug_big</text:p>
          </table:table-cell>
          <table:table-cell table:style-name="ce4" table:formula="of:=[.C112]" office:value-type="float" office:value="2500">
            <text:p>2500</text:p>
          </table:table-cell>
          <table:table-cell table:style-name="ce4" table:formula="of:=[.D112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13]=[.N112];[.G112];[.G112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107]+1" office:value-type="float" office:value="19">
            <text:p>19</text:p>
          </table:table-cell>
          <table:table-cell table:style-name="ce4" table:number-columns-repeated="1010"/>
        </table:table-row>
        <table:table-row table:style-name="ro2">
          <table:table-cell table:style-name="ce10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08]" office:value-type="string" office:string-value="bug_big">
            <text:p>bug_big</text:p>
          </table:table-cell>
          <table:table-cell table:style-name="ce4" table:formula="of:=[.C113]" office:value-type="float" office:value="2500">
            <text:p>2500</text:p>
          </table:table-cell>
          <table:table-cell table:style-name="ce4" table:formula="of:=[.D11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14]=[.N113];[.G113];[.G113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108]+1" office:value-type="float" office:value="19">
            <text:p>19</text:p>
          </table:table-cell>
          <table:table-cell table:style-name="ce4" table:number-columns-repeated="1010"/>
        </table:table-row>
        <table:table-row table:style-name="ro2">
          <table:table-cell table:style-name="ce10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09]" office:value-type="string" office:string-value="bug_big">
            <text:p>bug_big</text:p>
          </table:table-cell>
          <table:table-cell table:style-name="ce4" table:formula="of:=[.C114]" office:value-type="float" office:value="2500">
            <text:p>2500</text:p>
          </table:table-cell>
          <table:table-cell table:style-name="ce4" table:formula="of:=[.D114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15]=[.N114];[.G114];[.G114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109]+1" office:value-type="float" office:value="19">
            <text:p>19</text:p>
          </table:table-cell>
          <table:table-cell table:style-name="ce4" table:number-columns-repeated="1010"/>
        </table:table-row>
        <table:table-row table:style-name="ro2">
          <table:table-cell table:style-name="ce11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office:value-type="string">
            <text:p>bug_larva</text:p>
          </table:table-cell>
          <table:table-cell table:style-name="ce4" table:formula="of:=[.C115]" office:value-type="float" office:value="2500">
            <text:p>2500</text:p>
          </table:table-cell>
          <table:table-cell table:style-name="ce4" table:formula="of:=[.D115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[.G115]" office:value-type="float" office:value="2050">
            <text:p>20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13" table:formula="of:=[.N110]+1" office:value-type="float" office:value="20">
            <text:p>20</text:p>
          </table:table-cell>
          <table:table-cell table:style-name="ce13" table:number-columns-repeated="1010"/>
        </table:table-row>
        <table:table-row table:style-name="ro2">
          <table:table-cell table:style-name="ce11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16]" office:value-type="string" office:string-value="bug_larva">
            <text:p>bug_larva</text:p>
          </table:table-cell>
          <table:table-cell table:style-name="ce4" table:formula="of:=[.C116]" office:value-type="float" office:value="2500">
            <text:p>2500</text:p>
          </table:table-cell>
          <table:table-cell table:style-name="ce4" table:formula="of:=[.D116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17]=[.N116];[.G116];[.G116]+[.$O$2])" office:value-type="float" office:value="2050">
            <text:p>20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13" table:formula="of:=[.N111]+1" office:value-type="float" office:value="20">
            <text:p>20</text:p>
          </table:table-cell>
          <table:table-cell table:style-name="ce13" table:number-columns-repeated="1010"/>
        </table:table-row>
        <table:table-row table:style-name="ro2">
          <table:table-cell table:style-name="ce11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17]" office:value-type="string" office:string-value="bug_larva">
            <text:p>bug_larva</text:p>
          </table:table-cell>
          <table:table-cell table:style-name="ce4" table:formula="of:=[.C117]" office:value-type="float" office:value="2500">
            <text:p>2500</text:p>
          </table:table-cell>
          <table:table-cell table:style-name="ce4" table:formula="of:=[.D117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18]=[.N117];[.G117];[.G117]+[.$O$2])" office:value-type="float" office:value="2050">
            <text:p>20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13" table:formula="of:=[.N112]+1" office:value-type="float" office:value="20">
            <text:p>20</text:p>
          </table:table-cell>
          <table:table-cell table:style-name="ce13" table:number-columns-repeated="1010"/>
        </table:table-row>
        <table:table-row table:style-name="ro2">
          <table:table-cell table:style-name="ce11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18]" office:value-type="string" office:string-value="bug_larva">
            <text:p>bug_larva</text:p>
          </table:table-cell>
          <table:table-cell table:style-name="ce4" table:formula="of:=[.C118]" office:value-type="float" office:value="2500">
            <text:p>2500</text:p>
          </table:table-cell>
          <table:table-cell table:style-name="ce4" table:formula="of:=[.D118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19]=[.N118];[.G118];[.G118]+[.$O$2])" office:value-type="float" office:value="2050">
            <text:p>20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13" table:formula="of:=[.N113]+1" office:value-type="float" office:value="20">
            <text:p>20</text:p>
          </table:table-cell>
          <table:table-cell table:style-name="ce13" table:number-columns-repeated="1010"/>
        </table:table-row>
        <table:table-row table:style-name="ro2">
          <table:table-cell table:style-name="ce11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19]" office:value-type="string" office:string-value="bug_larva">
            <text:p>bug_larva</text:p>
          </table:table-cell>
          <table:table-cell table:style-name="ce4" table:formula="of:=[.C119]" office:value-type="float" office:value="2500">
            <text:p>2500</text:p>
          </table:table-cell>
          <table:table-cell table:style-name="ce4" table:formula="of:=[.D119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20]=[.N119];[.G119];[.G119]+[.$O$2])" office:value-type="float" office:value="2050">
            <text:p>20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13" table:formula="of:=[.N114]+1" office:value-type="float" office:value="20">
            <text:p>20</text:p>
          </table:table-cell>
          <table:table-cell table:style-name="ce13" table:number-columns-repeated="1010"/>
        </table:table-row>
        <table:table-row table:style-name="ro2">
          <table:table-cell table:style-name="ce11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3" table:formula="of:=[.B120]" office:value-type="string" office:string-value="bug_larva">
            <text:p>bug_larva</text:p>
          </table:table-cell>
          <table:table-cell table:style-name="ce4" table:formula="of:=[.C120]" office:value-type="float" office:value="2500">
            <text:p>2500</text:p>
          </table:table-cell>
          <table:table-cell table:style-name="ce4" table:formula="of:=[.D12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21]=[.N120];[.G120];[.G120]+[.$O$2])" office:value-type="float" office:value="2050">
            <text:p>20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{3800, 2400}, {2040, 2080}, {2800, 3500}, {700, 3800}, {200, 3200}, {800, 2600}, {150, 1800}, {2040, 2080}, {1300, 500}, {3800, 370}, }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13" table:formula="of:=[.N115]+1" office:value-type="float" office:value="20">
            <text:p>20</text:p>
          </table:table-cell>
          <table:table-cell table:style-name="ce13" table:number-columns-repeated="1010"/>
        </table:table-row>
        <table:table-row table:style-name="ro4" table:number-rows-repeated="2">
          <table:table-cell table:style-name="ce10"/>
          <table:table-cell table:style-name="ce13"/>
          <table:table-cell table:style-name="ce4"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4"/>
          <table:table-cell table:style-name="ce13" table:number-columns-repeated="1014"/>
        </table:table-row>
        <table:table-row table:style-name="ro4" table:number-rows-repeated="4">
          <table:table-cell table:style-name="ce10"/>
          <table:table-cell table:style-name="ce13"/>
          <table:table-cell table:style-name="ce4" table:number-columns-repeated="4"/>
          <table:table-cell table:style-name="ce13"/>
          <table:table-cell table:style-name="ce14"/>
          <table:table-cell table:style-name="ce4" table:number-columns-repeated="2"/>
          <table:table-cell table:style-name="ce13"/>
          <table:table-cell table:style-name="ce4" table:number-columns-repeated="2"/>
          <table:table-cell table:style-name="ce13"/>
          <table:table-cell table:style-name="ce4" table:number-columns-repeated="1010"/>
        </table:table-row>
        <table:table-row table:style-name="ro4" table:number-rows-repeated="5">
          <table:table-cell table:style-name="ce11"/>
          <table:table-cell table:style-name="ce13"/>
          <table:table-cell table:style-name="ce4" table:number-columns-repeated="4"/>
          <table:table-cell table:style-name="ce13"/>
          <table:table-cell table:style-name="ce14"/>
          <table:table-cell table:style-name="ce4" table:number-columns-repeated="2"/>
          <table:table-cell table:style-name="ce13"/>
          <table:table-cell table:style-name="ce4" table:number-columns-repeated="2"/>
          <table:table-cell table:style-name="ce13"/>
          <table:table-cell table:style-name="ce4" table:number-columns-repeated="1010"/>
        </table:table-row>
        <table:table-row table:style-name="ro4">
          <table:table-cell table:style-name="ce11"/>
          <table:table-cell table:style-name="ce13"/>
          <table:table-cell table:style-name="ce4" table:number-columns-repeated="4"/>
          <table:table-cell table:style-name="ce13"/>
          <table:table-cell table:style-name="ce14"/>
          <table:table-cell table:style-name="ce4" table:number-columns-repeated="2"/>
          <table:table-cell table:style-name="ce13"/>
          <table:table-cell table:style-name="ce4" table:number-columns-repeated="2"/>
          <table:table-cell table:style-name="ce13"/>
          <table:table-cell table:style-name="ce4" table:number-columns-repeated="8"/>
          <table:table-cell table:number-columns-repeated="1002"/>
        </table:table-row>
        <table:table-row table:style-name="ro4" table:number-rows-repeated="10484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awn_l10" table:style-name="ta1" table:print="false">
        <table:table-column table:style-name="co13" table:default-cell-style-name="ce12"/>
        <table:table-column table:style-name="co3" table:number-columns-repeated="7" table:default-cell-style-name="ce12"/>
        <table:table-column table:style-name="co4" table:default-cell-style-name="ce12"/>
        <table:table-column table:style-name="co5" table:default-cell-style-name="ce12"/>
        <table:table-column table:style-name="co14" table:default-cell-style-name="ce12"/>
        <table:table-column table:style-name="co7" table:default-cell-style-name="ce12"/>
        <table:table-column table:style-name="co15" table:default-cell-style-name="ce12"/>
        <table:table-column table:style-name="co12" table:number-columns-repeated="5" table:default-cell-style-name="ce12"/>
        <table:table-column table:style-name="co3" table:number-columns-repeated="18" table:default-cell-style-name="ce12"/>
        <table:table-column table:style-name="co9" table:default-cell-style-name="ce12"/>
        <table:table-column table:style-name="co3" table:number-columns-repeated="987" table:default-cell-style-name="ce12"/>
        <table:table-row table:style-name="ro2">
          <table:table-cell table:style-name="ce7"/>
          <table:table-cell table:style-name="ce7" office:value-type="string">
            <text:p>nam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z</text:p>
          </table:table-cell>
          <table:table-cell table:style-name="ce7" office:value-type="string">
            <text:p>facing</text:p>
          </table:table-cell>
          <table:table-cell table:style-name="ce7" office:value-type="string">
            <text:p>spawnRadius</text:p>
          </table:table-cell>
          <table:table-cell table:style-name="ce7" office:value-type="string">
            <text:p>delay</text:p>
          </table:table-cell>
          <table:table-cell table:style-name="ce7" office:value-type="string">
            <text:p>orbitalDrop</text:p>
          </table:table-cell>
          <table:table-cell table:style-name="ce7" office:value-type="string">
            <text:p>commands</text:p>
          </table:table-cell>
          <table:table-cell table:style-name="ce7" office:value-type="string">
            <text:p>patrolRoute</text:p>
          </table:table-cell>
          <table:table-cell table:style-name="ce7" office:value-type="string">
            <text:p>difficultyAtLeast</text:p>
          </table:table-cell>
          <table:table-cell table:style-name="ce7" table:number-columns-repeated="2"/>
          <table:table-cell table:style-name="ce7" office:value-type="string">
            <text:p>Group</text:p>
          </table:table-cell>
          <table:table-cell table:style-name="ce8" office:value-type="string">
            <text:p>Time Offset [min]</text:p>
          </table:table-cell>
          <table:table-cell table:style-name="ce7" office:value-type="string">
            <text:p>Time Offset [s]</text:p>
          </table:table-cell>
          <table:table-cell table:style-name="ce7" table:number-columns-repeated="1008"/>
        </table:table-row>
        <table:table-row table:style-name="ro4">
          <table:table-cell table:style-name="ce10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tc_ghoul', x = 1200, z = 2000, facing = 0, spawnRadius = 0, delay = 900, orbitalDrop = false, patrolRoute = { {1300, 200}, {3900, 850}, {3600, 2500}, }, difficultyAtLeast = 1,  },">
            <text:p>{ name = 'tc_ghoul', x = 1200, z = 2000, facing = 0, spawnRadius = 0, delay = 900, orbitalDrop = false, patrolRoute = { {1300, 200}, {3900, 850}, {3600, 2500}, }, difficultyAtLeast = 1, <text:s/>},</text:p>
          </table:table-cell>
          <table:table-cell table:style-name="ce4" office:value-type="string">
            <text:p>tc_ghoul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0">
            <text:p>3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formula="of:=[.G2]/60" office:value-type="float" office:value="0.5">
            <text:p>0,5</text:p>
          </table:table-cell>
          <table:table-cell table:style-name="ce4" office:value-type="float" office:value="60">
            <text:p>60</text:p>
          </table:table-cell>
          <table:table-cell table:style-name="ce4" table:number-columns-repeated="5"/>
          <table:table-cell table:style-name="ce4" office:value-type="string">
            <text:p>{{1500, 1700}, {1300, 200}, {2400, 200}, {3900, 850}, {3900, 850}, {2800, 1300}, {3600, 2400}, {4000, 3100}, }</text:p>
          </table:table-cell>
          <table:table-cell table:style-name="ce4" table:number-columns-repeated="14"/>
          <table:table-cell table:style-name="ce4" office:value-type="string">
            <text:p>tc_ghoul</text:p>
          </table:table-cell>
          <table:table-cell table:style-name="ce4" office:value-type="string">
            <text:p>{ name = 'tc_ghoul', x = 1070, z = 2000, facing = 0, spawnRadius = 0, delay = 3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tc_ghoul', x = 1200, z = 2000, facing = 0, spawnRadius = 0, delay = 900, orbitalDrop = false, patrolRoute = { {1300, 200}, {3900, 850}, {3600, 2500}, }, difficultyAtLeast = 2,  },">
            <text:p>{ name = 'tc_ghoul', x = 1200, z = 2000, facing = 0, spawnRadius = 0, delay = 900, orbitalDrop = false, patrolRoute = { {1300, 200}, {3900, 850}, {3600, 2500}, }, difficultyAtLeast = 2, <text:s/>},</text:p>
          </table:table-cell>
          <table:table-cell table:style-name="ce4" office:value-type="string">
            <text:p>tc_ghoul</text:p>
          </table:table-cell>
          <table:table-cell table:style-name="ce4" table:formula="of:=[.C2]" office:value-type="float" office:value="1200">
            <text:p>1200</text:p>
          </table:table-cell>
          <table:table-cell table:style-name="ce4" table:formula="of:=[.D2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3]=[.N2];[.G2];[.G2]+[.$P$2])" office:value-type="float" office:value="30">
            <text:p>3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formula="of:=[.G3]/60" office:value-type="float" office:value="0.5">
            <text:p>0,5</text:p>
          </table:table-cell>
          <table:table-cell table:style-name="ce4" table:number-columns-repeated="21"/>
          <table:table-cell table:style-name="ce4" table:formula="of:=MID([.AL3];15;FIND(&quot;x&quot;;[.AL3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100, z = 2000, facing = 0, spawnRadius = 0, delay = 3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tc_ghoul', x = 1200, z = 2000, facing = 0, spawnRadius = 0, delay = 900, orbitalDrop = false, patrolRoute = { {1300, 200}, {3900, 850}, {3600, 2500}, }, difficultyAtLeast = 3,  },">
            <text:p>{ name = 'tc_ghoul', x = 1200, z = 2000, facing = 0, spawnRadius = 0, delay = 900, orbitalDrop = false, patrolRoute = { {1300, 200}, {3900, 850}, {3600, 2500}, }, difficultyAtLeast = 3, <text:s/>},</text:p>
          </table:table-cell>
          <table:table-cell table:style-name="ce4" office:value-type="string">
            <text:p>tc_ghoul</text:p>
          </table:table-cell>
          <table:table-cell table:style-name="ce4" table:formula="of:=[.C3]" office:value-type="float" office:value="1200">
            <text:p>1200</text:p>
          </table:table-cell>
          <table:table-cell table:style-name="ce4" table:formula="of:=[.D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4]=[.N3];[.G3];[.G3]+[.$P$2])" office:value-type="float" office:value="30">
            <text:p>3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formula="of:=[.G4]/60" office:value-type="float" office:value="0.5">
            <text:p>0,5</text:p>
          </table:table-cell>
          <table:table-cell table:style-name="ce4" table:number-columns-repeated="6"/>
          <table:table-cell table:style-name="ce4" office:value-type="float" office:value="3800">
            <text:p>3800</text:p>
          </table:table-cell>
          <table:table-cell table:style-name="ce4" office:value-type="float" office:value="2400">
            <text:p>2400</text:p>
          </table:table-cell>
          <table:table-cell table:style-name="ce4" table:formula="of:=&quot;{&quot;&amp;[.V4]&amp;&quot;, &quot;&amp;[.W4]&amp;&quot;}, &quot;" office:value-type="string" office:string-value="{3800, 2400}, ">
            <text:p>{3800, 2400}, </text:p>
          </table:table-cell>
          <table:table-cell table:style-name="ce4" table:formula="of:=&quot;{&quot;&amp;[.X4]" office:value-type="string" office:string-value="{{3800, 2400}, ">
            <text:p>{{3800, 2400}, </text:p>
          </table:table-cell>
          <table:table-cell table:style-name="ce4" table:number-columns-repeated="11"/>
          <table:table-cell table:style-name="ce4" table:formula="of:=MID([.AL4];15;FIND(&quot;x&quot;;[.AL4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130, z = 2000, facing = 0, spawnRadius = 0, delay = 3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tc_ghoul', x = 1200, z = 2000, facing = 0, spawnRadius = 0, delay = 900, orbitalDrop = false, patrolRoute = { {1300, 200}, {3900, 850}, {3600, 2500}, }, difficultyAtLeast = 3,  },">
            <text:p>{ name = 'tc_ghoul', x = 1200, z = 2000, facing = 0, spawnRadius = 0, delay = 900, orbitalDrop = false, patrolRoute = { {1300, 200}, {3900, 850}, {3600, 2500}, }, difficultyAtLeast = 3, <text:s/>},</text:p>
          </table:table-cell>
          <table:table-cell table:style-name="ce4" office:value-type="string">
            <text:p>tc_ghoul</text:p>
          </table:table-cell>
          <table:table-cell table:style-name="ce4" table:formula="of:=[.C4]" office:value-type="float" office:value="1200">
            <text:p>1200</text:p>
          </table:table-cell>
          <table:table-cell table:style-name="ce4" table:formula="of:=[.D4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5]=[.N4];[.G4];[.G4]+[.$P$2])" office:value-type="float" office:value="30">
            <text:p>3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formula="of:=[.G5]/60" office:value-type="float" office:value="0.5">
            <text:p>0,5</text:p>
          </table:table-cell>
          <table:table-cell table:style-name="ce4" table:number-columns-repeated="6"/>
          <table:table-cell table:style-name="ce4" office:value-type="float" office:value="2040">
            <text:p>2040</text:p>
          </table:table-cell>
          <table:table-cell table:style-name="ce4" office:value-type="float" office:value="2080">
            <text:p>2080</text:p>
          </table:table-cell>
          <table:table-cell table:style-name="ce4" table:formula="of:=&quot;{&quot;&amp;[.V5]&amp;&quot;, &quot;&amp;[.W5]&amp;&quot;}, &quot;" office:value-type="string" office:string-value="{2040, 2080}, ">
            <text:p>{2040, 2080}, </text:p>
          </table:table-cell>
          <table:table-cell table:style-name="ce4" table:formula="of:=[.Y4]&amp;[.X5]" office:value-type="string" office:string-value="{{3800, 2400}, {2040, 2080}, ">
            <text:p>{{3800, 2400}, {2040, 2080}, </text:p>
          </table:table-cell>
          <table:table-cell table:style-name="ce4" table:number-columns-repeated="11"/>
          <table:table-cell table:style-name="ce4" table:formula="of:=MID([.AL5];15;FIND(&quot;x&quot;;[.AL5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100, z = 1970, facing = 0, spawnRadius = 0, delay = 3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tc_ghoul', x = 1200, z = 2000, facing = 0, spawnRadius = 0, delay = 900, orbitalDrop = false, patrolRoute = { {1300, 200}, {3900, 850}, {3600, 2500}, }, difficultyAtLeast = 4,  },">
            <text:p>{ name = 'tc_ghoul', x = 1200, z = 2000, facing = 0, spawnRadius = 0, delay = 900, orbitalDrop = false, patrolRoute = { {1300, 200}, {3900, 850}, {3600, 2500}, }, difficultyAtLeast = 4, <text:s/>},</text:p>
          </table:table-cell>
          <table:table-cell table:style-name="ce4" office:value-type="string">
            <text:p>tc_ghoul</text:p>
          </table:table-cell>
          <table:table-cell table:style-name="ce4" table:formula="of:=[.C5]" office:value-type="float" office:value="1200">
            <text:p>1200</text:p>
          </table:table-cell>
          <table:table-cell table:style-name="ce4" table:formula="of:=[.D5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6]=[.N5];[.G5];[.G5]+[.$P$2])" office:value-type="float" office:value="30">
            <text:p>3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4" office:value-type="float" office:value="4">
            <text:p>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formula="of:=[.G6]/60" office:value-type="float" office:value="0.5">
            <text:p>0,5</text:p>
          </table:table-cell>
          <table:table-cell table:style-name="ce4" table:number-columns-repeated="6"/>
          <table:table-cell table:style-name="ce4" office:value-type="float" office:value="2800">
            <text:p>2800</text:p>
          </table:table-cell>
          <table:table-cell table:style-name="ce4" office:value-type="float" office:value="3500">
            <text:p>3500</text:p>
          </table:table-cell>
          <table:table-cell table:style-name="ce4" table:formula="of:=&quot;{&quot;&amp;[.V6]&amp;&quot;, &quot;&amp;[.W6]&amp;&quot;}, &quot;" office:value-type="string" office:string-value="{2800, 3500}, ">
            <text:p>{2800, 3500}, </text:p>
          </table:table-cell>
          <table:table-cell table:style-name="ce4" table:formula="of:=[.Y5]&amp;[.X6]" office:value-type="string" office:string-value="{{3800, 2400}, {2040, 2080}, {2800, 3500}, ">
            <text:p>{{3800, 2400}, {2040, 2080}, {2800, 3500}, </text:p>
          </table:table-cell>
          <table:table-cell table:style-name="ce4" table:number-columns-repeated="11"/>
          <table:table-cell table:style-name="ce4" table:formula="of:=MID([.AL6];15;FIND(&quot;x&quot;;[.AL6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100, z = 2000, facing = 0, spawnRadius = 0, delay = 300, orbitalDrop = false, patrolRoute = {{1300, 200}, {3900, 850}, {3600, 2500}, }, difficultyAtLeast = 2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tc_ghoul', x = 1200, z = 2000, facing = 0, spawnRadius = 0, delay = 900, orbitalDrop = false, patrolRoute = { {1300, 200}, {3900, 850}, {3600, 2500}, }, difficultyAtLeast = 4,  },">
            <text:p>{ name = 'tc_ghoul', x = 1200, z = 2000, facing = 0, spawnRadius = 0, delay = 900, orbitalDrop = false, patrolRoute = { {1300, 200}, {3900, 850}, {3600, 2500}, }, difficultyAtLeast = 4, <text:s/>},</text:p>
          </table:table-cell>
          <table:table-cell table:style-name="ce4" office:value-type="string">
            <text:p>tc_ghoul</text:p>
          </table:table-cell>
          <table:table-cell table:style-name="ce4" table:formula="of:=[.C6]" office:value-type="float" office:value="1200">
            <text:p>1200</text:p>
          </table:table-cell>
          <table:table-cell table:style-name="ce4" table:formula="of:=[.D6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7]=[.N6];[.G6];[.G6]+[.$P$2])" office:value-type="float" office:value="30">
            <text:p>3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4" office:value-type="float" office:value="4">
            <text:p>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formula="of:=[.G7]/60" office:value-type="float" office:value="0.5">
            <text:p>0,5</text:p>
          </table:table-cell>
          <table:table-cell table:style-name="ce4" table:number-columns-repeated="6"/>
          <table:table-cell table:style-name="ce4" office:value-type="float" office:value="700">
            <text:p>700</text:p>
          </table:table-cell>
          <table:table-cell table:style-name="ce4" office:value-type="float" office:value="3800">
            <text:p>3800</text:p>
          </table:table-cell>
          <table:table-cell table:style-name="ce4" table:formula="of:=&quot;{&quot;&amp;[.V7]&amp;&quot;, &quot;&amp;[.W7]&amp;&quot;}, &quot;" office:value-type="string" office:string-value="{700, 3800}, ">
            <text:p>{700, 3800}, </text:p>
          </table:table-cell>
          <table:table-cell table:style-name="ce4" table:formula="of:=[.Y6]&amp;[.X7]" office:value-type="string" office:string-value="{{3800, 2400}, {2040, 2080}, {2800, 3500}, {700, 3800}, ">
            <text:p>{{3800, 2400}, {2040, 2080}, {2800, 3500}, {700, 3800}, </text:p>
          </table:table-cell>
          <table:table-cell table:style-name="ce4" table:number-columns-repeated="11"/>
          <table:table-cell table:style-name="ce4" table:formula="of:=MID([.AL7];15;FIND(&quot;x&quot;;[.AL7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100, z = 2030, facing = 0, spawnRadius = 0, delay = 300, orbitalDrop = false, patrolRoute = {{1300, 200}, {3900, 850}, {3600, 2500}, }, difficultyAtLeast = 2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tc_ghoul', x = 1200, z = 2000, facing = 0, spawnRadius = 0, delay = 2700, orbitalDrop = false, patrolRoute = { {1700, 3800}, {2800, 3700}, {3600, 2500}, }, difficultyAtLeast = 1,  },">
            <text:p>{ name = 'tc_ghoul', x = 1200, z = 2000, facing = 0, spawnRadius = 0, delay = 2700, orbitalDrop = false, patrolRoute = { {1700, 3800}, {2800, 3700}, {3600, 2500}, }, difficultyAtLeast = 1, <text:s/>},</text:p>
          </table:table-cell>
          <table:table-cell table:style-name="ce13" office:value-type="string">
            <text:p>tc_ghoul</text:p>
          </table:table-cell>
          <table:table-cell table:style-name="ce4" table:formula="of:=[.C7]" office:value-type="float" office:value="1200">
            <text:p>1200</text:p>
          </table:table-cell>
          <table:table-cell table:style-name="ce4" table:formula="of:=[.D7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8]=[.N7];[.G7];[.G7]+[.$P$2])" office:value-type="float" office:value="90">
            <text:p>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2]" office:value-type="float" office:value="1">
            <text:p>1</text:p>
          </table:table-cell>
          <table:table-cell table:style-name="ce13" table:number-columns-repeated="2"/>
          <table:table-cell table:style-name="ce13" table:formula="of:=[.N2]+1" office:value-type="float" office:value="2">
            <text:p>2</text:p>
          </table:table-cell>
          <table:table-cell table:style-name="ce4" table:formula="of:=[.G8]/60" office:value-type="float" office:value="1.5">
            <text:p>1,5</text:p>
          </table:table-cell>
          <table:table-cell table:style-name="ce13" table:number-columns-repeated="6"/>
          <table:table-cell table:style-name="ce13" office:value-type="float" office:value="200">
            <text:p>200</text:p>
          </table:table-cell>
          <table:table-cell table:style-name="ce13" office:value-type="float" office:value="3200">
            <text:p>3200</text:p>
          </table:table-cell>
          <table:table-cell table:style-name="ce4" table:formula="of:=&quot;{&quot;&amp;[.V8]&amp;&quot;, &quot;&amp;[.W8]&amp;&quot;}, &quot;" office:value-type="string" office:string-value="{200, 3200}, ">
            <text:p>{200, 3200}, </text:p>
          </table:table-cell>
          <table:table-cell table:style-name="ce4" table:formula="of:=[.Y7]&amp;[.X8]" office:value-type="string" office:string-value="{{3800, 2400}, {2040, 2080}, {2800, 3500}, {700, 3800}, {200, 3200}, ">
            <text:p>{{3800, 2400}, {2040, 2080}, {2800, 3500}, {700, 3800}, {200, 3200}, </text:p>
          </table:table-cell>
          <table:table-cell table:style-name="ce13" table:number-columns-repeated="11"/>
          <table:table-cell table:style-name="ce4" table:formula="of:=MID([.AL8];15;FIND(&quot;x&quot;;[.AL8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070, z = 2000, facing = 0, spawnRadius = 0, delay = 21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tc_ghoul', x = 1200, z = 2000, facing = 0, spawnRadius = 0, delay = 2700, orbitalDrop = false, patrolRoute = { {1700, 3800}, {2800, 3700}, {3600, 2500}, }, difficultyAtLeast = 2,  },">
            <text:p>{ name = 'tc_ghoul', x = 1200, z = 2000, facing = 0, spawnRadius = 0, delay = 2700, orbitalDrop = false, patrolRoute = { {1700, 3800}, {2800, 3700}, {3600, 2500}, }, difficultyAtLeast = 2, <text:s/>},</text:p>
          </table:table-cell>
          <table:table-cell table:style-name="ce13" office:value-type="string">
            <text:p>tc_ghoul</text:p>
          </table:table-cell>
          <table:table-cell table:style-name="ce4" table:formula="of:=[.C8]" office:value-type="float" office:value="1200">
            <text:p>1200</text:p>
          </table:table-cell>
          <table:table-cell table:style-name="ce4" table:formula="of:=[.D8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9]=[.N8];[.G8];[.G8]+[.$P$2])" office:value-type="float" office:value="90">
            <text:p>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3]" office:value-type="float" office:value="2">
            <text:p>2</text:p>
          </table:table-cell>
          <table:table-cell table:style-name="ce13" table:number-columns-repeated="2"/>
          <table:table-cell table:style-name="ce13" table:formula="of:=[.N3]+1" office:value-type="float" office:value="2">
            <text:p>2</text:p>
          </table:table-cell>
          <table:table-cell table:style-name="ce4" table:formula="of:=[.G9]/60" office:value-type="float" office:value="1.5">
            <text:p>1,5</text:p>
          </table:table-cell>
          <table:table-cell table:style-name="ce13" table:number-columns-repeated="6"/>
          <table:table-cell table:style-name="ce13" office:value-type="float" office:value="800">
            <text:p>800</text:p>
          </table:table-cell>
          <table:table-cell table:style-name="ce13" office:value-type="float" office:value="2600">
            <text:p>2600</text:p>
          </table:table-cell>
          <table:table-cell table:style-name="ce4" table:formula="of:=&quot;{&quot;&amp;[.V9]&amp;&quot;, &quot;&amp;[.W9]&amp;&quot;}, &quot;" office:value-type="string" office:string-value="{800, 2600}, ">
            <text:p>{800, 2600}, </text:p>
          </table:table-cell>
          <table:table-cell table:style-name="ce4" table:formula="of:=[.Y8]&amp;[.X9]" office:value-type="string" office:string-value="{{3800, 2400}, {2040, 2080}, {2800, 3500}, {700, 3800}, {200, 3200}, {800, 2600}, ">
            <text:p>{{3800, 2400}, {2040, 2080}, {2800, 3500}, {700, 3800}, {200, 3200}, {800, 2600}, </text:p>
          </table:table-cell>
          <table:table-cell table:style-name="ce13" table:number-columns-repeated="11"/>
          <table:table-cell table:style-name="ce4" table:formula="of:=MID([.AL9];15;FIND(&quot;x&quot;;[.AL9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100, z = 2000, facing = 0, spawnRadius = 0, delay = 21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tc_ghoul', x = 1200, z = 2000, facing = 0, spawnRadius = 0, delay = 2700, orbitalDrop = false, patrolRoute = { {1700, 3800}, {2800, 3700}, {3600, 2500}, }, difficultyAtLeast = 3,  },">
            <text:p>{ name = 'tc_ghoul', x = 1200, z = 2000, facing = 0, spawnRadius = 0, delay = 2700, orbitalDrop = false, patrolRoute = { {1700, 3800}, {2800, 3700}, {3600, 2500}, }, difficultyAtLeast = 3, <text:s/>},</text:p>
          </table:table-cell>
          <table:table-cell table:style-name="ce13" office:value-type="string">
            <text:p>tc_ghoul</text:p>
          </table:table-cell>
          <table:table-cell table:style-name="ce4" table:formula="of:=[.C9]" office:value-type="float" office:value="1200">
            <text:p>1200</text:p>
          </table:table-cell>
          <table:table-cell table:style-name="ce4" table:formula="of:=[.D9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0]=[.N9];[.G9];[.G9]+[.$P$2])" office:value-type="float" office:value="90">
            <text:p>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4]" office:value-type="float" office:value="3">
            <text:p>3</text:p>
          </table:table-cell>
          <table:table-cell table:style-name="ce13" table:number-columns-repeated="2"/>
          <table:table-cell table:style-name="ce13" table:formula="of:=[.N4]+1" office:value-type="float" office:value="2">
            <text:p>2</text:p>
          </table:table-cell>
          <table:table-cell table:style-name="ce4" table:formula="of:=[.G10]/60" office:value-type="float" office:value="1.5">
            <text:p>1,5</text:p>
          </table:table-cell>
          <table:table-cell table:style-name="ce13" table:number-columns-repeated="6"/>
          <table:table-cell table:style-name="ce13" office:value-type="float" office:value="150">
            <text:p>150</text:p>
          </table:table-cell>
          <table:table-cell table:style-name="ce13" office:value-type="float" office:value="1800">
            <text:p>1800</text:p>
          </table:table-cell>
          <table:table-cell table:style-name="ce4" table:formula="of:=&quot;{&quot;&amp;[.V10]&amp;&quot;, &quot;&amp;[.W10]&amp;&quot;}, &quot;" office:value-type="string" office:string-value="{150, 1800}, ">
            <text:p>{150, 1800}, </text:p>
          </table:table-cell>
          <table:table-cell table:style-name="ce4" table:formula="of:=[.Y9]&amp;[.X10]" office:value-type="string" office:string-value="{{3800, 2400}, {2040, 2080}, {2800, 3500}, {700, 3800}, {200, 3200}, {800, 2600}, {150, 1800}, ">
            <text:p>{{3800, 2400}, {2040, 2080}, {2800, 3500}, {700, 3800}, {200, 3200}, {800, 2600}, {150, 1800}, </text:p>
          </table:table-cell>
          <table:table-cell table:style-name="ce13" table:number-columns-repeated="11"/>
          <table:table-cell table:style-name="ce4" table:formula="of:=MID([.AL10];15;FIND(&quot;x&quot;;[.AL10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130, z = 2000, facing = 0, spawnRadius = 0, delay = 21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tc_ghoul', x = 1200, z = 2000, facing = 0, spawnRadius = 0, delay = 2700, orbitalDrop = false, patrolRoute = { {1700, 3800}, {2800, 3700}, {3600, 2500}, }, difficultyAtLeast = 3,  },">
            <text:p>{ name = 'tc_ghoul', x = 1200, z = 2000, facing = 0, spawnRadius = 0, delay = 2700, orbitalDrop = false, patrolRoute = { {1700, 3800}, {2800, 3700}, {3600, 2500}, }, difficultyAtLeast = 3, <text:s/>},</text:p>
          </table:table-cell>
          <table:table-cell table:style-name="ce13" office:value-type="string">
            <text:p>tc_ghoul</text:p>
          </table:table-cell>
          <table:table-cell table:style-name="ce4" table:formula="of:=[.C10]" office:value-type="float" office:value="1200">
            <text:p>1200</text:p>
          </table:table-cell>
          <table:table-cell table:style-name="ce4" table:formula="of:=[.D1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1]=[.N10];[.G10];[.G10]+[.$P$2])" office:value-type="float" office:value="90">
            <text:p>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5]" office:value-type="float" office:value="3">
            <text:p>3</text:p>
          </table:table-cell>
          <table:table-cell table:style-name="ce13" table:number-columns-repeated="2"/>
          <table:table-cell table:style-name="ce13" table:formula="of:=[.N5]+1" office:value-type="float" office:value="2">
            <text:p>2</text:p>
          </table:table-cell>
          <table:table-cell table:style-name="ce4" table:formula="of:=[.G11]/60" office:value-type="float" office:value="1.5">
            <text:p>1,5</text:p>
          </table:table-cell>
          <table:table-cell table:style-name="ce13" table:number-columns-repeated="6"/>
          <table:table-cell table:style-name="ce4" office:value-type="float" office:value="2040">
            <text:p>2040</text:p>
          </table:table-cell>
          <table:table-cell table:style-name="ce4" office:value-type="float" office:value="2080">
            <text:p>2080</text:p>
          </table:table-cell>
          <table:table-cell table:style-name="ce4" table:formula="of:=&quot;{&quot;&amp;[.V11]&amp;&quot;, &quot;&amp;[.W11]&amp;&quot;}, &quot;" office:value-type="string" office:string-value="{2040, 2080}, ">
            <text:p>{2040, 2080}, </text:p>
          </table:table-cell>
          <table:table-cell table:style-name="ce4" table:formula="of:=[.Y10]&amp;[.X11]" office:value-type="string" office:string-value="{{3800, 2400}, {2040, 2080}, {2800, 3500}, {700, 3800}, {200, 3200}, {800, 2600}, {150, 1800}, {2040, 2080}, ">
            <text:p>{{3800, 2400}, {2040, 2080}, {2800, 3500}, {700, 3800}, {200, 3200}, {800, 2600}, {150, 1800}, {2040, 2080}, </text:p>
          </table:table-cell>
          <table:table-cell table:style-name="ce13" table:number-columns-repeated="11"/>
          <table:table-cell table:style-name="ce4" table:formula="of:=MID([.AL11];15;FIND(&quot;x&quot;;[.AL11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100, z = 1970, facing = 0, spawnRadius = 0, delay = 21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tc_ghoul', x = 1200, z = 2000, facing = 0, spawnRadius = 0, delay = 2700, orbitalDrop = false, patrolRoute = { {1700, 3800}, {2800, 3700}, {3600, 2500}, }, difficultyAtLeast = 4,  },">
            <text:p>{ name = 'tc_ghoul', x = 1200, z = 2000, facing = 0, spawnRadius = 0, delay = 2700, orbitalDrop = false, patrolRoute = { {1700, 3800}, {2800, 3700}, {3600, 2500}, }, difficultyAtLeast = 4, <text:s/>},</text:p>
          </table:table-cell>
          <table:table-cell table:style-name="ce13" office:value-type="string">
            <text:p>tc_ghoul</text:p>
          </table:table-cell>
          <table:table-cell table:style-name="ce4" table:formula="of:=[.C11]" office:value-type="float" office:value="1200">
            <text:p>1200</text:p>
          </table:table-cell>
          <table:table-cell table:style-name="ce4" table:formula="of:=[.D11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2]=[.N11];[.G11];[.G11]+[.$P$2])" office:value-type="float" office:value="90">
            <text:p>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6]" office:value-type="float" office:value="4">
            <text:p>4</text:p>
          </table:table-cell>
          <table:table-cell table:style-name="ce13" table:number-columns-repeated="2"/>
          <table:table-cell table:style-name="ce13" table:formula="of:=[.N6]+1" office:value-type="float" office:value="2">
            <text:p>2</text:p>
          </table:table-cell>
          <table:table-cell table:style-name="ce4" table:formula="of:=[.G12]/60" office:value-type="float" office:value="1.5">
            <text:p>1,5</text:p>
          </table:table-cell>
          <table:table-cell table:style-name="ce13" table:number-columns-repeated="6"/>
          <table:table-cell table:style-name="ce13" office:value-type="float" office:value="1300">
            <text:p>1300</text:p>
          </table:table-cell>
          <table:table-cell table:style-name="ce13" office:value-type="float" office:value="500">
            <text:p>500</text:p>
          </table:table-cell>
          <table:table-cell table:style-name="ce4" table:formula="of:=&quot;{&quot;&amp;[.V12]&amp;&quot;, &quot;&amp;[.W12]&amp;&quot;}, &quot;" office:value-type="string" office:string-value="{1300, 500}, ">
            <text:p>{1300, 500}, </text:p>
          </table:table-cell>
          <table:table-cell table:style-name="ce4" table:formula="of:=[.Y11]&amp;[.X12]" office:value-type="string" office:string-value="{{3800, 2400}, {2040, 2080}, {2800, 3500}, {700, 3800}, {200, 3200}, {800, 2600}, {150, 1800}, {2040, 2080}, {1300, 500}, ">
            <text:p>{{3800, 2400}, {2040, 2080}, {2800, 3500}, {700, 3800}, {200, 3200}, {800, 2600}, {150, 1800}, {2040, 2080}, {1300, 500}, </text:p>
          </table:table-cell>
          <table:table-cell table:style-name="ce13" table:number-columns-repeated="11"/>
          <table:table-cell table:style-name="ce4" table:formula="of:=MID([.AL12];15;FIND(&quot;x&quot;;[.AL12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100, z = 2000, facing = 0, spawnRadius = 0, delay = 2100, orbitalDrop = false, patrolRoute = {{1700, 3800}, {2800, 3700}, {3600, 2500}, }, difficultyAtLeast = 2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tc_ghoul', x = 1200, z = 2000, facing = 0, spawnRadius = 0, delay = 2700, orbitalDrop = false, patrolRoute = { {1700, 3800}, {2800, 3700}, {3600, 2500}, }, difficultyAtLeast = 4,  },">
            <text:p>{ name = 'tc_ghoul', x = 1200, z = 2000, facing = 0, spawnRadius = 0, delay = 2700, orbitalDrop = false, patrolRoute = { {1700, 3800}, {2800, 3700}, {3600, 2500}, }, difficultyAtLeast = 4, <text:s/>},</text:p>
          </table:table-cell>
          <table:table-cell table:style-name="ce13" office:value-type="string">
            <text:p>tc_ghoul</text:p>
          </table:table-cell>
          <table:table-cell table:style-name="ce4" table:formula="of:=[.C12]" office:value-type="float" office:value="1200">
            <text:p>1200</text:p>
          </table:table-cell>
          <table:table-cell table:style-name="ce4" table:formula="of:=[.D12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3]=[.N12];[.G12];[.G12]+[.$P$2])" office:value-type="float" office:value="90">
            <text:p>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7]" office:value-type="float" office:value="4">
            <text:p>4</text:p>
          </table:table-cell>
          <table:table-cell table:style-name="ce13" table:number-columns-repeated="2"/>
          <table:table-cell table:style-name="ce13" table:formula="of:=[.N7]+1" office:value-type="float" office:value="2">
            <text:p>2</text:p>
          </table:table-cell>
          <table:table-cell table:style-name="ce4" table:formula="of:=[.G13]/60" office:value-type="float" office:value="1.5">
            <text:p>1,5</text:p>
          </table:table-cell>
          <table:table-cell table:style-name="ce13" table:number-columns-repeated="6"/>
          <table:table-cell table:style-name="ce13" office:value-type="float" office:value="3800">
            <text:p>3800</text:p>
          </table:table-cell>
          <table:table-cell table:style-name="ce13" office:value-type="float" office:value="370">
            <text:p>370</text:p>
          </table:table-cell>
          <table:table-cell table:style-name="ce4" table:formula="of:=&quot;{&quot;&amp;[.V13]&amp;&quot;, &quot;&amp;[.W13]&amp;&quot;}, &quot;" office:value-type="string" office:string-value="{3800, 370}, ">
            <text:p>{3800, 370}, </text:p>
          </table:table-cell>
          <table:table-cell table:style-name="ce4" table:formula="of:=[.Y12]&amp;[.X13]" office:value-type="string" office:string-value="{{3800, 2400}, {2040, 2080}, {2800, 3500}, {700, 3800}, {200, 3200}, {800, 2600}, {150, 1800}, {2040, 2080}, {1300, 500}, {3800, 370}, ">
            <text:p>{{3800, 2400}, {2040, 2080}, {2800, 3500}, {700, 3800}, {200, 3200}, {800, 2600}, {150, 1800}, {2040, 2080}, {1300, 500}, {3800, 370}, </text:p>
          </table:table-cell>
          <table:table-cell table:style-name="ce13" table:number-columns-repeated="11"/>
          <table:table-cell table:style-name="ce4" table:formula="of:=MID([.AL13];15;FIND(&quot;x&quot;;[.AL13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100, z = 2030, facing = 0, spawnRadius = 0, delay = 2100, orbitalDrop = false, patrolRoute = {{1700, 3800}, {2800, 3700}, {3600, 2500}, }, difficultyAtLeast = 2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4]&amp;&quot;', &quot;&amp;[.C$1]&amp;&quot; = &quot;&amp;[.C14]&amp;&quot;, &quot;&amp;[.D$1]&amp;&quot; = &quot;&amp;[.D14]&amp;&quot;, &quot;&amp;[.E$1]&amp;&quot; = &quot;&amp;[.E14]&amp;&quot;, &quot;&amp;[.F$1]&amp;&quot; = &quot;&amp;[.F14]&amp;&quot;, &quot;&amp;[.G$1]&amp;&quot; = &quot;&amp;[.G14]*30&amp;&quot;, &quot;&amp;[.H$1]&amp;&quot; = &quot;&amp;[.H14]&amp;&quot;, &quot;&amp;IF([.I14]=&quot;&quot;;&quot;&quot;;[.I$1]&amp;&quot; = &quot;&amp;[.I14]&amp;&quot;, &quot;)&amp;IF([.J14]=&quot;&quot;;&quot;&quot;;[.J$1]&amp;&quot; = &quot;&amp;[.J14]&amp;&quot;, &quot;)&amp;IF([.K14]=&quot;&quot;;&quot;&quot;;[.K$1]&amp;&quot; = &quot;&amp;[.K14]&amp;&quot;, &quot;)&amp;&quot; },&quot;" office:value-type="string" office:string-value="{ name = 'tc_ghoul', x = 1200, z = 2000, facing = 0, spawnRadius = 0, delay = 4500, orbitalDrop = false, patrolRoute = { {1300, 200}, {3900, 850}, {3600, 2500}, }, difficultyAtLeast = 1,  },">
            <text:p>{ name = 'tc_ghoul', x = 1200, z = 2000, facing = 0, spawnRadius = 0, delay = 4500, orbitalDrop = false, patrolRoute = { {1300, 200}, {3900, 850}, {3600, 2500}, }, difficultyAtLeast = 1, <text:s/>},</text:p>
          </table:table-cell>
          <table:table-cell table:style-name="ce13" office:value-type="string">
            <text:p>tc_ghoul</text:p>
          </table:table-cell>
          <table:table-cell table:style-name="ce4" table:formula="of:=[.C13]" office:value-type="float" office:value="1200">
            <text:p>1200</text:p>
          </table:table-cell>
          <table:table-cell table:style-name="ce4" table:formula="of:=[.D1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4]=[.N13];[.G13];[.G13]+[.$P$2])" office:value-type="float" office:value="150">
            <text:p>1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8]" office:value-type="float" office:value="1">
            <text:p>1</text:p>
          </table:table-cell>
          <table:table-cell table:style-name="ce4" table:number-columns-repeated="2"/>
          <table:table-cell table:style-name="ce13" table:formula="of:=[.N8]+1" office:value-type="float" office:value="3">
            <text:p>3</text:p>
          </table:table-cell>
          <table:table-cell table:style-name="ce4" table:formula="of:=[.G14]/60" office:value-type="float" office:value="2.5">
            <text:p>2,5</text:p>
          </table:table-cell>
          <table:table-cell table:style-name="ce4" table:number-columns-repeated="3"/>
          <table:table-cell table:number-columns-repeated="18"/>
          <table:table-cell table:style-name="ce4" table:formula="of:=MID([.AL14];15;FIND(&quot;x&quot;;[.AL14];1)-18)" office:value-type="string" office:string-value="tc_ghoul">
            <text:p>tc_ghoul</text:p>
          </table:table-cell>
          <table:table-cell office:value-type="string">
            <text:p><text:tab/><text:tab/><text:tab/><text:tab/>{ name = 'tc_ghoul', x = 1070, z = 2000, facing = 0, spawnRadius = 0, delay = 3900, orbitalDrop = false, patrolRoute = {{1300, 200}, {3900, 850}, {3600, 2500}, }, difficultyAtLeast = 1, <text:s/>},</text:p>
          </table:table-cell>
          <table:table-cell table:number-columns-repeated="986"/>
        </table:table-row>
        <table:table-row table:style-name="ro4">
          <table:table-cell table:style-name="ce10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tc_ghoul', x = 1200, z = 2000, facing = 0, spawnRadius = 0, delay = 4500, orbitalDrop = false, patrolRoute = { {1300, 200}, {3900, 850}, {3600, 2500}, }, difficultyAtLeast = 1,  },">
            <text:p>{ name = 'tc_ghoul', x = 1200, z = 2000, facing = 0, spawnRadius = 0, delay = 4500, orbitalDrop = false, patrolRoute = { {1300, 200}, {3900, 850}, {3600, 2500}, }, difficultyAtLeast = 1, <text:s/>},</text:p>
          </table:table-cell>
          <table:table-cell table:style-name="ce13" office:value-type="string">
            <text:p>tc_ghoul</text:p>
          </table:table-cell>
          <table:table-cell table:style-name="ce4" table:formula="of:=[.C14]" office:value-type="float" office:value="1200">
            <text:p>1200</text:p>
          </table:table-cell>
          <table:table-cell table:style-name="ce4" table:formula="of:=[.D14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5]=[.N14];[.G14];[.G14]+[.$P$2])" office:value-type="float" office:value="150">
            <text:p>1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office:value-type="float" office:value="1">
            <text:p>1</text:p>
          </table:table-cell>
          <table:table-cell table:style-name="ce4" table:number-columns-repeated="2"/>
          <table:table-cell table:style-name="ce13" table:formula="of:=[.N9]+1" office:value-type="float" office:value="3">
            <text:p>3</text:p>
          </table:table-cell>
          <table:table-cell table:style-name="ce4" table:formula="of:=[.G15]/60" office:value-type="float" office:value="2.5">
            <text:p>2,5</text:p>
          </table:table-cell>
          <table:table-cell table:style-name="ce4" table:number-columns-repeated="3"/>
          <table:table-cell table:number-columns-repeated="18"/>
          <table:table-cell table:style-name="ce4" table:formula="of:=MID([.AL15];15;FIND(&quot;x&quot;;[.AL15];1)-18)" office:value-type="string" office:string-value="tc_ghoul">
            <text:p>tc_ghoul</text:p>
          </table:table-cell>
          <table:table-cell office:value-type="string">
            <text:p><text:tab/><text:tab/><text:tab/><text:tab/>{ name = 'tc_ghoul', x = 1100, z = 2000, facing = 0, spawnRadius = 0, delay = 3900, orbitalDrop = false, patrolRoute = {{1300, 200}, {3900, 850}, {3600, 2500}, }, difficultyAtLeast = 1, <text:s/>},</text:p>
          </table:table-cell>
          <table:table-cell table:number-columns-repeated="986"/>
        </table:table-row>
        <table:table-row table:style-name="ro4">
          <table:table-cell table:style-name="ce10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tc_gunner', x = 1200, z = 2000, facing = 0, spawnRadius = 0, delay = 4500, orbitalDrop = false, patrolRoute = { {1300, 200}, {3900, 850}, {3600, 2500}, }, difficultyAtLeast = 2,  },">
            <text:p>{ name = 'tc_gunner', x = 1200, z = 2000, facing = 0, spawnRadius = 0, delay = 4500, orbitalDrop = false, patrolRoute = { {1300, 200}, {3900, 850}, {3600, 2500}, }, difficultyAtLeast = 2, <text:s/>},</text:p>
          </table:table-cell>
          <table:table-cell table:style-name="ce13" office:value-type="string">
            <text:p>tc_gunner</text:p>
          </table:table-cell>
          <table:table-cell table:style-name="ce4" table:formula="of:=[.C15]" office:value-type="float" office:value="1200">
            <text:p>1200</text:p>
          </table:table-cell>
          <table:table-cell table:style-name="ce4" table:formula="of:=[.D15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6]=[.N15];[.G15];[.G15]+[.$P$2])" office:value-type="float" office:value="150">
            <text:p>1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office:value-type="float" office:value="2">
            <text:p>2</text:p>
          </table:table-cell>
          <table:table-cell table:style-name="ce4" table:number-columns-repeated="2"/>
          <table:table-cell table:style-name="ce13" table:formula="of:=[.N10]+1" office:value-type="float" office:value="3">
            <text:p>3</text:p>
          </table:table-cell>
          <table:table-cell table:style-name="ce4" table:formula="of:=[.G16]/60" office:value-type="float" office:value="2.5">
            <text:p>2,5</text:p>
          </table:table-cell>
          <table:table-cell table:style-name="ce4" table:number-columns-repeated="3"/>
          <table:table-cell table:number-columns-repeated="18"/>
          <table:table-cell table:style-name="ce4" table:formula="of:=MID([.AL16];15;FIND(&quot;x&quot;;[.AL16];1)-18)" office:value-type="string" office:string-value="tc_gunner">
            <text:p>tc_gunner</text:p>
          </table:table-cell>
          <table:table-cell office:value-type="string">
            <text:p><text:tab/><text:tab/><text:tab/><text:tab/>{ name = 'tc_gunner', x = 1130, z = 2000, facing = 0, spawnRadius = 0, delay = 3900, orbitalDrop = false, patrolRoute = {{1300, 200}, {3900, 850}, {3600, 2500}, }, difficultyAtLeast = 1, <text:s/>},</text:p>
          </table:table-cell>
          <table:table-cell table:number-columns-repeated="986"/>
        </table:table-row>
        <table:table-row table:style-name="ro4">
          <table:table-cell table:style-name="ce10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tc_gunner', x = 1200, z = 2000, facing = 0, spawnRadius = 0, delay = 4500, orbitalDrop = false, patrolRoute = { {1300, 200}, {3900, 850}, {3600, 2500}, }, difficultyAtLeast = 2,  },">
            <text:p>{ name = 'tc_gunner', x = 1200, z = 2000, facing = 0, spawnRadius = 0, delay = 4500, orbitalDrop = false, patrolRoute = { {1300, 200}, {3900, 850}, {3600, 2500}, }, difficultyAtLeast = 2, <text:s/>},</text:p>
          </table:table-cell>
          <table:table-cell table:style-name="ce13" office:value-type="string">
            <text:p>tc_gunner</text:p>
          </table:table-cell>
          <table:table-cell table:style-name="ce4" table:formula="of:=[.C16]" office:value-type="float" office:value="1200">
            <text:p>1200</text:p>
          </table:table-cell>
          <table:table-cell table:style-name="ce4" table:formula="of:=[.D16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7]=[.N16];[.G16];[.G16]+[.$P$2])" office:value-type="float" office:value="150">
            <text:p>1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office:value-type="float" office:value="2">
            <text:p>2</text:p>
          </table:table-cell>
          <table:table-cell table:style-name="ce4" table:number-columns-repeated="2"/>
          <table:table-cell table:style-name="ce13" table:formula="of:=[.N11]+1" office:value-type="float" office:value="3">
            <text:p>3</text:p>
          </table:table-cell>
          <table:table-cell table:style-name="ce4" table:formula="of:=[.G17]/60" office:value-type="float" office:value="2.5">
            <text:p>2,5</text:p>
          </table:table-cell>
          <table:table-cell table:style-name="ce4" table:number-columns-repeated="3"/>
          <table:table-cell table:number-columns-repeated="18"/>
          <table:table-cell table:style-name="ce4" table:formula="of:=MID([.AL17];15;FIND(&quot;x&quot;;[.AL17];1)-18)" office:value-type="string" office:string-value="tc_gunner">
            <text:p>tc_gunner</text:p>
          </table:table-cell>
          <table:table-cell office:value-type="string">
            <text:p><text:tab/><text:tab/><text:tab/><text:tab/>{ name = 'tc_gunner', x = 1100, z = 1970, facing = 0, spawnRadius = 0, delay = 3900, orbitalDrop = false, patrolRoute = {{1300, 200}, {3900, 850}, {3600, 2500}, }, difficultyAtLeast = 1, <text:s/>},</text:p>
          </table:table-cell>
          <table:table-cell table:number-columns-repeated="986"/>
        </table:table-row>
        <table:table-row table:style-name="ro4">
          <table:table-cell table:style-name="ce10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tc_mage', x = 1200, z = 2000, facing = 0, spawnRadius = 0, delay = 4500, orbitalDrop = false, patrolRoute = { {1300, 200}, {3900, 850}, {3600, 2500}, }, difficultyAtLeast = 3,  },">
            <text:p>{ name = 'tc_mage', x = 1200, z = 2000, facing = 0, spawnRadius = 0, delay = 4500, orbitalDrop = false, patrolRoute = { {1300, 200}, {3900, 850}, {3600, 2500}, }, difficultyAtLeast = 3, <text:s/>},</text:p>
          </table:table-cell>
          <table:table-cell table:style-name="ce13" office:value-type="string">
            <text:p>tc_mage</text:p>
          </table:table-cell>
          <table:table-cell table:style-name="ce4" table:formula="of:=[.C17]" office:value-type="float" office:value="1200">
            <text:p>1200</text:p>
          </table:table-cell>
          <table:table-cell table:style-name="ce4" table:formula="of:=[.D17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8]=[.N17];[.G17];[.G17]+[.$P$2])" office:value-type="float" office:value="150">
            <text:p>1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office:value-type="float" office:value="3">
            <text:p>3</text:p>
          </table:table-cell>
          <table:table-cell table:style-name="ce4" table:number-columns-repeated="2"/>
          <table:table-cell table:style-name="ce13" table:formula="of:=[.N12]+1" office:value-type="float" office:value="3">
            <text:p>3</text:p>
          </table:table-cell>
          <table:table-cell table:style-name="ce4" table:formula="of:=[.G18]/60" office:value-type="float" office:value="2.5">
            <text:p>2,5</text:p>
          </table:table-cell>
          <table:table-cell table:style-name="ce4" table:number-columns-repeated="3"/>
          <table:table-cell table:number-columns-repeated="18"/>
          <table:table-cell table:style-name="ce4" table:formula="of:=MID([.AL18];15;FIND(&quot;x&quot;;[.AL18];1)-18)" office:value-type="string" office:string-value="tc_mage">
            <text:p>tc_mage</text:p>
          </table:table-cell>
          <table:table-cell office:value-type="string">
            <text:p><text:tab/><text:tab/><text:tab/><text:tab/>{ name = 'tc_mage', x = 1100, z = 2000, facing = 0, spawnRadius = 0, delay = 3900, orbitalDrop = false, patrolRoute = {{1300, 200}, {3900, 850}, {3600, 2500}, }, difficultyAtLeast = 2, <text:s/>},</text:p>
          </table:table-cell>
          <table:table-cell table:number-columns-repeated="986"/>
        </table:table-row>
        <table:table-row table:style-name="ro4">
          <table:table-cell table:style-name="ce10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tc_mage', x = 1200, z = 2000, facing = 0, spawnRadius = 0, delay = 4500, orbitalDrop = false, patrolRoute = { {1300, 200}, {3900, 850}, {3600, 2500}, }, difficultyAtLeast = 4,  },">
            <text:p>{ name = 'tc_mage', x = 1200, z = 2000, facing = 0, spawnRadius = 0, delay = 4500, orbitalDrop = false, patrolRoute = { {1300, 200}, {3900, 850}, {3600, 2500}, }, difficultyAtLeast = 4, <text:s/>},</text:p>
          </table:table-cell>
          <table:table-cell table:style-name="ce13" office:value-type="string">
            <text:p>tc_mage</text:p>
          </table:table-cell>
          <table:table-cell table:style-name="ce4" table:formula="of:=[.C18]" office:value-type="float" office:value="1200">
            <text:p>1200</text:p>
          </table:table-cell>
          <table:table-cell table:style-name="ce4" table:formula="of:=[.D18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9]=[.N18];[.G18];[.G18]+[.$P$2])" office:value-type="float" office:value="150">
            <text:p>1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13]" office:value-type="float" office:value="4">
            <text:p>4</text:p>
          </table:table-cell>
          <table:table-cell table:style-name="ce4" table:number-columns-repeated="2"/>
          <table:table-cell table:style-name="ce13" table:formula="of:=[.N13]+1" office:value-type="float" office:value="3">
            <text:p>3</text:p>
          </table:table-cell>
          <table:table-cell table:style-name="ce4" table:formula="of:=[.G19]/60" office:value-type="float" office:value="2.5">
            <text:p>2,5</text:p>
          </table:table-cell>
          <table:table-cell table:style-name="ce4" table:number-columns-repeated="3"/>
          <table:table-cell table:number-columns-repeated="18"/>
          <table:table-cell table:style-name="ce4" table:formula="of:=MID([.AL19];15;FIND(&quot;x&quot;;[.AL19];1)-18)" office:value-type="string" office:string-value="tc_mage">
            <text:p>tc_mage</text:p>
          </table:table-cell>
          <table:table-cell office:value-type="string">
            <text:p><text:tab/><text:tab/><text:tab/><text:tab/>{ name = 'tc_mage', x = 1100, z = 2030, facing = 0, spawnRadius = 0, delay = 3900, orbitalDrop = false, patrolRoute = {{1300, 200}, {3900, 850}, {3600, 2500}, }, difficultyAtLeast = 2, <text:s/>},</text:p>
          </table:table-cell>
          <table:table-cell table:number-columns-repeated="986"/>
        </table:table-row>
        <table:table-row table:style-name="ro4">
          <table:table-cell table:style-name="ce10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tc_gunner', x = 1200, z = 2000, facing = 0, spawnRadius = 0, delay = 4500, orbitalDrop = false, patrolRoute = { {1700, 3800}, {2800, 3700}, {3600, 2500}, }, difficultyAtLeast = 1,  },">
            <text:p>{ name = 'tc_gunner', x = 1200, z = 2000, facing = 0, spawnRadius = 0, delay = 4500, orbitalDrop = false, patrolRoute = { {1700, 3800}, {2800, 3700}, {3600, 2500}, }, difficultyAtLeast = 1, <text:s/>},</text:p>
          </table:table-cell>
          <table:table-cell table:style-name="ce13" office:value-type="string">
            <text:p>tc_gunner</text:p>
          </table:table-cell>
          <table:table-cell table:style-name="ce4" table:formula="of:=[.C19]" office:value-type="float" office:value="1200">
            <text:p>1200</text:p>
          </table:table-cell>
          <table:table-cell table:style-name="ce4" table:formula="of:=[.D19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20]=[.N19];[.G19];[.G19]+[.$P$2])" office:value-type="float" office:value="150">
            <text:p>1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14]" office:value-type="float" office:value="1">
            <text:p>1</text:p>
          </table:table-cell>
          <table:table-cell table:style-name="ce13" table:number-columns-repeated="2"/>
          <table:table-cell table:style-name="ce13" table:formula="of:=[.N19]" office:value-type="float" office:value="3">
            <text:p>3</text:p>
          </table:table-cell>
          <table:table-cell table:style-name="ce4" table:formula="of:=[.G20]/60" office:value-type="float" office:value="2.5">
            <text:p>2,5</text:p>
          </table:table-cell>
          <table:table-cell table:style-name="ce13" table:number-columns-repeated="3"/>
          <table:table-cell table:number-columns-repeated="18"/>
          <table:table-cell table:style-name="ce4" table:formula="of:=MID([.AL20];15;FIND(&quot;x&quot;;[.AL20];1)-18)" office:value-type="string" office:string-value="tc_gunner">
            <text:p>tc_gunner</text:p>
          </table:table-cell>
          <table:table-cell office:value-type="string">
            <text:p><text:tab/><text:tab/><text:tab/><text:tab/>{ name = 'tc_gunner', x = 1070, z = 2000, facing = 0, spawnRadius = 0, delay = 5700, orbitalDrop = false, patrolRoute = {{1700, 3800}, {2800, 3700}, {3600, 2500}, }, difficultyAtLeast = 1, <text:s/>},</text:p>
          </table:table-cell>
          <table:table-cell table:number-columns-repeated="986"/>
        </table:table-row>
        <table:table-row table:style-name="ro4">
          <table:table-cell table:style-name="ce10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tc_gunner', x = 1200, z = 2000, facing = 0, spawnRadius = 0, delay = 4500, orbitalDrop = false, patrolRoute = { {1700, 3800}, {2800, 3700}, {3600, 2500}, }, difficultyAtLeast = 1,  },">
            <text:p>{ name = 'tc_gunner', x = 1200, z = 2000, facing = 0, spawnRadius = 0, delay = 4500, orbitalDrop = false, patrolRoute = { {1700, 3800}, {2800, 3700}, {3600, 2500}, }, difficultyAtLeast = 1, <text:s/>},</text:p>
          </table:table-cell>
          <table:table-cell table:style-name="ce13" office:value-type="string">
            <text:p>tc_gunner</text:p>
          </table:table-cell>
          <table:table-cell table:style-name="ce4" table:formula="of:=[.C20]" office:value-type="float" office:value="1200">
            <text:p>1200</text:p>
          </table:table-cell>
          <table:table-cell table:style-name="ce4" table:formula="of:=[.D2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21]=[.N20];[.G20];[.G20]+[.$P$2])" office:value-type="float" office:value="150">
            <text:p>1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15]" office:value-type="float" office:value="1">
            <text:p>1</text:p>
          </table:table-cell>
          <table:table-cell table:style-name="ce13" table:number-columns-repeated="2"/>
          <table:table-cell table:style-name="ce13" table:formula="of:=[.N20]" office:value-type="float" office:value="3">
            <text:p>3</text:p>
          </table:table-cell>
          <table:table-cell table:style-name="ce4" table:formula="of:=[.G21]/60" office:value-type="float" office:value="2.5">
            <text:p>2,5</text:p>
          </table:table-cell>
          <table:table-cell table:style-name="ce13" table:number-columns-repeated="3"/>
          <table:table-cell table:number-columns-repeated="18"/>
          <table:table-cell table:style-name="ce4" table:formula="of:=MID([.AL21];15;FIND(&quot;x&quot;;[.AL21];1)-18)" office:value-type="string" office:string-value="tc_gunner">
            <text:p>tc_gunner</text:p>
          </table:table-cell>
          <table:table-cell office:value-type="string">
            <text:p><text:tab/><text:tab/><text:tab/><text:tab/>{ name = 'tc_gunner', x = 1100, z = 2000, facing = 0, spawnRadius = 0, delay = 5700, orbitalDrop = false, patrolRoute = {{1700, 3800}, {2800, 3700}, {3600, 2500}, }, difficultyAtLeast = 1, <text:s/>},</text:p>
          </table:table-cell>
          <table:table-cell table:number-columns-repeated="986"/>
        </table:table-row>
        <table:table-row table:style-name="ro4">
          <table:table-cell table:style-name="ce10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tc_bonebeast', x = 1200, z = 2000, facing = 0, spawnRadius = 0, delay = 4500, orbitalDrop = false, patrolRoute = { {1700, 3800}, {2800, 3700}, {3600, 2500}, }, difficultyAtLeast = 2,  },">
            <text:p>{ name = 'tc_bonebeast', x = 1200, z = 2000, facing = 0, spawnRadius = 0, delay = 4500, orbitalDrop = false, patrolRoute = { {1700, 3800}, {2800, 3700}, {3600, 2500}, }, difficultyAtLeast = 2, <text:s/>},</text:p>
          </table:table-cell>
          <table:table-cell table:style-name="ce13" office:value-type="string">
            <text:p>tc_bonebeast</text:p>
          </table:table-cell>
          <table:table-cell table:style-name="ce4" table:formula="of:=[.C21]" office:value-type="float" office:value="1200">
            <text:p>1200</text:p>
          </table:table-cell>
          <table:table-cell table:style-name="ce4" table:formula="of:=[.D21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22]=[.N21];[.G21];[.G21]+[.$P$2])" office:value-type="float" office:value="150">
            <text:p>1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16]" office:value-type="float" office:value="2">
            <text:p>2</text:p>
          </table:table-cell>
          <table:table-cell table:style-name="ce13" table:number-columns-repeated="2"/>
          <table:table-cell table:style-name="ce13" table:formula="of:=[.N21]" office:value-type="float" office:value="3">
            <text:p>3</text:p>
          </table:table-cell>
          <table:table-cell table:style-name="ce4" table:formula="of:=[.G22]/60" office:value-type="float" office:value="2.5">
            <text:p>2,5</text:p>
          </table:table-cell>
          <table:table-cell table:style-name="ce13" table:number-columns-repeated="3"/>
          <table:table-cell table:number-columns-repeated="18"/>
          <table:table-cell table:style-name="ce4" table:formula="of:=MID([.AL22];15;FIND(&quot;x&quot;;[.AL22];1)-18)" office:value-type="string" office:string-value="tc_bonebeast">
            <text:p>tc_bonebeast</text:p>
          </table:table-cell>
          <table:table-cell office:value-type="string">
            <text:p><text:tab/><text:tab/><text:tab/><text:tab/>{ name = 'tc_bonebeast', x = 1130, z = 2000, facing = 0, spawnRadius = 0, delay = 5700, orbitalDrop = false, patrolRoute = {{1700, 3800}, {2800, 3700}, {3600, 2500}, }, difficultyAtLeast = 1, <text:s/>},</text:p>
          </table:table-cell>
          <table:table-cell table:number-columns-repeated="986"/>
        </table:table-row>
        <table:table-row table:style-name="ro4">
          <table:table-cell table:style-name="ce10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tc_bonebeast', x = 1200, z = 2000, facing = 0, spawnRadius = 0, delay = 4500, orbitalDrop = false, patrolRoute = { {1700, 3800}, {2800, 3700}, {3600, 2500}, }, difficultyAtLeast = 2,  },">
            <text:p>{ name = 'tc_bonebeast', x = 1200, z = 2000, facing = 0, spawnRadius = 0, delay = 4500, orbitalDrop = false, patrolRoute = { {1700, 3800}, {2800, 3700}, {3600, 2500}, }, difficultyAtLeast = 2, <text:s/>},</text:p>
          </table:table-cell>
          <table:table-cell table:style-name="ce13" office:value-type="string">
            <text:p>tc_bonebeast</text:p>
          </table:table-cell>
          <table:table-cell table:style-name="ce4" table:formula="of:=[.C22]" office:value-type="float" office:value="1200">
            <text:p>1200</text:p>
          </table:table-cell>
          <table:table-cell table:style-name="ce4" table:formula="of:=[.D22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23]=[.N22];[.G22];[.G22]+[.$P$2])" office:value-type="float" office:value="150">
            <text:p>1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17]" office:value-type="float" office:value="2">
            <text:p>2</text:p>
          </table:table-cell>
          <table:table-cell table:style-name="ce13" table:number-columns-repeated="2"/>
          <table:table-cell table:style-name="ce13" table:formula="of:=[.N22]" office:value-type="float" office:value="3">
            <text:p>3</text:p>
          </table:table-cell>
          <table:table-cell table:style-name="ce4" table:formula="of:=[.G23]/60" office:value-type="float" office:value="2.5">
            <text:p>2,5</text:p>
          </table:table-cell>
          <table:table-cell table:style-name="ce13" table:number-columns-repeated="3"/>
          <table:table-cell table:number-columns-repeated="18"/>
          <table:table-cell table:style-name="ce4" table:formula="of:=MID([.AL23];15;FIND(&quot;x&quot;;[.AL23];1)-18)" office:value-type="string" office:string-value="tc_bonebeast">
            <text:p>tc_bonebeast</text:p>
          </table:table-cell>
          <table:table-cell office:value-type="string">
            <text:p><text:tab/><text:tab/><text:tab/><text:tab/>{ name = 'tc_bonebeast', x = 1100, z = 1970, facing = 0, spawnRadius = 0, delay = 5700, orbitalDrop = false, patrolRoute = {{1700, 3800}, {2800, 3700}, {3600, 2500}, }, difficultyAtLeast = 1, <text:s/>},</text:p>
          </table:table-cell>
          <table:table-cell table:number-columns-repeated="986"/>
        </table:table-row>
        <table:table-row table:style-name="ro4">
          <table:table-cell table:style-name="ce10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tc_rictus', x = 1200, z = 2000, facing = 0, spawnRadius = 0, delay = 4500, orbitalDrop = false, patrolRoute = { {1700, 3800}, {2800, 3700}, {3600, 2500}, }, difficultyAtLeast = 3,  },">
            <text:p>{ name = 'tc_rictus', x = 1200, z = 2000, facing = 0, spawnRadius = 0, delay = 4500, orbitalDrop = false, patrolRoute = { {1700, 3800}, {2800, 3700}, {3600, 2500}, }, difficultyAtLeast = 3, <text:s/>},</text:p>
          </table:table-cell>
          <table:table-cell table:style-name="ce13" office:value-type="string">
            <text:p>tc_rictus</text:p>
          </table:table-cell>
          <table:table-cell table:style-name="ce4" table:formula="of:=[.C23]" office:value-type="float" office:value="1200">
            <text:p>1200</text:p>
          </table:table-cell>
          <table:table-cell table:style-name="ce4" table:formula="of:=[.D23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24]=[.N23];[.G23];[.G23]+[.$P$2])" office:value-type="float" office:value="150">
            <text:p>1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18]" office:value-type="float" office:value="3">
            <text:p>3</text:p>
          </table:table-cell>
          <table:table-cell table:style-name="ce13" table:number-columns-repeated="2"/>
          <table:table-cell table:style-name="ce13" table:formula="of:=[.N23]" office:value-type="float" office:value="3">
            <text:p>3</text:p>
          </table:table-cell>
          <table:table-cell table:style-name="ce4" table:formula="of:=[.G24]/60" office:value-type="float" office:value="2.5">
            <text:p>2,5</text:p>
          </table:table-cell>
          <table:table-cell table:style-name="ce13" table:number-columns-repeated="3"/>
          <table:table-cell table:number-columns-repeated="18"/>
          <table:table-cell table:style-name="ce4" table:formula="of:=MID([.AL24];15;FIND(&quot;x&quot;;[.AL24];1)-18)" office:value-type="string" office:string-value="tc_rictus">
            <text:p>tc_rictus</text:p>
          </table:table-cell>
          <table:table-cell office:value-type="string">
            <text:p><text:tab/><text:tab/><text:tab/><text:tab/>{ name = 'tc_rictus', x = 1100, z = 2000, facing = 0, spawnRadius = 0, delay = 5700, orbitalDrop = false, patrolRoute = {{1700, 3800}, {2800, 3700}, {3600, 2500}, }, difficultyAtLeast = 2, <text:s/>},</text:p>
          </table:table-cell>
          <table:table-cell table:number-columns-repeated="986"/>
        </table:table-row>
        <table:table-row table:style-name="ro4">
          <table:table-cell table:style-name="ce10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tc_rictus', x = 1200, z = 2000, facing = 0, spawnRadius = 0, delay = 4500, orbitalDrop = false, patrolRoute = { {1700, 3800}, {2800, 3700}, {3600, 2500}, }, difficultyAtLeast = 4,  },">
            <text:p>{ name = 'tc_rictus', x = 1200, z = 2000, facing = 0, spawnRadius = 0, delay = 4500, orbitalDrop = false, patrolRoute = { {1700, 3800}, {2800, 3700}, {3600, 2500}, }, difficultyAtLeast = 4, <text:s/>},</text:p>
          </table:table-cell>
          <table:table-cell table:style-name="ce13" office:value-type="string">
            <text:p>tc_rictus</text:p>
          </table:table-cell>
          <table:table-cell table:style-name="ce4" table:formula="of:=[.C24]" office:value-type="float" office:value="1200">
            <text:p>1200</text:p>
          </table:table-cell>
          <table:table-cell table:style-name="ce4" table:formula="of:=[.D24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25]=[.N24];[.G24];[.G24]+[.$P$2])" office:value-type="float" office:value="150">
            <text:p>15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19]" office:value-type="float" office:value="4">
            <text:p>4</text:p>
          </table:table-cell>
          <table:table-cell table:style-name="ce13" table:number-columns-repeated="2"/>
          <table:table-cell table:style-name="ce13" table:formula="of:=[.N24]" office:value-type="float" office:value="3">
            <text:p>3</text:p>
          </table:table-cell>
          <table:table-cell table:style-name="ce4" table:formula="of:=[.G25]/60" office:value-type="float" office:value="2.5">
            <text:p>2,5</text:p>
          </table:table-cell>
          <table:table-cell table:style-name="ce13" table:number-columns-repeated="3"/>
          <table:table-cell table:number-columns-repeated="18"/>
          <table:table-cell table:style-name="ce4" table:formula="of:=MID([.AL25];15;FIND(&quot;x&quot;;[.AL25];1)-18)" office:value-type="string" office:string-value="tc_rictus">
            <text:p>tc_rictus</text:p>
          </table:table-cell>
          <table:table-cell office:value-type="string">
            <text:p><text:tab/><text:tab/><text:tab/><text:tab/>{ name = 'tc_rictus', x = 1100, z = 2030, facing = 0, spawnRadius = 0, delay = 5700, orbitalDrop = false, patrolRoute = {{1700, 3800}, {2800, 3700}, {3600, 2500}, }, difficultyAtLeast = 2, <text:s/>},</text:p>
          </table:table-cell>
          <table:table-cell table:number-columns-repeated="986"/>
        </table:table-row>
        <table:table-row table:style-name="ro4">
          <table:table-cell table:style-name="ce10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tc_ghoul', x = 1200, z = 2000, facing = 0, spawnRadius = 0, delay = 6300, orbitalDrop = false, patrolRoute = { {1300, 200}, {3900, 850}, {3600, 2500}, }, difficultyAtLeast = 1,  },">
            <text:p>{ name = 'tc_ghoul', x = 1200, z = 2000, facing = 0, spawnRadius = 0, delay = 6300, orbitalDrop = false, patrolRoute = { {1300, 200}, {3900, 850}, {3600, 2500}, }, difficultyAtLeast = 1, <text:s/>},</text:p>
          </table:table-cell>
          <table:table-cell table:style-name="ce13" office:value-type="string">
            <text:p>tc_ghoul</text:p>
          </table:table-cell>
          <table:table-cell table:style-name="ce4" table:formula="of:=[.C25]" office:value-type="float" office:value="1200">
            <text:p>1200</text:p>
          </table:table-cell>
          <table:table-cell table:style-name="ce4" table:formula="of:=[.D25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26]=[.N25];[.G25];[.G25]+[.$P$2])" office:value-type="float" office:value="210">
            <text:p>2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20]" office:value-type="float" office:value="1">
            <text:p>1</text:p>
          </table:table-cell>
          <table:table-cell table:style-name="ce4" table:number-columns-repeated="2"/>
          <table:table-cell table:style-name="ce13" table:formula="of:=[.N14]+1" office:value-type="float" office:value="4">
            <text:p>4</text:p>
          </table:table-cell>
          <table:table-cell table:style-name="ce4" table:formula="of:=[.G26]/60" office:value-type="float" office:value="3.5">
            <text:p>3,5</text:p>
          </table:table-cell>
          <table:table-cell table:style-name="ce4" table:number-columns-repeated="21"/>
          <table:table-cell table:style-name="ce4" table:formula="of:=MID([.AL26];15;FIND(&quot;x&quot;;[.AL26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070, z = 2000, facing = 0, spawnRadius = 0, delay = 75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27]&amp;&quot;', &quot;&amp;[.C$1]&amp;&quot; = &quot;&amp;[.C27]&amp;&quot;, &quot;&amp;[.D$1]&amp;&quot; = &quot;&amp;[.D27]&amp;&quot;, &quot;&amp;[.E$1]&amp;&quot; = &quot;&amp;[.E27]&amp;&quot;, &quot;&amp;[.F$1]&amp;&quot; = &quot;&amp;[.F27]&amp;&quot;, &quot;&amp;[.G$1]&amp;&quot; = &quot;&amp;[.G27]*30&amp;&quot;, &quot;&amp;[.H$1]&amp;&quot; = &quot;&amp;[.H27]&amp;&quot;, &quot;&amp;IF([.I27]=&quot;&quot;;&quot;&quot;;[.I$1]&amp;&quot; = &quot;&amp;[.I27]&amp;&quot;, &quot;)&amp;IF([.J27]=&quot;&quot;;&quot;&quot;;[.J$1]&amp;&quot; = &quot;&amp;[.J27]&amp;&quot;, &quot;)&amp;IF([.K27]=&quot;&quot;;&quot;&quot;;[.K$1]&amp;&quot; = &quot;&amp;[.K27]&amp;&quot;, &quot;)&amp;&quot; },&quot;" office:value-type="string" office:string-value="{ name = 'tc_ghoul', x = 1200, z = 2000, facing = 0, spawnRadius = 0, delay = 6300, orbitalDrop = false, patrolRoute = { {1300, 200}, {3900, 850}, {3600, 2500}, }, difficultyAtLeast = 1,  },">
            <text:p>{ name = 'tc_ghoul', x = 1200, z = 2000, facing = 0, spawnRadius = 0, delay = 6300, orbitalDrop = false, patrolRoute = { {1300, 200}, {3900, 850}, {3600, 2500}, }, difficultyAtLeast = 1, <text:s/>},</text:p>
          </table:table-cell>
          <table:table-cell table:style-name="ce13" office:value-type="string">
            <text:p>tc_ghoul</text:p>
          </table:table-cell>
          <table:table-cell table:style-name="ce4" table:formula="of:=[.C26]" office:value-type="float" office:value="1200">
            <text:p>1200</text:p>
          </table:table-cell>
          <table:table-cell table:style-name="ce4" table:formula="of:=[.D26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27]=[.N26];[.G26];[.G26]+[.$P$2])" office:value-type="float" office:value="210">
            <text:p>2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21]" office:value-type="float" office:value="1">
            <text:p>1</text:p>
          </table:table-cell>
          <table:table-cell table:style-name="ce4" table:number-columns-repeated="2"/>
          <table:table-cell table:style-name="ce13" table:formula="of:=[.N15]+1" office:value-type="float" office:value="4">
            <text:p>4</text:p>
          </table:table-cell>
          <table:table-cell table:style-name="ce4" table:formula="of:=[.G27]/60" office:value-type="float" office:value="3.5">
            <text:p>3,5</text:p>
          </table:table-cell>
          <table:table-cell table:style-name="ce4" table:number-columns-repeated="21"/>
          <table:table-cell table:style-name="ce4" table:formula="of:=MID([.AL27];15;FIND(&quot;x&quot;;[.AL27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100, z = 2000, facing = 0, spawnRadius = 0, delay = 75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tc_gunner', x = 1200, z = 2000, facing = 0, spawnRadius = 0, delay = 6300, orbitalDrop = false, patrolRoute = { {1300, 200}, {3900, 850}, {3600, 2500}, }, difficultyAtLeast = 2,  },">
            <text:p>{ name = 'tc_gunner', x = 1200, z = 2000, facing = 0, spawnRadius = 0, delay = 6300, orbitalDrop = false, patrolRoute = { {1300, 200}, {3900, 850}, {3600, 2500}, }, difficultyAtLeast = 2, <text:s/>},</text:p>
          </table:table-cell>
          <table:table-cell table:style-name="ce13" office:value-type="string">
            <text:p>tc_gunner</text:p>
          </table:table-cell>
          <table:table-cell table:style-name="ce4" table:formula="of:=[.C27]" office:value-type="float" office:value="1200">
            <text:p>1200</text:p>
          </table:table-cell>
          <table:table-cell table:style-name="ce4" table:formula="of:=[.D27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28]=[.N27];[.G27];[.G27]+[.$P$2])" office:value-type="float" office:value="210">
            <text:p>2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22]" office:value-type="float" office:value="2">
            <text:p>2</text:p>
          </table:table-cell>
          <table:table-cell table:style-name="ce4" table:number-columns-repeated="2"/>
          <table:table-cell table:style-name="ce13" table:formula="of:=[.N16]+1" office:value-type="float" office:value="4">
            <text:p>4</text:p>
          </table:table-cell>
          <table:table-cell table:style-name="ce4" table:formula="of:=[.G28]/60" office:value-type="float" office:value="3.5">
            <text:p>3,5</text:p>
          </table:table-cell>
          <table:table-cell table:style-name="ce4" table:number-columns-repeated="21"/>
          <table:table-cell table:style-name="ce4" table:formula="of:=MID([.AL28];15;FIND(&quot;x&quot;;[.AL28];1)-18)" office:value-type="string" office:string-value="tc_gunner">
            <text:p>tc_gunner</text:p>
          </table:table-cell>
          <table:table-cell table:style-name="ce4" office:value-type="string">
            <text:p><text:tab/><text:tab/><text:tab/><text:tab/>{ name = 'tc_gunner', x = 1130, z = 2000, facing = 0, spawnRadius = 0, delay = 75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tc_gunner', x = 1200, z = 2000, facing = 0, spawnRadius = 0, delay = 6300, orbitalDrop = false, patrolRoute = { {1300, 200}, {3900, 850}, {3600, 2500}, }, difficultyAtLeast = 2,  },">
            <text:p>{ name = 'tc_gunner', x = 1200, z = 2000, facing = 0, spawnRadius = 0, delay = 6300, orbitalDrop = false, patrolRoute = { {1300, 200}, {3900, 850}, {3600, 2500}, }, difficultyAtLeast = 2, <text:s/>},</text:p>
          </table:table-cell>
          <table:table-cell table:style-name="ce13" office:value-type="string">
            <text:p>tc_gunner</text:p>
          </table:table-cell>
          <table:table-cell table:style-name="ce4" table:formula="of:=[.C28]" office:value-type="float" office:value="1200">
            <text:p>1200</text:p>
          </table:table-cell>
          <table:table-cell table:style-name="ce4" table:formula="of:=[.D28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29]=[.N28];[.G28];[.G28]+[.$P$2])" office:value-type="float" office:value="210">
            <text:p>2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23]" office:value-type="float" office:value="2">
            <text:p>2</text:p>
          </table:table-cell>
          <table:table-cell table:style-name="ce4" table:number-columns-repeated="2"/>
          <table:table-cell table:style-name="ce13" table:formula="of:=[.N17]+1" office:value-type="float" office:value="4">
            <text:p>4</text:p>
          </table:table-cell>
          <table:table-cell table:style-name="ce4" table:formula="of:=[.G29]/60" office:value-type="float" office:value="3.5">
            <text:p>3,5</text:p>
          </table:table-cell>
          <table:table-cell table:style-name="ce4" table:number-columns-repeated="21"/>
          <table:table-cell table:style-name="ce4" table:formula="of:=MID([.AL29];15;FIND(&quot;x&quot;;[.AL29];1)-18)" office:value-type="string" office:string-value="tc_gunner">
            <text:p>tc_gunner</text:p>
          </table:table-cell>
          <table:table-cell table:style-name="ce4" office:value-type="string">
            <text:p><text:tab/><text:tab/><text:tab/><text:tab/>{ name = 'tc_gunner', x = 1100, z = 1970, facing = 0, spawnRadius = 0, delay = 75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tc_mage', x = 1200, z = 2000, facing = 0, spawnRadius = 0, delay = 6300, orbitalDrop = false, patrolRoute = { {1300, 200}, {3900, 850}, {3600, 2500}, }, difficultyAtLeast = 3,  },">
            <text:p>{ name = 'tc_mage', x = 1200, z = 2000, facing = 0, spawnRadius = 0, delay = 6300, orbitalDrop = false, patrolRoute = { {1300, 200}, {3900, 850}, {3600, 2500}, }, difficultyAtLeast = 3, <text:s/>},</text:p>
          </table:table-cell>
          <table:table-cell table:style-name="ce13" office:value-type="string">
            <text:p>tc_mage</text:p>
          </table:table-cell>
          <table:table-cell table:style-name="ce4" table:formula="of:=[.C29]" office:value-type="float" office:value="1200">
            <text:p>1200</text:p>
          </table:table-cell>
          <table:table-cell table:style-name="ce4" table:formula="of:=[.D29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30]=[.N29];[.G29];[.G29]+[.$P$2])" office:value-type="float" office:value="210">
            <text:p>2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24]" office:value-type="float" office:value="3">
            <text:p>3</text:p>
          </table:table-cell>
          <table:table-cell table:style-name="ce4" table:number-columns-repeated="2"/>
          <table:table-cell table:style-name="ce13" table:formula="of:=[.N18]+1" office:value-type="float" office:value="4">
            <text:p>4</text:p>
          </table:table-cell>
          <table:table-cell table:style-name="ce4" table:formula="of:=[.G30]/60" office:value-type="float" office:value="3.5">
            <text:p>3,5</text:p>
          </table:table-cell>
          <table:table-cell table:style-name="ce4" table:number-columns-repeated="21"/>
          <table:table-cell table:style-name="ce4" table:formula="of:=MID([.AL30];15;FIND(&quot;x&quot;;[.AL30];1)-18)" office:value-type="string" office:string-value="tc_mage">
            <text:p>tc_mage</text:p>
          </table:table-cell>
          <table:table-cell table:style-name="ce4" office:value-type="string">
            <text:p><text:tab/><text:tab/><text:tab/><text:tab/>{ name = 'tc_mage', x = 1100, z = 2000, facing = 0, spawnRadius = 0, delay = 7500, orbitalDrop = false, patrolRoute = {{1300, 200}, {3900, 850}, {3600, 2500}, }, difficultyAtLeast = 2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tc_bonebeast', x = 1200, z = 2000, facing = 0, spawnRadius = 0, delay = 6300, orbitalDrop = false, patrolRoute = { {1300, 200}, {3900, 850}, {3600, 2500}, }, difficultyAtLeast = 4,  },">
            <text:p>{ name = 'tc_bonebeast', x = 1200, z = 2000, facing = 0, spawnRadius = 0, delay = 6300, orbitalDrop = false, patrolRoute = { {1300, 200}, {3900, 850}, {3600, 2500}, }, difficultyAtLeast = 4, <text:s/>},</text:p>
          </table:table-cell>
          <table:table-cell table:style-name="ce13" office:value-type="string">
            <text:p>tc_bonebeast</text:p>
          </table:table-cell>
          <table:table-cell table:style-name="ce4" table:formula="of:=[.C30]" office:value-type="float" office:value="1200">
            <text:p>1200</text:p>
          </table:table-cell>
          <table:table-cell table:style-name="ce4" table:formula="of:=[.D30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31]=[.N30];[.G30];[.G30]+[.$P$2])" office:value-type="float" office:value="210">
            <text:p>2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25]" office:value-type="float" office:value="4">
            <text:p>4</text:p>
          </table:table-cell>
          <table:table-cell table:style-name="ce4" table:number-columns-repeated="2"/>
          <table:table-cell table:style-name="ce13" table:formula="of:=[.N19]+1" office:value-type="float" office:value="4">
            <text:p>4</text:p>
          </table:table-cell>
          <table:table-cell table:style-name="ce4" table:formula="of:=[.G31]/60" office:value-type="float" office:value="3.5">
            <text:p>3,5</text:p>
          </table:table-cell>
          <table:table-cell table:style-name="ce4" table:number-columns-repeated="21"/>
          <table:table-cell table:style-name="ce4" table:formula="of:=MID([.AL31];15;FIND(&quot;x&quot;;[.AL31];1)-18)" office:value-type="string" office:string-value="tc_bonebeast">
            <text:p>tc_bonebeast</text:p>
          </table:table-cell>
          <table:table-cell table:style-name="ce4" office:value-type="string">
            <text:p><text:tab/><text:tab/><text:tab/><text:tab/>{ name = 'tc_bonebeast', x = 1100, z = 2030, facing = 0, spawnRadius = 0, delay = 7500, orbitalDrop = false, patrolRoute = {{1300, 200}, {3900, 850}, {3600, 2500}, }, difficultyAtLeast = 2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tc_bonebeast', x = 1200, z = 2000, facing = 0, spawnRadius = 0, delay = 6300, orbitalDrop = false, patrolRoute = { {1700, 3800}, {2800, 3700}, {3600, 2500}, }, difficultyAtLeast = 1,  },">
            <text:p>{ name = 'tc_bonebeast', x = 1200, z = 2000, facing = 0, spawnRadius = 0, delay = 6300, orbitalDrop = false, patrolRoute = { {1700, 3800}, {2800, 3700}, {3600, 2500}, }, difficultyAtLeast = 1, <text:s/>},</text:p>
          </table:table-cell>
          <table:table-cell table:style-name="ce13" office:value-type="string">
            <text:p>tc_bonebeast</text:p>
          </table:table-cell>
          <table:table-cell table:style-name="ce4" table:formula="of:=[.C31]" office:value-type="float" office:value="1200">
            <text:p>1200</text:p>
          </table:table-cell>
          <table:table-cell table:style-name="ce4" table:formula="of:=[.D31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32]=[.N31];[.G31];[.G31]+[.$P$2])" office:value-type="float" office:value="210">
            <text:p>2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26]" office:value-type="float" office:value="1">
            <text:p>1</text:p>
          </table:table-cell>
          <table:table-cell table:style-name="ce4" table:number-columns-repeated="2"/>
          <table:table-cell table:style-name="ce13" table:formula="of:=[.N20]+1" office:value-type="float" office:value="4">
            <text:p>4</text:p>
          </table:table-cell>
          <table:table-cell table:style-name="ce4" table:formula="of:=[.G32]/60" office:value-type="float" office:value="3.5">
            <text:p>3,5</text:p>
          </table:table-cell>
          <table:table-cell table:style-name="ce4" table:number-columns-repeated="21"/>
          <table:table-cell table:style-name="ce4" table:formula="of:=MID([.AL32];15;FIND(&quot;x&quot;;[.AL32];1)-18)" office:value-type="string" office:string-value="tc_bonebeast">
            <text:p>tc_bonebeast</text:p>
          </table:table-cell>
          <table:table-cell table:style-name="ce4" office:value-type="string">
            <text:p><text:tab/><text:tab/><text:tab/><text:tab/>{ name = 'tc_bonebeast', x = 1070, z = 1970, facing = 0, spawnRadius = 0, delay = 7500, orbitalDrop = false, patrolRoute = {{1300, 200}, {3900, 850}, {3600, 2500}, }, difficultyAtLeast = 3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tc_rictus', x = 1200, z = 2000, facing = 0, spawnRadius = 0, delay = 6300, orbitalDrop = false, patrolRoute = { {1700, 3800}, {2800, 3700}, {3600, 2500}, }, difficultyAtLeast = 1,  },">
            <text:p>{ name = 'tc_rictus', x = 1200, z = 2000, facing = 0, spawnRadius = 0, delay = 6300, orbitalDrop = false, patrolRoute = { {1700, 3800}, {2800, 3700}, {3600, 2500}, }, difficultyAtLeast = 1, <text:s/>},</text:p>
          </table:table-cell>
          <table:table-cell table:style-name="ce13" office:value-type="string">
            <text:p>tc_rictus</text:p>
          </table:table-cell>
          <table:table-cell table:style-name="ce4" table:formula="of:=[.C32]" office:value-type="float" office:value="1200">
            <text:p>1200</text:p>
          </table:table-cell>
          <table:table-cell table:style-name="ce4" table:formula="of:=[.D32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33]=[.N32];[.G32];[.G32]+[.$P$2])" office:value-type="float" office:value="210">
            <text:p>2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27]" office:value-type="float" office:value="1">
            <text:p>1</text:p>
          </table:table-cell>
          <table:table-cell table:style-name="ce4" table:number-columns-repeated="2"/>
          <table:table-cell table:style-name="ce13" table:formula="of:=[.N21]+1" office:value-type="float" office:value="4">
            <text:p>4</text:p>
          </table:table-cell>
          <table:table-cell table:style-name="ce4" table:formula="of:=[.G33]/60" office:value-type="float" office:value="3.5">
            <text:p>3,5</text:p>
          </table:table-cell>
          <table:table-cell table:style-name="ce4" table:number-columns-repeated="21"/>
          <table:table-cell table:style-name="ce4" table:formula="of:=MID([.AL33];15;FIND(&quot;x&quot;;[.AL33];1)-18)" office:value-type="string" office:string-value="tc_rictus">
            <text:p>tc_rictus</text:p>
          </table:table-cell>
          <table:table-cell table:style-name="ce4" office:value-type="string">
            <text:p><text:tab/><text:tab/><text:tab/><text:tab/>{ name = 'tc_rictus', x = 1100, z = 2000, facing = 0, spawnRadius = 0, delay = 7500, orbitalDrop = false, patrolRoute = {{1300, 200}, {3900, 850}, {3600, 2500}, }, difficultyAtLeast = 2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tc_rictus', x = 1200, z = 2000, facing = 0, spawnRadius = 0, delay = 6300, orbitalDrop = false, patrolRoute = { {1700, 3800}, {2800, 3700}, {3600, 2500}, }, difficultyAtLeast = 2,  },">
            <text:p>{ name = 'tc_rictus', x = 1200, z = 2000, facing = 0, spawnRadius = 0, delay = 6300, orbitalDrop = false, patrolRoute = { {1700, 3800}, {2800, 3700}, {3600, 2500}, }, difficultyAtLeast = 2, <text:s/>},</text:p>
          </table:table-cell>
          <table:table-cell table:style-name="ce13" office:value-type="string">
            <text:p>tc_rictus</text:p>
          </table:table-cell>
          <table:table-cell table:style-name="ce4" table:formula="of:=[.C33]" office:value-type="float" office:value="1200">
            <text:p>1200</text:p>
          </table:table-cell>
          <table:table-cell table:style-name="ce4" table:formula="of:=[.D3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34]=[.N33];[.G33];[.G33]+[.$P$2])" office:value-type="float" office:value="210">
            <text:p>2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28]" office:value-type="float" office:value="2">
            <text:p>2</text:p>
          </table:table-cell>
          <table:table-cell table:style-name="ce4" table:number-columns-repeated="2"/>
          <table:table-cell table:style-name="ce13" table:formula="of:=[.N22]+1" office:value-type="float" office:value="4">
            <text:p>4</text:p>
          </table:table-cell>
          <table:table-cell table:style-name="ce4" table:formula="of:=[.G34]/60" office:value-type="float" office:value="3.5">
            <text:p>3,5</text:p>
          </table:table-cell>
          <table:table-cell table:style-name="ce4" table:number-columns-repeated="21"/>
          <table:table-cell table:style-name="ce4" table:formula="of:=MID([.AL34];15;FIND(&quot;x&quot;;[.AL34];1)-18)" office:value-type="string" office:string-value="tc_rictus">
            <text:p>tc_rictus</text:p>
          </table:table-cell>
          <table:table-cell table:style-name="ce4" office:value-type="string">
            <text:p><text:tab/><text:tab/><text:tab/><text:tab/>{ name = 'tc_rictus', x = 1130, z = 2030, facing = 0, spawnRadius = 0, delay = 7500, orbitalDrop = false, patrolRoute = {{1300, 200}, {3900, 850}, {3600, 2500}, }, difficultyAtLeast = 3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tc_ghoul', x = 1200, z = 2000, facing = 0, spawnRadius = 0, delay = 6300, orbitalDrop = false, patrolRoute = { {1700, 3800}, {2800, 3700}, {3600, 2500}, }, difficultyAtLeast = 2,  },">
            <text:p>{ name = 'tc_ghoul', x = 1200, z = 2000, facing = 0, spawnRadius = 0, delay = 6300, orbitalDrop = false, patrolRoute = { {1700, 3800}, {2800, 3700}, {3600, 2500}, }, difficultyAtLeast = 2, <text:s/>},</text:p>
          </table:table-cell>
          <table:table-cell table:style-name="ce13" office:value-type="string">
            <text:p>tc_ghoul</text:p>
          </table:table-cell>
          <table:table-cell table:style-name="ce4" table:formula="of:=[.C34]" office:value-type="float" office:value="1200">
            <text:p>1200</text:p>
          </table:table-cell>
          <table:table-cell table:style-name="ce4" table:formula="of:=[.D34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35]=[.N34];[.G34];[.G34]+[.$P$2])" office:value-type="float" office:value="210">
            <text:p>21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29]" office:value-type="float" office:value="2">
            <text:p>2</text:p>
          </table:table-cell>
          <table:table-cell table:style-name="ce13" table:number-columns-repeated="2"/>
          <table:table-cell table:style-name="ce13" table:formula="of:=[.N23]+1" office:value-type="float" office:value="4">
            <text:p>4</text:p>
          </table:table-cell>
          <table:table-cell table:style-name="ce4" table:formula="of:=[.G35]/60" office:value-type="float" office:value="3.5">
            <text:p>3,5</text:p>
          </table:table-cell>
          <table:table-cell table:style-name="ce13" table:number-columns-repeated="21"/>
          <table:table-cell table:style-name="ce4" table:formula="of:=MID([.AL35];15;FIND(&quot;x&quot;;[.AL35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070, z = 2000, facing = 0, spawnRadius = 0, delay = 93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tc_ghoul', x = 1200, z = 2000, facing = 0, spawnRadius = 0, delay = 6300, orbitalDrop = false, patrolRoute = { {1700, 3800}, {2800, 3700}, {3600, 2500}, }, difficultyAtLeast = 3,  },">
            <text:p>{ name = 'tc_ghoul', x = 1200, z = 2000, facing = 0, spawnRadius = 0, delay = 6300, orbitalDrop = false, patrolRoute = { {1700, 3800}, {2800, 3700}, {3600, 2500}, }, difficultyAtLeast = 3, <text:s/>},</text:p>
          </table:table-cell>
          <table:table-cell table:style-name="ce13" office:value-type="string">
            <text:p>tc_ghoul</text:p>
          </table:table-cell>
          <table:table-cell table:style-name="ce4" table:formula="of:=[.C35]" office:value-type="float" office:value="1200">
            <text:p>1200</text:p>
          </table:table-cell>
          <table:table-cell table:style-name="ce4" table:formula="of:=[.D35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36]=[.N35];[.G35];[.G35]+[.$P$2])" office:value-type="float" office:value="210">
            <text:p>21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30]" office:value-type="float" office:value="3">
            <text:p>3</text:p>
          </table:table-cell>
          <table:table-cell table:style-name="ce13" table:number-columns-repeated="2"/>
          <table:table-cell table:style-name="ce13" table:formula="of:=[.N24]+1" office:value-type="float" office:value="4">
            <text:p>4</text:p>
          </table:table-cell>
          <table:table-cell table:style-name="ce4" table:formula="of:=[.G36]/60" office:value-type="float" office:value="3.5">
            <text:p>3,5</text:p>
          </table:table-cell>
          <table:table-cell table:style-name="ce13" table:number-columns-repeated="21"/>
          <table:table-cell table:style-name="ce4" table:formula="of:=MID([.AL36];15;FIND(&quot;x&quot;;[.AL36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100, z = 2000, facing = 0, spawnRadius = 0, delay = 93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tc_gunner', x = 1200, z = 2000, facing = 0, spawnRadius = 0, delay = 6300, orbitalDrop = false, patrolRoute = { {1700, 3800}, {2800, 3700}, {3600, 2500}, }, difficultyAtLeast = 4,  },">
            <text:p>{ name = 'tc_gunner', x = 1200, z = 2000, facing = 0, spawnRadius = 0, delay = 6300, orbitalDrop = false, patrolRoute = { {1700, 3800}, {2800, 3700}, {3600, 2500}, }, difficultyAtLeast = 4, <text:s/>},</text:p>
          </table:table-cell>
          <table:table-cell table:style-name="ce13" office:value-type="string">
            <text:p>tc_gunner</text:p>
          </table:table-cell>
          <table:table-cell table:style-name="ce4" table:formula="of:=[.C36]" office:value-type="float" office:value="1200">
            <text:p>1200</text:p>
          </table:table-cell>
          <table:table-cell table:style-name="ce4" table:formula="of:=[.D36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37]=[.N36];[.G36];[.G36]+[.$P$2])" office:value-type="float" office:value="210">
            <text:p>21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31]" office:value-type="float" office:value="4">
            <text:p>4</text:p>
          </table:table-cell>
          <table:table-cell table:style-name="ce13" table:number-columns-repeated="2"/>
          <table:table-cell table:style-name="ce13" table:formula="of:=[.N25]+1" office:value-type="float" office:value="4">
            <text:p>4</text:p>
          </table:table-cell>
          <table:table-cell table:style-name="ce4" table:formula="of:=[.G37]/60" office:value-type="float" office:value="3.5">
            <text:p>3,5</text:p>
          </table:table-cell>
          <table:table-cell table:style-name="ce13" table:number-columns-repeated="21"/>
          <table:table-cell table:style-name="ce4" table:formula="of:=MID([.AL37];15;FIND(&quot;x&quot;;[.AL37];1)-18)" office:value-type="string" office:string-value="tc_gunner">
            <text:p>tc_gunner</text:p>
          </table:table-cell>
          <table:table-cell table:style-name="ce13" office:value-type="string">
            <text:p><text:tab/><text:tab/><text:tab/><text:tab/>{ name = 'tc_gunner', x = 1130, z = 2000, facing = 0, spawnRadius = 0, delay = 93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tc_gunner', x = 1200, z = 2000, facing = 0, spawnRadius = 0, delay = 8100, orbitalDrop = false, patrolRoute = { {1300, 200}, {3900, 850}, {3600, 2500}, }, difficultyAtLeast = 1,  },">
            <text:p>{ name = 'tc_gunner', x = 1200, z = 2000, facing = 0, spawnRadius = 0, delay = 8100, orbitalDrop = false, patrolRoute = { {1300, 200}, {3900, 850}, {3600, 2500}, }, difficultyAtLeast = 1, <text:s/>},</text:p>
          </table:table-cell>
          <table:table-cell table:style-name="ce13" office:value-type="string">
            <text:p>tc_gunner</text:p>
          </table:table-cell>
          <table:table-cell table:style-name="ce4" table:formula="of:=[.C37]" office:value-type="float" office:value="1200">
            <text:p>1200</text:p>
          </table:table-cell>
          <table:table-cell table:style-name="ce4" table:formula="of:=[.D37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38]=[.N37];[.G37];[.G37]+[.$P$2])" office:value-type="float" office:value="270">
            <text:p>2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32]" office:value-type="float" office:value="1">
            <text:p>1</text:p>
          </table:table-cell>
          <table:table-cell table:style-name="ce13" table:number-columns-repeated="2"/>
          <table:table-cell table:style-name="ce13" table:formula="of:=[.N26]+1" office:value-type="float" office:value="5">
            <text:p>5</text:p>
          </table:table-cell>
          <table:table-cell table:style-name="ce4" table:formula="of:=[.G38]/60" office:value-type="float" office:value="4.5">
            <text:p>4,5</text:p>
          </table:table-cell>
          <table:table-cell table:style-name="ce13" table:number-columns-repeated="21"/>
          <table:table-cell table:style-name="ce4" table:formula="of:=MID([.AL38];15;FIND(&quot;x&quot;;[.AL38];1)-18)" office:value-type="string" office:string-value="tc_gunner">
            <text:p>tc_gunner</text:p>
          </table:table-cell>
          <table:table-cell table:style-name="ce13" office:value-type="string">
            <text:p><text:tab/><text:tab/><text:tab/><text:tab/>{ name = 'tc_gunner', x = 1100, z = 1970, facing = 0, spawnRadius = 0, delay = 93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tc_mage', x = 1200, z = 2000, facing = 0, spawnRadius = 0, delay = 8100, orbitalDrop = false, patrolRoute = { {1300, 200}, {3900, 850}, {3600, 2500}, }, difficultyAtLeast = 1,  },">
            <text:p>{ name = 'tc_mage', x = 1200, z = 2000, facing = 0, spawnRadius = 0, delay = 8100, orbitalDrop = false, patrolRoute = { {1300, 200}, {3900, 850}, {3600, 2500}, }, difficultyAtLeast = 1, <text:s/>},</text:p>
          </table:table-cell>
          <table:table-cell table:style-name="ce13" office:value-type="string">
            <text:p>tc_mage</text:p>
          </table:table-cell>
          <table:table-cell table:style-name="ce4" table:formula="of:=[.C38]" office:value-type="float" office:value="1200">
            <text:p>1200</text:p>
          </table:table-cell>
          <table:table-cell table:style-name="ce4" table:formula="of:=[.D38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39]=[.N38];[.G38];[.G38]+[.$P$2])" office:value-type="float" office:value="270">
            <text:p>2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33]" office:value-type="float" office:value="1">
            <text:p>1</text:p>
          </table:table-cell>
          <table:table-cell table:style-name="ce13" table:number-columns-repeated="2"/>
          <table:table-cell table:style-name="ce13" table:formula="of:=[.N27]+1" office:value-type="float" office:value="5">
            <text:p>5</text:p>
          </table:table-cell>
          <table:table-cell table:style-name="ce4" table:formula="of:=[.G39]/60" office:value-type="float" office:value="4.5">
            <text:p>4,5</text:p>
          </table:table-cell>
          <table:table-cell table:style-name="ce13" table:number-columns-repeated="21"/>
          <table:table-cell table:style-name="ce4" table:formula="of:=MID([.AL39];15;FIND(&quot;x&quot;;[.AL39];1)-18)" office:value-type="string" office:string-value="tc_mage">
            <text:p>tc_mage</text:p>
          </table:table-cell>
          <table:table-cell table:style-name="ce13" office:value-type="string">
            <text:p><text:tab/><text:tab/><text:tab/><text:tab/>{ name = 'tc_mage', x = 1100, z = 2000, facing = 0, spawnRadius = 0, delay = 9300, orbitalDrop = false, patrolRoute = {{1700, 3800}, {2800, 3700}, {3600, 2500}, }, difficultyAtLeast = 2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40]&amp;&quot;', &quot;&amp;[.C$1]&amp;&quot; = &quot;&amp;[.C40]&amp;&quot;, &quot;&amp;[.D$1]&amp;&quot; = &quot;&amp;[.D40]&amp;&quot;, &quot;&amp;[.E$1]&amp;&quot; = &quot;&amp;[.E40]&amp;&quot;, &quot;&amp;[.F$1]&amp;&quot; = &quot;&amp;[.F40]&amp;&quot;, &quot;&amp;[.G$1]&amp;&quot; = &quot;&amp;[.G40]*30&amp;&quot;, &quot;&amp;[.H$1]&amp;&quot; = &quot;&amp;[.H40]&amp;&quot;, &quot;&amp;IF([.I40]=&quot;&quot;;&quot;&quot;;[.I$1]&amp;&quot; = &quot;&amp;[.I40]&amp;&quot;, &quot;)&amp;IF([.J40]=&quot;&quot;;&quot;&quot;;[.J$1]&amp;&quot; = &quot;&amp;[.J40]&amp;&quot;, &quot;)&amp;IF([.K40]=&quot;&quot;;&quot;&quot;;[.K$1]&amp;&quot; = &quot;&amp;[.K40]&amp;&quot;, &quot;)&amp;&quot; },&quot;" office:value-type="string" office:string-value="{ name = 'tc_bonebeast', x = 1200, z = 2000, facing = 0, spawnRadius = 0, delay = 8100, orbitalDrop = false, patrolRoute = { {1300, 200}, {3900, 850}, {3600, 2500}, }, difficultyAtLeast = 2,  },">
            <text:p>{ name = 'tc_bonebeast', x = 1200, z = 2000, facing = 0, spawnRadius = 0, delay = 8100, orbitalDrop = false, patrolRoute = { {1300, 200}, {3900, 850}, {3600, 2500}, }, difficultyAtLeast = 2, <text:s/>},</text:p>
          </table:table-cell>
          <table:table-cell table:style-name="ce13" office:value-type="string">
            <text:p>tc_bonebeast</text:p>
          </table:table-cell>
          <table:table-cell table:style-name="ce4" table:formula="of:=[.C39]" office:value-type="float" office:value="1200">
            <text:p>1200</text:p>
          </table:table-cell>
          <table:table-cell table:style-name="ce4" table:formula="of:=[.D39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40]=[.N39];[.G39];[.G39]+[.$P$2])" office:value-type="float" office:value="270">
            <text:p>2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34]" office:value-type="float" office:value="2">
            <text:p>2</text:p>
          </table:table-cell>
          <table:table-cell table:style-name="ce13" table:number-columns-repeated="2"/>
          <table:table-cell table:style-name="ce13" table:formula="of:=[.N28]+1" office:value-type="float" office:value="5">
            <text:p>5</text:p>
          </table:table-cell>
          <table:table-cell table:style-name="ce4" table:formula="of:=[.G40]/60" office:value-type="float" office:value="4.5">
            <text:p>4,5</text:p>
          </table:table-cell>
          <table:table-cell table:style-name="ce13" table:number-columns-repeated="21"/>
          <table:table-cell table:style-name="ce4" table:formula="of:=MID([.AL40];15;FIND(&quot;x&quot;;[.AL40];1)-18)" office:value-type="string" office:string-value="tc_bonebeast">
            <text:p>tc_bonebeast</text:p>
          </table:table-cell>
          <table:table-cell table:style-name="ce13" office:value-type="string">
            <text:p><text:tab/><text:tab/><text:tab/><text:tab/>{ name = 'tc_bonebeast', x = 1100, z = 2030, facing = 0, spawnRadius = 0, delay = 9300, orbitalDrop = false, patrolRoute = {{1700, 3800}, {2800, 3700}, {3600, 2500}, }, difficultyAtLeast = 2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tc_bonebeast', x = 1200, z = 2000, facing = 0, spawnRadius = 0, delay = 8100, orbitalDrop = false, patrolRoute = { {1300, 200}, {3900, 850}, {3600, 2500}, }, difficultyAtLeast = 2,  },">
            <text:p>{ name = 'tc_bonebeast', x = 1200, z = 2000, facing = 0, spawnRadius = 0, delay = 8100, orbitalDrop = false, patrolRoute = { {1300, 200}, {3900, 850}, {3600, 2500}, }, difficultyAtLeast = 2, <text:s/>},</text:p>
          </table:table-cell>
          <table:table-cell table:style-name="ce13" office:value-type="string">
            <text:p>tc_bonebeast</text:p>
          </table:table-cell>
          <table:table-cell table:style-name="ce4" table:formula="of:=[.C40]" office:value-type="float" office:value="1200">
            <text:p>1200</text:p>
          </table:table-cell>
          <table:table-cell table:style-name="ce4" table:formula="of:=[.D4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41]=[.N40];[.G40];[.G40]+[.$P$2])" office:value-type="float" office:value="270">
            <text:p>2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35]" office:value-type="float" office:value="2">
            <text:p>2</text:p>
          </table:table-cell>
          <table:table-cell table:style-name="ce13" table:number-columns-repeated="2"/>
          <table:table-cell table:style-name="ce13" table:formula="of:=[.N29]+1" office:value-type="float" office:value="5">
            <text:p>5</text:p>
          </table:table-cell>
          <table:table-cell table:style-name="ce4" table:formula="of:=[.G41]/60" office:value-type="float" office:value="4.5">
            <text:p>4,5</text:p>
          </table:table-cell>
          <table:table-cell table:style-name="ce13" table:number-columns-repeated="21"/>
          <table:table-cell table:style-name="ce4" table:formula="of:=MID([.AL41];15;FIND(&quot;x&quot;;[.AL41];1)-18)" office:value-type="string" office:string-value="tc_bonebeast">
            <text:p>tc_bonebeast</text:p>
          </table:table-cell>
          <table:table-cell table:style-name="ce13" office:value-type="string">
            <text:p><text:tab/><text:tab/><text:tab/><text:tab/>{ name = 'tc_bonebeast', x = 1070, z = 1970, facing = 0, spawnRadius = 0, delay = 9300, orbitalDrop = false, patrolRoute = {{1700, 3800}, {2800, 3700}, {3600, 2500}, }, difficultyAtLeast = 3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tc_rictus', x = 1200, z = 2000, facing = 0, spawnRadius = 0, delay = 8100, orbitalDrop = false, patrolRoute = { {1300, 200}, {3900, 850}, {3600, 2500}, }, difficultyAtLeast = 3,  },">
            <text:p>{ name = 'tc_rictus', x = 1200, z = 2000, facing = 0, spawnRadius = 0, delay = 8100, orbitalDrop = false, patrolRoute = { {1300, 200}, {3900, 850}, {3600, 2500}, }, difficultyAtLeast = 3, <text:s/>},</text:p>
          </table:table-cell>
          <table:table-cell table:style-name="ce13" office:value-type="string">
            <text:p>tc_rictus</text:p>
          </table:table-cell>
          <table:table-cell table:style-name="ce4" table:formula="of:=[.C41]" office:value-type="float" office:value="1200">
            <text:p>1200</text:p>
          </table:table-cell>
          <table:table-cell table:style-name="ce4" table:formula="of:=[.D41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42]=[.N41];[.G41];[.G41]+[.$P$2])" office:value-type="float" office:value="270">
            <text:p>2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36]" office:value-type="float" office:value="3">
            <text:p>3</text:p>
          </table:table-cell>
          <table:table-cell table:style-name="ce13" table:number-columns-repeated="2"/>
          <table:table-cell table:style-name="ce13" table:formula="of:=[.N30]+1" office:value-type="float" office:value="5">
            <text:p>5</text:p>
          </table:table-cell>
          <table:table-cell table:style-name="ce4" table:formula="of:=[.G42]/60" office:value-type="float" office:value="4.5">
            <text:p>4,5</text:p>
          </table:table-cell>
          <table:table-cell table:style-name="ce13" table:number-columns-repeated="21"/>
          <table:table-cell table:style-name="ce4" table:formula="of:=MID([.AL42];15;FIND(&quot;x&quot;;[.AL42];1)-18)" office:value-type="string" office:string-value="tc_rictus">
            <text:p>tc_rictus</text:p>
          </table:table-cell>
          <table:table-cell table:style-name="ce13" office:value-type="string">
            <text:p><text:tab/><text:tab/><text:tab/><text:tab/>{ name = 'tc_rictus', x = 1100, z = 2000, facing = 0, spawnRadius = 0, delay = 9300, orbitalDrop = false, patrolRoute = {{1700, 3800}, {2800, 3700}, {3600, 2500}, }, difficultyAtLeast = 2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tc_rictus', x = 1200, z = 2000, facing = 0, spawnRadius = 0, delay = 8100, orbitalDrop = false, patrolRoute = { {1300, 200}, {3900, 850}, {3600, 2500}, }, difficultyAtLeast = 4,  },">
            <text:p>{ name = 'tc_rictus', x = 1200, z = 2000, facing = 0, spawnRadius = 0, delay = 8100, orbitalDrop = false, patrolRoute = { {1300, 200}, {3900, 850}, {3600, 2500}, }, difficultyAtLeast = 4, <text:s/>},</text:p>
          </table:table-cell>
          <table:table-cell table:style-name="ce13" office:value-type="string">
            <text:p>tc_rictus</text:p>
          </table:table-cell>
          <table:table-cell table:style-name="ce4" table:formula="of:=[.C42]" office:value-type="float" office:value="1200">
            <text:p>1200</text:p>
          </table:table-cell>
          <table:table-cell table:style-name="ce4" table:formula="of:=[.D42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43]=[.N42];[.G42];[.G42]+[.$P$2])" office:value-type="float" office:value="270">
            <text:p>2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37]" office:value-type="float" office:value="4">
            <text:p>4</text:p>
          </table:table-cell>
          <table:table-cell table:style-name="ce13" table:number-columns-repeated="2"/>
          <table:table-cell table:style-name="ce13" table:formula="of:=[.N31]+1" office:value-type="float" office:value="5">
            <text:p>5</text:p>
          </table:table-cell>
          <table:table-cell table:style-name="ce4" table:formula="of:=[.G43]/60" office:value-type="float" office:value="4.5">
            <text:p>4,5</text:p>
          </table:table-cell>
          <table:table-cell table:style-name="ce13" table:number-columns-repeated="21"/>
          <table:table-cell table:style-name="ce4" table:formula="of:=MID([.AL43];15;FIND(&quot;x&quot;;[.AL43];1)-18)" office:value-type="string" office:string-value="tc_rictus">
            <text:p>tc_rictus</text:p>
          </table:table-cell>
          <table:table-cell table:style-name="ce13" office:value-type="string">
            <text:p><text:tab/><text:tab/><text:tab/><text:tab/>{ name = 'tc_rictus', x = 1130, z = 2030, facing = 0, spawnRadius = 0, delay = 9300, orbitalDrop = false, patrolRoute = {{1700, 3800}, {2800, 3700}, {3600, 2500}, }, difficultyAtLeast = 3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tc_ghoul', x = 1200, z = 2000, facing = 0, spawnRadius = 0, delay = 8100, orbitalDrop = false, patrolRoute = { {1700, 3800}, {2800, 3700}, {3600, 2500}, }, difficultyAtLeast = 1,  },">
            <text:p>{ name = 'tc_ghoul', x = 1200, z = 2000, facing = 0, spawnRadius = 0, delay = 8100, orbitalDrop = false, patrolRoute = { {1700, 3800}, {2800, 3700}, {3600, 2500}, }, difficultyAtLeast = 1, <text:s/>},</text:p>
          </table:table-cell>
          <table:table-cell table:style-name="ce13" office:value-type="string">
            <text:p>tc_ghoul</text:p>
          </table:table-cell>
          <table:table-cell table:style-name="ce4" table:formula="of:=[.C43]" office:value-type="float" office:value="1200">
            <text:p>1200</text:p>
          </table:table-cell>
          <table:table-cell table:style-name="ce4" table:formula="of:=[.D4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44]=[.N43];[.G43];[.G43]+[.$P$2])" office:value-type="float" office:value="270">
            <text:p>2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38]" office:value-type="float" office:value="1">
            <text:p>1</text:p>
          </table:table-cell>
          <table:table-cell table:style-name="ce4" table:number-columns-repeated="2"/>
          <table:table-cell table:style-name="ce13" table:formula="of:=[.N32]+1" office:value-type="float" office:value="5">
            <text:p>5</text:p>
          </table:table-cell>
          <table:table-cell table:style-name="ce4" table:formula="of:=[.G44]/60" office:value-type="float" office:value="4.5">
            <text:p>4,5</text:p>
          </table:table-cell>
          <table:table-cell table:style-name="ce4" table:number-columns-repeated="21"/>
          <table:table-cell table:style-name="ce4" table:formula="of:=MID([.AL44];15;FIND(&quot;x&quot;;[.AL44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070, z = 2000, facing = 0, spawnRadius = 0, delay = 111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tc_ghoul', x = 1200, z = 2000, facing = 0, spawnRadius = 0, delay = 8100, orbitalDrop = false, patrolRoute = { {1700, 3800}, {2800, 3700}, {3600, 2500}, }, difficultyAtLeast = 1,  },">
            <text:p>{ name = 'tc_ghoul', x = 1200, z = 2000, facing = 0, spawnRadius = 0, delay = 8100, orbitalDrop = false, patrolRoute = { {1700, 3800}, {2800, 3700}, {3600, 2500}, }, difficultyAtLeast = 1, <text:s/>},</text:p>
          </table:table-cell>
          <table:table-cell table:style-name="ce13" office:value-type="string">
            <text:p>tc_ghoul</text:p>
          </table:table-cell>
          <table:table-cell table:style-name="ce4" table:formula="of:=[.C44]" office:value-type="float" office:value="1200">
            <text:p>1200</text:p>
          </table:table-cell>
          <table:table-cell table:style-name="ce4" table:formula="of:=[.D44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45]=[.N44];[.G44];[.G44]+[.$P$2])" office:value-type="float" office:value="270">
            <text:p>2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39]" office:value-type="float" office:value="1">
            <text:p>1</text:p>
          </table:table-cell>
          <table:table-cell table:style-name="ce4" table:number-columns-repeated="2"/>
          <table:table-cell table:style-name="ce13" table:formula="of:=[.N33]+1" office:value-type="float" office:value="5">
            <text:p>5</text:p>
          </table:table-cell>
          <table:table-cell table:style-name="ce4" table:formula="of:=[.G45]/60" office:value-type="float" office:value="4.5">
            <text:p>4,5</text:p>
          </table:table-cell>
          <table:table-cell table:style-name="ce4" table:number-columns-repeated="21"/>
          <table:table-cell table:style-name="ce4" table:formula="of:=MID([.AL45];15;FIND(&quot;x&quot;;[.AL45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100, z = 2000, facing = 0, spawnRadius = 0, delay = 111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tc_ghoul', x = 1200, z = 2000, facing = 0, spawnRadius = 0, delay = 8100, orbitalDrop = false, patrolRoute = { {1700, 3800}, {2800, 3700}, {3600, 2500}, }, difficultyAtLeast = 2,  },">
            <text:p>{ name = 'tc_ghoul', x = 1200, z = 2000, facing = 0, spawnRadius = 0, delay = 8100, orbitalDrop = false, patrolRoute = { {1700, 3800}, {2800, 3700}, {3600, 2500}, }, difficultyAtLeast = 2, <text:s/>},</text:p>
          </table:table-cell>
          <table:table-cell table:style-name="ce13" office:value-type="string">
            <text:p>tc_ghoul</text:p>
          </table:table-cell>
          <table:table-cell table:style-name="ce4" table:formula="of:=[.C45]" office:value-type="float" office:value="1200">
            <text:p>1200</text:p>
          </table:table-cell>
          <table:table-cell table:style-name="ce4" table:formula="of:=[.D45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46]=[.N45];[.G45];[.G45]+[.$P$2])" office:value-type="float" office:value="270">
            <text:p>2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40]" office:value-type="float" office:value="2">
            <text:p>2</text:p>
          </table:table-cell>
          <table:table-cell table:style-name="ce4" table:number-columns-repeated="2"/>
          <table:table-cell table:style-name="ce13" table:formula="of:=[.N34]+1" office:value-type="float" office:value="5">
            <text:p>5</text:p>
          </table:table-cell>
          <table:table-cell table:style-name="ce4" table:formula="of:=[.G46]/60" office:value-type="float" office:value="4.5">
            <text:p>4,5</text:p>
          </table:table-cell>
          <table:table-cell table:style-name="ce4" table:number-columns-repeated="21"/>
          <table:table-cell table:style-name="ce4" table:formula="of:=MID([.AL46];15;FIND(&quot;x&quot;;[.AL46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130, z = 2000, facing = 0, spawnRadius = 0, delay = 111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47]&amp;&quot;', &quot;&amp;[.C$1]&amp;&quot; = &quot;&amp;[.C47]&amp;&quot;, &quot;&amp;[.D$1]&amp;&quot; = &quot;&amp;[.D47]&amp;&quot;, &quot;&amp;[.E$1]&amp;&quot; = &quot;&amp;[.E47]&amp;&quot;, &quot;&amp;[.F$1]&amp;&quot; = &quot;&amp;[.F47]&amp;&quot;, &quot;&amp;[.G$1]&amp;&quot; = &quot;&amp;[.G47]*30&amp;&quot;, &quot;&amp;[.H$1]&amp;&quot; = &quot;&amp;[.H47]&amp;&quot;, &quot;&amp;IF([.I47]=&quot;&quot;;&quot;&quot;;[.I$1]&amp;&quot; = &quot;&amp;[.I47]&amp;&quot;, &quot;)&amp;IF([.J47]=&quot;&quot;;&quot;&quot;;[.J$1]&amp;&quot; = &quot;&amp;[.J47]&amp;&quot;, &quot;)&amp;IF([.K47]=&quot;&quot;;&quot;&quot;;[.K$1]&amp;&quot; = &quot;&amp;[.K47]&amp;&quot;, &quot;)&amp;&quot; },&quot;" office:value-type="string" office:string-value="{ name = 'tc_ghoul', x = 1200, z = 2000, facing = 0, spawnRadius = 0, delay = 8100, orbitalDrop = false, patrolRoute = { {1700, 3800}, {2800, 3700}, {3600, 2500}, }, difficultyAtLeast = 2,  },">
            <text:p>{ name = 'tc_ghoul', x = 1200, z = 2000, facing = 0, spawnRadius = 0, delay = 8100, orbitalDrop = false, patrolRoute = { {1700, 3800}, {2800, 3700}, {3600, 2500}, }, difficultyAtLeast = 2, <text:s/>},</text:p>
          </table:table-cell>
          <table:table-cell table:style-name="ce13" office:value-type="string">
            <text:p>tc_ghoul</text:p>
          </table:table-cell>
          <table:table-cell table:style-name="ce4" table:formula="of:=[.C46]" office:value-type="float" office:value="1200">
            <text:p>1200</text:p>
          </table:table-cell>
          <table:table-cell table:style-name="ce4" table:formula="of:=[.D46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47]=[.N46];[.G46];[.G46]+[.$P$2])" office:value-type="float" office:value="270">
            <text:p>2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41]" office:value-type="float" office:value="2">
            <text:p>2</text:p>
          </table:table-cell>
          <table:table-cell table:style-name="ce4" table:number-columns-repeated="2"/>
          <table:table-cell table:style-name="ce13" table:formula="of:=[.N35]+1" office:value-type="float" office:value="5">
            <text:p>5</text:p>
          </table:table-cell>
          <table:table-cell table:style-name="ce4" table:formula="of:=[.G47]/60" office:value-type="float" office:value="4.5">
            <text:p>4,5</text:p>
          </table:table-cell>
          <table:table-cell table:style-name="ce4" table:number-columns-repeated="21"/>
          <table:table-cell table:style-name="ce4" table:formula="of:=MID([.AL47];15;FIND(&quot;x&quot;;[.AL47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100, z = 1970, facing = 0, spawnRadius = 0, delay = 111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tc_ghoul', x = 1200, z = 2000, facing = 0, spawnRadius = 0, delay = 8100, orbitalDrop = false, patrolRoute = { {1700, 3800}, {2800, 3700}, {3600, 2500}, }, difficultyAtLeast = 3,  },">
            <text:p>{ name = 'tc_ghoul', x = 1200, z = 2000, facing = 0, spawnRadius = 0, delay = 8100, orbitalDrop = false, patrolRoute = { {1700, 3800}, {2800, 3700}, {3600, 2500}, }, difficultyAtLeast = 3, <text:s/>},</text:p>
          </table:table-cell>
          <table:table-cell table:style-name="ce13" office:value-type="string">
            <text:p>tc_ghoul</text:p>
          </table:table-cell>
          <table:table-cell table:style-name="ce4" table:formula="of:=[.C47]" office:value-type="float" office:value="1200">
            <text:p>1200</text:p>
          </table:table-cell>
          <table:table-cell table:style-name="ce4" table:formula="of:=[.D47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48]=[.N47];[.G47];[.G47]+[.$P$2])" office:value-type="float" office:value="270">
            <text:p>2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42]" office:value-type="float" office:value="3">
            <text:p>3</text:p>
          </table:table-cell>
          <table:table-cell table:style-name="ce4" table:number-columns-repeated="2"/>
          <table:table-cell table:style-name="ce13" table:formula="of:=[.N36]+1" office:value-type="float" office:value="5">
            <text:p>5</text:p>
          </table:table-cell>
          <table:table-cell table:style-name="ce4" table:formula="of:=[.G48]/60" office:value-type="float" office:value="4.5">
            <text:p>4,5</text:p>
          </table:table-cell>
          <table:table-cell table:style-name="ce4" table:number-columns-repeated="21"/>
          <table:table-cell table:style-name="ce4" table:formula="of:=MID([.AL48];15;FIND(&quot;x&quot;;[.AL48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100, z = 2000, facing = 0, spawnRadius = 0, delay = 111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tc_ghoul', x = 1200, z = 2000, facing = 0, spawnRadius = 0, delay = 8100, orbitalDrop = false, patrolRoute = { {1700, 3800}, {2800, 3700}, {3600, 2500}, }, difficultyAtLeast = 4,  },">
            <text:p>{ name = 'tc_ghoul', x = 1200, z = 2000, facing = 0, spawnRadius = 0, delay = 8100, orbitalDrop = false, patrolRoute = { {1700, 3800}, {2800, 3700}, {3600, 2500}, }, difficultyAtLeast = 4, <text:s/>},</text:p>
          </table:table-cell>
          <table:table-cell table:style-name="ce13" office:value-type="string">
            <text:p>tc_ghoul</text:p>
          </table:table-cell>
          <table:table-cell table:style-name="ce4" table:formula="of:=[.C48]" office:value-type="float" office:value="1200">
            <text:p>1200</text:p>
          </table:table-cell>
          <table:table-cell table:style-name="ce4" table:formula="of:=[.D48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49]=[.N48];[.G48];[.G48]+[.$P$2])" office:value-type="float" office:value="270">
            <text:p>2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43]" office:value-type="float" office:value="4">
            <text:p>4</text:p>
          </table:table-cell>
          <table:table-cell table:style-name="ce4" table:number-columns-repeated="2"/>
          <table:table-cell table:style-name="ce13" table:formula="of:=[.N37]+1" office:value-type="float" office:value="5">
            <text:p>5</text:p>
          </table:table-cell>
          <table:table-cell table:style-name="ce4" table:formula="of:=[.G49]/60" office:value-type="float" office:value="4.5">
            <text:p>4,5</text:p>
          </table:table-cell>
          <table:table-cell table:style-name="ce4" table:number-columns-repeated="21"/>
          <table:table-cell table:style-name="ce4" table:formula="of:=MID([.AL49];15;FIND(&quot;x&quot;;[.AL49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100, z = 2030, facing = 0, spawnRadius = 0, delay = 111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tc_ghoul', x = 1200, z = 2000, facing = 0, spawnRadius = 0, delay = 9900, orbitalDrop = false, patrolRoute = { {1300, 200}, {3900, 850}, {3600, 2500}, }, difficultyAtLeast = 1,  },">
            <text:p>{ name = 'tc_ghoul', x = 1200, z = 2000, facing = 0, spawnRadius = 0, delay = 9900, orbitalDrop = false, patrolRoute = { {1300, 200}, {3900, 850}, {3600, 2500}, }, difficultyAtLeast = 1, <text:s/>},</text:p>
          </table:table-cell>
          <table:table-cell table:style-name="ce13" office:value-type="string">
            <text:p>tc_ghoul</text:p>
          </table:table-cell>
          <table:table-cell table:style-name="ce4" table:formula="of:=[.C49]" office:value-type="float" office:value="1200">
            <text:p>1200</text:p>
          </table:table-cell>
          <table:table-cell table:style-name="ce4" table:formula="of:=[.D49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50]=[.N49];[.G49];[.G49]+[.$P$2])" office:value-type="float" office:value="330">
            <text:p>33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44]" office:value-type="float" office:value="1">
            <text:p>1</text:p>
          </table:table-cell>
          <table:table-cell table:style-name="ce4" table:number-columns-repeated="2"/>
          <table:table-cell table:style-name="ce13" table:formula="of:=[.N38]+1" office:value-type="float" office:value="6">
            <text:p>6</text:p>
          </table:table-cell>
          <table:table-cell table:style-name="ce4" table:formula="of:=[.G50]/60" office:value-type="float" office:value="5.5">
            <text:p>5,5</text:p>
          </table:table-cell>
          <table:table-cell table:style-name="ce4" table:number-columns-repeated="21"/>
          <table:table-cell table:style-name="ce4" table:formula="of:=MID([.AL50];15;FIND(&quot;x&quot;;[.AL50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070, z = 1970, facing = 0, spawnRadius = 0, delay = 11100, orbitalDrop = false, patrolRoute = {{1300, 200}, {3900, 850}, {3600, 2500}, }, difficultyAtLeast = 2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tc_ghoul', x = 1200, z = 2000, facing = 0, spawnRadius = 0, delay = 9900, orbitalDrop = false, patrolRoute = { {1300, 200}, {3900, 850}, {3600, 2500}, }, difficultyAtLeast = 1,  },">
            <text:p>{ name = 'tc_ghoul', x = 1200, z = 2000, facing = 0, spawnRadius = 0, delay = 9900, orbitalDrop = false, patrolRoute = { {1300, 200}, {3900, 850}, {3600, 2500}, }, difficultyAtLeast = 1, <text:s/>},</text:p>
          </table:table-cell>
          <table:table-cell table:style-name="ce13" office:value-type="string">
            <text:p>tc_ghoul</text:p>
          </table:table-cell>
          <table:table-cell table:style-name="ce4" table:formula="of:=[.C50]" office:value-type="float" office:value="1200">
            <text:p>1200</text:p>
          </table:table-cell>
          <table:table-cell table:style-name="ce4" table:formula="of:=[.D50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51]=[.N50];[.G50];[.G50]+[.$P$2])" office:value-type="float" office:value="330">
            <text:p>33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45]" office:value-type="float" office:value="1">
            <text:p>1</text:p>
          </table:table-cell>
          <table:table-cell table:style-name="ce4" table:number-columns-repeated="2"/>
          <table:table-cell table:style-name="ce13" table:formula="of:=[.N39]+1" office:value-type="float" office:value="6">
            <text:p>6</text:p>
          </table:table-cell>
          <table:table-cell table:style-name="ce4" table:formula="of:=[.G51]/60" office:value-type="float" office:value="5.5">
            <text:p>5,5</text:p>
          </table:table-cell>
          <table:table-cell table:style-name="ce4" table:number-columns-repeated="21"/>
          <table:table-cell table:style-name="ce4" table:formula="of:=MID([.AL51];15;FIND(&quot;x&quot;;[.AL51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100, z = 2000, facing = 0, spawnRadius = 0, delay = 11100, orbitalDrop = false, patrolRoute = {{1300, 200}, {3900, 850}, {3600, 2500}, }, difficultyAtLeast = 3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tc_ghoul', x = 1200, z = 2000, facing = 0, spawnRadius = 0, delay = 9900, orbitalDrop = false, patrolRoute = { {1300, 200}, {3900, 850}, {3600, 2500}, }, difficultyAtLeast = 2,  },">
            <text:p>{ name = 'tc_ghoul', x = 1200, z = 2000, facing = 0, spawnRadius = 0, delay = 9900, orbitalDrop = false, patrolRoute = { {1300, 200}, {3900, 850}, {3600, 2500}, }, difficultyAtLeast = 2, <text:s/>},</text:p>
          </table:table-cell>
          <table:table-cell table:style-name="ce13" office:value-type="string">
            <text:p>tc_ghoul</text:p>
          </table:table-cell>
          <table:table-cell table:style-name="ce4" table:formula="of:=[.C51]" office:value-type="float" office:value="1200">
            <text:p>1200</text:p>
          </table:table-cell>
          <table:table-cell table:style-name="ce4" table:formula="of:=[.D51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52]=[.N51];[.G51];[.G51]+[.$P$2])" office:value-type="float" office:value="330">
            <text:p>33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46]" office:value-type="float" office:value="2">
            <text:p>2</text:p>
          </table:table-cell>
          <table:table-cell table:style-name="ce4" table:number-columns-repeated="2"/>
          <table:table-cell table:style-name="ce13" table:formula="of:=[.N40]+1" office:value-type="float" office:value="6">
            <text:p>6</text:p>
          </table:table-cell>
          <table:table-cell table:style-name="ce4" table:formula="of:=[.G52]/60" office:value-type="float" office:value="5.5">
            <text:p>5,5</text:p>
          </table:table-cell>
          <table:table-cell table:style-name="ce4" table:number-columns-repeated="21"/>
          <table:table-cell table:style-name="ce4" table:formula="of:=MID([.AL52];15;FIND(&quot;x&quot;;[.AL52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130, z = 2030, facing = 0, spawnRadius = 0, delay = 11100, orbitalDrop = false, patrolRoute = {{1300, 200}, {3900, 850}, {3600, 2500}, }, difficultyAtLeast = 4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tc_ghoul', x = 1200, z = 2000, facing = 0, spawnRadius = 0, delay = 9900, orbitalDrop = false, patrolRoute = { {1300, 200}, {3900, 850}, {3600, 2500}, }, difficultyAtLeast = 2,  },">
            <text:p>{ name = 'tc_ghoul', x = 1200, z = 2000, facing = 0, spawnRadius = 0, delay = 9900, orbitalDrop = false, patrolRoute = { {1300, 200}, {3900, 850}, {3600, 2500}, }, difficultyAtLeast = 2, <text:s/>},</text:p>
          </table:table-cell>
          <table:table-cell table:style-name="ce13" office:value-type="string">
            <text:p>tc_ghoul</text:p>
          </table:table-cell>
          <table:table-cell table:style-name="ce4" table:formula="of:=[.C52]" office:value-type="float" office:value="1200">
            <text:p>1200</text:p>
          </table:table-cell>
          <table:table-cell table:style-name="ce4" table:formula="of:=[.D52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53]=[.N52];[.G52];[.G52]+[.$P$2])" office:value-type="float" office:value="330">
            <text:p>3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47]" office:value-type="float" office:value="2">
            <text:p>2</text:p>
          </table:table-cell>
          <table:table-cell table:style-name="ce13" table:number-columns-repeated="2"/>
          <table:table-cell table:style-name="ce13" table:formula="of:=[.N41]+1" office:value-type="float" office:value="6">
            <text:p>6</text:p>
          </table:table-cell>
          <table:table-cell table:style-name="ce4" table:formula="of:=[.G53]/60" office:value-type="float" office:value="5.5">
            <text:p>5,5</text:p>
          </table:table-cell>
          <table:table-cell table:style-name="ce13" table:number-columns-repeated="21"/>
          <table:table-cell table:style-name="ce4" table:formula="of:=MID([.AL53];15;FIND(&quot;x&quot;;[.AL53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070, z = 2000, facing = 0, spawnRadius = 0, delay = 111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tc_ghoul', x = 1200, z = 2000, facing = 0, spawnRadius = 0, delay = 9900, orbitalDrop = false, patrolRoute = { {1300, 200}, {3900, 850}, {3600, 2500}, }, difficultyAtLeast = 3,  },">
            <text:p>{ name = 'tc_ghoul', x = 1200, z = 2000, facing = 0, spawnRadius = 0, delay = 9900, orbitalDrop = false, patrolRoute = { {1300, 200}, {3900, 850}, {3600, 2500}, }, difficultyAtLeast = 3, <text:s/>},</text:p>
          </table:table-cell>
          <table:table-cell table:style-name="ce13" office:value-type="string">
            <text:p>tc_ghoul</text:p>
          </table:table-cell>
          <table:table-cell table:style-name="ce4" table:formula="of:=[.C53]" office:value-type="float" office:value="1200">
            <text:p>1200</text:p>
          </table:table-cell>
          <table:table-cell table:style-name="ce4" table:formula="of:=[.D53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54]=[.N53];[.G53];[.G53]+[.$P$2])" office:value-type="float" office:value="330">
            <text:p>3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48]" office:value-type="float" office:value="3">
            <text:p>3</text:p>
          </table:table-cell>
          <table:table-cell table:style-name="ce13" table:number-columns-repeated="2"/>
          <table:table-cell table:style-name="ce13" table:formula="of:=[.N42]+1" office:value-type="float" office:value="6">
            <text:p>6</text:p>
          </table:table-cell>
          <table:table-cell table:style-name="ce4" table:formula="of:=[.G54]/60" office:value-type="float" office:value="5.5">
            <text:p>5,5</text:p>
          </table:table-cell>
          <table:table-cell table:style-name="ce13" table:number-columns-repeated="21"/>
          <table:table-cell table:style-name="ce4" table:formula="of:=MID([.AL54];15;FIND(&quot;x&quot;;[.AL54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100, z = 2000, facing = 0, spawnRadius = 0, delay = 111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tc_ghoul', x = 1200, z = 2000, facing = 0, spawnRadius = 0, delay = 9900, orbitalDrop = false, patrolRoute = { {1300, 200}, {3900, 850}, {3600, 2500}, }, difficultyAtLeast = 4,  },">
            <text:p>{ name = 'tc_ghoul', x = 1200, z = 2000, facing = 0, spawnRadius = 0, delay = 9900, orbitalDrop = false, patrolRoute = { {1300, 200}, {3900, 850}, {3600, 2500}, }, difficultyAtLeast = 4, <text:s/>},</text:p>
          </table:table-cell>
          <table:table-cell table:style-name="ce13" office:value-type="string">
            <text:p>tc_ghoul</text:p>
          </table:table-cell>
          <table:table-cell table:style-name="ce4" table:formula="of:=[.C54]" office:value-type="float" office:value="1200">
            <text:p>1200</text:p>
          </table:table-cell>
          <table:table-cell table:style-name="ce4" table:formula="of:=[.D54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55]=[.N54];[.G54];[.G54]+[.$P$2])" office:value-type="float" office:value="330">
            <text:p>3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49]" office:value-type="float" office:value="4">
            <text:p>4</text:p>
          </table:table-cell>
          <table:table-cell table:style-name="ce13" table:number-columns-repeated="2"/>
          <table:table-cell table:style-name="ce13" table:formula="of:=[.N43]+1" office:value-type="float" office:value="6">
            <text:p>6</text:p>
          </table:table-cell>
          <table:table-cell table:style-name="ce4" table:formula="of:=[.G55]/60" office:value-type="float" office:value="5.5">
            <text:p>5,5</text:p>
          </table:table-cell>
          <table:table-cell table:style-name="ce13" table:number-columns-repeated="21"/>
          <table:table-cell table:style-name="ce4" table:formula="of:=MID([.AL55];15;FIND(&quot;x&quot;;[.AL55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130, z = 2000, facing = 0, spawnRadius = 0, delay = 111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tc_ghoul', x = 1200, z = 2000, facing = 0, spawnRadius = 0, delay = 9900, orbitalDrop = false, patrolRoute = { {1700, 3800}, {2800, 3700}, {3600, 2500}, }, difficultyAtLeast = 1,  },">
            <text:p>{ name = 'tc_ghoul', x = 1200, z = 2000, facing = 0, spawnRadius = 0, delay = 9900, orbitalDrop = false, patrolRoute = { {1700, 3800}, {2800, 3700}, {3600, 2500}, }, difficultyAtLeast = 1, <text:s/>},</text:p>
          </table:table-cell>
          <table:table-cell table:style-name="ce13" office:value-type="string">
            <text:p>tc_ghoul</text:p>
          </table:table-cell>
          <table:table-cell table:style-name="ce4" table:formula="of:=[.C55]" office:value-type="float" office:value="1200">
            <text:p>1200</text:p>
          </table:table-cell>
          <table:table-cell table:style-name="ce4" table:formula="of:=[.D55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56]=[.N55];[.G55];[.G55]+[.$P$2])" office:value-type="float" office:value="330">
            <text:p>3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50]" office:value-type="float" office:value="1">
            <text:p>1</text:p>
          </table:table-cell>
          <table:table-cell table:style-name="ce13" table:number-columns-repeated="2"/>
          <table:table-cell table:style-name="ce13" table:formula="of:=[.N44]+1" office:value-type="float" office:value="6">
            <text:p>6</text:p>
          </table:table-cell>
          <table:table-cell table:style-name="ce4" table:formula="of:=[.G56]/60" office:value-type="float" office:value="5.5">
            <text:p>5,5</text:p>
          </table:table-cell>
          <table:table-cell table:style-name="ce13" table:number-columns-repeated="21"/>
          <table:table-cell table:style-name="ce4" table:formula="of:=MID([.AL56];15;FIND(&quot;x&quot;;[.AL56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100, z = 1970, facing = 0, spawnRadius = 0, delay = 111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tc_ghoul', x = 1200, z = 2000, facing = 0, spawnRadius = 0, delay = 9900, orbitalDrop = false, patrolRoute = { {1700, 3800}, {2800, 3700}, {3600, 2500}, }, difficultyAtLeast = 1,  },">
            <text:p>{ name = 'tc_ghoul', x = 1200, z = 2000, facing = 0, spawnRadius = 0, delay = 9900, orbitalDrop = false, patrolRoute = { {1700, 3800}, {2800, 3700}, {3600, 2500}, }, difficultyAtLeast = 1, <text:s/>},</text:p>
          </table:table-cell>
          <table:table-cell table:style-name="ce13" office:value-type="string">
            <text:p>tc_ghoul</text:p>
          </table:table-cell>
          <table:table-cell table:style-name="ce4" table:formula="of:=[.C56]" office:value-type="float" office:value="1200">
            <text:p>1200</text:p>
          </table:table-cell>
          <table:table-cell table:style-name="ce4" table:formula="of:=[.D56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57]=[.N56];[.G56];[.G56]+[.$P$2])" office:value-type="float" office:value="330">
            <text:p>3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51]" office:value-type="float" office:value="1">
            <text:p>1</text:p>
          </table:table-cell>
          <table:table-cell table:style-name="ce13" table:number-columns-repeated="2"/>
          <table:table-cell table:style-name="ce13" table:formula="of:=[.N45]+1" office:value-type="float" office:value="6">
            <text:p>6</text:p>
          </table:table-cell>
          <table:table-cell table:style-name="ce4" table:formula="of:=[.G57]/60" office:value-type="float" office:value="5.5">
            <text:p>5,5</text:p>
          </table:table-cell>
          <table:table-cell table:style-name="ce13" table:number-columns-repeated="21"/>
          <table:table-cell table:style-name="ce4" table:formula="of:=MID([.AL57];15;FIND(&quot;x&quot;;[.AL57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100, z = 2000, facing = 0, spawnRadius = 0, delay = 111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tc_ghoul', x = 1200, z = 2000, facing = 0, spawnRadius = 0, delay = 9900, orbitalDrop = false, patrolRoute = { {1700, 3800}, {2800, 3700}, {3600, 2500}, }, difficultyAtLeast = 2,  },">
            <text:p>{ name = 'tc_ghoul', x = 1200, z = 2000, facing = 0, spawnRadius = 0, delay = 9900, orbitalDrop = false, patrolRoute = { {1700, 3800}, {2800, 3700}, {3600, 2500}, }, difficultyAtLeast = 2, <text:s/>},</text:p>
          </table:table-cell>
          <table:table-cell table:style-name="ce13" office:value-type="string">
            <text:p>tc_ghoul</text:p>
          </table:table-cell>
          <table:table-cell table:style-name="ce4" table:formula="of:=[.C57]" office:value-type="float" office:value="1200">
            <text:p>1200</text:p>
          </table:table-cell>
          <table:table-cell table:style-name="ce4" table:formula="of:=[.D57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58]=[.N57];[.G57];[.G57]+[.$P$2])" office:value-type="float" office:value="330">
            <text:p>3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52]" office:value-type="float" office:value="2">
            <text:p>2</text:p>
          </table:table-cell>
          <table:table-cell table:style-name="ce13" table:number-columns-repeated="2"/>
          <table:table-cell table:style-name="ce13" table:formula="of:=[.N46]+1" office:value-type="float" office:value="6">
            <text:p>6</text:p>
          </table:table-cell>
          <table:table-cell table:style-name="ce4" table:formula="of:=[.G58]/60" office:value-type="float" office:value="5.5">
            <text:p>5,5</text:p>
          </table:table-cell>
          <table:table-cell table:style-name="ce13" table:number-columns-repeated="21"/>
          <table:table-cell table:style-name="ce4" table:formula="of:=MID([.AL58];15;FIND(&quot;x&quot;;[.AL58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100, z = 2030, facing = 0, spawnRadius = 0, delay = 111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tc_ghoul', x = 1200, z = 2000, facing = 0, spawnRadius = 0, delay = 9900, orbitalDrop = false, patrolRoute = { {1700, 3800}, {2800, 3700}, {3600, 2500}, }, difficultyAtLeast = 2,  },">
            <text:p>{ name = 'tc_ghoul', x = 1200, z = 2000, facing = 0, spawnRadius = 0, delay = 9900, orbitalDrop = false, patrolRoute = { {1700, 3800}, {2800, 3700}, {3600, 2500}, }, difficultyAtLeast = 2, <text:s/>},</text:p>
          </table:table-cell>
          <table:table-cell table:style-name="ce13" office:value-type="string">
            <text:p>tc_ghoul</text:p>
          </table:table-cell>
          <table:table-cell table:style-name="ce4" table:formula="of:=[.C58]" office:value-type="float" office:value="1200">
            <text:p>1200</text:p>
          </table:table-cell>
          <table:table-cell table:style-name="ce4" table:formula="of:=[.D58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59]=[.N58];[.G58];[.G58]+[.$P$2])" office:value-type="float" office:value="330">
            <text:p>3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53]" office:value-type="float" office:value="2">
            <text:p>2</text:p>
          </table:table-cell>
          <table:table-cell table:style-name="ce13" table:number-columns-repeated="2"/>
          <table:table-cell table:style-name="ce13" table:formula="of:=[.N47]+1" office:value-type="float" office:value="6">
            <text:p>6</text:p>
          </table:table-cell>
          <table:table-cell table:style-name="ce4" table:formula="of:=[.G59]/60" office:value-type="float" office:value="5.5">
            <text:p>5,5</text:p>
          </table:table-cell>
          <table:table-cell table:style-name="ce13" table:number-columns-repeated="21"/>
          <table:table-cell table:style-name="ce4" table:formula="of:=MID([.AL59];15;FIND(&quot;x&quot;;[.AL59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070, z = 1970, facing = 0, spawnRadius = 0, delay = 11100, orbitalDrop = false, patrolRoute = {{1700, 3800}, {2800, 3700}, {3600, 2500}, }, difficultyAtLeast = 2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60]&amp;&quot;', &quot;&amp;[.C$1]&amp;&quot; = &quot;&amp;[.C60]&amp;&quot;, &quot;&amp;[.D$1]&amp;&quot; = &quot;&amp;[.D60]&amp;&quot;, &quot;&amp;[.E$1]&amp;&quot; = &quot;&amp;[.E60]&amp;&quot;, &quot;&amp;[.F$1]&amp;&quot; = &quot;&amp;[.F60]&amp;&quot;, &quot;&amp;[.G$1]&amp;&quot; = &quot;&amp;[.G60]*30&amp;&quot;, &quot;&amp;[.H$1]&amp;&quot; = &quot;&amp;[.H60]&amp;&quot;, &quot;&amp;IF([.I60]=&quot;&quot;;&quot;&quot;;[.I$1]&amp;&quot; = &quot;&amp;[.I60]&amp;&quot;, &quot;)&amp;IF([.J60]=&quot;&quot;;&quot;&quot;;[.J$1]&amp;&quot; = &quot;&amp;[.J60]&amp;&quot;, &quot;)&amp;IF([.K60]=&quot;&quot;;&quot;&quot;;[.K$1]&amp;&quot; = &quot;&amp;[.K60]&amp;&quot;, &quot;)&amp;&quot; },&quot;" office:value-type="string" office:string-value="{ name = 'tc_ghoul', x = 1200, z = 2000, facing = 0, spawnRadius = 0, delay = 9900, orbitalDrop = false, patrolRoute = { {1700, 3800}, {2800, 3700}, {3600, 2500}, }, difficultyAtLeast = 3,  },">
            <text:p>{ name = 'tc_ghoul', x = 1200, z = 2000, facing = 0, spawnRadius = 0, delay = 9900, orbitalDrop = false, patrolRoute = { {1700, 3800}, {2800, 3700}, {3600, 2500}, }, difficultyAtLeast = 3, <text:s/>},</text:p>
          </table:table-cell>
          <table:table-cell table:style-name="ce13" office:value-type="string">
            <text:p>tc_ghoul</text:p>
          </table:table-cell>
          <table:table-cell table:style-name="ce4" table:formula="of:=[.C59]" office:value-type="float" office:value="1200">
            <text:p>1200</text:p>
          </table:table-cell>
          <table:table-cell table:style-name="ce4" table:formula="of:=[.D59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60]=[.N59];[.G59];[.G59]+[.$P$2])" office:value-type="float" office:value="330">
            <text:p>3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54]" office:value-type="float" office:value="3">
            <text:p>3</text:p>
          </table:table-cell>
          <table:table-cell table:style-name="ce13" table:number-columns-repeated="2"/>
          <table:table-cell table:style-name="ce13" table:formula="of:=[.N48]+1" office:value-type="float" office:value="6">
            <text:p>6</text:p>
          </table:table-cell>
          <table:table-cell table:style-name="ce4" table:formula="of:=[.G60]/60" office:value-type="float" office:value="5.5">
            <text:p>5,5</text:p>
          </table:table-cell>
          <table:table-cell table:style-name="ce13" table:number-columns-repeated="21"/>
          <table:table-cell table:style-name="ce4" table:formula="of:=MID([.AL60];15;FIND(&quot;x&quot;;[.AL60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100, z = 2000, facing = 0, spawnRadius = 0, delay = 11100, orbitalDrop = false, patrolRoute = {{1700, 3800}, {2800, 3700}, {3600, 2500}, }, difficultyAtLeast = 3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tc_ghoul', x = 1200, z = 2000, facing = 0, spawnRadius = 0, delay = 9900, orbitalDrop = false, patrolRoute = { {1700, 3800}, {2800, 3700}, {3600, 2500}, }, difficultyAtLeast = 4,  },">
            <text:p>{ name = 'tc_ghoul', x = 1200, z = 2000, facing = 0, spawnRadius = 0, delay = 9900, orbitalDrop = false, patrolRoute = { {1700, 3800}, {2800, 3700}, {3600, 2500}, }, difficultyAtLeast = 4, <text:s/>},</text:p>
          </table:table-cell>
          <table:table-cell table:style-name="ce13" office:value-type="string">
            <text:p>tc_ghoul</text:p>
          </table:table-cell>
          <table:table-cell table:style-name="ce4" table:formula="of:=[.C60]" office:value-type="float" office:value="1200">
            <text:p>1200</text:p>
          </table:table-cell>
          <table:table-cell table:style-name="ce4" table:formula="of:=[.D6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61]=[.N60];[.G60];[.G60]+[.$P$2])" office:value-type="float" office:value="330">
            <text:p>3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55]" office:value-type="float" office:value="4">
            <text:p>4</text:p>
          </table:table-cell>
          <table:table-cell table:style-name="ce13" table:number-columns-repeated="2"/>
          <table:table-cell table:style-name="ce13" table:formula="of:=[.N49]+1" office:value-type="float" office:value="6">
            <text:p>6</text:p>
          </table:table-cell>
          <table:table-cell table:style-name="ce4" table:formula="of:=[.G61]/60" office:value-type="float" office:value="5.5">
            <text:p>5,5</text:p>
          </table:table-cell>
          <table:table-cell table:style-name="ce13" table:number-columns-repeated="21"/>
          <table:table-cell table:style-name="ce4" table:formula="of:=MID([.AL61];15;FIND(&quot;x&quot;;[.AL61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130, z = 2030, facing = 0, spawnRadius = 0, delay = 11100, orbitalDrop = false, patrolRoute = {{1700, 3800}, {2800, 3700}, {3600, 2500}, }, difficultyAtLeast = 4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tc_ghoul', x = 1200, z = 2000, facing = 0, spawnRadius = 0, delay = 11700, orbitalDrop = false, patrolRoute = { {1300, 200}, {3900, 850}, {3600, 2500}, }, difficultyAtLeast = 1,  },">
            <text:p>{ name = 'tc_ghoul', x = 1200, z = 2000, facing = 0, spawnRadius = 0, delay = 11700, orbitalDrop = false, patrolRoute = { {1300, 200}, {3900, 850}, {3600, 2500}, }, difficultyAtLeast = 1, <text:s/>},</text:p>
          </table:table-cell>
          <table:table-cell table:style-name="ce13" office:value-type="string">
            <text:p>tc_ghoul</text:p>
          </table:table-cell>
          <table:table-cell table:style-name="ce4" table:formula="of:=[.C61]" office:value-type="float" office:value="1200">
            <text:p>1200</text:p>
          </table:table-cell>
          <table:table-cell table:style-name="ce4" table:formula="of:=[.D61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62]=[.N61];[.G61];[.G61]+[.$P$2])" office:value-type="float" office:value="390">
            <text:p>3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56]" office:value-type="float" office:value="1">
            <text:p>1</text:p>
          </table:table-cell>
          <table:table-cell table:style-name="ce4" table:number-columns-repeated="2"/>
          <table:table-cell table:style-name="ce13" table:formula="of:=[.N56]+1" office:value-type="float" office:value="7">
            <text:p>7</text:p>
          </table:table-cell>
          <table:table-cell table:style-name="ce4" table:formula="of:=[.G62]/60" office:value-type="float" office:value="6.5">
            <text:p>6,5</text:p>
          </table:table-cell>
          <table:table-cell table:style-name="ce4" table:number-columns-repeated="21"/>
          <table:table-cell table:style-name="ce4" table:formula="of:=MID([.AL62];15;FIND(&quot;x&quot;;[.AL62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070, z = 2000, facing = 0, spawnRadius = 0, delay = 129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tc_ghoul', x = 1200, z = 2000, facing = 0, spawnRadius = 0, delay = 11700, orbitalDrop = false, patrolRoute = { {1300, 200}, {3900, 850}, {3600, 2500}, }, difficultyAtLeast = 1,  },">
            <text:p>{ name = 'tc_ghoul', x = 1200, z = 2000, facing = 0, spawnRadius = 0, delay = 11700, orbitalDrop = false, patrolRoute = { {1300, 200}, {3900, 850}, {3600, 2500}, }, difficultyAtLeast = 1, <text:s/>},</text:p>
          </table:table-cell>
          <table:table-cell table:style-name="ce13" office:value-type="string">
            <text:p>tc_ghoul</text:p>
          </table:table-cell>
          <table:table-cell table:style-name="ce4" table:formula="of:=[.C62]" office:value-type="float" office:value="1200">
            <text:p>1200</text:p>
          </table:table-cell>
          <table:table-cell table:style-name="ce4" table:formula="of:=[.D62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6" table:formula="of:=[.G62]" office:value-type="float" office:value="390">
            <text:p>3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57]" office:value-type="float" office:value="1">
            <text:p>1</text:p>
          </table:table-cell>
          <table:table-cell table:style-name="ce4" table:number-columns-repeated="2"/>
          <table:table-cell table:style-name="ce13" table:formula="of:=[.N62]" office:value-type="float" office:value="7">
            <text:p>7</text:p>
          </table:table-cell>
          <table:table-cell table:style-name="ce4" table:formula="of:=[.G63]/60" office:value-type="float" office:value="6.5">
            <text:p>6,5</text:p>
          </table:table-cell>
          <table:table-cell table:style-name="ce4" table:number-columns-repeated="21"/>
          <table:table-cell table:style-name="ce4" table:formula="of:=MID([.AL63];15;FIND(&quot;x&quot;;[.AL63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100, z = 2000, facing = 0, spawnRadius = 0, delay = 129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tc_ghoul', x = 1200, z = 2000, facing = 0, spawnRadius = 0, delay = 11700, orbitalDrop = false, patrolRoute = { {1300, 200}, {3900, 850}, {3600, 2500}, }, difficultyAtLeast = 2,  },">
            <text:p>{ name = 'tc_ghoul', x = 1200, z = 2000, facing = 0, spawnRadius = 0, delay = 11700, orbitalDrop = false, patrolRoute = { {1300, 200}, {3900, 850}, {3600, 2500}, }, difficultyAtLeast = 2, <text:s/>},</text:p>
          </table:table-cell>
          <table:table-cell table:style-name="ce13" office:value-type="string">
            <text:p>tc_ghoul</text:p>
          </table:table-cell>
          <table:table-cell table:style-name="ce4" table:formula="of:=[.C63]" office:value-type="float" office:value="1200">
            <text:p>1200</text:p>
          </table:table-cell>
          <table:table-cell table:style-name="ce4" table:formula="of:=[.D6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6" table:formula="of:=[.G63]" office:value-type="float" office:value="390">
            <text:p>3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58]" office:value-type="float" office:value="2">
            <text:p>2</text:p>
          </table:table-cell>
          <table:table-cell table:style-name="ce4" table:number-columns-repeated="2"/>
          <table:table-cell table:style-name="ce13" table:formula="of:=[.N63]" office:value-type="float" office:value="7">
            <text:p>7</text:p>
          </table:table-cell>
          <table:table-cell table:style-name="ce4" table:formula="of:=[.G64]/60" office:value-type="float" office:value="6.5">
            <text:p>6,5</text:p>
          </table:table-cell>
          <table:table-cell table:style-name="ce4" table:number-columns-repeated="21"/>
          <table:table-cell table:style-name="ce4" table:formula="of:=MID([.AL64];15;FIND(&quot;x&quot;;[.AL64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130, z = 2000, facing = 0, spawnRadius = 0, delay = 129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tc_ghoul', x = 1200, z = 2000, facing = 0, spawnRadius = 0, delay = 11700, orbitalDrop = false, patrolRoute = { {1300, 200}, {3900, 850}, {3600, 2500}, }, difficultyAtLeast = 2,  },">
            <text:p>{ name = 'tc_ghoul', x = 1200, z = 2000, facing = 0, spawnRadius = 0, delay = 11700, orbitalDrop = false, patrolRoute = { {1300, 200}, {3900, 850}, {3600, 2500}, }, difficultyAtLeast = 2, <text:s/>},</text:p>
          </table:table-cell>
          <table:table-cell table:style-name="ce13" office:value-type="string">
            <text:p>tc_ghoul</text:p>
          </table:table-cell>
          <table:table-cell table:style-name="ce4" table:formula="of:=[.C64]" office:value-type="float" office:value="1200">
            <text:p>1200</text:p>
          </table:table-cell>
          <table:table-cell table:style-name="ce4" table:formula="of:=[.D64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6" table:formula="of:=[.G64]" office:value-type="float" office:value="390">
            <text:p>3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59]" office:value-type="float" office:value="2">
            <text:p>2</text:p>
          </table:table-cell>
          <table:table-cell table:style-name="ce4" table:number-columns-repeated="2"/>
          <table:table-cell table:style-name="ce13" table:formula="of:=[.N64]" office:value-type="float" office:value="7">
            <text:p>7</text:p>
          </table:table-cell>
          <table:table-cell table:style-name="ce4" table:formula="of:=[.G65]/60" office:value-type="float" office:value="6.5">
            <text:p>6,5</text:p>
          </table:table-cell>
          <table:table-cell table:style-name="ce4" table:number-columns-repeated="21"/>
          <table:table-cell table:style-name="ce4" table:formula="of:=MID([.AL65];15;FIND(&quot;x&quot;;[.AL65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100, z = 1970, facing = 0, spawnRadius = 0, delay = 129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tc_ghoul', x = 1200, z = 2000, facing = 0, spawnRadius = 0, delay = 11700, orbitalDrop = false, patrolRoute = { {1300, 200}, {3900, 850}, {3600, 2500}, }, difficultyAtLeast = 3,  },">
            <text:p>{ name = 'tc_ghoul', x = 1200, z = 2000, facing = 0, spawnRadius = 0, delay = 11700, orbitalDrop = false, patrolRoute = { {1300, 200}, {3900, 850}, {3600, 2500}, }, difficultyAtLeast = 3, <text:s/>},</text:p>
          </table:table-cell>
          <table:table-cell table:style-name="ce13" office:value-type="string">
            <text:p>tc_ghoul</text:p>
          </table:table-cell>
          <table:table-cell table:style-name="ce4" table:formula="of:=[.C65]" office:value-type="float" office:value="1200">
            <text:p>1200</text:p>
          </table:table-cell>
          <table:table-cell table:style-name="ce4" table:formula="of:=[.D65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6" table:formula="of:=[.G65]" office:value-type="float" office:value="390">
            <text:p>3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60]" office:value-type="float" office:value="3">
            <text:p>3</text:p>
          </table:table-cell>
          <table:table-cell table:style-name="ce4" table:number-columns-repeated="2"/>
          <table:table-cell table:style-name="ce13" table:formula="of:=[.N65]" office:value-type="float" office:value="7">
            <text:p>7</text:p>
          </table:table-cell>
          <table:table-cell table:style-name="ce4" table:formula="of:=[.G66]/60" office:value-type="float" office:value="6.5">
            <text:p>6,5</text:p>
          </table:table-cell>
          <table:table-cell table:style-name="ce4" table:number-columns-repeated="21"/>
          <table:table-cell table:style-name="ce4" table:formula="of:=MID([.AL66];15;FIND(&quot;x&quot;;[.AL66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100, z = 2000, facing = 0, spawnRadius = 0, delay = 129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tc_ghoul', x = 1200, z = 2000, facing = 0, spawnRadius = 0, delay = 11700, orbitalDrop = false, patrolRoute = { {1300, 200}, {3900, 850}, {3600, 2500}, }, difficultyAtLeast = 4,  },">
            <text:p>{ name = 'tc_ghoul', x = 1200, z = 2000, facing = 0, spawnRadius = 0, delay = 11700, orbitalDrop = false, patrolRoute = { {1300, 200}, {3900, 850}, {3600, 2500}, }, difficultyAtLeast = 4, <text:s/>},</text:p>
          </table:table-cell>
          <table:table-cell table:style-name="ce13" office:value-type="string">
            <text:p>tc_ghoul</text:p>
          </table:table-cell>
          <table:table-cell table:style-name="ce4" table:formula="of:=[.C66]" office:value-type="float" office:value="1200">
            <text:p>1200</text:p>
          </table:table-cell>
          <table:table-cell table:style-name="ce4" table:formula="of:=[.D66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6" table:formula="of:=[.G66]" office:value-type="float" office:value="390">
            <text:p>3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61]" office:value-type="float" office:value="4">
            <text:p>4</text:p>
          </table:table-cell>
          <table:table-cell table:style-name="ce4" table:number-columns-repeated="2"/>
          <table:table-cell table:style-name="ce13" table:formula="of:=[.N66]" office:value-type="float" office:value="7">
            <text:p>7</text:p>
          </table:table-cell>
          <table:table-cell table:style-name="ce4" table:formula="of:=[.G67]/60" office:value-type="float" office:value="6.5">
            <text:p>6,5</text:p>
          </table:table-cell>
          <table:table-cell table:style-name="ce4" table:number-columns-repeated="21"/>
          <table:table-cell table:style-name="ce4" table:formula="of:=MID([.AL67];15;FIND(&quot;x&quot;;[.AL67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100, z = 2030, facing = 0, spawnRadius = 0, delay = 129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tc_ghoul', x = 1200, z = 2000, facing = 0, spawnRadius = 0, delay = 11700, orbitalDrop = false, patrolRoute = { {1700, 3800}, {2800, 3700}, {3600, 2500}, }, difficultyAtLeast = 1,  },">
            <text:p>{ name = 'tc_ghoul', x = 1200, z = 2000, facing = 0, spawnRadius = 0, delay = 11700, orbitalDrop = false, patrolRoute = { {1700, 3800}, {2800, 3700}, {3600, 2500}, }, difficultyAtLeast = 1, <text:s/>},</text:p>
          </table:table-cell>
          <table:table-cell table:style-name="ce13" office:value-type="string">
            <text:p>tc_ghoul</text:p>
          </table:table-cell>
          <table:table-cell table:style-name="ce4" table:formula="of:=[.C67]" office:value-type="float" office:value="1200">
            <text:p>1200</text:p>
          </table:table-cell>
          <table:table-cell table:style-name="ce4" table:formula="of:=[.D67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6" table:formula="of:=[.G67]" office:value-type="float" office:value="390">
            <text:p>3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62]" office:value-type="float" office:value="1">
            <text:p>1</text:p>
          </table:table-cell>
          <table:table-cell table:style-name="ce4" table:number-columns-repeated="2"/>
          <table:table-cell table:style-name="ce13" table:formula="of:=[.N67]" office:value-type="float" office:value="7">
            <text:p>7</text:p>
          </table:table-cell>
          <table:table-cell table:style-name="ce4" table:formula="of:=[.G68]/60" office:value-type="float" office:value="6.5">
            <text:p>6,5</text:p>
          </table:table-cell>
          <table:table-cell table:style-name="ce4" table:number-columns-repeated="21"/>
          <table:table-cell table:style-name="ce4" table:formula="of:=MID([.AL68];15;FIND(&quot;x&quot;;[.AL68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070, z = 1970, facing = 0, spawnRadius = 0, delay = 12900, orbitalDrop = false, patrolRoute = {{1300, 200}, {3900, 850}, {3600, 2500}, }, difficultyAtLeast = 2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tc_ghoul', x = 1200, z = 2000, facing = 0, spawnRadius = 0, delay = 11700, orbitalDrop = false, patrolRoute = { {1700, 3800}, {2800, 3700}, {3600, 2500}, }, difficultyAtLeast = 1,  },">
            <text:p>{ name = 'tc_ghoul', x = 1200, z = 2000, facing = 0, spawnRadius = 0, delay = 11700, orbitalDrop = false, patrolRoute = { {1700, 3800}, {2800, 3700}, {3600, 2500}, }, difficultyAtLeast = 1, <text:s/>},</text:p>
          </table:table-cell>
          <table:table-cell table:style-name="ce13" office:value-type="string">
            <text:p>tc_ghoul</text:p>
          </table:table-cell>
          <table:table-cell table:style-name="ce4" table:formula="of:=[.C68]" office:value-type="float" office:value="1200">
            <text:p>1200</text:p>
          </table:table-cell>
          <table:table-cell table:style-name="ce4" table:formula="of:=[.D68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6" table:formula="of:=[.G68]" office:value-type="float" office:value="390">
            <text:p>3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63]" office:value-type="float" office:value="1">
            <text:p>1</text:p>
          </table:table-cell>
          <table:table-cell table:style-name="ce4" table:number-columns-repeated="2"/>
          <table:table-cell table:style-name="ce13" table:formula="of:=[.N68]" office:value-type="float" office:value="7">
            <text:p>7</text:p>
          </table:table-cell>
          <table:table-cell table:style-name="ce4" table:formula="of:=[.G69]/60" office:value-type="float" office:value="6.5">
            <text:p>6,5</text:p>
          </table:table-cell>
          <table:table-cell table:style-name="ce4" table:number-columns-repeated="21"/>
          <table:table-cell table:style-name="ce4" table:formula="of:=MID([.AL69];15;FIND(&quot;x&quot;;[.AL69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100, z = 2000, facing = 0, spawnRadius = 0, delay = 12900, orbitalDrop = false, patrolRoute = {{1300, 200}, {3900, 850}, {3600, 2500}, }, difficultyAtLeast = 3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tc_ghoul', x = 1200, z = 2000, facing = 0, spawnRadius = 0, delay = 11700, orbitalDrop = false, patrolRoute = { {1700, 3800}, {2800, 3700}, {3600, 2500}, }, difficultyAtLeast = 2,  },">
            <text:p>{ name = 'tc_ghoul', x = 1200, z = 2000, facing = 0, spawnRadius = 0, delay = 11700, orbitalDrop = false, patrolRoute = { {1700, 3800}, {2800, 3700}, {3600, 2500}, }, difficultyAtLeast = 2, <text:s/>},</text:p>
          </table:table-cell>
          <table:table-cell table:style-name="ce13" office:value-type="string">
            <text:p>tc_ghoul</text:p>
          </table:table-cell>
          <table:table-cell table:style-name="ce4" table:formula="of:=[.C69]" office:value-type="float" office:value="1200">
            <text:p>1200</text:p>
          </table:table-cell>
          <table:table-cell table:style-name="ce4" table:formula="of:=[.D69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6" table:formula="of:=[.G69]" office:value-type="float" office:value="390">
            <text:p>3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64]" office:value-type="float" office:value="2">
            <text:p>2</text:p>
          </table:table-cell>
          <table:table-cell table:style-name="ce4" table:number-columns-repeated="2"/>
          <table:table-cell table:style-name="ce13" table:formula="of:=[.N69]" office:value-type="float" office:value="7">
            <text:p>7</text:p>
          </table:table-cell>
          <table:table-cell table:style-name="ce4" table:formula="of:=[.G70]/60" office:value-type="float" office:value="6.5">
            <text:p>6,5</text:p>
          </table:table-cell>
          <table:table-cell table:style-name="ce4" table:number-columns-repeated="21"/>
          <table:table-cell table:style-name="ce4" table:formula="of:=MID([.AL70];15;FIND(&quot;x&quot;;[.AL70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130, z = 2030, facing = 0, spawnRadius = 0, delay = 12900, orbitalDrop = false, patrolRoute = {{1300, 200}, {3900, 850}, {3600, 2500}, }, difficultyAtLeast = 4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tc_ghoul', x = 1200, z = 2000, facing = 0, spawnRadius = 0, delay = 11700, orbitalDrop = false, patrolRoute = { {1700, 3800}, {2800, 3700}, {3600, 2500}, }, difficultyAtLeast = 2,  },">
            <text:p>{ name = 'tc_ghoul', x = 1200, z = 2000, facing = 0, spawnRadius = 0, delay = 11700, orbitalDrop = false, patrolRoute = { {1700, 3800}, {2800, 3700}, {3600, 2500}, }, difficultyAtLeast = 2, <text:s/>},</text:p>
          </table:table-cell>
          <table:table-cell table:style-name="ce13" office:value-type="string">
            <text:p>tc_ghoul</text:p>
          </table:table-cell>
          <table:table-cell table:style-name="ce4" table:formula="of:=[.C70]" office:value-type="float" office:value="1200">
            <text:p>1200</text:p>
          </table:table-cell>
          <table:table-cell table:style-name="ce4" table:formula="of:=[.D7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6" table:formula="of:=[.G70]" office:value-type="float" office:value="390">
            <text:p>3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65]" office:value-type="float" office:value="2">
            <text:p>2</text:p>
          </table:table-cell>
          <table:table-cell table:style-name="ce13" table:number-columns-repeated="2"/>
          <table:table-cell table:style-name="ce13" table:formula="of:=[.N70]" office:value-type="float" office:value="7">
            <text:p>7</text:p>
          </table:table-cell>
          <table:table-cell table:style-name="ce4" table:formula="of:=[.G71]/60" office:value-type="float" office:value="6.5">
            <text:p>6,5</text:p>
          </table:table-cell>
          <table:table-cell table:style-name="ce13" table:number-columns-repeated="21"/>
          <table:table-cell table:style-name="ce4" table:formula="of:=MID([.AL71];15;FIND(&quot;x&quot;;[.AL71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070, z = 2000, facing = 0, spawnRadius = 0, delay = 129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tc_ghoul', x = 1200, z = 2000, facing = 0, spawnRadius = 0, delay = 11700, orbitalDrop = false, patrolRoute = { {1700, 3800}, {2800, 3700}, {3600, 2500}, }, difficultyAtLeast = 3,  },">
            <text:p>{ name = 'tc_ghoul', x = 1200, z = 2000, facing = 0, spawnRadius = 0, delay = 11700, orbitalDrop = false, patrolRoute = { {1700, 3800}, {2800, 3700}, {3600, 2500}, }, difficultyAtLeast = 3, <text:s/>},</text:p>
          </table:table-cell>
          <table:table-cell table:style-name="ce13" office:value-type="string">
            <text:p>tc_ghoul</text:p>
          </table:table-cell>
          <table:table-cell table:style-name="ce4" table:formula="of:=[.C71]" office:value-type="float" office:value="1200">
            <text:p>1200</text:p>
          </table:table-cell>
          <table:table-cell table:style-name="ce4" table:formula="of:=[.D71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6" table:formula="of:=[.G71]" office:value-type="float" office:value="390">
            <text:p>3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66]" office:value-type="float" office:value="3">
            <text:p>3</text:p>
          </table:table-cell>
          <table:table-cell table:style-name="ce13" table:number-columns-repeated="2"/>
          <table:table-cell table:style-name="ce13" table:formula="of:=[.N71]" office:value-type="float" office:value="7">
            <text:p>7</text:p>
          </table:table-cell>
          <table:table-cell table:style-name="ce4" table:formula="of:=[.G72]/60" office:value-type="float" office:value="6.5">
            <text:p>6,5</text:p>
          </table:table-cell>
          <table:table-cell table:style-name="ce13" table:number-columns-repeated="21"/>
          <table:table-cell table:style-name="ce4" table:formula="of:=MID([.AL72];15;FIND(&quot;x&quot;;[.AL72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100, z = 2000, facing = 0, spawnRadius = 0, delay = 129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tc_ghoul', x = 1200, z = 2000, facing = 0, spawnRadius = 0, delay = 11700, orbitalDrop = false, patrolRoute = { {1700, 3800}, {2800, 3700}, {3600, 2500}, }, difficultyAtLeast = 4,  },">
            <text:p>{ name = 'tc_ghoul', x = 1200, z = 2000, facing = 0, spawnRadius = 0, delay = 11700, orbitalDrop = false, patrolRoute = { {1700, 3800}, {2800, 3700}, {3600, 2500}, }, difficultyAtLeast = 4, <text:s/>},</text:p>
          </table:table-cell>
          <table:table-cell table:style-name="ce13" office:value-type="string">
            <text:p>tc_ghoul</text:p>
          </table:table-cell>
          <table:table-cell table:style-name="ce4" table:formula="of:=[.C72]" office:value-type="float" office:value="1200">
            <text:p>1200</text:p>
          </table:table-cell>
          <table:table-cell table:style-name="ce4" table:formula="of:=[.D72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6" table:formula="of:=[.G72]" office:value-type="float" office:value="390">
            <text:p>3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67]" office:value-type="float" office:value="4">
            <text:p>4</text:p>
          </table:table-cell>
          <table:table-cell table:style-name="ce13" table:number-columns-repeated="2"/>
          <table:table-cell table:style-name="ce13" table:formula="of:=[.N72]" office:value-type="float" office:value="7">
            <text:p>7</text:p>
          </table:table-cell>
          <table:table-cell table:style-name="ce4" table:formula="of:=[.G73]/60" office:value-type="float" office:value="6.5">
            <text:p>6,5</text:p>
          </table:table-cell>
          <table:table-cell table:style-name="ce13" table:number-columns-repeated="21"/>
          <table:table-cell table:style-name="ce4" table:formula="of:=MID([.AL73];15;FIND(&quot;x&quot;;[.AL73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130, z = 2000, facing = 0, spawnRadius = 0, delay = 129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tc_ghoul', x = 1200, z = 2000, facing = 0, spawnRadius = 0, delay = 11700, orbitalDrop = false, patrolRoute = { {1300, 200}, {3900, 850}, {3600, 2500}, }, difficultyAtLeast = 1,  },">
            <text:p>{ name = 'tc_ghoul', x = 1200, z = 2000, facing = 0, spawnRadius = 0, delay = 11700, orbitalDrop = false, patrolRoute = { {1300, 200}, {3900, 850}, {3600, 2500}, }, difficultyAtLeast = 1, <text:s/>},</text:p>
          </table:table-cell>
          <table:table-cell table:style-name="ce13" office:value-type="string">
            <text:p>tc_ghoul</text:p>
          </table:table-cell>
          <table:table-cell table:style-name="ce4" table:formula="of:=[.C73]" office:value-type="float" office:value="1200">
            <text:p>1200</text:p>
          </table:table-cell>
          <table:table-cell table:style-name="ce4" table:formula="of:=[.D73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6" table:formula="of:=[.G73]" office:value-type="float" office:value="390">
            <text:p>3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68]" office:value-type="float" office:value="1">
            <text:p>1</text:p>
          </table:table-cell>
          <table:table-cell table:style-name="ce13" table:number-columns-repeated="2"/>
          <table:table-cell table:style-name="ce13" table:formula="of:=[.N73]" office:value-type="float" office:value="7">
            <text:p>7</text:p>
          </table:table-cell>
          <table:table-cell table:style-name="ce4" table:formula="of:=[.G74]/60" office:value-type="float" office:value="6.5">
            <text:p>6,5</text:p>
          </table:table-cell>
          <table:table-cell table:style-name="ce13" table:number-columns-repeated="21"/>
          <table:table-cell table:style-name="ce4" table:formula="of:=MID([.AL74];15;FIND(&quot;x&quot;;[.AL74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100, z = 1970, facing = 0, spawnRadius = 0, delay = 129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tc_ghoul', x = 1200, z = 2000, facing = 0, spawnRadius = 0, delay = 11700, orbitalDrop = false, patrolRoute = { {1300, 200}, {3900, 850}, {3600, 2500}, }, difficultyAtLeast = 1,  },">
            <text:p>{ name = 'tc_ghoul', x = 1200, z = 2000, facing = 0, spawnRadius = 0, delay = 11700, orbitalDrop = false, patrolRoute = { {1300, 200}, {3900, 850}, {3600, 2500}, }, difficultyAtLeast = 1, <text:s/>},</text:p>
          </table:table-cell>
          <table:table-cell table:style-name="ce13" office:value-type="string">
            <text:p>tc_ghoul</text:p>
          </table:table-cell>
          <table:table-cell table:style-name="ce4" table:formula="of:=[.C74]" office:value-type="float" office:value="1200">
            <text:p>1200</text:p>
          </table:table-cell>
          <table:table-cell table:style-name="ce4" table:formula="of:=[.D74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6" table:formula="of:=[.G74]" office:value-type="float" office:value="390">
            <text:p>3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69]" office:value-type="float" office:value="1">
            <text:p>1</text:p>
          </table:table-cell>
          <table:table-cell table:style-name="ce13" table:number-columns-repeated="2"/>
          <table:table-cell table:style-name="ce13" table:formula="of:=[.N74]" office:value-type="float" office:value="7">
            <text:p>7</text:p>
          </table:table-cell>
          <table:table-cell table:style-name="ce4" table:formula="of:=[.G75]/60" office:value-type="float" office:value="6.5">
            <text:p>6,5</text:p>
          </table:table-cell>
          <table:table-cell table:style-name="ce13" table:number-columns-repeated="21"/>
          <table:table-cell table:style-name="ce4" table:formula="of:=MID([.AL75];15;FIND(&quot;x&quot;;[.AL75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100, z = 2000, facing = 0, spawnRadius = 0, delay = 129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tc_ghoul', x = 1200, z = 2000, facing = 0, spawnRadius = 0, delay = 11700, orbitalDrop = false, patrolRoute = { {1300, 200}, {3900, 850}, {3600, 2500}, }, difficultyAtLeast = 2,  },">
            <text:p>{ name = 'tc_ghoul', x = 1200, z = 2000, facing = 0, spawnRadius = 0, delay = 11700, orbitalDrop = false, patrolRoute = { {1300, 200}, {3900, 850}, {3600, 2500}, }, difficultyAtLeast = 2, <text:s/>},</text:p>
          </table:table-cell>
          <table:table-cell table:style-name="ce13" office:value-type="string">
            <text:p>tc_ghoul</text:p>
          </table:table-cell>
          <table:table-cell table:style-name="ce4" table:formula="of:=[.C75]" office:value-type="float" office:value="1200">
            <text:p>1200</text:p>
          </table:table-cell>
          <table:table-cell table:style-name="ce4" table:formula="of:=[.D75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6" table:formula="of:=[.G75]" office:value-type="float" office:value="390">
            <text:p>3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70]" office:value-type="float" office:value="2">
            <text:p>2</text:p>
          </table:table-cell>
          <table:table-cell table:style-name="ce13" table:number-columns-repeated="2"/>
          <table:table-cell table:style-name="ce13" table:formula="of:=[.N75]" office:value-type="float" office:value="7">
            <text:p>7</text:p>
          </table:table-cell>
          <table:table-cell table:style-name="ce4" table:formula="of:=[.G76]/60" office:value-type="float" office:value="6.5">
            <text:p>6,5</text:p>
          </table:table-cell>
          <table:table-cell table:style-name="ce13" table:number-columns-repeated="21"/>
          <table:table-cell table:style-name="ce4" table:formula="of:=MID([.AL76];15;FIND(&quot;x&quot;;[.AL76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100, z = 2030, facing = 0, spawnRadius = 0, delay = 129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77]&amp;&quot;', &quot;&amp;[.C$1]&amp;&quot; = &quot;&amp;[.C77]&amp;&quot;, &quot;&amp;[.D$1]&amp;&quot; = &quot;&amp;[.D77]&amp;&quot;, &quot;&amp;[.E$1]&amp;&quot; = &quot;&amp;[.E77]&amp;&quot;, &quot;&amp;[.F$1]&amp;&quot; = &quot;&amp;[.F77]&amp;&quot;, &quot;&amp;[.G$1]&amp;&quot; = &quot;&amp;[.G77]*30&amp;&quot;, &quot;&amp;[.H$1]&amp;&quot; = &quot;&amp;[.H77]&amp;&quot;, &quot;&amp;IF([.I77]=&quot;&quot;;&quot;&quot;;[.I$1]&amp;&quot; = &quot;&amp;[.I77]&amp;&quot;, &quot;)&amp;IF([.J77]=&quot;&quot;;&quot;&quot;;[.J$1]&amp;&quot; = &quot;&amp;[.J77]&amp;&quot;, &quot;)&amp;IF([.K77]=&quot;&quot;;&quot;&quot;;[.K$1]&amp;&quot; = &quot;&amp;[.K77]&amp;&quot;, &quot;)&amp;&quot; },&quot;" office:value-type="string" office:string-value="{ name = 'tc_ghoul', x = 1200, z = 2000, facing = 0, spawnRadius = 0, delay = 11700, orbitalDrop = false, patrolRoute = { {1300, 200}, {3900, 850}, {3600, 2500}, }, difficultyAtLeast = 2,  },">
            <text:p>{ name = 'tc_ghoul', x = 1200, z = 2000, facing = 0, spawnRadius = 0, delay = 11700, orbitalDrop = false, patrolRoute = { {1300, 200}, {3900, 850}, {3600, 2500}, }, difficultyAtLeast = 2, <text:s/>},</text:p>
          </table:table-cell>
          <table:table-cell table:style-name="ce13" office:value-type="string">
            <text:p>tc_ghoul</text:p>
          </table:table-cell>
          <table:table-cell table:style-name="ce4" table:formula="of:=[.C76]" office:value-type="float" office:value="1200">
            <text:p>1200</text:p>
          </table:table-cell>
          <table:table-cell table:style-name="ce4" table:formula="of:=[.D76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6" table:formula="of:=[.G76]" office:value-type="float" office:value="390">
            <text:p>3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71]" office:value-type="float" office:value="2">
            <text:p>2</text:p>
          </table:table-cell>
          <table:table-cell table:style-name="ce13" table:number-columns-repeated="2"/>
          <table:table-cell table:style-name="ce13" table:formula="of:=[.N76]" office:value-type="float" office:value="7">
            <text:p>7</text:p>
          </table:table-cell>
          <table:table-cell table:style-name="ce4" table:formula="of:=[.G77]/60" office:value-type="float" office:value="6.5">
            <text:p>6,5</text:p>
          </table:table-cell>
          <table:table-cell table:style-name="ce13" table:number-columns-repeated="21"/>
          <table:table-cell table:style-name="ce4" table:formula="of:=MID([.AL77];15;FIND(&quot;x&quot;;[.AL77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070, z = 1970, facing = 0, spawnRadius = 0, delay = 12900, orbitalDrop = false, patrolRoute = {{1700, 3800}, {2800, 3700}, {3600, 2500}, }, difficultyAtLeast = 2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tc_ghoul', x = 1200, z = 2000, facing = 0, spawnRadius = 0, delay = 11700, orbitalDrop = false, patrolRoute = { {1300, 200}, {3900, 850}, {3600, 2500}, }, difficultyAtLeast = 3,  },">
            <text:p>{ name = 'tc_ghoul', x = 1200, z = 2000, facing = 0, spawnRadius = 0, delay = 11700, orbitalDrop = false, patrolRoute = { {1300, 200}, {3900, 850}, {3600, 2500}, }, difficultyAtLeast = 3, <text:s/>},</text:p>
          </table:table-cell>
          <table:table-cell table:style-name="ce13" office:value-type="string">
            <text:p>tc_ghoul</text:p>
          </table:table-cell>
          <table:table-cell table:style-name="ce4" table:formula="of:=[.C77]" office:value-type="float" office:value="1200">
            <text:p>1200</text:p>
          </table:table-cell>
          <table:table-cell table:style-name="ce4" table:formula="of:=[.D77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6" table:formula="of:=[.G77]" office:value-type="float" office:value="390">
            <text:p>3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72]" office:value-type="float" office:value="3">
            <text:p>3</text:p>
          </table:table-cell>
          <table:table-cell table:style-name="ce13" table:number-columns-repeated="2"/>
          <table:table-cell table:style-name="ce13" table:formula="of:=[.N77]" office:value-type="float" office:value="7">
            <text:p>7</text:p>
          </table:table-cell>
          <table:table-cell table:style-name="ce4" table:formula="of:=[.G78]/60" office:value-type="float" office:value="6.5">
            <text:p>6,5</text:p>
          </table:table-cell>
          <table:table-cell table:style-name="ce13" table:number-columns-repeated="21"/>
          <table:table-cell table:style-name="ce4" table:formula="of:=MID([.AL78];15;FIND(&quot;x&quot;;[.AL78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100, z = 2000, facing = 0, spawnRadius = 0, delay = 12900, orbitalDrop = false, patrolRoute = {{1700, 3800}, {2800, 3700}, {3600, 2500}, }, difficultyAtLeast = 3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tc_ghoul', x = 1200, z = 2000, facing = 0, spawnRadius = 0, delay = 11700, orbitalDrop = false, patrolRoute = { {1300, 200}, {3900, 850}, {3600, 2500}, }, difficultyAtLeast = 4,  },">
            <text:p>{ name = 'tc_ghoul', x = 1200, z = 2000, facing = 0, spawnRadius = 0, delay = 11700, orbitalDrop = false, patrolRoute = { {1300, 200}, {3900, 850}, {3600, 2500}, }, difficultyAtLeast = 4, <text:s/>},</text:p>
          </table:table-cell>
          <table:table-cell table:style-name="ce13" office:value-type="string">
            <text:p>tc_ghoul</text:p>
          </table:table-cell>
          <table:table-cell table:style-name="ce4" table:formula="of:=[.C78]" office:value-type="float" office:value="1200">
            <text:p>1200</text:p>
          </table:table-cell>
          <table:table-cell table:style-name="ce4" table:formula="of:=[.D78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6" table:formula="of:=[.G78]" office:value-type="float" office:value="390">
            <text:p>3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73]" office:value-type="float" office:value="4">
            <text:p>4</text:p>
          </table:table-cell>
          <table:table-cell table:style-name="ce13" table:number-columns-repeated="2"/>
          <table:table-cell table:style-name="ce13" table:formula="of:=[.N78]" office:value-type="float" office:value="7">
            <text:p>7</text:p>
          </table:table-cell>
          <table:table-cell table:style-name="ce4" table:formula="of:=[.G79]/60" office:value-type="float" office:value="6.5">
            <text:p>6,5</text:p>
          </table:table-cell>
          <table:table-cell table:style-name="ce13" table:number-columns-repeated="21"/>
          <table:table-cell table:style-name="ce4" table:formula="of:=MID([.AL79];15;FIND(&quot;x&quot;;[.AL79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130, z = 2030, facing = 0, spawnRadius = 0, delay = 12900, orbitalDrop = false, patrolRoute = {{1700, 3800}, {2800, 3700}, {3600, 2500}, }, difficultyAtLeast = 4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tc_mancubus', x = 1200, z = 2000, facing = 0, spawnRadius = 0, delay = 13500, orbitalDrop = false, patrolRoute = { {1700, 3800}, {2800, 3700}, {3600, 2500}, }, difficultyAtLeast = 1,  },">
            <text:p>{ name = 'tc_mancubus', x = 1200, z = 2000, facing = 0, spawnRadius = 0, delay = 13500, orbitalDrop = false, patrolRoute = { {1700, 3800}, {2800, 3700}, {3600, 2500}, }, difficultyAtLeast = 1, <text:s/>},</text:p>
          </table:table-cell>
          <table:table-cell table:style-name="ce13" office:value-type="string">
            <text:p>tc_mancubus</text:p>
          </table:table-cell>
          <table:table-cell table:style-name="ce4" table:formula="of:=[.C79]" office:value-type="float" office:value="1200">
            <text:p>1200</text:p>
          </table:table-cell>
          <table:table-cell table:style-name="ce4" table:formula="of:=[.D79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80]=[.N79];[.G79];[.G79]+[.$P$2])" office:value-type="float" office:value="450">
            <text:p>4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74]" office:value-type="float" office:value="1">
            <text:p>1</text:p>
          </table:table-cell>
          <table:table-cell table:style-name="ce4" table:number-columns-repeated="2"/>
          <table:table-cell table:style-name="ce13" table:formula="of:=[.N74]+1" office:value-type="float" office:value="8">
            <text:p>8</text:p>
          </table:table-cell>
          <table:table-cell table:style-name="ce4" table:formula="of:=[.G80]/60" office:value-type="float" office:value="7.5">
            <text:p>7,5</text:p>
          </table:table-cell>
          <table:table-cell table:style-name="ce4" table:number-columns-repeated="21"/>
          <table:table-cell table:style-name="ce4" table:formula="of:=MID([.AL80];15;FIND(&quot;x&quot;;[.AL80];1)-18)" office:value-type="string" office:string-value="tc_mancubus">
            <text:p>tc_mancubus</text:p>
          </table:table-cell>
          <table:table-cell table:style-name="ce4" office:value-type="string">
            <text:p><text:tab/><text:tab/><text:tab/><text:tab/>{ name = 'tc_mancubus', x = 1070, z = 2000, facing = 0, spawnRadius = 0, delay = 147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tc_mancubus', x = 1200, z = 2000, facing = 0, spawnRadius = 0, delay = 13500, orbitalDrop = false, patrolRoute = { {1700, 3800}, {2800, 3700}, {3600, 2500}, }, difficultyAtLeast = 1,  },">
            <text:p>{ name = 'tc_mancubus', x = 1200, z = 2000, facing = 0, spawnRadius = 0, delay = 13500, orbitalDrop = false, patrolRoute = { {1700, 3800}, {2800, 3700}, {3600, 2500}, }, difficultyAtLeast = 1, <text:s/>},</text:p>
          </table:table-cell>
          <table:table-cell table:style-name="ce13" office:value-type="string">
            <text:p>tc_mancubus</text:p>
          </table:table-cell>
          <table:table-cell table:style-name="ce4" table:formula="of:=[.C80]" office:value-type="float" office:value="1200">
            <text:p>1200</text:p>
          </table:table-cell>
          <table:table-cell table:style-name="ce4" table:formula="of:=[.D80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81]=[.N80];[.G80];[.G80]+[.$P$2])" office:value-type="float" office:value="450">
            <text:p>4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75]" office:value-type="float" office:value="1">
            <text:p>1</text:p>
          </table:table-cell>
          <table:table-cell table:style-name="ce4" table:number-columns-repeated="2"/>
          <table:table-cell table:style-name="ce13" table:formula="of:=[.N75]+1" office:value-type="float" office:value="8">
            <text:p>8</text:p>
          </table:table-cell>
          <table:table-cell table:style-name="ce4" table:formula="of:=[.G81]/60" office:value-type="float" office:value="7.5">
            <text:p>7,5</text:p>
          </table:table-cell>
          <table:table-cell table:style-name="ce4" table:number-columns-repeated="21"/>
          <table:table-cell table:style-name="ce4" table:formula="of:=MID([.AL81];15;FIND(&quot;x&quot;;[.AL81];1)-18)" office:value-type="string" office:string-value="tc_mancubus">
            <text:p>tc_mancubus</text:p>
          </table:table-cell>
          <table:table-cell table:style-name="ce4" office:value-type="string">
            <text:p><text:tab/><text:tab/><text:tab/><text:tab/>{ name = 'tc_mancubus', x = 1100, z = 2000, facing = 0, spawnRadius = 0, delay = 147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tc_belial', x = 1200, z = 2000, facing = 0, spawnRadius = 0, delay = 13500, orbitalDrop = false, patrolRoute = { {1700, 3800}, {2800, 3700}, {3600, 2500}, }, difficultyAtLeast = 2,  },">
            <text:p>{ name = 'tc_belial', x = 1200, z = 2000, facing = 0, spawnRadius = 0, delay = 13500, orbitalDrop = false, patrolRoute = { {1700, 3800}, {2800, 3700}, {3600, 2500}, }, difficultyAtLeast = 2, <text:s/>},</text:p>
          </table:table-cell>
          <table:table-cell table:style-name="ce13" office:value-type="string">
            <text:p>tc_belial</text:p>
          </table:table-cell>
          <table:table-cell table:style-name="ce4" table:formula="of:=[.C81]" office:value-type="float" office:value="1200">
            <text:p>1200</text:p>
          </table:table-cell>
          <table:table-cell table:style-name="ce4" table:formula="of:=[.D81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82]=[.N81];[.G81];[.G81]+[.$P$2])" office:value-type="float" office:value="450">
            <text:p>4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76]" office:value-type="float" office:value="2">
            <text:p>2</text:p>
          </table:table-cell>
          <table:table-cell table:style-name="ce4" table:number-columns-repeated="2"/>
          <table:table-cell table:style-name="ce13" table:formula="of:=[.N76]+1" office:value-type="float" office:value="8">
            <text:p>8</text:p>
          </table:table-cell>
          <table:table-cell table:style-name="ce4" table:formula="of:=[.G82]/60" office:value-type="float" office:value="7.5">
            <text:p>7,5</text:p>
          </table:table-cell>
          <table:table-cell table:style-name="ce4" table:number-columns-repeated="21"/>
          <table:table-cell table:style-name="ce4" table:formula="of:=MID([.AL82];15;FIND(&quot;x&quot;;[.AL82];1)-18)" office:value-type="string" office:string-value="tc_belial">
            <text:p>tc_belial</text:p>
          </table:table-cell>
          <table:table-cell table:style-name="ce4" office:value-type="string">
            <text:p><text:tab/><text:tab/><text:tab/><text:tab/>{ name = 'tc_belial', x = 1130, z = 2000, facing = 0, spawnRadius = 0, delay = 147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tc_mancubus', x = 1200, z = 2000, facing = 0, spawnRadius = 0, delay = 13500, orbitalDrop = false, patrolRoute = { {1700, 3800}, {2800, 3700}, {3600, 2500}, }, difficultyAtLeast = 2,  },">
            <text:p>{ name = 'tc_mancubus', x = 1200, z = 2000, facing = 0, spawnRadius = 0, delay = 13500, orbitalDrop = false, patrolRoute = { {1700, 3800}, {2800, 3700}, {3600, 2500}, }, difficultyAtLeast = 2, <text:s/>},</text:p>
          </table:table-cell>
          <table:table-cell table:style-name="ce13" office:value-type="string">
            <text:p>tc_mancubus</text:p>
          </table:table-cell>
          <table:table-cell table:style-name="ce4" table:formula="of:=[.C82]" office:value-type="float" office:value="1200">
            <text:p>1200</text:p>
          </table:table-cell>
          <table:table-cell table:style-name="ce4" table:formula="of:=[.D82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83]=[.N82];[.G82];[.G82]+[.$P$2])" office:value-type="float" office:value="450">
            <text:p>4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77]" office:value-type="float" office:value="2">
            <text:p>2</text:p>
          </table:table-cell>
          <table:table-cell table:style-name="ce4" table:number-columns-repeated="2"/>
          <table:table-cell table:style-name="ce13" table:formula="of:=[.N77]+1" office:value-type="float" office:value="8">
            <text:p>8</text:p>
          </table:table-cell>
          <table:table-cell table:style-name="ce4" table:formula="of:=[.G83]/60" office:value-type="float" office:value="7.5">
            <text:p>7,5</text:p>
          </table:table-cell>
          <table:table-cell table:style-name="ce4" table:number-columns-repeated="21"/>
          <table:table-cell table:style-name="ce4" table:formula="of:=MID([.AL83];15;FIND(&quot;x&quot;;[.AL83];1)-18)" office:value-type="string" office:string-value="tc_mancubus">
            <text:p>tc_mancubus</text:p>
          </table:table-cell>
          <table:table-cell table:style-name="ce4" office:value-type="string">
            <text:p><text:tab/><text:tab/><text:tab/><text:tab/>{ name = 'tc_mancubus', x = 1100, z = 1970, facing = 0, spawnRadius = 0, delay = 14700, orbitalDrop = false, patrolRoute = {{1300, 200}, {3900, 850}, {3600, 2500}, }, difficultyAtLeast = 2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tc_mancubus', x = 1200, z = 2000, facing = 0, spawnRadius = 0, delay = 13500, orbitalDrop = false, patrolRoute = { {1700, 3800}, {2800, 3700}, {3600, 2500}, }, difficultyAtLeast = 3,  },">
            <text:p>{ name = 'tc_mancubus', x = 1200, z = 2000, facing = 0, spawnRadius = 0, delay = 13500, orbitalDrop = false, patrolRoute = { {1700, 3800}, {2800, 3700}, {3600, 2500}, }, difficultyAtLeast = 3, <text:s/>},</text:p>
          </table:table-cell>
          <table:table-cell table:style-name="ce13" office:value-type="string">
            <text:p>tc_mancubus</text:p>
          </table:table-cell>
          <table:table-cell table:style-name="ce4" table:formula="of:=[.C83]" office:value-type="float" office:value="1200">
            <text:p>1200</text:p>
          </table:table-cell>
          <table:table-cell table:style-name="ce4" table:formula="of:=[.D8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84]=[.N83];[.G83];[.G83]+[.$P$2])" office:value-type="float" office:value="450">
            <text:p>4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78]" office:value-type="float" office:value="3">
            <text:p>3</text:p>
          </table:table-cell>
          <table:table-cell table:style-name="ce4" table:number-columns-repeated="2"/>
          <table:table-cell table:style-name="ce13" table:formula="of:=[.N78]+1" office:value-type="float" office:value="8">
            <text:p>8</text:p>
          </table:table-cell>
          <table:table-cell table:style-name="ce4" table:formula="of:=[.G84]/60" office:value-type="float" office:value="7.5">
            <text:p>7,5</text:p>
          </table:table-cell>
          <table:table-cell table:style-name="ce4" table:number-columns-repeated="21"/>
          <table:table-cell table:style-name="ce4" table:formula="of:=MID([.AL84];15;FIND(&quot;x&quot;;[.AL84];1)-18)" office:value-type="string" office:string-value="tc_mancubus">
            <text:p>tc_mancubus</text:p>
          </table:table-cell>
          <table:table-cell table:style-name="ce4" office:value-type="string">
            <text:p><text:tab/><text:tab/><text:tab/><text:tab/>{ name = 'tc_mancubus', x = 1100, z = 2000, facing = 0, spawnRadius = 0, delay = 14700, orbitalDrop = false, patrolRoute = {{1300, 200}, {3900, 850}, {3600, 2500}, }, difficultyAtLeast = 2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tc_belial', x = 1200, z = 2000, facing = 0, spawnRadius = 0, delay = 13500, orbitalDrop = false, patrolRoute = { {1700, 3800}, {2800, 3700}, {3600, 2500}, }, difficultyAtLeast = 4,  },">
            <text:p>{ name = 'tc_belial', x = 1200, z = 2000, facing = 0, spawnRadius = 0, delay = 13500, orbitalDrop = false, patrolRoute = { {1700, 3800}, {2800, 3700}, {3600, 2500}, }, difficultyAtLeast = 4, <text:s/>},</text:p>
          </table:table-cell>
          <table:table-cell table:style-name="ce13" office:value-type="string">
            <text:p>tc_belial</text:p>
          </table:table-cell>
          <table:table-cell table:style-name="ce4" table:formula="of:=[.C84]" office:value-type="float" office:value="1200">
            <text:p>1200</text:p>
          </table:table-cell>
          <table:table-cell table:style-name="ce4" table:formula="of:=[.D84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85]=[.N84];[.G84];[.G84]+[.$P$2])" office:value-type="float" office:value="450">
            <text:p>4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79]" office:value-type="float" office:value="4">
            <text:p>4</text:p>
          </table:table-cell>
          <table:table-cell table:style-name="ce4" table:number-columns-repeated="2"/>
          <table:table-cell table:style-name="ce13" table:formula="of:=[.N79]+1" office:value-type="float" office:value="8">
            <text:p>8</text:p>
          </table:table-cell>
          <table:table-cell table:style-name="ce4" table:formula="of:=[.G85]/60" office:value-type="float" office:value="7.5">
            <text:p>7,5</text:p>
          </table:table-cell>
          <table:table-cell table:style-name="ce4" table:number-columns-repeated="21"/>
          <table:table-cell table:style-name="ce4" table:formula="of:=MID([.AL85];15;FIND(&quot;x&quot;;[.AL85];1)-18)" office:value-type="string" office:string-value="tc_belial">
            <text:p>tc_belial</text:p>
          </table:table-cell>
          <table:table-cell table:style-name="ce4" office:value-type="string">
            <text:p><text:tab/><text:tab/><text:tab/><text:tab/>{ name = 'tc_belial', x = 1100, z = 2030, facing = 0, spawnRadius = 0, delay = 14700, orbitalDrop = false, patrolRoute = {{1300, 200}, {3900, 850}, {3600, 2500}, }, difficultyAtLeast = 3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tc_mancubus', x = 1200, z = 2000, facing = 0, spawnRadius = 0, delay = 15300, orbitalDrop = false, patrolRoute = { {1300, 200}, {3900, 850}, {3600, 2500}, }, difficultyAtLeast = 1,  },">
            <text:p>{ name = 'tc_mancubus', x = 1200, z = 2000, facing = 0, spawnRadius = 0, delay = 15300, orbitalDrop = false, patrolRoute = { {1300, 200}, {3900, 850}, {3600, 2500}, }, difficultyAtLeast = 1, <text:s/>},</text:p>
          </table:table-cell>
          <table:table-cell table:style-name="ce13" office:value-type="string">
            <text:p>tc_mancubus</text:p>
          </table:table-cell>
          <table:table-cell table:style-name="ce4" table:formula="of:=[.C85]" office:value-type="float" office:value="1200">
            <text:p>1200</text:p>
          </table:table-cell>
          <table:table-cell table:style-name="ce4" table:formula="of:=[.D85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86]=[.N85];[.G85];[.G85]+[.$P$2])" office:value-type="float" office:value="510">
            <text:p>51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80]" office:value-type="float" office:value="1">
            <text:p>1</text:p>
          </table:table-cell>
          <table:table-cell table:style-name="ce13" table:number-columns-repeated="2"/>
          <table:table-cell table:style-name="ce13" table:formula="of:=[.N80]+1" office:value-type="float" office:value="9">
            <text:p>9</text:p>
          </table:table-cell>
          <table:table-cell table:style-name="ce4" table:formula="of:=[.G86]/60" office:value-type="float" office:value="8.5">
            <text:p>8,5</text:p>
          </table:table-cell>
          <table:table-cell table:style-name="ce13" table:number-columns-repeated="21"/>
          <table:table-cell table:style-name="ce4" table:formula="of:=MID([.AL86];15;FIND(&quot;x&quot;;[.AL86];1)-18)" office:value-type="string" office:string-value="tc_mancubus">
            <text:p>tc_mancubus</text:p>
          </table:table-cell>
          <table:table-cell table:style-name="ce13" office:value-type="string">
            <text:p><text:tab/><text:tab/><text:tab/><text:tab/>{ name = 'tc_mancubus', x = 1070, z = 2000, facing = 0, spawnRadius = 0, delay = 165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tc_mancubus', x = 1200, z = 2000, facing = 0, spawnRadius = 0, delay = 15300, orbitalDrop = false, patrolRoute = { {1300, 200}, {3900, 850}, {3600, 2500}, }, difficultyAtLeast = 1,  },">
            <text:p>{ name = 'tc_mancubus', x = 1200, z = 2000, facing = 0, spawnRadius = 0, delay = 15300, orbitalDrop = false, patrolRoute = { {1300, 200}, {3900, 850}, {3600, 2500}, }, difficultyAtLeast = 1, <text:s/>},</text:p>
          </table:table-cell>
          <table:table-cell table:style-name="ce13" office:value-type="string">
            <text:p>tc_mancubus</text:p>
          </table:table-cell>
          <table:table-cell table:style-name="ce4" table:formula="of:=[.C86]" office:value-type="float" office:value="1200">
            <text:p>1200</text:p>
          </table:table-cell>
          <table:table-cell table:style-name="ce4" table:formula="of:=[.D86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87]=[.N86];[.G86];[.G86]+[.$P$2])" office:value-type="float" office:value="510">
            <text:p>51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81]" office:value-type="float" office:value="1">
            <text:p>1</text:p>
          </table:table-cell>
          <table:table-cell table:style-name="ce13" table:number-columns-repeated="2"/>
          <table:table-cell table:style-name="ce13" table:formula="of:=[.N81]+1" office:value-type="float" office:value="9">
            <text:p>9</text:p>
          </table:table-cell>
          <table:table-cell table:style-name="ce4" table:formula="of:=[.G87]/60" office:value-type="float" office:value="8.5">
            <text:p>8,5</text:p>
          </table:table-cell>
          <table:table-cell table:style-name="ce13" table:number-columns-repeated="21"/>
          <table:table-cell table:style-name="ce4" table:formula="of:=MID([.AL87];15;FIND(&quot;x&quot;;[.AL87];1)-18)" office:value-type="string" office:string-value="tc_mancubus">
            <text:p>tc_mancubus</text:p>
          </table:table-cell>
          <table:table-cell table:style-name="ce13" office:value-type="string">
            <text:p><text:tab/><text:tab/><text:tab/><text:tab/>{ name = 'tc_mancubus', x = 1100, z = 2000, facing = 0, spawnRadius = 0, delay = 165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tc_belial', x = 1200, z = 2000, facing = 0, spawnRadius = 0, delay = 15300, orbitalDrop = false, patrolRoute = { {1300, 200}, {3900, 850}, {3600, 2500}, }, difficultyAtLeast = 2,  },">
            <text:p>{ name = 'tc_belial', x = 1200, z = 2000, facing = 0, spawnRadius = 0, delay = 15300, orbitalDrop = false, patrolRoute = { {1300, 200}, {3900, 850}, {3600, 2500}, }, difficultyAtLeast = 2, <text:s/>},</text:p>
          </table:table-cell>
          <table:table-cell table:style-name="ce13" office:value-type="string">
            <text:p>tc_belial</text:p>
          </table:table-cell>
          <table:table-cell table:style-name="ce4" table:formula="of:=[.C87]" office:value-type="float" office:value="1200">
            <text:p>1200</text:p>
          </table:table-cell>
          <table:table-cell table:style-name="ce4" table:formula="of:=[.D87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88]=[.N87];[.G87];[.G87]+[.$P$2])" office:value-type="float" office:value="510">
            <text:p>51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82]" office:value-type="float" office:value="2">
            <text:p>2</text:p>
          </table:table-cell>
          <table:table-cell table:style-name="ce13" table:number-columns-repeated="2"/>
          <table:table-cell table:style-name="ce13" table:formula="of:=[.N82]+1" office:value-type="float" office:value="9">
            <text:p>9</text:p>
          </table:table-cell>
          <table:table-cell table:style-name="ce4" table:formula="of:=[.G88]/60" office:value-type="float" office:value="8.5">
            <text:p>8,5</text:p>
          </table:table-cell>
          <table:table-cell table:style-name="ce13" table:number-columns-repeated="21"/>
          <table:table-cell table:style-name="ce4" table:formula="of:=MID([.AL88];15;FIND(&quot;x&quot;;[.AL88];1)-18)" office:value-type="string" office:string-value="tc_belial">
            <text:p>tc_belial</text:p>
          </table:table-cell>
          <table:table-cell table:style-name="ce13" office:value-type="string">
            <text:p><text:tab/><text:tab/><text:tab/><text:tab/>{ name = 'tc_belial', x = 1130, z = 2000, facing = 0, spawnRadius = 0, delay = 165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tc_mancubus', x = 1200, z = 2000, facing = 0, spawnRadius = 0, delay = 15300, orbitalDrop = false, patrolRoute = { {1300, 200}, {3900, 850}, {3600, 2500}, }, difficultyAtLeast = 2,  },">
            <text:p>{ name = 'tc_mancubus', x = 1200, z = 2000, facing = 0, spawnRadius = 0, delay = 15300, orbitalDrop = false, patrolRoute = { {1300, 200}, {3900, 850}, {3600, 2500}, }, difficultyAtLeast = 2, <text:s/>},</text:p>
          </table:table-cell>
          <table:table-cell table:style-name="ce13" office:value-type="string">
            <text:p>tc_mancubus</text:p>
          </table:table-cell>
          <table:table-cell table:style-name="ce4" table:formula="of:=[.C88]" office:value-type="float" office:value="1200">
            <text:p>1200</text:p>
          </table:table-cell>
          <table:table-cell table:style-name="ce4" table:formula="of:=[.D88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89]=[.N88];[.G88];[.G88]+[.$P$2])" office:value-type="float" office:value="510">
            <text:p>51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83]" office:value-type="float" office:value="2">
            <text:p>2</text:p>
          </table:table-cell>
          <table:table-cell table:style-name="ce13" table:number-columns-repeated="2"/>
          <table:table-cell table:style-name="ce13" table:formula="of:=[.N83]+1" office:value-type="float" office:value="9">
            <text:p>9</text:p>
          </table:table-cell>
          <table:table-cell table:style-name="ce4" table:formula="of:=[.G89]/60" office:value-type="float" office:value="8.5">
            <text:p>8,5</text:p>
          </table:table-cell>
          <table:table-cell table:style-name="ce13" table:number-columns-repeated="21"/>
          <table:table-cell table:style-name="ce4" table:formula="of:=MID([.AL89];15;FIND(&quot;x&quot;;[.AL89];1)-18)" office:value-type="string" office:string-value="tc_mancubus">
            <text:p>tc_mancubus</text:p>
          </table:table-cell>
          <table:table-cell table:style-name="ce13" office:value-type="string">
            <text:p><text:tab/><text:tab/><text:tab/><text:tab/>{ name = 'tc_mancubus', x = 1100, z = 1970, facing = 0, spawnRadius = 0, delay = 16500, orbitalDrop = false, patrolRoute = {{1700, 3800}, {2800, 3700}, {3600, 2500}, }, difficultyAtLeast = 2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90]&amp;&quot;', &quot;&amp;[.C$1]&amp;&quot; = &quot;&amp;[.C90]&amp;&quot;, &quot;&amp;[.D$1]&amp;&quot; = &quot;&amp;[.D90]&amp;&quot;, &quot;&amp;[.E$1]&amp;&quot; = &quot;&amp;[.E90]&amp;&quot;, &quot;&amp;[.F$1]&amp;&quot; = &quot;&amp;[.F90]&amp;&quot;, &quot;&amp;[.G$1]&amp;&quot; = &quot;&amp;[.G90]*30&amp;&quot;, &quot;&amp;[.H$1]&amp;&quot; = &quot;&amp;[.H90]&amp;&quot;, &quot;&amp;IF([.I90]=&quot;&quot;;&quot;&quot;;[.I$1]&amp;&quot; = &quot;&amp;[.I90]&amp;&quot;, &quot;)&amp;IF([.J90]=&quot;&quot;;&quot;&quot;;[.J$1]&amp;&quot; = &quot;&amp;[.J90]&amp;&quot;, &quot;)&amp;IF([.K90]=&quot;&quot;;&quot;&quot;;[.K$1]&amp;&quot; = &quot;&amp;[.K90]&amp;&quot;, &quot;)&amp;&quot; },&quot;" office:value-type="string" office:string-value="{ name = 'tc_mancubus', x = 1200, z = 2000, facing = 0, spawnRadius = 0, delay = 15300, orbitalDrop = false, patrolRoute = { {1300, 200}, {3900, 850}, {3600, 2500}, }, difficultyAtLeast = 3,  },">
            <text:p>{ name = 'tc_mancubus', x = 1200, z = 2000, facing = 0, spawnRadius = 0, delay = 15300, orbitalDrop = false, patrolRoute = { {1300, 200}, {3900, 850}, {3600, 2500}, }, difficultyAtLeast = 3, <text:s/>},</text:p>
          </table:table-cell>
          <table:table-cell table:style-name="ce13" office:value-type="string">
            <text:p>tc_mancubus</text:p>
          </table:table-cell>
          <table:table-cell table:style-name="ce4" table:formula="of:=[.C89]" office:value-type="float" office:value="1200">
            <text:p>1200</text:p>
          </table:table-cell>
          <table:table-cell table:style-name="ce4" table:formula="of:=[.D89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90]=[.N89];[.G89];[.G89]+[.$P$2])" office:value-type="float" office:value="510">
            <text:p>51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84]" office:value-type="float" office:value="3">
            <text:p>3</text:p>
          </table:table-cell>
          <table:table-cell table:style-name="ce13" table:number-columns-repeated="2"/>
          <table:table-cell table:style-name="ce13" table:formula="of:=[.N84]+1" office:value-type="float" office:value="9">
            <text:p>9</text:p>
          </table:table-cell>
          <table:table-cell table:style-name="ce4" table:formula="of:=[.G90]/60" office:value-type="float" office:value="8.5">
            <text:p>8,5</text:p>
          </table:table-cell>
          <table:table-cell table:style-name="ce13" table:number-columns-repeated="21"/>
          <table:table-cell table:style-name="ce4" table:formula="of:=MID([.AL90];15;FIND(&quot;x&quot;;[.AL90];1)-18)" office:value-type="string" office:string-value="tc_mancubus">
            <text:p>tc_mancubus</text:p>
          </table:table-cell>
          <table:table-cell table:style-name="ce13" office:value-type="string">
            <text:p><text:tab/><text:tab/><text:tab/><text:tab/>{ name = 'tc_mancubus', x = 1100, z = 2000, facing = 0, spawnRadius = 0, delay = 16500, orbitalDrop = false, patrolRoute = {{1700, 3800}, {2800, 3700}, {3600, 2500}, }, difficultyAtLeast = 2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tc_belial', x = 1200, z = 2000, facing = 0, spawnRadius = 0, delay = 15300, orbitalDrop = false, patrolRoute = { {1300, 200}, {3900, 850}, {3600, 2500}, }, difficultyAtLeast = 4,  },">
            <text:p>{ name = 'tc_belial', x = 1200, z = 2000, facing = 0, spawnRadius = 0, delay = 15300, orbitalDrop = false, patrolRoute = { {1300, 200}, {3900, 850}, {3600, 2500}, }, difficultyAtLeast = 4, <text:s/>},</text:p>
          </table:table-cell>
          <table:table-cell table:style-name="ce13" office:value-type="string">
            <text:p>tc_belial</text:p>
          </table:table-cell>
          <table:table-cell table:style-name="ce4" table:formula="of:=[.C90]" office:value-type="float" office:value="1200">
            <text:p>1200</text:p>
          </table:table-cell>
          <table:table-cell table:style-name="ce4" table:formula="of:=[.D9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91]=[.N90];[.G90];[.G90]+[.$P$2])" office:value-type="float" office:value="510">
            <text:p>51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85]" office:value-type="float" office:value="4">
            <text:p>4</text:p>
          </table:table-cell>
          <table:table-cell table:style-name="ce13" table:number-columns-repeated="2"/>
          <table:table-cell table:style-name="ce13" table:formula="of:=[.N85]+1" office:value-type="float" office:value="9">
            <text:p>9</text:p>
          </table:table-cell>
          <table:table-cell table:style-name="ce4" table:formula="of:=[.G91]/60" office:value-type="float" office:value="8.5">
            <text:p>8,5</text:p>
          </table:table-cell>
          <table:table-cell table:style-name="ce13" table:number-columns-repeated="21"/>
          <table:table-cell table:style-name="ce4" table:formula="of:=MID([.AL91];15;FIND(&quot;x&quot;;[.AL91];1)-18)" office:value-type="string" office:string-value="tc_belial">
            <text:p>tc_belial</text:p>
          </table:table-cell>
          <table:table-cell table:style-name="ce13" office:value-type="string">
            <text:p><text:tab/><text:tab/><text:tab/><text:tab/>{ name = 'tc_belial', x = 1100, z = 2030, facing = 0, spawnRadius = 0, delay = 16500, orbitalDrop = false, patrolRoute = {{1700, 3800}, {2800, 3700}, {3600, 2500}, }, difficultyAtLeast = 3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tc_acranius', x = 1200, z = 2000, facing = 0, spawnRadius = 0, delay = 17100, orbitalDrop = false, patrolRoute = { {1700, 3800}, {2800, 3700}, {3600, 2500}, }, difficultyAtLeast = 1,  },">
            <text:p>{ name = 'tc_acranius', x = 1200, z = 2000, facing = 0, spawnRadius = 0, delay = 17100, orbitalDrop = false, patrolRoute = { {1700, 3800}, {2800, 3700}, {3600, 2500}, }, difficultyAtLeast = 1, <text:s/>},</text:p>
          </table:table-cell>
          <table:table-cell table:style-name="ce13" office:value-type="string">
            <text:p>tc_acranius</text:p>
          </table:table-cell>
          <table:table-cell table:style-name="ce4" table:formula="of:=[.C91]" office:value-type="float" office:value="1200">
            <text:p>1200</text:p>
          </table:table-cell>
          <table:table-cell table:style-name="ce4" table:formula="of:=[.D91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92]=[.N91];[.G91];[.G91]+[.$P$2])" office:value-type="float" office:value="570">
            <text:p>5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86]" office:value-type="float" office:value="1">
            <text:p>1</text:p>
          </table:table-cell>
          <table:table-cell table:style-name="ce4" table:number-columns-repeated="2"/>
          <table:table-cell table:style-name="ce13" table:formula="of:=[.N86]+1" office:value-type="float" office:value="10">
            <text:p>10</text:p>
          </table:table-cell>
          <table:table-cell table:style-name="ce4" table:formula="of:=[.G92]/60" office:value-type="float" office:value="9.5">
            <text:p>9,5</text:p>
          </table:table-cell>
          <table:table-cell table:style-name="ce4" table:number-columns-repeated="21"/>
          <table:table-cell table:style-name="ce4" table:formula="of:=MID([.AL92];15;FIND(&quot;x&quot;;[.AL92];1)-18)" office:value-type="string" office:string-value="tc_acranius">
            <text:p>tc_acranius</text:p>
          </table:table-cell>
          <table:table-cell table:style-name="ce4" office:value-type="string">
            <text:p><text:tab/><text:tab/><text:tab/><text:tab/>{ name = 'tc_acranius', x = 1070, z = 2000, facing = 0, spawnRadius = 0, delay = 183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tc_sledgehammer', x = 1200, z = 2000, facing = 0, spawnRadius = 0, delay = 17100, orbitalDrop = false, patrolRoute = { {1700, 3800}, {2800, 3700}, {3600, 2500}, }, difficultyAtLeast = 1,  },">
            <text:p>{ name = 'tc_sledgehammer', x = 1200, z = 2000, facing = 0, spawnRadius = 0, delay = 17100, orbitalDrop = false, patrolRoute = { {1700, 3800}, {2800, 3700}, {3600, 2500}, }, difficultyAtLeast = 1, <text:s/>},</text:p>
          </table:table-cell>
          <table:table-cell table:style-name="ce13" office:value-type="string">
            <text:p>tc_sledgehammer</text:p>
          </table:table-cell>
          <table:table-cell table:style-name="ce4" table:formula="of:=[.C92]" office:value-type="float" office:value="1200">
            <text:p>1200</text:p>
          </table:table-cell>
          <table:table-cell table:style-name="ce4" table:formula="of:=[.D92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93]=[.N92];[.G92];[.G92]+[.$P$2])" office:value-type="float" office:value="570">
            <text:p>5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87]" office:value-type="float" office:value="1">
            <text:p>1</text:p>
          </table:table-cell>
          <table:table-cell table:style-name="ce4" table:number-columns-repeated="2"/>
          <table:table-cell table:style-name="ce13" table:formula="of:=[.N87]+1" office:value-type="float" office:value="10">
            <text:p>10</text:p>
          </table:table-cell>
          <table:table-cell table:style-name="ce4" table:formula="of:=[.G93]/60" office:value-type="float" office:value="9.5">
            <text:p>9,5</text:p>
          </table:table-cell>
          <table:table-cell table:style-name="ce4" table:number-columns-repeated="21"/>
          <table:table-cell table:style-name="ce4" table:formula="of:=MID([.AL93];15;FIND(&quot;x&quot;;[.AL93];1)-18)" office:value-type="string" office:string-value="tc_sledgehammer">
            <text:p>tc_sledgehammer</text:p>
          </table:table-cell>
          <table:table-cell table:style-name="ce4" office:value-type="string">
            <text:p><text:tab/><text:tab/><text:tab/><text:tab/>{ name = 'tc_sledgehammer', x = 1100, z = 2000, facing = 0, spawnRadius = 0, delay = 183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94]&amp;&quot;', &quot;&amp;[.C$1]&amp;&quot; = &quot;&amp;[.C94]&amp;&quot;, &quot;&amp;[.D$1]&amp;&quot; = &quot;&amp;[.D94]&amp;&quot;, &quot;&amp;[.E$1]&amp;&quot; = &quot;&amp;[.E94]&amp;&quot;, &quot;&amp;[.F$1]&amp;&quot; = &quot;&amp;[.F94]&amp;&quot;, &quot;&amp;[.G$1]&amp;&quot; = &quot;&amp;[.G94]*30&amp;&quot;, &quot;&amp;[.H$1]&amp;&quot; = &quot;&amp;[.H94]&amp;&quot;, &quot;&amp;IF([.I94]=&quot;&quot;;&quot;&quot;;[.I$1]&amp;&quot; = &quot;&amp;[.I94]&amp;&quot;, &quot;)&amp;IF([.J94]=&quot;&quot;;&quot;&quot;;[.J$1]&amp;&quot; = &quot;&amp;[.J94]&amp;&quot;, &quot;)&amp;IF([.K94]=&quot;&quot;;&quot;&quot;;[.K$1]&amp;&quot; = &quot;&amp;[.K94]&amp;&quot;, &quot;)&amp;&quot; },&quot;" office:value-type="string" office:string-value="{ name = 'tc_acranius', x = 1200, z = 2000, facing = 0, spawnRadius = 0, delay = 17100, orbitalDrop = false, patrolRoute = { {1700, 3800}, {2800, 3700}, {3600, 2500}, }, difficultyAtLeast = 2,  },">
            <text:p>{ name = 'tc_acranius', x = 1200, z = 2000, facing = 0, spawnRadius = 0, delay = 17100, orbitalDrop = false, patrolRoute = { {1700, 3800}, {2800, 3700}, {3600, 2500}, }, difficultyAtLeast = 2, <text:s/>},</text:p>
          </table:table-cell>
          <table:table-cell table:style-name="ce13" office:value-type="string">
            <text:p>tc_acranius</text:p>
          </table:table-cell>
          <table:table-cell table:style-name="ce4" table:formula="of:=[.C93]" office:value-type="float" office:value="1200">
            <text:p>1200</text:p>
          </table:table-cell>
          <table:table-cell table:style-name="ce4" table:formula="of:=[.D9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94]=[.N93];[.G93];[.G93]+[.$P$2])" office:value-type="float" office:value="570">
            <text:p>5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88]" office:value-type="float" office:value="2">
            <text:p>2</text:p>
          </table:table-cell>
          <table:table-cell table:style-name="ce4" table:number-columns-repeated="2"/>
          <table:table-cell table:style-name="ce13" table:formula="of:=[.N88]+1" office:value-type="float" office:value="10">
            <text:p>10</text:p>
          </table:table-cell>
          <table:table-cell table:style-name="ce4" table:formula="of:=[.G94]/60" office:value-type="float" office:value="9.5">
            <text:p>9,5</text:p>
          </table:table-cell>
          <table:table-cell table:style-name="ce4" table:number-columns-repeated="21"/>
          <table:table-cell table:style-name="ce4" table:formula="of:=MID([.AL94];15;FIND(&quot;x&quot;;[.AL94];1)-18)" office:value-type="string" office:string-value="tc_acranius">
            <text:p>tc_acranius</text:p>
          </table:table-cell>
          <table:table-cell table:style-name="ce4" office:value-type="string">
            <text:p><text:tab/><text:tab/><text:tab/><text:tab/>{ name = 'tc_acranius', x = 1130, z = 2000, facing = 0, spawnRadius = 0, delay = 183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tc_sledgehammer', x = 1200, z = 2000, facing = 0, spawnRadius = 0, delay = 17100, orbitalDrop = false, patrolRoute = { {1700, 3800}, {2800, 3700}, {3600, 2500}, }, difficultyAtLeast = 2,  },">
            <text:p>{ name = 'tc_sledgehammer', x = 1200, z = 2000, facing = 0, spawnRadius = 0, delay = 17100, orbitalDrop = false, patrolRoute = { {1700, 3800}, {2800, 3700}, {3600, 2500}, }, difficultyAtLeast = 2, <text:s/>},</text:p>
          </table:table-cell>
          <table:table-cell table:style-name="ce13" office:value-type="string">
            <text:p>tc_sledgehammer</text:p>
          </table:table-cell>
          <table:table-cell table:style-name="ce4" table:formula="of:=[.C94]" office:value-type="float" office:value="1200">
            <text:p>1200</text:p>
          </table:table-cell>
          <table:table-cell table:style-name="ce4" table:formula="of:=[.D94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95]=[.N94];[.G94];[.G94]+[.$P$2])" office:value-type="float" office:value="570">
            <text:p>5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89]" office:value-type="float" office:value="2">
            <text:p>2</text:p>
          </table:table-cell>
          <table:table-cell table:style-name="ce4" table:number-columns-repeated="2"/>
          <table:table-cell table:style-name="ce13" table:formula="of:=[.N89]+1" office:value-type="float" office:value="10">
            <text:p>10</text:p>
          </table:table-cell>
          <table:table-cell table:style-name="ce4" table:formula="of:=[.G95]/60" office:value-type="float" office:value="9.5">
            <text:p>9,5</text:p>
          </table:table-cell>
          <table:table-cell table:style-name="ce4" table:number-columns-repeated="21"/>
          <table:table-cell table:style-name="ce4" table:formula="of:=MID([.AL95];15;FIND(&quot;x&quot;;[.AL95];1)-18)" office:value-type="string" office:string-value="tc_sledgehammer">
            <text:p>tc_sledgehammer</text:p>
          </table:table-cell>
          <table:table-cell table:style-name="ce4" office:value-type="string">
            <text:p><text:tab/><text:tab/><text:tab/><text:tab/>{ name = 'tc_sledgehammer', x = 1100, z = 1970, facing = 0, spawnRadius = 0, delay = 183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tc_acranius', x = 1200, z = 2000, facing = 0, spawnRadius = 0, delay = 17100, orbitalDrop = false, patrolRoute = { {1700, 3800}, {2800, 3700}, {3600, 2500}, }, difficultyAtLeast = 3,  },">
            <text:p>{ name = 'tc_acranius', x = 1200, z = 2000, facing = 0, spawnRadius = 0, delay = 17100, orbitalDrop = false, patrolRoute = { {1700, 3800}, {2800, 3700}, {3600, 2500}, }, difficultyAtLeast = 3, <text:s/>},</text:p>
          </table:table-cell>
          <table:table-cell table:style-name="ce13" office:value-type="string">
            <text:p>tc_acranius</text:p>
          </table:table-cell>
          <table:table-cell table:style-name="ce4" table:formula="of:=[.C95]" office:value-type="float" office:value="1200">
            <text:p>1200</text:p>
          </table:table-cell>
          <table:table-cell table:style-name="ce4" table:formula="of:=[.D95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96]=[.N95];[.G95];[.G95]+[.$P$2])" office:value-type="float" office:value="570">
            <text:p>5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90]" office:value-type="float" office:value="3">
            <text:p>3</text:p>
          </table:table-cell>
          <table:table-cell table:style-name="ce4" table:number-columns-repeated="2"/>
          <table:table-cell table:style-name="ce13" table:formula="of:=[.N90]+1" office:value-type="float" office:value="10">
            <text:p>10</text:p>
          </table:table-cell>
          <table:table-cell table:style-name="ce4" table:formula="of:=[.G96]/60" office:value-type="float" office:value="9.5">
            <text:p>9,5</text:p>
          </table:table-cell>
          <table:table-cell table:style-name="ce4" table:number-columns-repeated="21"/>
          <table:table-cell table:style-name="ce4" table:formula="of:=MID([.AL96];15;FIND(&quot;x&quot;;[.AL96];1)-18)" office:value-type="string" office:string-value="tc_acranius">
            <text:p>tc_acranius</text:p>
          </table:table-cell>
          <table:table-cell table:style-name="ce4" office:value-type="string">
            <text:p><text:tab/><text:tab/><text:tab/><text:tab/>{ name = 'tc_acranius', x = 1100, z = 2000, facing = 0, spawnRadius = 0, delay = 18300, orbitalDrop = false, patrolRoute = {{1300, 200}, {3900, 850}, {3600, 2500}, }, difficultyAtLeast = 2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tc_sledgehammer', x = 1200, z = 2000, facing = 0, spawnRadius = 0, delay = 17100, orbitalDrop = false, patrolRoute = { {1700, 3800}, {2800, 3700}, {3600, 2500}, }, difficultyAtLeast = 4,  },">
            <text:p>{ name = 'tc_sledgehammer', x = 1200, z = 2000, facing = 0, spawnRadius = 0, delay = 17100, orbitalDrop = false, patrolRoute = { {1700, 3800}, {2800, 3700}, {3600, 2500}, }, difficultyAtLeast = 4, <text:s/>},</text:p>
          </table:table-cell>
          <table:table-cell table:style-name="ce13" office:value-type="string">
            <text:p>tc_sledgehammer</text:p>
          </table:table-cell>
          <table:table-cell table:style-name="ce4" table:formula="of:=[.C96]" office:value-type="float" office:value="1200">
            <text:p>1200</text:p>
          </table:table-cell>
          <table:table-cell table:style-name="ce4" table:formula="of:=[.D96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97]=[.N96];[.G96];[.G96]+[.$P$2])" office:value-type="float" office:value="570">
            <text:p>57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91]" office:value-type="float" office:value="4">
            <text:p>4</text:p>
          </table:table-cell>
          <table:table-cell table:style-name="ce4" table:number-columns-repeated="2"/>
          <table:table-cell table:style-name="ce13" table:formula="of:=[.N91]+1" office:value-type="float" office:value="10">
            <text:p>10</text:p>
          </table:table-cell>
          <table:table-cell table:style-name="ce4" table:formula="of:=[.G97]/60" office:value-type="float" office:value="9.5">
            <text:p>9,5</text:p>
          </table:table-cell>
          <table:table-cell table:style-name="ce4" table:number-columns-repeated="21"/>
          <table:table-cell table:style-name="ce4" table:formula="of:=MID([.AL97];15;FIND(&quot;x&quot;;[.AL97];1)-18)" office:value-type="string" office:string-value="tc_sledgehammer">
            <text:p>tc_sledgehammer</text:p>
          </table:table-cell>
          <table:table-cell table:style-name="ce4" office:value-type="string">
            <text:p><text:tab/><text:tab/><text:tab/><text:tab/>{ name = 'tc_sledgehammer', x = 1100, z = 2030, facing = 0, spawnRadius = 0, delay = 18300, orbitalDrop = false, patrolRoute = {{1300, 200}, {3900, 850}, {3600, 2500}, }, difficultyAtLeast = 2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tc_ghoul', x = 1200, z = 2000, facing = 0, spawnRadius = 0, delay = 18900, orbitalDrop = false, patrolRoute = { {1300, 200}, {3900, 850}, {3600, 2500}, }, difficultyAtLeast = 1,  },">
            <text:p>{ name = 'tc_ghoul', x = 1200, z = 2000, facing = 0, spawnRadius = 0, delay = 18900, orbitalDrop = false, patrolRoute = { {1300, 200}, {3900, 850}, {3600, 2500}, }, difficultyAtLeast = 1, <text:s/>},</text:p>
          </table:table-cell>
          <table:table-cell table:style-name="ce13" office:value-type="string">
            <text:p>tc_ghoul</text:p>
          </table:table-cell>
          <table:table-cell table:style-name="ce4" table:formula="of:=[.C97]" office:value-type="float" office:value="1200">
            <text:p>1200</text:p>
          </table:table-cell>
          <table:table-cell table:style-name="ce4" table:formula="of:=[.D97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98]=[.N97];[.G97];[.G97]+[.$P$2])" office:value-type="float" office:value="630">
            <text:p>6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92]" office:value-type="float" office:value="1">
            <text:p>1</text:p>
          </table:table-cell>
          <table:table-cell table:style-name="ce13" table:number-columns-repeated="2"/>
          <table:table-cell table:style-name="ce13" table:formula="of:=[.N92]+1" office:value-type="float" office:value="11">
            <text:p>11</text:p>
          </table:table-cell>
          <table:table-cell table:style-name="ce4" table:formula="of:=[.G98]/60" office:value-type="float" office:value="10.5">
            <text:p>10,5</text:p>
          </table:table-cell>
          <table:table-cell table:style-name="ce13" table:number-columns-repeated="21"/>
          <table:table-cell table:style-name="ce4" table:formula="of:=MID([.AL98];15;FIND(&quot;x&quot;;[.AL98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070, z = 2000, facing = 0, spawnRadius = 0, delay = 201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tc_ghoul', x = 1200, z = 2000, facing = 0, spawnRadius = 0, delay = 18900, orbitalDrop = false, patrolRoute = { {1300, 200}, {3900, 850}, {3600, 2500}, }, difficultyAtLeast = 1,  },">
            <text:p>{ name = 'tc_ghoul', x = 1200, z = 2000, facing = 0, spawnRadius = 0, delay = 18900, orbitalDrop = false, patrolRoute = { {1300, 200}, {3900, 850}, {3600, 2500}, }, difficultyAtLeast = 1, <text:s/>},</text:p>
          </table:table-cell>
          <table:table-cell table:style-name="ce13" office:value-type="string">
            <text:p>tc_ghoul</text:p>
          </table:table-cell>
          <table:table-cell table:style-name="ce4" table:formula="of:=[.C98]" office:value-type="float" office:value="1200">
            <text:p>1200</text:p>
          </table:table-cell>
          <table:table-cell table:style-name="ce4" table:formula="of:=[.D98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6" table:formula="of:=[.G98]" office:value-type="float" office:value="630">
            <text:p>6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93]" office:value-type="float" office:value="1">
            <text:p>1</text:p>
          </table:table-cell>
          <table:table-cell table:style-name="ce13" table:number-columns-repeated="2"/>
          <table:table-cell table:style-name="ce13" table:formula="of:=[.N98]" office:value-type="float" office:value="11">
            <text:p>11</text:p>
          </table:table-cell>
          <table:table-cell table:style-name="ce4" table:formula="of:=[.G99]/60" office:value-type="float" office:value="10.5">
            <text:p>10,5</text:p>
          </table:table-cell>
          <table:table-cell table:style-name="ce13" table:number-columns-repeated="21"/>
          <table:table-cell table:style-name="ce4" table:formula="of:=MID([.AL99];15;FIND(&quot;x&quot;;[.AL99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100, z = 2000, facing = 0, spawnRadius = 0, delay = 201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tc_ghoul', x = 1200, z = 2000, facing = 0, spawnRadius = 0, delay = 18900, orbitalDrop = false, patrolRoute = { {1300, 200}, {3900, 850}, {3600, 2500}, }, difficultyAtLeast = 2,  },">
            <text:p>{ name = 'tc_ghoul', x = 1200, z = 2000, facing = 0, spawnRadius = 0, delay = 18900, orbitalDrop = false, patrolRoute = { {1300, 200}, {3900, 850}, {3600, 2500}, }, difficultyAtLeast = 2, <text:s/>},</text:p>
          </table:table-cell>
          <table:table-cell table:style-name="ce13" office:value-type="string">
            <text:p>tc_ghoul</text:p>
          </table:table-cell>
          <table:table-cell table:style-name="ce4" table:formula="of:=[.C99]" office:value-type="float" office:value="1200">
            <text:p>1200</text:p>
          </table:table-cell>
          <table:table-cell table:style-name="ce4" table:formula="of:=[.D99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6" table:formula="of:=[.G99]" office:value-type="float" office:value="630">
            <text:p>6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94]" office:value-type="float" office:value="2">
            <text:p>2</text:p>
          </table:table-cell>
          <table:table-cell table:style-name="ce13" table:number-columns-repeated="2"/>
          <table:table-cell table:style-name="ce13" table:formula="of:=[.N99]" office:value-type="float" office:value="11">
            <text:p>11</text:p>
          </table:table-cell>
          <table:table-cell table:style-name="ce4" table:formula="of:=[.G100]/60" office:value-type="float" office:value="10.5">
            <text:p>10,5</text:p>
          </table:table-cell>
          <table:table-cell table:style-name="ce13" table:number-columns-repeated="21"/>
          <table:table-cell table:style-name="ce4" table:formula="of:=MID([.AL100];15;FIND(&quot;x&quot;;[.AL100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130, z = 2000, facing = 0, spawnRadius = 0, delay = 201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tc_ghoul', x = 1200, z = 2000, facing = 0, spawnRadius = 0, delay = 18900, orbitalDrop = false, patrolRoute = { {1300, 200}, {3900, 850}, {3600, 2500}, }, difficultyAtLeast = 2,  },">
            <text:p>{ name = 'tc_ghoul', x = 1200, z = 2000, facing = 0, spawnRadius = 0, delay = 18900, orbitalDrop = false, patrolRoute = { {1300, 200}, {3900, 850}, {3600, 2500}, }, difficultyAtLeast = 2, <text:s/>},</text:p>
          </table:table-cell>
          <table:table-cell table:style-name="ce13" office:value-type="string">
            <text:p>tc_ghoul</text:p>
          </table:table-cell>
          <table:table-cell table:style-name="ce4" table:formula="of:=[.C100]" office:value-type="float" office:value="1200">
            <text:p>1200</text:p>
          </table:table-cell>
          <table:table-cell table:style-name="ce4" table:formula="of:=[.D10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6" table:formula="of:=[.G100]" office:value-type="float" office:value="630">
            <text:p>6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95]" office:value-type="float" office:value="2">
            <text:p>2</text:p>
          </table:table-cell>
          <table:table-cell table:style-name="ce13" table:number-columns-repeated="2"/>
          <table:table-cell table:style-name="ce13" table:formula="of:=[.N100]" office:value-type="float" office:value="11">
            <text:p>11</text:p>
          </table:table-cell>
          <table:table-cell table:style-name="ce4" table:formula="of:=[.G101]/60" office:value-type="float" office:value="10.5">
            <text:p>10,5</text:p>
          </table:table-cell>
          <table:table-cell table:style-name="ce13" table:number-columns-repeated="21"/>
          <table:table-cell table:style-name="ce4" table:formula="of:=MID([.AL101];15;FIND(&quot;x&quot;;[.AL101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100, z = 1970, facing = 0, spawnRadius = 0, delay = 201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tc_ghoul', x = 1200, z = 2000, facing = 0, spawnRadius = 0, delay = 18900, orbitalDrop = false, patrolRoute = { {1300, 200}, {3900, 850}, {3600, 2500}, }, difficultyAtLeast = 3,  },">
            <text:p>{ name = 'tc_ghoul', x = 1200, z = 2000, facing = 0, spawnRadius = 0, delay = 18900, orbitalDrop = false, patrolRoute = { {1300, 200}, {3900, 850}, {3600, 2500}, }, difficultyAtLeast = 3, <text:s/>},</text:p>
          </table:table-cell>
          <table:table-cell table:style-name="ce13" office:value-type="string">
            <text:p>tc_ghoul</text:p>
          </table:table-cell>
          <table:table-cell table:style-name="ce4" table:formula="of:=[.C101]" office:value-type="float" office:value="1200">
            <text:p>1200</text:p>
          </table:table-cell>
          <table:table-cell table:style-name="ce4" table:formula="of:=[.D101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6" table:formula="of:=[.G101]" office:value-type="float" office:value="630">
            <text:p>6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96]" office:value-type="float" office:value="3">
            <text:p>3</text:p>
          </table:table-cell>
          <table:table-cell table:style-name="ce13" table:number-columns-repeated="2"/>
          <table:table-cell table:style-name="ce13" table:formula="of:=[.N101]" office:value-type="float" office:value="11">
            <text:p>11</text:p>
          </table:table-cell>
          <table:table-cell table:style-name="ce4" table:formula="of:=[.G102]/60" office:value-type="float" office:value="10.5">
            <text:p>10,5</text:p>
          </table:table-cell>
          <table:table-cell table:style-name="ce13" table:number-columns-repeated="21"/>
          <table:table-cell table:style-name="ce4" table:formula="of:=MID([.AL102];15;FIND(&quot;x&quot;;[.AL102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100, z = 2000, facing = 0, spawnRadius = 0, delay = 201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tc_ghoul', x = 1200, z = 2000, facing = 0, spawnRadius = 0, delay = 18900, orbitalDrop = false, patrolRoute = { {1300, 200}, {3900, 850}, {3600, 2500}, }, difficultyAtLeast = 4,  },">
            <text:p>{ name = 'tc_ghoul', x = 1200, z = 2000, facing = 0, spawnRadius = 0, delay = 18900, orbitalDrop = false, patrolRoute = { {1300, 200}, {3900, 850}, {3600, 2500}, }, difficultyAtLeast = 4, <text:s/>},</text:p>
          </table:table-cell>
          <table:table-cell table:style-name="ce13" office:value-type="string">
            <text:p>tc_ghoul</text:p>
          </table:table-cell>
          <table:table-cell table:style-name="ce4" table:formula="of:=[.C102]" office:value-type="float" office:value="1200">
            <text:p>1200</text:p>
          </table:table-cell>
          <table:table-cell table:style-name="ce4" table:formula="of:=[.D102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6" table:formula="of:=[.G102]" office:value-type="float" office:value="630">
            <text:p>6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97]" office:value-type="float" office:value="4">
            <text:p>4</text:p>
          </table:table-cell>
          <table:table-cell table:style-name="ce13" table:number-columns-repeated="2"/>
          <table:table-cell table:style-name="ce13" table:formula="of:=[.N102]" office:value-type="float" office:value="11">
            <text:p>11</text:p>
          </table:table-cell>
          <table:table-cell table:style-name="ce4" table:formula="of:=[.G103]/60" office:value-type="float" office:value="10.5">
            <text:p>10,5</text:p>
          </table:table-cell>
          <table:table-cell table:style-name="ce13" table:number-columns-repeated="21"/>
          <table:table-cell table:style-name="ce4" table:formula="of:=MID([.AL103];15;FIND(&quot;x&quot;;[.AL103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100, z = 2030, facing = 0, spawnRadius = 0, delay = 201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tc_ghoul', x = 1200, z = 2000, facing = 0, spawnRadius = 0, delay = 18900, orbitalDrop = false, patrolRoute = { {1700, 3800}, {2800, 3700}, {3600, 2500}, }, difficultyAtLeast = 1,  },">
            <text:p>{ name = 'tc_ghoul', x = 1200, z = 2000, facing = 0, spawnRadius = 0, delay = 18900, orbitalDrop = false, patrolRoute = { {1700, 3800}, {2800, 3700}, {3600, 2500}, }, difficultyAtLeast = 1, <text:s/>},</text:p>
          </table:table-cell>
          <table:table-cell table:style-name="ce13" office:value-type="string">
            <text:p>tc_ghoul</text:p>
          </table:table-cell>
          <table:table-cell table:style-name="ce4" table:formula="of:=[.C103]" office:value-type="float" office:value="1200">
            <text:p>1200</text:p>
          </table:table-cell>
          <table:table-cell table:style-name="ce4" table:formula="of:=[.D103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6" table:formula="of:=[.G103]" office:value-type="float" office:value="630">
            <text:p>6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98]" office:value-type="float" office:value="1">
            <text:p>1</text:p>
          </table:table-cell>
          <table:table-cell table:style-name="ce13" table:number-columns-repeated="2"/>
          <table:table-cell table:style-name="ce13" table:formula="of:=[.N103]" office:value-type="float" office:value="11">
            <text:p>11</text:p>
          </table:table-cell>
          <table:table-cell table:style-name="ce4" table:formula="of:=[.G104]/60" office:value-type="float" office:value="10.5">
            <text:p>10,5</text:p>
          </table:table-cell>
          <table:table-cell table:style-name="ce13" table:number-columns-repeated="21"/>
          <table:table-cell table:style-name="ce4" table:formula="of:=MID([.AL104];15;FIND(&quot;x&quot;;[.AL104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070, z = 1970, facing = 0, spawnRadius = 0, delay = 20100, orbitalDrop = false, patrolRoute = {{1700, 3800}, {2800, 3700}, {3600, 2500}, }, difficultyAtLeast = 2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tc_ghoul', x = 1200, z = 2000, facing = 0, spawnRadius = 0, delay = 18900, orbitalDrop = false, patrolRoute = { {1700, 3800}, {2800, 3700}, {3600, 2500}, }, difficultyAtLeast = 1,  },">
            <text:p>{ name = 'tc_ghoul', x = 1200, z = 2000, facing = 0, spawnRadius = 0, delay = 18900, orbitalDrop = false, patrolRoute = { {1700, 3800}, {2800, 3700}, {3600, 2500}, }, difficultyAtLeast = 1, <text:s/>},</text:p>
          </table:table-cell>
          <table:table-cell table:style-name="ce13" office:value-type="string">
            <text:p>tc_ghoul</text:p>
          </table:table-cell>
          <table:table-cell table:style-name="ce4" table:formula="of:=[.C104]" office:value-type="float" office:value="1200">
            <text:p>1200</text:p>
          </table:table-cell>
          <table:table-cell table:style-name="ce4" table:formula="of:=[.D104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6" table:formula="of:=[.G104]" office:value-type="float" office:value="630">
            <text:p>6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99]" office:value-type="float" office:value="1">
            <text:p>1</text:p>
          </table:table-cell>
          <table:table-cell table:style-name="ce13" table:number-columns-repeated="2"/>
          <table:table-cell table:style-name="ce13" table:formula="of:=[.N104]" office:value-type="float" office:value="11">
            <text:p>11</text:p>
          </table:table-cell>
          <table:table-cell table:style-name="ce4" table:formula="of:=[.G105]/60" office:value-type="float" office:value="10.5">
            <text:p>10,5</text:p>
          </table:table-cell>
          <table:table-cell table:style-name="ce13" table:number-columns-repeated="21"/>
          <table:table-cell table:style-name="ce4" table:formula="of:=MID([.AL105];15;FIND(&quot;x&quot;;[.AL105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100, z = 2000, facing = 0, spawnRadius = 0, delay = 20100, orbitalDrop = false, patrolRoute = {{1700, 3800}, {2800, 3700}, {3600, 2500}, }, difficultyAtLeast = 3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tc_ghoul', x = 1200, z = 2000, facing = 0, spawnRadius = 0, delay = 18900, orbitalDrop = false, patrolRoute = { {1700, 3800}, {2800, 3700}, {3600, 2500}, }, difficultyAtLeast = 2,  },">
            <text:p>{ name = 'tc_ghoul', x = 1200, z = 2000, facing = 0, spawnRadius = 0, delay = 18900, orbitalDrop = false, patrolRoute = { {1700, 3800}, {2800, 3700}, {3600, 2500}, }, difficultyAtLeast = 2, <text:s/>},</text:p>
          </table:table-cell>
          <table:table-cell table:style-name="ce13" office:value-type="string">
            <text:p>tc_ghoul</text:p>
          </table:table-cell>
          <table:table-cell table:style-name="ce4" table:formula="of:=[.C105]" office:value-type="float" office:value="1200">
            <text:p>1200</text:p>
          </table:table-cell>
          <table:table-cell table:style-name="ce4" table:formula="of:=[.D105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6" table:formula="of:=[.G105]" office:value-type="float" office:value="630">
            <text:p>63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100]" office:value-type="float" office:value="2">
            <text:p>2</text:p>
          </table:table-cell>
          <table:table-cell table:style-name="ce13" table:number-columns-repeated="2"/>
          <table:table-cell table:style-name="ce13" table:formula="of:=[.N105]" office:value-type="float" office:value="11">
            <text:p>11</text:p>
          </table:table-cell>
          <table:table-cell table:style-name="ce4" table:formula="of:=[.G106]/60" office:value-type="float" office:value="10.5">
            <text:p>10,5</text:p>
          </table:table-cell>
          <table:table-cell table:style-name="ce13" table:number-columns-repeated="21"/>
          <table:table-cell table:style-name="ce4" table:formula="of:=MID([.AL106];15;FIND(&quot;x&quot;;[.AL106];1)-18)" office:value-type="string" office:string-value="tc_ghoul">
            <text:p>tc_ghoul</text:p>
          </table:table-cell>
          <table:table-cell table:style-name="ce13" office:value-type="string">
            <text:p><text:tab/><text:tab/><text:tab/><text:tab/>{ name = 'tc_ghoul', x = 1130, z = 2030, facing = 0, spawnRadius = 0, delay = 20100, orbitalDrop = false, patrolRoute = {{1700, 3800}, {2800, 3700}, {3600, 2500}, }, difficultyAtLeast = 4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tc_ghoul', x = 1200, z = 2000, facing = 0, spawnRadius = 0, delay = 18900, orbitalDrop = false, patrolRoute = { {1700, 3800}, {2800, 3700}, {3600, 2500}, }, difficultyAtLeast = 2,  },">
            <text:p>{ name = 'tc_ghoul', x = 1200, z = 2000, facing = 0, spawnRadius = 0, delay = 18900, orbitalDrop = false, patrolRoute = { {1700, 3800}, {2800, 3700}, {3600, 2500}, }, difficultyAtLeast = 2, <text:s/>},</text:p>
          </table:table-cell>
          <table:table-cell table:style-name="ce13" office:value-type="string">
            <text:p>tc_ghoul</text:p>
          </table:table-cell>
          <table:table-cell table:style-name="ce4" table:formula="of:=[.C106]" office:value-type="float" office:value="1200">
            <text:p>1200</text:p>
          </table:table-cell>
          <table:table-cell table:style-name="ce4" table:formula="of:=[.D106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6" table:formula="of:=[.G106]" office:value-type="float" office:value="630">
            <text:p>63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101]" office:value-type="float" office:value="2">
            <text:p>2</text:p>
          </table:table-cell>
          <table:table-cell table:style-name="ce4" table:number-columns-repeated="2"/>
          <table:table-cell table:style-name="ce13" table:formula="of:=[.N106]" office:value-type="float" office:value="11">
            <text:p>11</text:p>
          </table:table-cell>
          <table:table-cell table:style-name="ce4" table:formula="of:=[.G107]/60" office:value-type="float" office:value="10.5">
            <text:p>10,5</text:p>
          </table:table-cell>
          <table:table-cell table:style-name="ce4" table:number-columns-repeated="21"/>
          <table:table-cell table:style-name="ce4" table:formula="of:=MID([.AL107];15;FIND(&quot;x&quot;;[.AL107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070, z = 2000, facing = 0, spawnRadius = 0, delay = 201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tc_ghoul', x = 1200, z = 2000, facing = 0, spawnRadius = 0, delay = 18900, orbitalDrop = false, patrolRoute = { {1700, 3800}, {2800, 3700}, {3600, 2500}, }, difficultyAtLeast = 3,  },">
            <text:p>{ name = 'tc_ghoul', x = 1200, z = 2000, facing = 0, spawnRadius = 0, delay = 18900, orbitalDrop = false, patrolRoute = { {1700, 3800}, {2800, 3700}, {3600, 2500}, }, difficultyAtLeast = 3, <text:s/>},</text:p>
          </table:table-cell>
          <table:table-cell table:style-name="ce13" office:value-type="string">
            <text:p>tc_ghoul</text:p>
          </table:table-cell>
          <table:table-cell table:style-name="ce4" table:formula="of:=[.C107]" office:value-type="float" office:value="1200">
            <text:p>1200</text:p>
          </table:table-cell>
          <table:table-cell table:style-name="ce4" table:formula="of:=[.D107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6" table:formula="of:=[.G107]" office:value-type="float" office:value="630">
            <text:p>63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102]" office:value-type="float" office:value="3">
            <text:p>3</text:p>
          </table:table-cell>
          <table:table-cell table:style-name="ce4" table:number-columns-repeated="2"/>
          <table:table-cell table:style-name="ce13" table:formula="of:=[.N107]" office:value-type="float" office:value="11">
            <text:p>11</text:p>
          </table:table-cell>
          <table:table-cell table:style-name="ce4" table:formula="of:=[.G108]/60" office:value-type="float" office:value="10.5">
            <text:p>10,5</text:p>
          </table:table-cell>
          <table:table-cell table:style-name="ce4" table:number-columns-repeated="21"/>
          <table:table-cell table:style-name="ce4" table:formula="of:=MID([.AL108];15;FIND(&quot;x&quot;;[.AL108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100, z = 2000, facing = 0, spawnRadius = 0, delay = 201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109]&amp;&quot;', &quot;&amp;[.C$1]&amp;&quot; = &quot;&amp;[.C109]&amp;&quot;, &quot;&amp;[.D$1]&amp;&quot; = &quot;&amp;[.D109]&amp;&quot;, &quot;&amp;[.E$1]&amp;&quot; = &quot;&amp;[.E109]&amp;&quot;, &quot;&amp;[.F$1]&amp;&quot; = &quot;&amp;[.F109]&amp;&quot;, &quot;&amp;[.G$1]&amp;&quot; = &quot;&amp;[.G109]*30&amp;&quot;, &quot;&amp;[.H$1]&amp;&quot; = &quot;&amp;[.H109]&amp;&quot;, &quot;&amp;IF([.I109]=&quot;&quot;;&quot;&quot;;[.I$1]&amp;&quot; = &quot;&amp;[.I109]&amp;&quot;, &quot;)&amp;IF([.J109]=&quot;&quot;;&quot;&quot;;[.J$1]&amp;&quot; = &quot;&amp;[.J109]&amp;&quot;, &quot;)&amp;IF([.K109]=&quot;&quot;;&quot;&quot;;[.K$1]&amp;&quot; = &quot;&amp;[.K109]&amp;&quot;, &quot;)&amp;&quot; },&quot;" office:value-type="string" office:string-value="{ name = 'tc_ghoul', x = 1200, z = 2000, facing = 0, spawnRadius = 0, delay = 18900, orbitalDrop = false, patrolRoute = { {1700, 3800}, {2800, 3700}, {3600, 2500}, }, difficultyAtLeast = 4,  },">
            <text:p>{ name = 'tc_ghoul', x = 1200, z = 2000, facing = 0, spawnRadius = 0, delay = 18900, orbitalDrop = false, patrolRoute = { {1700, 3800}, {2800, 3700}, {3600, 2500}, }, difficultyAtLeast = 4, <text:s/>},</text:p>
          </table:table-cell>
          <table:table-cell table:style-name="ce13" office:value-type="string">
            <text:p>tc_ghoul</text:p>
          </table:table-cell>
          <table:table-cell table:style-name="ce4" table:formula="of:=[.C108]" office:value-type="float" office:value="1200">
            <text:p>1200</text:p>
          </table:table-cell>
          <table:table-cell table:style-name="ce4" table:formula="of:=[.D108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6" table:formula="of:=[.G108]" office:value-type="float" office:value="630">
            <text:p>63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103]" office:value-type="float" office:value="4">
            <text:p>4</text:p>
          </table:table-cell>
          <table:table-cell table:style-name="ce4" table:number-columns-repeated="2"/>
          <table:table-cell table:style-name="ce13" table:formula="of:=[.N108]" office:value-type="float" office:value="11">
            <text:p>11</text:p>
          </table:table-cell>
          <table:table-cell table:style-name="ce4" table:formula="of:=[.G109]/60" office:value-type="float" office:value="10.5">
            <text:p>10,5</text:p>
          </table:table-cell>
          <table:table-cell table:style-name="ce4" table:number-columns-repeated="21"/>
          <table:table-cell table:style-name="ce4" table:formula="of:=MID([.AL109];15;FIND(&quot;x&quot;;[.AL109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130, z = 2000, facing = 0, spawnRadius = 0, delay = 201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tc_ghoul', x = 1200, z = 2000, facing = 0, spawnRadius = 0, delay = 18900, orbitalDrop = false, patrolRoute = { {1300, 200}, {3900, 850}, {3600, 2500}, }, difficultyAtLeast = 1,  },">
            <text:p>{ name = 'tc_ghoul', x = 1200, z = 2000, facing = 0, spawnRadius = 0, delay = 18900, orbitalDrop = false, patrolRoute = { {1300, 200}, {3900, 850}, {3600, 2500}, }, difficultyAtLeast = 1, <text:s/>},</text:p>
          </table:table-cell>
          <table:table-cell table:style-name="ce13" office:value-type="string">
            <text:p>tc_ghoul</text:p>
          </table:table-cell>
          <table:table-cell table:style-name="ce4" table:formula="of:=[.C109]" office:value-type="float" office:value="1200">
            <text:p>1200</text:p>
          </table:table-cell>
          <table:table-cell table:style-name="ce4" table:formula="of:=[.D109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6" table:formula="of:=[.G109]" office:value-type="float" office:value="630">
            <text:p>63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104]" office:value-type="float" office:value="1">
            <text:p>1</text:p>
          </table:table-cell>
          <table:table-cell table:style-name="ce4" table:number-columns-repeated="2"/>
          <table:table-cell table:style-name="ce13" table:formula="of:=[.N109]" office:value-type="float" office:value="11">
            <text:p>11</text:p>
          </table:table-cell>
          <table:table-cell table:style-name="ce4" table:formula="of:=[.G110]/60" office:value-type="float" office:value="10.5">
            <text:p>10,5</text:p>
          </table:table-cell>
          <table:table-cell table:style-name="ce4" table:number-columns-repeated="21"/>
          <table:table-cell table:style-name="ce4" table:formula="of:=MID([.AL110];15;FIND(&quot;x&quot;;[.AL110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100, z = 1970, facing = 0, spawnRadius = 0, delay = 201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tc_ghoul', x = 1200, z = 2000, facing = 0, spawnRadius = 0, delay = 18900, orbitalDrop = false, patrolRoute = { {1300, 200}, {3900, 850}, {3600, 2500}, }, difficultyAtLeast = 1,  },">
            <text:p>{ name = 'tc_ghoul', x = 1200, z = 2000, facing = 0, spawnRadius = 0, delay = 18900, orbitalDrop = false, patrolRoute = { {1300, 200}, {3900, 850}, {3600, 2500}, }, difficultyAtLeast = 1, <text:s/>},</text:p>
          </table:table-cell>
          <table:table-cell table:style-name="ce13" office:value-type="string">
            <text:p>tc_ghoul</text:p>
          </table:table-cell>
          <table:table-cell table:style-name="ce4" table:formula="of:=[.C110]" office:value-type="float" office:value="1200">
            <text:p>1200</text:p>
          </table:table-cell>
          <table:table-cell table:style-name="ce4" table:formula="of:=[.D110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6" table:formula="of:=[.G110]" office:value-type="float" office:value="630">
            <text:p>63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105]" office:value-type="float" office:value="1">
            <text:p>1</text:p>
          </table:table-cell>
          <table:table-cell table:style-name="ce4" table:number-columns-repeated="2"/>
          <table:table-cell table:style-name="ce13" table:formula="of:=[.N110]" office:value-type="float" office:value="11">
            <text:p>11</text:p>
          </table:table-cell>
          <table:table-cell table:style-name="ce4" table:formula="of:=[.G111]/60" office:value-type="float" office:value="10.5">
            <text:p>10,5</text:p>
          </table:table-cell>
          <table:table-cell table:style-name="ce4" table:number-columns-repeated="21"/>
          <table:table-cell table:style-name="ce4" table:formula="of:=MID([.AL111];15;FIND(&quot;x&quot;;[.AL111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100, z = 2000, facing = 0, spawnRadius = 0, delay = 201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tc_ghoul', x = 1200, z = 2000, facing = 0, spawnRadius = 0, delay = 18900, orbitalDrop = false, patrolRoute = { {1300, 200}, {3900, 850}, {3600, 2500}, }, difficultyAtLeast = 2,  },">
            <text:p>{ name = 'tc_ghoul', x = 1200, z = 2000, facing = 0, spawnRadius = 0, delay = 18900, orbitalDrop = false, patrolRoute = { {1300, 200}, {3900, 850}, {3600, 2500}, }, difficultyAtLeast = 2, <text:s/>},</text:p>
          </table:table-cell>
          <table:table-cell table:style-name="ce13" office:value-type="string">
            <text:p>tc_ghoul</text:p>
          </table:table-cell>
          <table:table-cell table:style-name="ce4" table:formula="of:=[.C111]" office:value-type="float" office:value="1200">
            <text:p>1200</text:p>
          </table:table-cell>
          <table:table-cell table:style-name="ce4" table:formula="of:=[.D111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6" table:formula="of:=[.G111]" office:value-type="float" office:value="630">
            <text:p>63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106]" office:value-type="float" office:value="2">
            <text:p>2</text:p>
          </table:table-cell>
          <table:table-cell table:style-name="ce4" table:number-columns-repeated="2"/>
          <table:table-cell table:style-name="ce13" table:formula="of:=[.N111]" office:value-type="float" office:value="11">
            <text:p>11</text:p>
          </table:table-cell>
          <table:table-cell table:style-name="ce4" table:formula="of:=[.G112]/60" office:value-type="float" office:value="10.5">
            <text:p>10,5</text:p>
          </table:table-cell>
          <table:table-cell table:style-name="ce4" table:number-columns-repeated="21"/>
          <table:table-cell table:style-name="ce4" table:formula="of:=MID([.AL112];15;FIND(&quot;x&quot;;[.AL112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100, z = 2030, facing = 0, spawnRadius = 0, delay = 201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tc_ghoul', x = 1200, z = 2000, facing = 0, spawnRadius = 0, delay = 18900, orbitalDrop = false, patrolRoute = { {1300, 200}, {3900, 850}, {3600, 2500}, }, difficultyAtLeast = 2,  },">
            <text:p>{ name = 'tc_ghoul', x = 1200, z = 2000, facing = 0, spawnRadius = 0, delay = 18900, orbitalDrop = false, patrolRoute = { {1300, 200}, {3900, 850}, {3600, 2500}, }, difficultyAtLeast = 2, <text:s/>},</text:p>
          </table:table-cell>
          <table:table-cell table:style-name="ce13" office:value-type="string">
            <text:p>tc_ghoul</text:p>
          </table:table-cell>
          <table:table-cell table:style-name="ce4" table:formula="of:=[.C112]" office:value-type="float" office:value="1200">
            <text:p>1200</text:p>
          </table:table-cell>
          <table:table-cell table:style-name="ce4" table:formula="of:=[.D112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6" table:formula="of:=[.G112]" office:value-type="float" office:value="630">
            <text:p>63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107]" office:value-type="float" office:value="2">
            <text:p>2</text:p>
          </table:table-cell>
          <table:table-cell table:style-name="ce4" table:number-columns-repeated="2"/>
          <table:table-cell table:style-name="ce13" table:formula="of:=[.N112]" office:value-type="float" office:value="11">
            <text:p>11</text:p>
          </table:table-cell>
          <table:table-cell table:style-name="ce4" table:formula="of:=[.G113]/60" office:value-type="float" office:value="10.5">
            <text:p>10,5</text:p>
          </table:table-cell>
          <table:table-cell table:style-name="ce4" table:number-columns-repeated="21"/>
          <table:table-cell table:style-name="ce4" table:formula="of:=MID([.AL113];15;FIND(&quot;x&quot;;[.AL113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070, z = 1970, facing = 0, spawnRadius = 0, delay = 20100, orbitalDrop = false, patrolRoute = {{1300, 200}, {3900, 850}, {3600, 2500}, }, difficultyAtLeast = 2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tc_ghoul', x = 1200, z = 2000, facing = 0, spawnRadius = 0, delay = 18900, orbitalDrop = false, patrolRoute = { {1300, 200}, {3900, 850}, {3600, 2500}, }, difficultyAtLeast = 3,  },">
            <text:p>{ name = 'tc_ghoul', x = 1200, z = 2000, facing = 0, spawnRadius = 0, delay = 18900, orbitalDrop = false, patrolRoute = { {1300, 200}, {3900, 850}, {3600, 2500}, }, difficultyAtLeast = 3, <text:s/>},</text:p>
          </table:table-cell>
          <table:table-cell table:style-name="ce13" office:value-type="string">
            <text:p>tc_ghoul</text:p>
          </table:table-cell>
          <table:table-cell table:style-name="ce4" table:formula="of:=[.C113]" office:value-type="float" office:value="1200">
            <text:p>1200</text:p>
          </table:table-cell>
          <table:table-cell table:style-name="ce4" table:formula="of:=[.D11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6" table:formula="of:=[.G113]" office:value-type="float" office:value="630">
            <text:p>63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108]" office:value-type="float" office:value="3">
            <text:p>3</text:p>
          </table:table-cell>
          <table:table-cell table:style-name="ce4" table:number-columns-repeated="2"/>
          <table:table-cell table:style-name="ce13" table:formula="of:=[.N113]" office:value-type="float" office:value="11">
            <text:p>11</text:p>
          </table:table-cell>
          <table:table-cell table:style-name="ce4" table:formula="of:=[.G114]/60" office:value-type="float" office:value="10.5">
            <text:p>10,5</text:p>
          </table:table-cell>
          <table:table-cell table:style-name="ce4" table:number-columns-repeated="21"/>
          <table:table-cell table:style-name="ce4" table:formula="of:=MID([.AL114];15;FIND(&quot;x&quot;;[.AL114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100, z = 2000, facing = 0, spawnRadius = 0, delay = 20100, orbitalDrop = false, patrolRoute = {{1300, 200}, {3900, 850}, {3600, 2500}, }, difficultyAtLeast = 3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tc_ghoul', x = 1200, z = 2000, facing = 0, spawnRadius = 0, delay = 18900, orbitalDrop = false, patrolRoute = { {1300, 200}, {3900, 850}, {3600, 2500}, }, difficultyAtLeast = 4,  },">
            <text:p>{ name = 'tc_ghoul', x = 1200, z = 2000, facing = 0, spawnRadius = 0, delay = 18900, orbitalDrop = false, patrolRoute = { {1300, 200}, {3900, 850}, {3600, 2500}, }, difficultyAtLeast = 4, <text:s/>},</text:p>
          </table:table-cell>
          <table:table-cell table:style-name="ce13" office:value-type="string">
            <text:p>tc_ghoul</text:p>
          </table:table-cell>
          <table:table-cell table:style-name="ce4" table:formula="of:=[.C114]" office:value-type="float" office:value="1200">
            <text:p>1200</text:p>
          </table:table-cell>
          <table:table-cell table:style-name="ce4" table:formula="of:=[.D114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6" table:formula="of:=[.G114]" office:value-type="float" office:value="630">
            <text:p>63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109]" office:value-type="float" office:value="4">
            <text:p>4</text:p>
          </table:table-cell>
          <table:table-cell table:style-name="ce4" table:number-columns-repeated="2"/>
          <table:table-cell table:style-name="ce13" table:formula="of:=[.N114]" office:value-type="float" office:value="11">
            <text:p>11</text:p>
          </table:table-cell>
          <table:table-cell table:style-name="ce4" table:formula="of:=[.G115]/60" office:value-type="float" office:value="10.5">
            <text:p>10,5</text:p>
          </table:table-cell>
          <table:table-cell table:style-name="ce4" table:number-columns-repeated="21"/>
          <table:table-cell table:style-name="ce4" table:formula="of:=MID([.AL115];15;FIND(&quot;x&quot;;[.AL115];1)-18)" office:value-type="string" office:string-value="tc_ghoul">
            <text:p>tc_ghoul</text:p>
          </table:table-cell>
          <table:table-cell table:style-name="ce4" office:value-type="string">
            <text:p><text:tab/><text:tab/><text:tab/><text:tab/>{ name = 'tc_ghoul', x = 1130, z = 2030, facing = 0, spawnRadius = 0, delay = 20100, orbitalDrop = false, patrolRoute = {{1300, 200}, {3900, 850}, {3600, 2500}, }, difficultyAtLeast = 4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tc_belial', x = 1200, z = 2000, facing = 0, spawnRadius = 0, delay = 20700, orbitalDrop = false, patrolRoute = { {1700, 3800}, {2800, 3700}, {3600, 2500}, }, difficultyAtLeast = 1,  },">
            <text:p>{ name = 'tc_belial', x = 1200, z = 2000, facing = 0, spawnRadius = 0, delay = 20700, orbitalDrop = false, patrolRoute = { {1700, 3800}, {2800, 3700}, {3600, 2500}, }, difficultyAtLeast = 1, <text:s/>},</text:p>
          </table:table-cell>
          <table:table-cell table:style-name="ce13" office:value-type="string">
            <text:p>tc_belial</text:p>
          </table:table-cell>
          <table:table-cell table:style-name="ce4" table:formula="of:=[.C115]" office:value-type="float" office:value="1200">
            <text:p>1200</text:p>
          </table:table-cell>
          <table:table-cell table:style-name="ce4" table:formula="of:=[.D115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16]=[.N115];[.G115];[.G115]+[.$P$2])" office:value-type="float" office:value="690">
            <text:p>6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110]" office:value-type="float" office:value="1">
            <text:p>1</text:p>
          </table:table-cell>
          <table:table-cell table:style-name="ce13" table:number-columns-repeated="2"/>
          <table:table-cell table:style-name="ce13" table:formula="of:=[.N110]+1" office:value-type="float" office:value="12">
            <text:p>12</text:p>
          </table:table-cell>
          <table:table-cell table:style-name="ce4" table:formula="of:=[.G116]/60" office:value-type="float" office:value="11.5">
            <text:p>11,5</text:p>
          </table:table-cell>
          <table:table-cell table:style-name="ce13" table:number-columns-repeated="21"/>
          <table:table-cell table:style-name="ce4" table:formula="of:=MID([.AL116];15;FIND(&quot;x&quot;;[.AL116];1)-18)" office:value-type="string" office:string-value="tc_belial">
            <text:p>tc_belial</text:p>
          </table:table-cell>
          <table:table-cell table:style-name="ce13" office:value-type="string">
            <text:p><text:tab/><text:tab/><text:tab/><text:tab/>{ name = 'tc_belial', x = 1070, z = 2000, facing = 0, spawnRadius = 0, delay = 219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tc_belial', x = 1200, z = 2000, facing = 0, spawnRadius = 0, delay = 20700, orbitalDrop = false, patrolRoute = { {1700, 3800}, {2800, 3700}, {3600, 2500}, }, difficultyAtLeast = 1,  },">
            <text:p>{ name = 'tc_belial', x = 1200, z = 2000, facing = 0, spawnRadius = 0, delay = 20700, orbitalDrop = false, patrolRoute = { {1700, 3800}, {2800, 3700}, {3600, 2500}, }, difficultyAtLeast = 1, <text:s/>},</text:p>
          </table:table-cell>
          <table:table-cell table:style-name="ce13" office:value-type="string">
            <text:p>tc_belial</text:p>
          </table:table-cell>
          <table:table-cell table:style-name="ce4" table:formula="of:=[.C116]" office:value-type="float" office:value="1200">
            <text:p>1200</text:p>
          </table:table-cell>
          <table:table-cell table:style-name="ce4" table:formula="of:=[.D116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17]=[.N116];[.G116];[.G116]+[.$P$2])" office:value-type="float" office:value="690">
            <text:p>6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111]" office:value-type="float" office:value="1">
            <text:p>1</text:p>
          </table:table-cell>
          <table:table-cell table:style-name="ce13" table:number-columns-repeated="2"/>
          <table:table-cell table:style-name="ce13" table:formula="of:=[.N111]+1" office:value-type="float" office:value="12">
            <text:p>12</text:p>
          </table:table-cell>
          <table:table-cell table:style-name="ce4" table:formula="of:=[.G117]/60" office:value-type="float" office:value="11.5">
            <text:p>11,5</text:p>
          </table:table-cell>
          <table:table-cell table:style-name="ce13" table:number-columns-repeated="21"/>
          <table:table-cell table:style-name="ce4" table:formula="of:=MID([.AL117];15;FIND(&quot;x&quot;;[.AL117];1)-18)" office:value-type="string" office:string-value="tc_belial">
            <text:p>tc_belial</text:p>
          </table:table-cell>
          <table:table-cell table:style-name="ce13" office:value-type="string">
            <text:p><text:tab/><text:tab/><text:tab/><text:tab/>{ name = 'tc_belial', x = 1100, z = 2000, facing = 0, spawnRadius = 0, delay = 219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tc_spiderdemon', x = 1200, z = 2000, facing = 0, spawnRadius = 0, delay = 20700, orbitalDrop = false, patrolRoute = { {1700, 3800}, {2800, 3700}, {3600, 2500}, }, difficultyAtLeast = 2,  },">
            <text:p>{ name = 'tc_spiderdemon', x = 1200, z = 2000, facing = 0, spawnRadius = 0, delay = 20700, orbitalDrop = false, patrolRoute = { {1700, 3800}, {2800, 3700}, {3600, 2500}, }, difficultyAtLeast = 2, <text:s/>},</text:p>
          </table:table-cell>
          <table:table-cell table:style-name="ce13" office:value-type="string">
            <text:p>tc_spiderdemon</text:p>
          </table:table-cell>
          <table:table-cell table:style-name="ce4" table:formula="of:=[.C117]" office:value-type="float" office:value="1200">
            <text:p>1200</text:p>
          </table:table-cell>
          <table:table-cell table:style-name="ce4" table:formula="of:=[.D117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18]=[.N117];[.G117];[.G117]+[.$P$2])" office:value-type="float" office:value="690">
            <text:p>6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112]" office:value-type="float" office:value="2">
            <text:p>2</text:p>
          </table:table-cell>
          <table:table-cell table:style-name="ce13" table:number-columns-repeated="2"/>
          <table:table-cell table:style-name="ce13" table:formula="of:=[.N112]+1" office:value-type="float" office:value="12">
            <text:p>12</text:p>
          </table:table-cell>
          <table:table-cell table:style-name="ce4" table:formula="of:=[.G118]/60" office:value-type="float" office:value="11.5">
            <text:p>11,5</text:p>
          </table:table-cell>
          <table:table-cell table:style-name="ce13" table:number-columns-repeated="21"/>
          <table:table-cell table:style-name="ce4" table:formula="of:=MID([.AL118];15;FIND(&quot;x&quot;;[.AL118];1)-18)" office:value-type="string" office:string-value="tc_spiderdemon">
            <text:p>tc_spiderdemon</text:p>
          </table:table-cell>
          <table:table-cell table:style-name="ce13" office:value-type="string">
            <text:p><text:tab/><text:tab/><text:tab/><text:tab/>{ name = 'tc_spiderdemon', x = 1130, z = 2000, facing = 0, spawnRadius = 0, delay = 219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tc_spiderdemon', x = 1200, z = 2000, facing = 0, spawnRadius = 0, delay = 20700, orbitalDrop = false, patrolRoute = { {1700, 3800}, {2800, 3700}, {3600, 2500}, }, difficultyAtLeast = 2,  },">
            <text:p>{ name = 'tc_spiderdemon', x = 1200, z = 2000, facing = 0, spawnRadius = 0, delay = 20700, orbitalDrop = false, patrolRoute = { {1700, 3800}, {2800, 3700}, {3600, 2500}, }, difficultyAtLeast = 2, <text:s/>},</text:p>
          </table:table-cell>
          <table:table-cell table:style-name="ce13" office:value-type="string">
            <text:p>tc_spiderdemon</text:p>
          </table:table-cell>
          <table:table-cell table:style-name="ce4" table:formula="of:=[.C118]" office:value-type="float" office:value="1200">
            <text:p>1200</text:p>
          </table:table-cell>
          <table:table-cell table:style-name="ce4" table:formula="of:=[.D118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19]=[.N118];[.G118];[.G118]+[.$P$2])" office:value-type="float" office:value="690">
            <text:p>6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113]" office:value-type="float" office:value="2">
            <text:p>2</text:p>
          </table:table-cell>
          <table:table-cell table:style-name="ce13" table:number-columns-repeated="2"/>
          <table:table-cell table:style-name="ce13" table:formula="of:=[.N113]+1" office:value-type="float" office:value="12">
            <text:p>12</text:p>
          </table:table-cell>
          <table:table-cell table:style-name="ce4" table:formula="of:=[.G119]/60" office:value-type="float" office:value="11.5">
            <text:p>11,5</text:p>
          </table:table-cell>
          <table:table-cell table:style-name="ce13" table:number-columns-repeated="21"/>
          <table:table-cell table:style-name="ce4" table:formula="of:=MID([.AL119];15;FIND(&quot;x&quot;;[.AL119];1)-18)" office:value-type="string" office:string-value="tc_spiderdemon">
            <text:p>tc_spiderdemon</text:p>
          </table:table-cell>
          <table:table-cell table:style-name="ce13" office:value-type="string">
            <text:p><text:tab/><text:tab/><text:tab/><text:tab/>{ name = 'tc_spiderdemon', x = 1100, z = 1970, facing = 0, spawnRadius = 0, delay = 21900, orbitalDrop = false, patrolRoute = {{1700, 3800}, {2800, 3700}, {3600, 2500}, }, difficultyAtLeast = 2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tc_spiderdemon', x = 1200, z = 2000, facing = 0, spawnRadius = 0, delay = 20700, orbitalDrop = false, patrolRoute = { {1700, 3800}, {2800, 3700}, {3600, 2500}, }, difficultyAtLeast = 3,  },">
            <text:p>{ name = 'tc_spiderdemon', x = 1200, z = 2000, facing = 0, spawnRadius = 0, delay = 20700, orbitalDrop = false, patrolRoute = { {1700, 3800}, {2800, 3700}, {3600, 2500}, }, difficultyAtLeast = 3, <text:s/>},</text:p>
          </table:table-cell>
          <table:table-cell table:style-name="ce13" office:value-type="string">
            <text:p>tc_spiderdemon</text:p>
          </table:table-cell>
          <table:table-cell table:style-name="ce4" table:formula="of:=[.C119]" office:value-type="float" office:value="1200">
            <text:p>1200</text:p>
          </table:table-cell>
          <table:table-cell table:style-name="ce4" table:formula="of:=[.D119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20]=[.N119];[.G119];[.G119]+[.$P$2])" office:value-type="float" office:value="690">
            <text:p>6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114]" office:value-type="float" office:value="3">
            <text:p>3</text:p>
          </table:table-cell>
          <table:table-cell table:style-name="ce13" table:number-columns-repeated="2"/>
          <table:table-cell table:style-name="ce13" table:formula="of:=[.N114]+1" office:value-type="float" office:value="12">
            <text:p>12</text:p>
          </table:table-cell>
          <table:table-cell table:style-name="ce4" table:formula="of:=[.G120]/60" office:value-type="float" office:value="11.5">
            <text:p>11,5</text:p>
          </table:table-cell>
          <table:table-cell table:style-name="ce13" table:number-columns-repeated="21"/>
          <table:table-cell table:style-name="ce4" table:formula="of:=MID([.AL120];15;FIND(&quot;x&quot;;[.AL120];1)-18)" office:value-type="string" office:string-value="tc_spiderdemon">
            <text:p>tc_spiderdemon</text:p>
          </table:table-cell>
          <table:table-cell table:style-name="ce13" office:value-type="string">
            <text:p><text:tab/><text:tab/><text:tab/><text:tab/>{ name = 'tc_spiderdemon', x = 1100, z = 2000, facing = 0, spawnRadius = 0, delay = 21900, orbitalDrop = false, patrolRoute = {{1700, 3800}, {2800, 3700}, {3600, 2500}, }, difficultyAtLeast = 2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tc_belial', x = 1200, z = 2000, facing = 0, spawnRadius = 0, delay = 20700, orbitalDrop = false, patrolRoute = { {1700, 3800}, {2800, 3700}, {3600, 2500}, }, difficultyAtLeast = 4,  },">
            <text:p>{ name = 'tc_belial', x = 1200, z = 2000, facing = 0, spawnRadius = 0, delay = 20700, orbitalDrop = false, patrolRoute = { {1700, 3800}, {2800, 3700}, {3600, 2500}, }, difficultyAtLeast = 4, <text:s/>},</text:p>
          </table:table-cell>
          <table:table-cell table:style-name="ce13" office:value-type="string">
            <text:p>tc_belial</text:p>
          </table:table-cell>
          <table:table-cell table:style-name="ce4" table:formula="of:=[.C120]" office:value-type="float" office:value="1200">
            <text:p>1200</text:p>
          </table:table-cell>
          <table:table-cell table:style-name="ce4" table:formula="of:=[.D12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21]=[.N120];[.G120];[.G120]+[.$P$2])" office:value-type="float" office:value="690">
            <text:p>6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115]" office:value-type="float" office:value="4">
            <text:p>4</text:p>
          </table:table-cell>
          <table:table-cell table:style-name="ce13" table:number-columns-repeated="2"/>
          <table:table-cell table:style-name="ce13" table:formula="of:=[.N115]+1" office:value-type="float" office:value="12">
            <text:p>12</text:p>
          </table:table-cell>
          <table:table-cell table:style-name="ce4" table:formula="of:=[.G121]/60" office:value-type="float" office:value="11.5">
            <text:p>11,5</text:p>
          </table:table-cell>
          <table:table-cell table:style-name="ce13" table:number-columns-repeated="21"/>
          <table:table-cell table:style-name="ce4" table:formula="of:=MID([.AL121];15;FIND(&quot;x&quot;;[.AL121];1)-18)" office:value-type="string" office:string-value="tc_belial">
            <text:p>tc_belial</text:p>
          </table:table-cell>
          <table:table-cell table:style-name="ce13" office:value-type="string">
            <text:p><text:tab/><text:tab/><text:tab/><text:tab/>{ name = 'tc_belial', x = 1100, z = 2030, facing = 0, spawnRadius = 0, delay = 21900, orbitalDrop = false, patrolRoute = {{1700, 3800}, {2800, 3700}, {3600, 2500}, }, difficultyAtLeast = 3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22]&amp;&quot;', &quot;&amp;[.C$1]&amp;&quot; = &quot;&amp;[.C122]&amp;&quot;, &quot;&amp;[.D$1]&amp;&quot; = &quot;&amp;[.D122]&amp;&quot;, &quot;&amp;[.E$1]&amp;&quot; = &quot;&amp;[.E122]&amp;&quot;, &quot;&amp;[.F$1]&amp;&quot; = &quot;&amp;[.F122]&amp;&quot;, &quot;&amp;[.G$1]&amp;&quot; = &quot;&amp;[.G122]*30&amp;&quot;, &quot;&amp;[.H$1]&amp;&quot; = &quot;&amp;[.H122]&amp;&quot;, &quot;&amp;IF([.I122]=&quot;&quot;;&quot;&quot;;[.I$1]&amp;&quot; = &quot;&amp;[.I122]&amp;&quot;, &quot;)&amp;IF([.J122]=&quot;&quot;;&quot;&quot;;[.J$1]&amp;&quot; = &quot;&amp;[.J122]&amp;&quot;, &quot;)&amp;IF([.K122]=&quot;&quot;;&quot;&quot;;[.K$1]&amp;&quot; = &quot;&amp;[.K122]&amp;&quot;, &quot;)&amp;&quot; },&quot;" office:value-type="string" office:string-value="{ name = 'tc_agares', x = 1200, z = 2000, facing = 0, spawnRadius = 0, delay = 20700, orbitalDrop = false, patrolRoute = { {1300, 200}, {3900, 850}, {3600, 2500}, }, difficultyAtLeast = 1,  },">
            <text:p>{ name = 'tc_agares', x = 1200, z = 2000, facing = 0, spawnRadius = 0, delay = 20700, orbitalDrop = false, patrolRoute = { {1300, 200}, {3900, 850}, {3600, 2500}, }, difficultyAtLeast = 1, <text:s/>},</text:p>
          </table:table-cell>
          <table:table-cell table:style-name="ce13" office:value-type="string">
            <text:p>tc_agares</text:p>
          </table:table-cell>
          <table:table-cell table:style-name="ce4" table:formula="of:=[.C121]" office:value-type="float" office:value="1200">
            <text:p>1200</text:p>
          </table:table-cell>
          <table:table-cell table:style-name="ce4" table:formula="of:=[.D121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22]=[.N121];[.G121];[.G121]+[.$P$2])" office:value-type="float" office:value="690">
            <text:p>6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116]" office:value-type="float" office:value="1">
            <text:p>1</text:p>
          </table:table-cell>
          <table:table-cell table:style-name="ce13" table:number-columns-repeated="2"/>
          <table:table-cell table:style-name="ce13" table:formula="of:=[.N121]" office:value-type="float" office:value="12">
            <text:p>12</text:p>
          </table:table-cell>
          <table:table-cell table:style-name="ce4" table:formula="of:=[.G122]/60" office:value-type="float" office:value="11.5">
            <text:p>11,5</text:p>
          </table:table-cell>
          <table:table-cell table:style-name="ce13" table:number-columns-repeated="21"/>
          <table:table-cell table:style-name="ce4" table:formula="of:=MID([.AL122];15;FIND(&quot;x&quot;;[.AL122];1)-18)" office:value-type="string" office:string-value="tc_agares">
            <text:p>tc_agares</text:p>
          </table:table-cell>
          <table:table-cell table:style-name="ce13" office:value-type="string">
            <text:p><text:tab/><text:tab/><text:tab/><text:tab/>{ name = 'tc_agares', x = 1070, z = 1970, facing = 0, spawnRadius = 0, delay = 21900, orbitalDrop = false, patrolRoute = {{1700, 3800}, {2800, 3700}, {3600, 2500}, }, difficultyAtLeast = 4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23]&amp;&quot;', &quot;&amp;[.C$1]&amp;&quot; = &quot;&amp;[.C123]&amp;&quot;, &quot;&amp;[.D$1]&amp;&quot; = &quot;&amp;[.D123]&amp;&quot;, &quot;&amp;[.E$1]&amp;&quot; = &quot;&amp;[.E123]&amp;&quot;, &quot;&amp;[.F$1]&amp;&quot; = &quot;&amp;[.F123]&amp;&quot;, &quot;&amp;[.G$1]&amp;&quot; = &quot;&amp;[.G123]*30&amp;&quot;, &quot;&amp;[.H$1]&amp;&quot; = &quot;&amp;[.H123]&amp;&quot;, &quot;&amp;IF([.I123]=&quot;&quot;;&quot;&quot;;[.I$1]&amp;&quot; = &quot;&amp;[.I123]&amp;&quot;, &quot;)&amp;IF([.J123]=&quot;&quot;;&quot;&quot;;[.J$1]&amp;&quot; = &quot;&amp;[.J123]&amp;&quot;, &quot;)&amp;IF([.K123]=&quot;&quot;;&quot;&quot;;[.K$1]&amp;&quot; = &quot;&amp;[.K123]&amp;&quot;, &quot;)&amp;&quot; },&quot;" office:value-type="string" office:string-value="{ name = 'tc_agares', x = 1200, z = 2000, facing = 0, spawnRadius = 0, delay = 20700, orbitalDrop = false, patrolRoute = { {1300, 200}, {3900, 850}, {3600, 2500}, }, difficultyAtLeast = 1,  },">
            <text:p>{ name = 'tc_agares', x = 1200, z = 2000, facing = 0, spawnRadius = 0, delay = 20700, orbitalDrop = false, patrolRoute = { {1300, 200}, {3900, 850}, {3600, 2500}, }, difficultyAtLeast = 1, <text:s/>},</text:p>
          </table:table-cell>
          <table:table-cell table:style-name="ce13" office:value-type="string">
            <text:p>tc_agares</text:p>
          </table:table-cell>
          <table:table-cell table:style-name="ce4" table:formula="of:=[.C122]" office:value-type="float" office:value="1200">
            <text:p>1200</text:p>
          </table:table-cell>
          <table:table-cell table:style-name="ce4" table:formula="of:=[.D122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23]=[.N122];[.G122];[.G122]+[.$P$2])" office:value-type="float" office:value="690">
            <text:p>69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117]" office:value-type="float" office:value="1">
            <text:p>1</text:p>
          </table:table-cell>
          <table:table-cell table:style-name="ce13" table:number-columns-repeated="2"/>
          <table:table-cell table:style-name="ce13" table:formula="of:=[.N122]" office:value-type="float" office:value="12">
            <text:p>12</text:p>
          </table:table-cell>
          <table:table-cell table:style-name="ce4" table:formula="of:=[.G123]/60" office:value-type="float" office:value="11.5">
            <text:p>11,5</text:p>
          </table:table-cell>
          <table:table-cell table:style-name="ce13" table:number-columns-repeated="21"/>
          <table:table-cell table:style-name="ce4" table:formula="of:=MID([.AL123];15;FIND(&quot;x&quot;;[.AL123];1)-18)" office:value-type="string" office:string-value="tc_agares">
            <text:p>tc_agares</text:p>
          </table:table-cell>
          <table:table-cell table:style-name="ce13" office:value-type="string">
            <text:p><text:tab/><text:tab/><text:tab/><text:tab/>{ name = 'tc_agares', x = 1130, z = 2030, facing = 0, spawnRadius = 0, delay = 21900, orbitalDrop = false, patrolRoute = {{1700, 3800}, {2800, 3700}, {3600, 2500}, }, difficultyAtLeast = 4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24]&amp;&quot;', &quot;&amp;[.C$1]&amp;&quot; = &quot;&amp;[.C124]&amp;&quot;, &quot;&amp;[.D$1]&amp;&quot; = &quot;&amp;[.D124]&amp;&quot;, &quot;&amp;[.E$1]&amp;&quot; = &quot;&amp;[.E124]&amp;&quot;, &quot;&amp;[.F$1]&amp;&quot; = &quot;&amp;[.F124]&amp;&quot;, &quot;&amp;[.G$1]&amp;&quot; = &quot;&amp;[.G124]*30&amp;&quot;, &quot;&amp;[.H$1]&amp;&quot; = &quot;&amp;[.H124]&amp;&quot;, &quot;&amp;IF([.I124]=&quot;&quot;;&quot;&quot;;[.I$1]&amp;&quot; = &quot;&amp;[.I124]&amp;&quot;, &quot;)&amp;IF([.J124]=&quot;&quot;;&quot;&quot;;[.J$1]&amp;&quot; = &quot;&amp;[.J124]&amp;&quot;, &quot;)&amp;IF([.K124]=&quot;&quot;;&quot;&quot;;[.K$1]&amp;&quot; = &quot;&amp;[.K124]&amp;&quot;, &quot;)&amp;&quot; },&quot;" office:value-type="string" office:string-value="{ name = 'tc_acranius', x = 1200, z = 2000, facing = 0, spawnRadius = 0, delay = 20700, orbitalDrop = false, patrolRoute = { {1300, 200}, {3900, 850}, {3600, 2500}, }, difficultyAtLeast = 2,  },">
            <text:p>{ name = 'tc_acranius', x = 1200, z = 2000, facing = 0, spawnRadius = 0, delay = 20700, orbitalDrop = false, patrolRoute = { {1300, 200}, {3900, 850}, {3600, 2500}, }, difficultyAtLeast = 2, <text:s/>},</text:p>
          </table:table-cell>
          <table:table-cell table:style-name="ce13" office:value-type="string">
            <text:p>tc_acranius</text:p>
          </table:table-cell>
          <table:table-cell table:style-name="ce4" table:formula="of:=[.C123]" office:value-type="float" office:value="1200">
            <text:p>1200</text:p>
          </table:table-cell>
          <table:table-cell table:style-name="ce4" table:formula="of:=[.D12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24]=[.N123];[.G123];[.G123]+[.$P$2])" office:value-type="float" office:value="690">
            <text:p>6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118]" office:value-type="float" office:value="2">
            <text:p>2</text:p>
          </table:table-cell>
          <table:table-cell table:style-name="ce4" table:number-columns-repeated="2"/>
          <table:table-cell table:style-name="ce13" table:formula="of:=[.N123]" office:value-type="float" office:value="12">
            <text:p>12</text:p>
          </table:table-cell>
          <table:table-cell table:style-name="ce4" table:formula="of:=[.G124]/60" office:value-type="float" office:value="11.5">
            <text:p>11,5</text:p>
          </table:table-cell>
          <table:table-cell table:style-name="ce4" table:number-columns-repeated="21"/>
          <table:table-cell table:style-name="ce4" table:formula="of:=MID([.AL124];15;FIND(&quot;x&quot;;[.AL124];1)-18)" office:value-type="string" office:string-value="tc_acranius">
            <text:p>tc_acranius</text:p>
          </table:table-cell>
          <table:table-cell table:style-name="ce4" office:value-type="string">
            <text:p><text:tab/><text:tab/><text:tab/><text:tab/>{ name = 'tc_acranius', x = 1070, z = 2000, facing = 0, spawnRadius = 0, delay = 237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125]&amp;&quot;', &quot;&amp;[.C$1]&amp;&quot; = &quot;&amp;[.C125]&amp;&quot;, &quot;&amp;[.D$1]&amp;&quot; = &quot;&amp;[.D125]&amp;&quot;, &quot;&amp;[.E$1]&amp;&quot; = &quot;&amp;[.E125]&amp;&quot;, &quot;&amp;[.F$1]&amp;&quot; = &quot;&amp;[.F125]&amp;&quot;, &quot;&amp;[.G$1]&amp;&quot; = &quot;&amp;[.G125]*30&amp;&quot;, &quot;&amp;[.H$1]&amp;&quot; = &quot;&amp;[.H125]&amp;&quot;, &quot;&amp;IF([.I125]=&quot;&quot;;&quot;&quot;;[.I$1]&amp;&quot; = &quot;&amp;[.I125]&amp;&quot;, &quot;)&amp;IF([.J125]=&quot;&quot;;&quot;&quot;;[.J$1]&amp;&quot; = &quot;&amp;[.J125]&amp;&quot;, &quot;)&amp;IF([.K125]=&quot;&quot;;&quot;&quot;;[.K$1]&amp;&quot; = &quot;&amp;[.K125]&amp;&quot;, &quot;)&amp;&quot; },&quot;" office:value-type="string" office:string-value="{ name = 'tc_sledgehammer', x = 1200, z = 2000, facing = 0, spawnRadius = 0, delay = 20700, orbitalDrop = false, patrolRoute = { {1300, 200}, {3900, 850}, {3600, 2500}, }, difficultyAtLeast = 2,  },">
            <text:p>{ name = 'tc_sledgehammer', x = 1200, z = 2000, facing = 0, spawnRadius = 0, delay = 20700, orbitalDrop = false, patrolRoute = { {1300, 200}, {3900, 850}, {3600, 2500}, }, difficultyAtLeast = 2, <text:s/>},</text:p>
          </table:table-cell>
          <table:table-cell table:style-name="ce13" office:value-type="string">
            <text:p>tc_sledgehammer</text:p>
          </table:table-cell>
          <table:table-cell table:style-name="ce4" table:formula="of:=[.C124]" office:value-type="float" office:value="1200">
            <text:p>1200</text:p>
          </table:table-cell>
          <table:table-cell table:style-name="ce4" table:formula="of:=[.D124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25]=[.N124];[.G124];[.G124]+[.$P$2])" office:value-type="float" office:value="690">
            <text:p>6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119]" office:value-type="float" office:value="2">
            <text:p>2</text:p>
          </table:table-cell>
          <table:table-cell table:style-name="ce4" table:number-columns-repeated="2"/>
          <table:table-cell table:style-name="ce13" table:formula="of:=[.N124]" office:value-type="float" office:value="12">
            <text:p>12</text:p>
          </table:table-cell>
          <table:table-cell table:style-name="ce4" table:formula="of:=[.G125]/60" office:value-type="float" office:value="11.5">
            <text:p>11,5</text:p>
          </table:table-cell>
          <table:table-cell table:style-name="ce4" table:number-columns-repeated="21"/>
          <table:table-cell table:style-name="ce4" table:formula="of:=MID([.AL125];15;FIND(&quot;x&quot;;[.AL125];1)-18)" office:value-type="string" office:string-value="tc_sledgehammer">
            <text:p>tc_sledgehammer</text:p>
          </table:table-cell>
          <table:table-cell table:style-name="ce4" office:value-type="string">
            <text:p><text:tab/><text:tab/><text:tab/><text:tab/>{ name = 'tc_sledgehammer', x = 1100, z = 2000, facing = 0, spawnRadius = 0, delay = 237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126]&amp;&quot;', &quot;&amp;[.C$1]&amp;&quot; = &quot;&amp;[.C126]&amp;&quot;, &quot;&amp;[.D$1]&amp;&quot; = &quot;&amp;[.D126]&amp;&quot;, &quot;&amp;[.E$1]&amp;&quot; = &quot;&amp;[.E126]&amp;&quot;, &quot;&amp;[.F$1]&amp;&quot; = &quot;&amp;[.F126]&amp;&quot;, &quot;&amp;[.G$1]&amp;&quot; = &quot;&amp;[.G126]*30&amp;&quot;, &quot;&amp;[.H$1]&amp;&quot; = &quot;&amp;[.H126]&amp;&quot;, &quot;&amp;IF([.I126]=&quot;&quot;;&quot;&quot;;[.I$1]&amp;&quot; = &quot;&amp;[.I126]&amp;&quot;, &quot;)&amp;IF([.J126]=&quot;&quot;;&quot;&quot;;[.J$1]&amp;&quot; = &quot;&amp;[.J126]&amp;&quot;, &quot;)&amp;IF([.K126]=&quot;&quot;;&quot;&quot;;[.K$1]&amp;&quot; = &quot;&amp;[.K126]&amp;&quot;, &quot;)&amp;&quot; },&quot;" office:value-type="string" office:string-value="{ name = 'tc_acranius', x = 1200, z = 2000, facing = 0, spawnRadius = 0, delay = 20700, orbitalDrop = false, patrolRoute = { {1300, 200}, {3900, 850}, {3600, 2500}, }, difficultyAtLeast = 3,  },">
            <text:p>{ name = 'tc_acranius', x = 1200, z = 2000, facing = 0, spawnRadius = 0, delay = 20700, orbitalDrop = false, patrolRoute = { {1300, 200}, {3900, 850}, {3600, 2500}, }, difficultyAtLeast = 3, <text:s/>},</text:p>
          </table:table-cell>
          <table:table-cell table:style-name="ce13" office:value-type="string">
            <text:p>tc_acranius</text:p>
          </table:table-cell>
          <table:table-cell table:style-name="ce4" table:formula="of:=[.C125]" office:value-type="float" office:value="1200">
            <text:p>1200</text:p>
          </table:table-cell>
          <table:table-cell table:style-name="ce4" table:formula="of:=[.D125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26]=[.N125];[.G125];[.G125]+[.$P$2])" office:value-type="float" office:value="690">
            <text:p>6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120]" office:value-type="float" office:value="3">
            <text:p>3</text:p>
          </table:table-cell>
          <table:table-cell table:style-name="ce4" table:number-columns-repeated="2"/>
          <table:table-cell table:style-name="ce13" table:formula="of:=[.N125]" office:value-type="float" office:value="12">
            <text:p>12</text:p>
          </table:table-cell>
          <table:table-cell table:style-name="ce4" table:formula="of:=[.G126]/60" office:value-type="float" office:value="11.5">
            <text:p>11,5</text:p>
          </table:table-cell>
          <table:table-cell table:style-name="ce4" table:number-columns-repeated="21"/>
          <table:table-cell table:style-name="ce4" table:formula="of:=MID([.AL126];15;FIND(&quot;x&quot;;[.AL126];1)-18)" office:value-type="string" office:string-value="tc_acranius">
            <text:p>tc_acranius</text:p>
          </table:table-cell>
          <table:table-cell table:style-name="ce4" office:value-type="string">
            <text:p><text:tab/><text:tab/><text:tab/><text:tab/>{ name = 'tc_acranius', x = 1130, z = 2000, facing = 0, spawnRadius = 0, delay = 237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127]&amp;&quot;', &quot;&amp;[.C$1]&amp;&quot; = &quot;&amp;[.C127]&amp;&quot;, &quot;&amp;[.D$1]&amp;&quot; = &quot;&amp;[.D127]&amp;&quot;, &quot;&amp;[.E$1]&amp;&quot; = &quot;&amp;[.E127]&amp;&quot;, &quot;&amp;[.F$1]&amp;&quot; = &quot;&amp;[.F127]&amp;&quot;, &quot;&amp;[.G$1]&amp;&quot; = &quot;&amp;[.G127]*30&amp;&quot;, &quot;&amp;[.H$1]&amp;&quot; = &quot;&amp;[.H127]&amp;&quot;, &quot;&amp;IF([.I127]=&quot;&quot;;&quot;&quot;;[.I$1]&amp;&quot; = &quot;&amp;[.I127]&amp;&quot;, &quot;)&amp;IF([.J127]=&quot;&quot;;&quot;&quot;;[.J$1]&amp;&quot; = &quot;&amp;[.J127]&amp;&quot;, &quot;)&amp;IF([.K127]=&quot;&quot;;&quot;&quot;;[.K$1]&amp;&quot; = &quot;&amp;[.K127]&amp;&quot;, &quot;)&amp;&quot; },&quot;" office:value-type="string" office:string-value="{ name = 'tc_sledgehammer', x = 1200, z = 2000, facing = 0, spawnRadius = 0, delay = 20700, orbitalDrop = false, patrolRoute = { {1300, 200}, {3900, 850}, {3600, 2500}, }, difficultyAtLeast = 4,  },">
            <text:p>{ name = 'tc_sledgehammer', x = 1200, z = 2000, facing = 0, spawnRadius = 0, delay = 20700, orbitalDrop = false, patrolRoute = { {1300, 200}, {3900, 850}, {3600, 2500}, }, difficultyAtLeast = 4, <text:s/>},</text:p>
          </table:table-cell>
          <table:table-cell table:style-name="ce13" office:value-type="string">
            <text:p>tc_sledgehammer</text:p>
          </table:table-cell>
          <table:table-cell table:style-name="ce4" table:formula="of:=[.C126]" office:value-type="float" office:value="1200">
            <text:p>1200</text:p>
          </table:table-cell>
          <table:table-cell table:style-name="ce4" table:formula="of:=[.D126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27]=[.N126];[.G126];[.G126]+[.$P$2])" office:value-type="float" office:value="690">
            <text:p>69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121]" office:value-type="float" office:value="4">
            <text:p>4</text:p>
          </table:table-cell>
          <table:table-cell table:style-name="ce4" table:number-columns-repeated="2"/>
          <table:table-cell table:style-name="ce13" table:formula="of:=[.N126]" office:value-type="float" office:value="12">
            <text:p>12</text:p>
          </table:table-cell>
          <table:table-cell table:style-name="ce4" table:formula="of:=[.G127]/60" office:value-type="float" office:value="11.5">
            <text:p>11,5</text:p>
          </table:table-cell>
          <table:table-cell table:style-name="ce4" table:number-columns-repeated="21"/>
          <table:table-cell table:style-name="ce4" table:formula="of:=MID([.AL127];15;FIND(&quot;x&quot;;[.AL127];1)-18)" office:value-type="string" office:string-value="tc_sledgehammer">
            <text:p>tc_sledgehammer</text:p>
          </table:table-cell>
          <table:table-cell table:style-name="ce4" office:value-type="string">
            <text:p><text:tab/><text:tab/><text:tab/><text:tab/>{ name = 'tc_sledgehammer', x = 1100, z = 1970, facing = 0, spawnRadius = 0, delay = 237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128]&amp;&quot;', &quot;&amp;[.C$1]&amp;&quot; = &quot;&amp;[.C128]&amp;&quot;, &quot;&amp;[.D$1]&amp;&quot; = &quot;&amp;[.D128]&amp;&quot;, &quot;&amp;[.E$1]&amp;&quot; = &quot;&amp;[.E128]&amp;&quot;, &quot;&amp;[.F$1]&amp;&quot; = &quot;&amp;[.F128]&amp;&quot;, &quot;&amp;[.G$1]&amp;&quot; = &quot;&amp;[.G128]*30&amp;&quot;, &quot;&amp;[.H$1]&amp;&quot; = &quot;&amp;[.H128]&amp;&quot;, &quot;&amp;IF([.I128]=&quot;&quot;;&quot;&quot;;[.I$1]&amp;&quot; = &quot;&amp;[.I128]&amp;&quot;, &quot;)&amp;IF([.J128]=&quot;&quot;;&quot;&quot;;[.J$1]&amp;&quot; = &quot;&amp;[.J128]&amp;&quot;, &quot;)&amp;IF([.K128]=&quot;&quot;;&quot;&quot;;[.K$1]&amp;&quot; = &quot;&amp;[.K128]&amp;&quot;, &quot;)&amp;&quot; },&quot;" office:value-type="string" office:string-value="{ name = 'tc_acranius', x = 1200, z = 2000, facing = 0, spawnRadius = 0, delay = 22500, orbitalDrop = false, patrolRoute = { {1700, 3800}, {2800, 3700}, {3600, 2500}, }, difficultyAtLeast = 1,  },">
            <text:p>{ name = 'tc_acranius', x = 1200, z = 2000, facing = 0, spawnRadius = 0, delay = 22500, orbitalDrop = false, patrolRoute = { {1700, 3800}, {2800, 3700}, {3600, 2500}, }, difficultyAtLeast = 1, <text:s/>},</text:p>
          </table:table-cell>
          <table:table-cell table:style-name="ce13" office:value-type="string">
            <text:p>tc_acranius</text:p>
          </table:table-cell>
          <table:table-cell table:style-name="ce4" table:formula="of:=[.C127]" office:value-type="float" office:value="1200">
            <text:p>1200</text:p>
          </table:table-cell>
          <table:table-cell table:style-name="ce4" table:formula="of:=[.D127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28]=[.N127];[.G127];[.G127]+[.$P$2])" office:value-type="float" office:value="750">
            <text:p>7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122]" office:value-type="float" office:value="1">
            <text:p>1</text:p>
          </table:table-cell>
          <table:table-cell table:style-name="ce4" table:number-columns-repeated="2"/>
          <table:table-cell table:style-name="ce13" table:formula="of:=[.N122]+1" office:value-type="float" office:value="13">
            <text:p>13</text:p>
          </table:table-cell>
          <table:table-cell table:style-name="ce4" table:formula="of:=[.G128]/60" office:value-type="float" office:value="12.5">
            <text:p>12,5</text:p>
          </table:table-cell>
          <table:table-cell table:style-name="ce4" table:number-columns-repeated="21"/>
          <table:table-cell table:style-name="ce4" table:formula="of:=MID([.AL128];15;FIND(&quot;x&quot;;[.AL128];1)-18)" office:value-type="string" office:string-value="tc_acranius">
            <text:p>tc_acranius</text:p>
          </table:table-cell>
          <table:table-cell table:style-name="ce4" office:value-type="string">
            <text:p><text:tab/><text:tab/><text:tab/><text:tab/>{ name = 'tc_acranius', x = 1100, z = 2000, facing = 0, spawnRadius = 0, delay = 237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129]&amp;&quot;', &quot;&amp;[.C$1]&amp;&quot; = &quot;&amp;[.C129]&amp;&quot;, &quot;&amp;[.D$1]&amp;&quot; = &quot;&amp;[.D129]&amp;&quot;, &quot;&amp;[.E$1]&amp;&quot; = &quot;&amp;[.E129]&amp;&quot;, &quot;&amp;[.F$1]&amp;&quot; = &quot;&amp;[.F129]&amp;&quot;, &quot;&amp;[.G$1]&amp;&quot; = &quot;&amp;[.G129]*30&amp;&quot;, &quot;&amp;[.H$1]&amp;&quot; = &quot;&amp;[.H129]&amp;&quot;, &quot;&amp;IF([.I129]=&quot;&quot;;&quot;&quot;;[.I$1]&amp;&quot; = &quot;&amp;[.I129]&amp;&quot;, &quot;)&amp;IF([.J129]=&quot;&quot;;&quot;&quot;;[.J$1]&amp;&quot; = &quot;&amp;[.J129]&amp;&quot;, &quot;)&amp;IF([.K129]=&quot;&quot;;&quot;&quot;;[.K$1]&amp;&quot; = &quot;&amp;[.K129]&amp;&quot;, &quot;)&amp;&quot; },&quot;" office:value-type="string" office:string-value="{ name = 'tc_sledgehammer', x = 1200, z = 2000, facing = 0, spawnRadius = 0, delay = 22500, orbitalDrop = false, patrolRoute = { {1700, 3800}, {2800, 3700}, {3600, 2500}, }, difficultyAtLeast = 1,  },">
            <text:p>{ name = 'tc_sledgehammer', x = 1200, z = 2000, facing = 0, spawnRadius = 0, delay = 22500, orbitalDrop = false, patrolRoute = { {1700, 3800}, {2800, 3700}, {3600, 2500}, }, difficultyAtLeast = 1, <text:s/>},</text:p>
          </table:table-cell>
          <table:table-cell table:style-name="ce13" office:value-type="string">
            <text:p>tc_sledgehammer</text:p>
          </table:table-cell>
          <table:table-cell table:style-name="ce4" table:formula="of:=[.C128]" office:value-type="float" office:value="1200">
            <text:p>1200</text:p>
          </table:table-cell>
          <table:table-cell table:style-name="ce4" table:formula="of:=[.D128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29]=[.N128];[.G128];[.G128]+[.$P$2])" office:value-type="float" office:value="750">
            <text:p>7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123]" office:value-type="float" office:value="1">
            <text:p>1</text:p>
          </table:table-cell>
          <table:table-cell table:style-name="ce4" table:number-columns-repeated="2"/>
          <table:table-cell table:style-name="ce13" table:formula="of:=[.N123]+1" office:value-type="float" office:value="13">
            <text:p>13</text:p>
          </table:table-cell>
          <table:table-cell table:style-name="ce4" table:formula="of:=[.G129]/60" office:value-type="float" office:value="12.5">
            <text:p>12,5</text:p>
          </table:table-cell>
          <table:table-cell table:style-name="ce4" table:number-columns-repeated="21"/>
          <table:table-cell table:style-name="ce4" table:formula="of:=MID([.AL129];15;FIND(&quot;x&quot;;[.AL129];1)-18)" office:value-type="string" office:string-value="tc_sledgehammer">
            <text:p>tc_sledgehammer</text:p>
          </table:table-cell>
          <table:table-cell table:style-name="ce4" office:value-type="string">
            <text:p><text:tab/><text:tab/><text:tab/><text:tab/>{ name = 'tc_sledgehammer', x = 1100, z = 2030, facing = 0, spawnRadius = 0, delay = 237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130]&amp;&quot;', &quot;&amp;[.C$1]&amp;&quot; = &quot;&amp;[.C130]&amp;&quot;, &quot;&amp;[.D$1]&amp;&quot; = &quot;&amp;[.D130]&amp;&quot;, &quot;&amp;[.E$1]&amp;&quot; = &quot;&amp;[.E130]&amp;&quot;, &quot;&amp;[.F$1]&amp;&quot; = &quot;&amp;[.F130]&amp;&quot;, &quot;&amp;[.G$1]&amp;&quot; = &quot;&amp;[.G130]*30&amp;&quot;, &quot;&amp;[.H$1]&amp;&quot; = &quot;&amp;[.H130]&amp;&quot;, &quot;&amp;IF([.I130]=&quot;&quot;;&quot;&quot;;[.I$1]&amp;&quot; = &quot;&amp;[.I130]&amp;&quot;, &quot;)&amp;IF([.J130]=&quot;&quot;;&quot;&quot;;[.J$1]&amp;&quot; = &quot;&amp;[.J130]&amp;&quot;, &quot;)&amp;IF([.K130]=&quot;&quot;;&quot;&quot;;[.K$1]&amp;&quot; = &quot;&amp;[.K130]&amp;&quot;, &quot;)&amp;&quot; },&quot;" office:value-type="string" office:string-value="{ name = 'tc_acranius', x = 1200, z = 2000, facing = 0, spawnRadius = 0, delay = 22500, orbitalDrop = false, patrolRoute = { {1700, 3800}, {2800, 3700}, {3600, 2500}, }, difficultyAtLeast = 2,  },">
            <text:p>{ name = 'tc_acranius', x = 1200, z = 2000, facing = 0, spawnRadius = 0, delay = 22500, orbitalDrop = false, patrolRoute = { {1700, 3800}, {2800, 3700}, {3600, 2500}, }, difficultyAtLeast = 2, <text:s/>},</text:p>
          </table:table-cell>
          <table:table-cell table:style-name="ce13" office:value-type="string">
            <text:p>tc_acranius</text:p>
          </table:table-cell>
          <table:table-cell table:style-name="ce4" table:formula="of:=[.C129]" office:value-type="float" office:value="1200">
            <text:p>1200</text:p>
          </table:table-cell>
          <table:table-cell table:style-name="ce4" table:formula="of:=[.D129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30]=[.N129];[.G129];[.G129]+[.$P$2])" office:value-type="float" office:value="750">
            <text:p>7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124]" office:value-type="float" office:value="2">
            <text:p>2</text:p>
          </table:table-cell>
          <table:table-cell table:style-name="ce4" table:number-columns-repeated="2"/>
          <table:table-cell table:style-name="ce13" table:formula="of:=[.N124]+1" office:value-type="float" office:value="13">
            <text:p>13</text:p>
          </table:table-cell>
          <table:table-cell table:style-name="ce4" table:formula="of:=[.G130]/60" office:value-type="float" office:value="12.5">
            <text:p>12,5</text:p>
          </table:table-cell>
          <table:table-cell table:style-name="ce4" table:number-columns-repeated="21"/>
          <table:table-cell table:style-name="ce4" table:formula="of:=MID([.AL130];15;FIND(&quot;x&quot;;[.AL130];1)-18)" office:value-type="string" office:string-value="tc_acranius">
            <text:p>tc_acranius</text:p>
          </table:table-cell>
          <table:table-cell table:style-name="ce4" office:value-type="string">
            <text:p><text:tab/><text:tab/><text:tab/><text:tab/>{ name = 'tc_acranius', x = 1070, z = 1970, facing = 0, spawnRadius = 0, delay = 23700, orbitalDrop = false, patrolRoute = {{1300, 200}, {3900, 850}, {3600, 2500}, }, difficultyAtLeast = 2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131]&amp;&quot;', &quot;&amp;[.C$1]&amp;&quot; = &quot;&amp;[.C131]&amp;&quot;, &quot;&amp;[.D$1]&amp;&quot; = &quot;&amp;[.D131]&amp;&quot;, &quot;&amp;[.E$1]&amp;&quot; = &quot;&amp;[.E131]&amp;&quot;, &quot;&amp;[.F$1]&amp;&quot; = &quot;&amp;[.F131]&amp;&quot;, &quot;&amp;[.G$1]&amp;&quot; = &quot;&amp;[.G131]*30&amp;&quot;, &quot;&amp;[.H$1]&amp;&quot; = &quot;&amp;[.H131]&amp;&quot;, &quot;&amp;IF([.I131]=&quot;&quot;;&quot;&quot;;[.I$1]&amp;&quot; = &quot;&amp;[.I131]&amp;&quot;, &quot;)&amp;IF([.J131]=&quot;&quot;;&quot;&quot;;[.J$1]&amp;&quot; = &quot;&amp;[.J131]&amp;&quot;, &quot;)&amp;IF([.K131]=&quot;&quot;;&quot;&quot;;[.K$1]&amp;&quot; = &quot;&amp;[.K131]&amp;&quot;, &quot;)&amp;&quot; },&quot;" office:value-type="string" office:string-value="{ name = 'tc_sledgehammer', x = 1200, z = 2000, facing = 0, spawnRadius = 0, delay = 22500, orbitalDrop = false, patrolRoute = { {1700, 3800}, {2800, 3700}, {3600, 2500}, }, difficultyAtLeast = 2,  },">
            <text:p>{ name = 'tc_sledgehammer', x = 1200, z = 2000, facing = 0, spawnRadius = 0, delay = 22500, orbitalDrop = false, patrolRoute = { {1700, 3800}, {2800, 3700}, {3600, 2500}, }, difficultyAtLeast = 2, <text:s/>},</text:p>
          </table:table-cell>
          <table:table-cell table:style-name="ce13" office:value-type="string">
            <text:p>tc_sledgehammer</text:p>
          </table:table-cell>
          <table:table-cell table:style-name="ce4" table:formula="of:=[.C130]" office:value-type="float" office:value="1200">
            <text:p>1200</text:p>
          </table:table-cell>
          <table:table-cell table:style-name="ce4" table:formula="of:=[.D130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31]=[.N130];[.G130];[.G130]+[.$P$2])" office:value-type="float" office:value="750">
            <text:p>7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125]" office:value-type="float" office:value="2">
            <text:p>2</text:p>
          </table:table-cell>
          <table:table-cell table:style-name="ce4" table:number-columns-repeated="2"/>
          <table:table-cell table:style-name="ce13" table:formula="of:=[.N125]+1" office:value-type="float" office:value="13">
            <text:p>13</text:p>
          </table:table-cell>
          <table:table-cell table:style-name="ce4" table:formula="of:=[.G131]/60" office:value-type="float" office:value="12.5">
            <text:p>12,5</text:p>
          </table:table-cell>
          <table:table-cell table:style-name="ce4" table:number-columns-repeated="21"/>
          <table:table-cell table:style-name="ce4" table:formula="of:=MID([.AL131];15;FIND(&quot;x&quot;;[.AL131];1)-18)" office:value-type="string" office:string-value="tc_sledgehammer">
            <text:p>tc_sledgehammer</text:p>
          </table:table-cell>
          <table:table-cell table:style-name="ce4" office:value-type="string">
            <text:p><text:tab/><text:tab/><text:tab/><text:tab/>{ name = 'tc_sledgehammer', x = 1100, z = 2000, facing = 0, spawnRadius = 0, delay = 23700, orbitalDrop = false, patrolRoute = {{1300, 200}, {3900, 850}, {3600, 2500}, }, difficultyAtLeast = 3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132]&amp;&quot;', &quot;&amp;[.C$1]&amp;&quot; = &quot;&amp;[.C132]&amp;&quot;, &quot;&amp;[.D$1]&amp;&quot; = &quot;&amp;[.D132]&amp;&quot;, &quot;&amp;[.E$1]&amp;&quot; = &quot;&amp;[.E132]&amp;&quot;, &quot;&amp;[.F$1]&amp;&quot; = &quot;&amp;[.F132]&amp;&quot;, &quot;&amp;[.G$1]&amp;&quot; = &quot;&amp;[.G132]*30&amp;&quot;, &quot;&amp;[.H$1]&amp;&quot; = &quot;&amp;[.H132]&amp;&quot;, &quot;&amp;IF([.I132]=&quot;&quot;;&quot;&quot;;[.I$1]&amp;&quot; = &quot;&amp;[.I132]&amp;&quot;, &quot;)&amp;IF([.J132]=&quot;&quot;;&quot;&quot;;[.J$1]&amp;&quot; = &quot;&amp;[.J132]&amp;&quot;, &quot;)&amp;IF([.K132]=&quot;&quot;;&quot;&quot;;[.K$1]&amp;&quot; = &quot;&amp;[.K132]&amp;&quot;, &quot;)&amp;&quot; },&quot;" office:value-type="string" office:string-value="{ name = 'tc_acranius', x = 1200, z = 2000, facing = 0, spawnRadius = 0, delay = 22500, orbitalDrop = false, patrolRoute = { {1700, 3800}, {2800, 3700}, {3600, 2500}, }, difficultyAtLeast = 3,  },">
            <text:p>{ name = 'tc_acranius', x = 1200, z = 2000, facing = 0, spawnRadius = 0, delay = 22500, orbitalDrop = false, patrolRoute = { {1700, 3800}, {2800, 3700}, {3600, 2500}, }, difficultyAtLeast = 3, <text:s/>},</text:p>
          </table:table-cell>
          <table:table-cell table:style-name="ce13" office:value-type="string">
            <text:p>tc_acranius</text:p>
          </table:table-cell>
          <table:table-cell table:style-name="ce4" table:formula="of:=[.C131]" office:value-type="float" office:value="1200">
            <text:p>1200</text:p>
          </table:table-cell>
          <table:table-cell table:style-name="ce4" table:formula="of:=[.D131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32]=[.N131];[.G131];[.G131]+[.$P$2])" office:value-type="float" office:value="750">
            <text:p>7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126]" office:value-type="float" office:value="3">
            <text:p>3</text:p>
          </table:table-cell>
          <table:table-cell table:style-name="ce4" table:number-columns-repeated="2"/>
          <table:table-cell table:style-name="ce13" table:formula="of:=[.N126]+1" office:value-type="float" office:value="13">
            <text:p>13</text:p>
          </table:table-cell>
          <table:table-cell table:style-name="ce4" table:formula="of:=[.G132]/60" office:value-type="float" office:value="12.5">
            <text:p>12,5</text:p>
          </table:table-cell>
          <table:table-cell table:style-name="ce4" table:number-columns-repeated="21"/>
          <table:table-cell table:style-name="ce4" table:formula="of:=MID([.AL132];15;FIND(&quot;x&quot;;[.AL132];1)-18)" office:value-type="string" office:string-value="tc_acranius">
            <text:p>tc_acranius</text:p>
          </table:table-cell>
          <table:table-cell table:style-name="ce4" office:value-type="string">
            <text:p><text:tab/><text:tab/><text:tab/><text:tab/>{ name = 'tc_acranius', x = 1130, z = 2030, facing = 0, spawnRadius = 0, delay = 23700, orbitalDrop = false, patrolRoute = {{1300, 200}, {3900, 850}, {3600, 2500}, }, difficultyAtLeast = 4, <text:s/>},<text:tab/>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133]&amp;&quot;', &quot;&amp;[.C$1]&amp;&quot; = &quot;&amp;[.C133]&amp;&quot;, &quot;&amp;[.D$1]&amp;&quot; = &quot;&amp;[.D133]&amp;&quot;, &quot;&amp;[.E$1]&amp;&quot; = &quot;&amp;[.E133]&amp;&quot;, &quot;&amp;[.F$1]&amp;&quot; = &quot;&amp;[.F133]&amp;&quot;, &quot;&amp;[.G$1]&amp;&quot; = &quot;&amp;[.G133]*30&amp;&quot;, &quot;&amp;[.H$1]&amp;&quot; = &quot;&amp;[.H133]&amp;&quot;, &quot;&amp;IF([.I133]=&quot;&quot;;&quot;&quot;;[.I$1]&amp;&quot; = &quot;&amp;[.I133]&amp;&quot;, &quot;)&amp;IF([.J133]=&quot;&quot;;&quot;&quot;;[.J$1]&amp;&quot; = &quot;&amp;[.J133]&amp;&quot;, &quot;)&amp;IF([.K133]=&quot;&quot;;&quot;&quot;;[.K$1]&amp;&quot; = &quot;&amp;[.K133]&amp;&quot;, &quot;)&amp;&quot; },&quot;" office:value-type="string" office:string-value="{ name = 'tc_sledgehammer', x = 1200, z = 2000, facing = 0, spawnRadius = 0, delay = 22500, orbitalDrop = false, patrolRoute = { {1700, 3800}, {2800, 3700}, {3600, 2500}, }, difficultyAtLeast = 4,  },">
            <text:p>{ name = 'tc_sledgehammer', x = 1200, z = 2000, facing = 0, spawnRadius = 0, delay = 22500, orbitalDrop = false, patrolRoute = { {1700, 3800}, {2800, 3700}, {3600, 2500}, }, difficultyAtLeast = 4, <text:s/>},</text:p>
          </table:table-cell>
          <table:table-cell table:style-name="ce13" table:formula="of:=[.B127]" office:value-type="string" office:string-value="tc_sledgehammer">
            <text:p>tc_sledgehammer</text:p>
          </table:table-cell>
          <table:table-cell table:style-name="ce4" table:formula="of:=[.C132]" office:value-type="float" office:value="1200">
            <text:p>1200</text:p>
          </table:table-cell>
          <table:table-cell table:style-name="ce4" table:formula="of:=[.D132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33]=[.N132];[.G132];[.G132]+[.$P$2])" office:value-type="float" office:value="750">
            <text:p>75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127]" office:value-type="float" office:value="4">
            <text:p>4</text:p>
          </table:table-cell>
          <table:table-cell table:style-name="ce4" table:number-columns-repeated="2"/>
          <table:table-cell table:style-name="ce13" table:formula="of:=[.N127]+1" office:value-type="float" office:value="13">
            <text:p>13</text:p>
          </table:table-cell>
          <table:table-cell table:style-name="ce4" table:formula="of:=[.G133]/60" office:value-type="float" office:value="12.5">
            <text:p>12,5</text:p>
          </table:table-cell>
          <table:table-cell table:style-name="ce4" table:number-columns-repeated="8"/>
          <table:table-cell table:number-columns-repeated="1001"/>
        </table:table-row>
        <table:table-row table:style-name="ro4">
          <table:table-cell table:style-name="ce10" table:formula="of:=&quot;{ &quot;&amp;[.B$1]&amp;&quot; = '&quot;&amp;[.B134]&amp;&quot;', &quot;&amp;[.C$1]&amp;&quot; = &quot;&amp;[.C134]&amp;&quot;, &quot;&amp;[.D$1]&amp;&quot; = &quot;&amp;[.D134]&amp;&quot;, &quot;&amp;[.E$1]&amp;&quot; = &quot;&amp;[.E134]&amp;&quot;, &quot;&amp;[.F$1]&amp;&quot; = &quot;&amp;[.F134]&amp;&quot;, &quot;&amp;[.G$1]&amp;&quot; = &quot;&amp;[.G134]*30&amp;&quot;, &quot;&amp;[.H$1]&amp;&quot; = &quot;&amp;[.H134]&amp;&quot;, &quot;&amp;IF([.I134]=&quot;&quot;;&quot;&quot;;[.I$1]&amp;&quot; = &quot;&amp;[.I134]&amp;&quot;, &quot;)&amp;IF([.J134]=&quot;&quot;;&quot;&quot;;[.J$1]&amp;&quot; = &quot;&amp;[.J134]&amp;&quot;, &quot;)&amp;IF([.K134]=&quot;&quot;;&quot;&quot;;[.K$1]&amp;&quot; = &quot;&amp;[.K134]&amp;&quot;, &quot;)&amp;&quot; },&quot;" office:value-type="string" office:string-value="{ name = 'tc_agares', x = 1200, z = 2000, facing = 0, spawnRadius = 0, delay = 24300, orbitalDrop = false, patrolRoute = { {1300, 200}, {3900, 850}, {3600, 2500}, }, difficultyAtLeast = 1,  },">
            <text:p>{ name = 'tc_agares', x = 1200, z = 2000, facing = 0, spawnRadius = 0, delay = 24300, orbitalDrop = false, patrolRoute = { {1300, 200}, {3900, 850}, {3600, 2500}, }, difficultyAtLeast = 1, <text:s/>},</text:p>
          </table:table-cell>
          <table:table-cell table:style-name="ce13" office:value-type="string">
            <text:p>tc_agares</text:p>
          </table:table-cell>
          <table:table-cell table:style-name="ce4" table:formula="of:=[.C133]" office:value-type="float" office:value="1200">
            <text:p>1200</text:p>
          </table:table-cell>
          <table:table-cell table:style-name="ce4" table:formula="of:=[.D133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34]=[.N133];[.G133];[.G133]+[.$P$2])" office:value-type="float" office:value="810">
            <text:p>81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128]" office:value-type="float" office:value="1">
            <text:p>1</text:p>
          </table:table-cell>
          <table:table-cell table:style-name="ce13" table:number-columns-repeated="2"/>
          <table:table-cell table:style-name="ce13" table:formula="of:=[.N133]+1" office:value-type="float" office:value="14">
            <text:p>14</text:p>
          </table:table-cell>
          <table:table-cell table:style-name="ce4" table:formula="of:=[.G134]/60" office:value-type="float" office:value="13.5">
            <text:p>13,5</text:p>
          </table:table-cell>
          <table:table-cell table:style-name="ce13" table:number-columns-repeated="21"/>
          <table:table-cell table:style-name="ce4" table:formula="of:=MID([.AL134];15;FIND(&quot;x&quot;;[.AL134];1)-18)" office:value-type="string" office:string-value="tc_agares">
            <text:p>tc_agares</text:p>
          </table:table-cell>
          <table:table-cell table:style-name="ce13" office:value-type="string">
            <text:p><text:tab/><text:tab/><text:tab/><text:tab/>{ name = 'tc_agares', x = 1070, z = 1970, facing = 0, spawnRadius = 0, delay = 21900, orbitalDrop = false, patrolRoute = {{1700, 3800}, {2800, 3700}, {3600, 2500}, }, difficultyAtLeast = 4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35]&amp;&quot;', &quot;&amp;[.C$1]&amp;&quot; = &quot;&amp;[.C135]&amp;&quot;, &quot;&amp;[.D$1]&amp;&quot; = &quot;&amp;[.D135]&amp;&quot;, &quot;&amp;[.E$1]&amp;&quot; = &quot;&amp;[.E135]&amp;&quot;, &quot;&amp;[.F$1]&amp;&quot; = &quot;&amp;[.F135]&amp;&quot;, &quot;&amp;[.G$1]&amp;&quot; = &quot;&amp;[.G135]*30&amp;&quot;, &quot;&amp;[.H$1]&amp;&quot; = &quot;&amp;[.H135]&amp;&quot;, &quot;&amp;IF([.I135]=&quot;&quot;;&quot;&quot;;[.I$1]&amp;&quot; = &quot;&amp;[.I135]&amp;&quot;, &quot;)&amp;IF([.J135]=&quot;&quot;;&quot;&quot;;[.J$1]&amp;&quot; = &quot;&amp;[.J135]&amp;&quot;, &quot;)&amp;IF([.K135]=&quot;&quot;;&quot;&quot;;[.K$1]&amp;&quot; = &quot;&amp;[.K135]&amp;&quot;, &quot;)&amp;&quot; },&quot;" office:value-type="string" office:string-value="{ name = 'tc_agares', x = 1200, z = 2000, facing = 0, spawnRadius = 0, delay = 24300, orbitalDrop = false, patrolRoute = { {1300, 200}, {3900, 850}, {3600, 2500}, }, difficultyAtLeast = 1,  },">
            <text:p>{ name = 'tc_agares', x = 1200, z = 2000, facing = 0, spawnRadius = 0, delay = 24300, orbitalDrop = false, patrolRoute = { {1300, 200}, {3900, 850}, {3600, 2500}, }, difficultyAtLeast = 1, <text:s/>},</text:p>
          </table:table-cell>
          <table:table-cell table:style-name="ce13" office:value-type="string">
            <text:p>tc_agares</text:p>
          </table:table-cell>
          <table:table-cell table:style-name="ce4" table:formula="of:=[.C134]" office:value-type="float" office:value="1200">
            <text:p>1200</text:p>
          </table:table-cell>
          <table:table-cell table:style-name="ce4" table:formula="of:=[.D134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35]=[.N134];[.G134];[.G134]+[.$P$2])" office:value-type="float" office:value="810">
            <text:p>81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300, 200}, {3900, 850}, {3600, 2500}, }</text:p>
          </table:table-cell>
          <table:table-cell table:style-name="ce13" table:formula="of:=[.K129]" office:value-type="float" office:value="1">
            <text:p>1</text:p>
          </table:table-cell>
          <table:table-cell table:style-name="ce13" table:number-columns-repeated="2"/>
          <table:table-cell table:style-name="ce13" table:formula="of:=[.N134]" office:value-type="float" office:value="14">
            <text:p>14</text:p>
          </table:table-cell>
          <table:table-cell table:style-name="ce4" table:formula="of:=[.G135]/60" office:value-type="float" office:value="13.5">
            <text:p>13,5</text:p>
          </table:table-cell>
          <table:table-cell table:style-name="ce13" table:number-columns-repeated="21"/>
          <table:table-cell table:style-name="ce4" table:formula="of:=MID([.AL135];15;FIND(&quot;x&quot;;[.AL135];1)-18)" office:value-type="string" office:string-value="tc_agares">
            <text:p>tc_agares</text:p>
          </table:table-cell>
          <table:table-cell table:style-name="ce13" office:value-type="string">
            <text:p><text:tab/><text:tab/><text:tab/><text:tab/>{ name = 'tc_agares', x = 1130, z = 2030, facing = 0, spawnRadius = 0, delay = 21900, orbitalDrop = false, patrolRoute = {{1700, 3800}, {2800, 3700}, {3600, 2500}, }, difficultyAtLeast = 4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36]&amp;&quot;', &quot;&amp;[.C$1]&amp;&quot; = &quot;&amp;[.C136]&amp;&quot;, &quot;&amp;[.D$1]&amp;&quot; = &quot;&amp;[.D136]&amp;&quot;, &quot;&amp;[.E$1]&amp;&quot; = &quot;&amp;[.E136]&amp;&quot;, &quot;&amp;[.F$1]&amp;&quot; = &quot;&amp;[.F136]&amp;&quot;, &quot;&amp;[.G$1]&amp;&quot; = &quot;&amp;[.G136]*30&amp;&quot;, &quot;&amp;[.H$1]&amp;&quot; = &quot;&amp;[.H136]&amp;&quot;, &quot;&amp;IF([.I136]=&quot;&quot;;&quot;&quot;;[.I$1]&amp;&quot; = &quot;&amp;[.I136]&amp;&quot;, &quot;)&amp;IF([.J136]=&quot;&quot;;&quot;&quot;;[.J$1]&amp;&quot; = &quot;&amp;[.J136]&amp;&quot;, &quot;)&amp;IF([.K136]=&quot;&quot;;&quot;&quot;;[.K$1]&amp;&quot; = &quot;&amp;[.K136]&amp;&quot;, &quot;)&amp;&quot; },&quot;" office:value-type="string" office:string-value="{ name = 'tc_acranius', x = 1200, z = 2000, facing = 0, spawnRadius = 0, delay = 24300, orbitalDrop = false, patrolRoute = { {1300, 200}, {3900, 850}, {3600, 2500}, }, difficultyAtLeast = 2,  },">
            <text:p>{ name = 'tc_acranius', x = 1200, z = 2000, facing = 0, spawnRadius = 0, delay = 24300, orbitalDrop = false, patrolRoute = { {1300, 200}, {3900, 850}, {3600, 2500}, }, difficultyAtLeast = 2, <text:s/>},</text:p>
          </table:table-cell>
          <table:table-cell table:style-name="ce13" office:value-type="string">
            <text:p>tc_acranius</text:p>
          </table:table-cell>
          <table:table-cell table:style-name="ce4" table:formula="of:=[.C135]" office:value-type="float" office:value="1200">
            <text:p>1200</text:p>
          </table:table-cell>
          <table:table-cell table:style-name="ce4" table:formula="of:=[.D135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36]=[.N135];[.G135];[.G135]+[.$P$2])" office:value-type="float" office:value="810">
            <text:p>8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130]" office:value-type="float" office:value="2">
            <text:p>2</text:p>
          </table:table-cell>
          <table:table-cell table:style-name="ce4" table:number-columns-repeated="2"/>
          <table:table-cell table:style-name="ce13" table:formula="of:=[.N135]" office:value-type="float" office:value="14">
            <text:p>14</text:p>
          </table:table-cell>
          <table:table-cell table:style-name="ce4" table:formula="of:=[.G136]/60" office:value-type="float" office:value="13.5">
            <text:p>13,5</text:p>
          </table:table-cell>
          <table:table-cell table:style-name="ce4" table:number-columns-repeated="21"/>
          <table:table-cell table:style-name="ce4" table:formula="of:=MID([.AL136];15;FIND(&quot;x&quot;;[.AL136];1)-18)" office:value-type="string" office:string-value="tc_acranius">
            <text:p>tc_acranius</text:p>
          </table:table-cell>
          <table:table-cell table:style-name="ce4" office:value-type="string">
            <text:p><text:tab/><text:tab/><text:tab/><text:tab/>{ name = 'tc_acranius', x = 1070, z = 2000, facing = 0, spawnRadius = 0, delay = 237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137]&amp;&quot;', &quot;&amp;[.C$1]&amp;&quot; = &quot;&amp;[.C137]&amp;&quot;, &quot;&amp;[.D$1]&amp;&quot; = &quot;&amp;[.D137]&amp;&quot;, &quot;&amp;[.E$1]&amp;&quot; = &quot;&amp;[.E137]&amp;&quot;, &quot;&amp;[.F$1]&amp;&quot; = &quot;&amp;[.F137]&amp;&quot;, &quot;&amp;[.G$1]&amp;&quot; = &quot;&amp;[.G137]*30&amp;&quot;, &quot;&amp;[.H$1]&amp;&quot; = &quot;&amp;[.H137]&amp;&quot;, &quot;&amp;IF([.I137]=&quot;&quot;;&quot;&quot;;[.I$1]&amp;&quot; = &quot;&amp;[.I137]&amp;&quot;, &quot;)&amp;IF([.J137]=&quot;&quot;;&quot;&quot;;[.J$1]&amp;&quot; = &quot;&amp;[.J137]&amp;&quot;, &quot;)&amp;IF([.K137]=&quot;&quot;;&quot;&quot;;[.K$1]&amp;&quot; = &quot;&amp;[.K137]&amp;&quot;, &quot;)&amp;&quot; },&quot;" office:value-type="string" office:string-value="{ name = 'tc_sledgehammer', x = 1200, z = 2000, facing = 0, spawnRadius = 0, delay = 24300, orbitalDrop = false, patrolRoute = { {1300, 200}, {3900, 850}, {3600, 2500}, }, difficultyAtLeast = 2,  },">
            <text:p>{ name = 'tc_sledgehammer', x = 1200, z = 2000, facing = 0, spawnRadius = 0, delay = 24300, orbitalDrop = false, patrolRoute = { {1300, 200}, {3900, 850}, {3600, 2500}, }, difficultyAtLeast = 2, <text:s/>},</text:p>
          </table:table-cell>
          <table:table-cell table:style-name="ce13" office:value-type="string">
            <text:p>tc_sledgehammer</text:p>
          </table:table-cell>
          <table:table-cell table:style-name="ce4" table:formula="of:=[.C136]" office:value-type="float" office:value="1200">
            <text:p>1200</text:p>
          </table:table-cell>
          <table:table-cell table:style-name="ce4" table:formula="of:=[.D136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37]=[.N136];[.G136];[.G136]+[.$P$2])" office:value-type="float" office:value="810">
            <text:p>8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131]" office:value-type="float" office:value="2">
            <text:p>2</text:p>
          </table:table-cell>
          <table:table-cell table:style-name="ce4" table:number-columns-repeated="2"/>
          <table:table-cell table:style-name="ce13" table:formula="of:=[.N136]" office:value-type="float" office:value="14">
            <text:p>14</text:p>
          </table:table-cell>
          <table:table-cell table:style-name="ce4" table:formula="of:=[.G137]/60" office:value-type="float" office:value="13.5">
            <text:p>13,5</text:p>
          </table:table-cell>
          <table:table-cell table:style-name="ce4" table:number-columns-repeated="21"/>
          <table:table-cell table:style-name="ce4" table:formula="of:=MID([.AL137];15;FIND(&quot;x&quot;;[.AL137];1)-18)" office:value-type="string" office:string-value="tc_sledgehammer">
            <text:p>tc_sledgehammer</text:p>
          </table:table-cell>
          <table:table-cell table:style-name="ce4" office:value-type="string">
            <text:p><text:tab/><text:tab/><text:tab/><text:tab/>{ name = 'tc_sledgehammer', x = 1100, z = 2000, facing = 0, spawnRadius = 0, delay = 237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138]&amp;&quot;', &quot;&amp;[.C$1]&amp;&quot; = &quot;&amp;[.C138]&amp;&quot;, &quot;&amp;[.D$1]&amp;&quot; = &quot;&amp;[.D138]&amp;&quot;, &quot;&amp;[.E$1]&amp;&quot; = &quot;&amp;[.E138]&amp;&quot;, &quot;&amp;[.F$1]&amp;&quot; = &quot;&amp;[.F138]&amp;&quot;, &quot;&amp;[.G$1]&amp;&quot; = &quot;&amp;[.G138]*30&amp;&quot;, &quot;&amp;[.H$1]&amp;&quot; = &quot;&amp;[.H138]&amp;&quot;, &quot;&amp;IF([.I138]=&quot;&quot;;&quot;&quot;;[.I$1]&amp;&quot; = &quot;&amp;[.I138]&amp;&quot;, &quot;)&amp;IF([.J138]=&quot;&quot;;&quot;&quot;;[.J$1]&amp;&quot; = &quot;&amp;[.J138]&amp;&quot;, &quot;)&amp;IF([.K138]=&quot;&quot;;&quot;&quot;;[.K$1]&amp;&quot; = &quot;&amp;[.K138]&amp;&quot;, &quot;)&amp;&quot; },&quot;" office:value-type="string" office:string-value="{ name = 'tc_acranius', x = 1200, z = 2000, facing = 0, spawnRadius = 0, delay = 24300, orbitalDrop = false, patrolRoute = { {1300, 200}, {3900, 850}, {3600, 2500}, }, difficultyAtLeast = 3,  },">
            <text:p>{ name = 'tc_acranius', x = 1200, z = 2000, facing = 0, spawnRadius = 0, delay = 24300, orbitalDrop = false, patrolRoute = { {1300, 200}, {3900, 850}, {3600, 2500}, }, difficultyAtLeast = 3, <text:s/>},</text:p>
          </table:table-cell>
          <table:table-cell table:style-name="ce13" office:value-type="string">
            <text:p>tc_acranius</text:p>
          </table:table-cell>
          <table:table-cell table:style-name="ce4" table:formula="of:=[.C137]" office:value-type="float" office:value="1200">
            <text:p>1200</text:p>
          </table:table-cell>
          <table:table-cell table:style-name="ce4" table:formula="of:=[.D137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38]=[.N137];[.G137];[.G137]+[.$P$2])" office:value-type="float" office:value="810">
            <text:p>8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132]" office:value-type="float" office:value="3">
            <text:p>3</text:p>
          </table:table-cell>
          <table:table-cell table:style-name="ce4" table:number-columns-repeated="2"/>
          <table:table-cell table:style-name="ce13" table:formula="of:=[.N137]" office:value-type="float" office:value="14">
            <text:p>14</text:p>
          </table:table-cell>
          <table:table-cell table:style-name="ce4" table:formula="of:=[.G138]/60" office:value-type="float" office:value="13.5">
            <text:p>13,5</text:p>
          </table:table-cell>
          <table:table-cell table:style-name="ce4" table:number-columns-repeated="21"/>
          <table:table-cell table:style-name="ce4" table:formula="of:=MID([.AL138];15;FIND(&quot;x&quot;;[.AL138];1)-18)" office:value-type="string" office:string-value="tc_acranius">
            <text:p>tc_acranius</text:p>
          </table:table-cell>
          <table:table-cell table:style-name="ce4" office:value-type="string">
            <text:p><text:tab/><text:tab/><text:tab/><text:tab/>{ name = 'tc_acranius', x = 1130, z = 2000, facing = 0, spawnRadius = 0, delay = 237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139]&amp;&quot;', &quot;&amp;[.C$1]&amp;&quot; = &quot;&amp;[.C139]&amp;&quot;, &quot;&amp;[.D$1]&amp;&quot; = &quot;&amp;[.D139]&amp;&quot;, &quot;&amp;[.E$1]&amp;&quot; = &quot;&amp;[.E139]&amp;&quot;, &quot;&amp;[.F$1]&amp;&quot; = &quot;&amp;[.F139]&amp;&quot;, &quot;&amp;[.G$1]&amp;&quot; = &quot;&amp;[.G139]*30&amp;&quot;, &quot;&amp;[.H$1]&amp;&quot; = &quot;&amp;[.H139]&amp;&quot;, &quot;&amp;IF([.I139]=&quot;&quot;;&quot;&quot;;[.I$1]&amp;&quot; = &quot;&amp;[.I139]&amp;&quot;, &quot;)&amp;IF([.J139]=&quot;&quot;;&quot;&quot;;[.J$1]&amp;&quot; = &quot;&amp;[.J139]&amp;&quot;, &quot;)&amp;IF([.K139]=&quot;&quot;;&quot;&quot;;[.K$1]&amp;&quot; = &quot;&amp;[.K139]&amp;&quot;, &quot;)&amp;&quot; },&quot;" office:value-type="string" office:string-value="{ name = 'tc_sledgehammer', x = 1200, z = 2000, facing = 0, spawnRadius = 0, delay = 24300, orbitalDrop = false, patrolRoute = { {1300, 200}, {3900, 850}, {3600, 2500}, }, difficultyAtLeast = 4,  },">
            <text:p>{ name = 'tc_sledgehammer', x = 1200, z = 2000, facing = 0, spawnRadius = 0, delay = 24300, orbitalDrop = false, patrolRoute = { {1300, 200}, {3900, 850}, {3600, 2500}, }, difficultyAtLeast = 4, <text:s/>},</text:p>
          </table:table-cell>
          <table:table-cell table:style-name="ce13" office:value-type="string">
            <text:p>tc_sledgehammer</text:p>
          </table:table-cell>
          <table:table-cell table:style-name="ce4" table:formula="of:=[.C138]" office:value-type="float" office:value="1200">
            <text:p>1200</text:p>
          </table:table-cell>
          <table:table-cell table:style-name="ce4" table:formula="of:=[.D138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39]=[.N138];[.G138];[.G138]+[.$P$2])" office:value-type="float" office:value="810">
            <text:p>8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300, 200}, {3900, 850}, {3600, 2500}, }</text:p>
          </table:table-cell>
          <table:table-cell table:style-name="ce13" table:formula="of:=[.K133]" office:value-type="float" office:value="4">
            <text:p>4</text:p>
          </table:table-cell>
          <table:table-cell table:style-name="ce4" table:number-columns-repeated="2"/>
          <table:table-cell table:style-name="ce13" table:formula="of:=[.N138]" office:value-type="float" office:value="14">
            <text:p>14</text:p>
          </table:table-cell>
          <table:table-cell table:style-name="ce4" table:formula="of:=[.G139]/60" office:value-type="float" office:value="13.5">
            <text:p>13,5</text:p>
          </table:table-cell>
          <table:table-cell table:style-name="ce4" table:number-columns-repeated="21"/>
          <table:table-cell table:style-name="ce4" table:formula="of:=MID([.AL139];15;FIND(&quot;x&quot;;[.AL139];1)-18)" office:value-type="string" office:string-value="tc_sledgehammer">
            <text:p>tc_sledgehammer</text:p>
          </table:table-cell>
          <table:table-cell table:style-name="ce4" office:value-type="string">
            <text:p><text:tab/><text:tab/><text:tab/><text:tab/>{ name = 'tc_sledgehammer', x = 1100, z = 1970, facing = 0, spawnRadius = 0, delay = 237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140]&amp;&quot;', &quot;&amp;[.C$1]&amp;&quot; = &quot;&amp;[.C140]&amp;&quot;, &quot;&amp;[.D$1]&amp;&quot; = &quot;&amp;[.D140]&amp;&quot;, &quot;&amp;[.E$1]&amp;&quot; = &quot;&amp;[.E140]&amp;&quot;, &quot;&amp;[.F$1]&amp;&quot; = &quot;&amp;[.F140]&amp;&quot;, &quot;&amp;[.G$1]&amp;&quot; = &quot;&amp;[.G140]*30&amp;&quot;, &quot;&amp;[.H$1]&amp;&quot; = &quot;&amp;[.H140]&amp;&quot;, &quot;&amp;IF([.I140]=&quot;&quot;;&quot;&quot;;[.I$1]&amp;&quot; = &quot;&amp;[.I140]&amp;&quot;, &quot;)&amp;IF([.J140]=&quot;&quot;;&quot;&quot;;[.J$1]&amp;&quot; = &quot;&amp;[.J140]&amp;&quot;, &quot;)&amp;IF([.K140]=&quot;&quot;;&quot;&quot;;[.K$1]&amp;&quot; = &quot;&amp;[.K140]&amp;&quot;, &quot;)&amp;&quot; },&quot;" office:value-type="string" office:string-value="{ name = 'tc_acranius', x = 1200, z = 2000, facing = 0, spawnRadius = 0, delay = 24300, orbitalDrop = false, patrolRoute = { {1700, 3800}, {2800, 3700}, {3600, 2500}, }, difficultyAtLeast = 1,  },">
            <text:p>{ name = 'tc_acranius', x = 1200, z = 2000, facing = 0, spawnRadius = 0, delay = 24300, orbitalDrop = false, patrolRoute = { {1700, 3800}, {2800, 3700}, {3600, 2500}, }, difficultyAtLeast = 1, <text:s/>},</text:p>
          </table:table-cell>
          <table:table-cell table:style-name="ce13" office:value-type="string">
            <text:p>tc_acranius</text:p>
          </table:table-cell>
          <table:table-cell table:style-name="ce4" table:formula="of:=[.C139]" office:value-type="float" office:value="1200">
            <text:p>1200</text:p>
          </table:table-cell>
          <table:table-cell table:style-name="ce4" table:formula="of:=[.D139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40]=[.N139];[.G139];[.G139]+[.$P$2])" office:value-type="float" office:value="810">
            <text:p>8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134]" office:value-type="float" office:value="1">
            <text:p>1</text:p>
          </table:table-cell>
          <table:table-cell table:style-name="ce4" table:number-columns-repeated="2"/>
          <table:table-cell table:style-name="ce13" table:formula="of:=[.N139]" office:value-type="float" office:value="14">
            <text:p>14</text:p>
          </table:table-cell>
          <table:table-cell table:style-name="ce4" table:formula="of:=[.G140]/60" office:value-type="float" office:value="13.5">
            <text:p>13,5</text:p>
          </table:table-cell>
          <table:table-cell table:style-name="ce4" table:number-columns-repeated="21"/>
          <table:table-cell table:style-name="ce4" table:formula="of:=MID([.AL140];15;FIND(&quot;x&quot;;[.AL140];1)-18)" office:value-type="string" office:string-value="tc_acranius">
            <text:p>tc_acranius</text:p>
          </table:table-cell>
          <table:table-cell table:style-name="ce4" office:value-type="string">
            <text:p><text:tab/><text:tab/><text:tab/><text:tab/>{ name = 'tc_acranius', x = 1100, z = 2000, facing = 0, spawnRadius = 0, delay = 237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141]&amp;&quot;', &quot;&amp;[.C$1]&amp;&quot; = &quot;&amp;[.C141]&amp;&quot;, &quot;&amp;[.D$1]&amp;&quot; = &quot;&amp;[.D141]&amp;&quot;, &quot;&amp;[.E$1]&amp;&quot; = &quot;&amp;[.E141]&amp;&quot;, &quot;&amp;[.F$1]&amp;&quot; = &quot;&amp;[.F141]&amp;&quot;, &quot;&amp;[.G$1]&amp;&quot; = &quot;&amp;[.G141]*30&amp;&quot;, &quot;&amp;[.H$1]&amp;&quot; = &quot;&amp;[.H141]&amp;&quot;, &quot;&amp;IF([.I141]=&quot;&quot;;&quot;&quot;;[.I$1]&amp;&quot; = &quot;&amp;[.I141]&amp;&quot;, &quot;)&amp;IF([.J141]=&quot;&quot;;&quot;&quot;;[.J$1]&amp;&quot; = &quot;&amp;[.J141]&amp;&quot;, &quot;)&amp;IF([.K141]=&quot;&quot;;&quot;&quot;;[.K$1]&amp;&quot; = &quot;&amp;[.K141]&amp;&quot;, &quot;)&amp;&quot; },&quot;" office:value-type="string" office:string-value="{ name = 'tc_sledgehammer', x = 1200, z = 2000, facing = 0, spawnRadius = 0, delay = 24300, orbitalDrop = false, patrolRoute = { {1700, 3800}, {2800, 3700}, {3600, 2500}, }, difficultyAtLeast = 1,  },">
            <text:p>{ name = 'tc_sledgehammer', x = 1200, z = 2000, facing = 0, spawnRadius = 0, delay = 24300, orbitalDrop = false, patrolRoute = { {1700, 3800}, {2800, 3700}, {3600, 2500}, }, difficultyAtLeast = 1, <text:s/>},</text:p>
          </table:table-cell>
          <table:table-cell table:style-name="ce13" office:value-type="string">
            <text:p>tc_sledgehammer</text:p>
          </table:table-cell>
          <table:table-cell table:style-name="ce4" table:formula="of:=[.C140]" office:value-type="float" office:value="1200">
            <text:p>1200</text:p>
          </table:table-cell>
          <table:table-cell table:style-name="ce4" table:formula="of:=[.D140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41]=[.N140];[.G140];[.G140]+[.$P$2])" office:value-type="float" office:value="810">
            <text:p>8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135]" office:value-type="float" office:value="1">
            <text:p>1</text:p>
          </table:table-cell>
          <table:table-cell table:style-name="ce4" table:number-columns-repeated="2"/>
          <table:table-cell table:style-name="ce13" table:formula="of:=[.N140]" office:value-type="float" office:value="14">
            <text:p>14</text:p>
          </table:table-cell>
          <table:table-cell table:style-name="ce4" table:formula="of:=[.G141]/60" office:value-type="float" office:value="13.5">
            <text:p>13,5</text:p>
          </table:table-cell>
          <table:table-cell table:style-name="ce4" table:number-columns-repeated="21"/>
          <table:table-cell table:style-name="ce4" table:formula="of:=MID([.AL141];15;FIND(&quot;x&quot;;[.AL141];1)-18)" office:value-type="string" office:string-value="tc_sledgehammer">
            <text:p>tc_sledgehammer</text:p>
          </table:table-cell>
          <table:table-cell table:style-name="ce4" office:value-type="string">
            <text:p><text:tab/><text:tab/><text:tab/><text:tab/>{ name = 'tc_sledgehammer', x = 1100, z = 2030, facing = 0, spawnRadius = 0, delay = 23700, orbitalDrop = false, patrolRoute = {{1300, 200}, {3900, 850}, {3600, 2500}, }, difficultyAtLeast = 1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142]&amp;&quot;', &quot;&amp;[.C$1]&amp;&quot; = &quot;&amp;[.C142]&amp;&quot;, &quot;&amp;[.D$1]&amp;&quot; = &quot;&amp;[.D142]&amp;&quot;, &quot;&amp;[.E$1]&amp;&quot; = &quot;&amp;[.E142]&amp;&quot;, &quot;&amp;[.F$1]&amp;&quot; = &quot;&amp;[.F142]&amp;&quot;, &quot;&amp;[.G$1]&amp;&quot; = &quot;&amp;[.G142]*30&amp;&quot;, &quot;&amp;[.H$1]&amp;&quot; = &quot;&amp;[.H142]&amp;&quot;, &quot;&amp;IF([.I142]=&quot;&quot;;&quot;&quot;;[.I$1]&amp;&quot; = &quot;&amp;[.I142]&amp;&quot;, &quot;)&amp;IF([.J142]=&quot;&quot;;&quot;&quot;;[.J$1]&amp;&quot; = &quot;&amp;[.J142]&amp;&quot;, &quot;)&amp;IF([.K142]=&quot;&quot;;&quot;&quot;;[.K$1]&amp;&quot; = &quot;&amp;[.K142]&amp;&quot;, &quot;)&amp;&quot; },&quot;" office:value-type="string" office:string-value="{ name = 'tc_acranius', x = 1200, z = 2000, facing = 0, spawnRadius = 0, delay = 24300, orbitalDrop = false, patrolRoute = { {1700, 3800}, {2800, 3700}, {3600, 2500}, }, difficultyAtLeast = 2,  },">
            <text:p>{ name = 'tc_acranius', x = 1200, z = 2000, facing = 0, spawnRadius = 0, delay = 24300, orbitalDrop = false, patrolRoute = { {1700, 3800}, {2800, 3700}, {3600, 2500}, }, difficultyAtLeast = 2, <text:s/>},</text:p>
          </table:table-cell>
          <table:table-cell table:style-name="ce13" office:value-type="string">
            <text:p>tc_acranius</text:p>
          </table:table-cell>
          <table:table-cell table:style-name="ce4" table:formula="of:=[.C141]" office:value-type="float" office:value="1200">
            <text:p>1200</text:p>
          </table:table-cell>
          <table:table-cell table:style-name="ce4" table:formula="of:=[.D141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42]=[.N141];[.G141];[.G141]+[.$P$2])" office:value-type="float" office:value="810">
            <text:p>8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136]" office:value-type="float" office:value="2">
            <text:p>2</text:p>
          </table:table-cell>
          <table:table-cell table:style-name="ce4" table:number-columns-repeated="2"/>
          <table:table-cell table:style-name="ce13" table:formula="of:=[.N141]" office:value-type="float" office:value="14">
            <text:p>14</text:p>
          </table:table-cell>
          <table:table-cell table:style-name="ce4" table:formula="of:=[.G142]/60" office:value-type="float" office:value="13.5">
            <text:p>13,5</text:p>
          </table:table-cell>
          <table:table-cell table:style-name="ce4" table:number-columns-repeated="21"/>
          <table:table-cell table:style-name="ce4" table:formula="of:=MID([.AL142];15;FIND(&quot;x&quot;;[.AL142];1)-18)" office:value-type="string" office:string-value="tc_acranius">
            <text:p>tc_acranius</text:p>
          </table:table-cell>
          <table:table-cell table:style-name="ce4" office:value-type="string">
            <text:p><text:tab/><text:tab/><text:tab/><text:tab/>{ name = 'tc_acranius', x = 1070, z = 1970, facing = 0, spawnRadius = 0, delay = 23700, orbitalDrop = false, patrolRoute = {{1300, 200}, {3900, 850}, {3600, 2500}, }, difficultyAtLeast = 2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143]&amp;&quot;', &quot;&amp;[.C$1]&amp;&quot; = &quot;&amp;[.C143]&amp;&quot;, &quot;&amp;[.D$1]&amp;&quot; = &quot;&amp;[.D143]&amp;&quot;, &quot;&amp;[.E$1]&amp;&quot; = &quot;&amp;[.E143]&amp;&quot;, &quot;&amp;[.F$1]&amp;&quot; = &quot;&amp;[.F143]&amp;&quot;, &quot;&amp;[.G$1]&amp;&quot; = &quot;&amp;[.G143]*30&amp;&quot;, &quot;&amp;[.H$1]&amp;&quot; = &quot;&amp;[.H143]&amp;&quot;, &quot;&amp;IF([.I143]=&quot;&quot;;&quot;&quot;;[.I$1]&amp;&quot; = &quot;&amp;[.I143]&amp;&quot;, &quot;)&amp;IF([.J143]=&quot;&quot;;&quot;&quot;;[.J$1]&amp;&quot; = &quot;&amp;[.J143]&amp;&quot;, &quot;)&amp;IF([.K143]=&quot;&quot;;&quot;&quot;;[.K$1]&amp;&quot; = &quot;&amp;[.K143]&amp;&quot;, &quot;)&amp;&quot; },&quot;" office:value-type="string" office:string-value="{ name = 'tc_sledgehammer', x = 1200, z = 2000, facing = 0, spawnRadius = 0, delay = 24300, orbitalDrop = false, patrolRoute = { {1700, 3800}, {2800, 3700}, {3600, 2500}, }, difficultyAtLeast = 2,  },">
            <text:p>{ name = 'tc_sledgehammer', x = 1200, z = 2000, facing = 0, spawnRadius = 0, delay = 24300, orbitalDrop = false, patrolRoute = { {1700, 3800}, {2800, 3700}, {3600, 2500}, }, difficultyAtLeast = 2, <text:s/>},</text:p>
          </table:table-cell>
          <table:table-cell table:style-name="ce13" office:value-type="string">
            <text:p>tc_sledgehammer</text:p>
          </table:table-cell>
          <table:table-cell table:style-name="ce4" table:formula="of:=[.C142]" office:value-type="float" office:value="1200">
            <text:p>1200</text:p>
          </table:table-cell>
          <table:table-cell table:style-name="ce4" table:formula="of:=[.D142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43]=[.N142];[.G142];[.G142]+[.$P$2])" office:value-type="float" office:value="810">
            <text:p>8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137]" office:value-type="float" office:value="2">
            <text:p>2</text:p>
          </table:table-cell>
          <table:table-cell table:style-name="ce4" table:number-columns-repeated="2"/>
          <table:table-cell table:style-name="ce13" table:formula="of:=[.N142]" office:value-type="float" office:value="14">
            <text:p>14</text:p>
          </table:table-cell>
          <table:table-cell table:style-name="ce4" table:formula="of:=[.G143]/60" office:value-type="float" office:value="13.5">
            <text:p>13,5</text:p>
          </table:table-cell>
          <table:table-cell table:style-name="ce4" table:number-columns-repeated="21"/>
          <table:table-cell table:style-name="ce4" table:formula="of:=MID([.AL143];15;FIND(&quot;x&quot;;[.AL143];1)-18)" office:value-type="string" office:string-value="tc_sledgehammer">
            <text:p>tc_sledgehammer</text:p>
          </table:table-cell>
          <table:table-cell table:style-name="ce4" office:value-type="string">
            <text:p><text:tab/><text:tab/><text:tab/><text:tab/>{ name = 'tc_sledgehammer', x = 1100, z = 2000, facing = 0, spawnRadius = 0, delay = 23700, orbitalDrop = false, patrolRoute = {{1300, 200}, {3900, 850}, {3600, 2500}, }, difficultyAtLeast = 3, <text:s/>},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144]&amp;&quot;', &quot;&amp;[.C$1]&amp;&quot; = &quot;&amp;[.C144]&amp;&quot;, &quot;&amp;[.D$1]&amp;&quot; = &quot;&amp;[.D144]&amp;&quot;, &quot;&amp;[.E$1]&amp;&quot; = &quot;&amp;[.E144]&amp;&quot;, &quot;&amp;[.F$1]&amp;&quot; = &quot;&amp;[.F144]&amp;&quot;, &quot;&amp;[.G$1]&amp;&quot; = &quot;&amp;[.G144]*30&amp;&quot;, &quot;&amp;[.H$1]&amp;&quot; = &quot;&amp;[.H144]&amp;&quot;, &quot;&amp;IF([.I144]=&quot;&quot;;&quot;&quot;;[.I$1]&amp;&quot; = &quot;&amp;[.I144]&amp;&quot;, &quot;)&amp;IF([.J144]=&quot;&quot;;&quot;&quot;;[.J$1]&amp;&quot; = &quot;&amp;[.J144]&amp;&quot;, &quot;)&amp;IF([.K144]=&quot;&quot;;&quot;&quot;;[.K$1]&amp;&quot; = &quot;&amp;[.K144]&amp;&quot;, &quot;)&amp;&quot; },&quot;" office:value-type="string" office:string-value="{ name = 'tc_acranius', x = 1200, z = 2000, facing = 0, spawnRadius = 0, delay = 24300, orbitalDrop = false, patrolRoute = { {1700, 3800}, {2800, 3700}, {3600, 2500}, }, difficultyAtLeast = 3,  },">
            <text:p>{ name = 'tc_acranius', x = 1200, z = 2000, facing = 0, spawnRadius = 0, delay = 24300, orbitalDrop = false, patrolRoute = { {1700, 3800}, {2800, 3700}, {3600, 2500}, }, difficultyAtLeast = 3, <text:s/>},</text:p>
          </table:table-cell>
          <table:table-cell table:style-name="ce13" office:value-type="string">
            <text:p>tc_acranius</text:p>
          </table:table-cell>
          <table:table-cell table:style-name="ce4" table:formula="of:=[.C143]" office:value-type="float" office:value="1200">
            <text:p>1200</text:p>
          </table:table-cell>
          <table:table-cell table:style-name="ce4" table:formula="of:=[.D143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44]=[.N143];[.G143];[.G143]+[.$P$2])" office:value-type="float" office:value="810">
            <text:p>8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138]" office:value-type="float" office:value="3">
            <text:p>3</text:p>
          </table:table-cell>
          <table:table-cell table:style-name="ce4" table:number-columns-repeated="2"/>
          <table:table-cell table:style-name="ce13" table:formula="of:=[.N143]" office:value-type="float" office:value="14">
            <text:p>14</text:p>
          </table:table-cell>
          <table:table-cell table:style-name="ce4" table:formula="of:=[.G144]/60" office:value-type="float" office:value="13.5">
            <text:p>13,5</text:p>
          </table:table-cell>
          <table:table-cell table:style-name="ce4" table:number-columns-repeated="21"/>
          <table:table-cell table:style-name="ce4" table:formula="of:=MID([.AL144];15;FIND(&quot;x&quot;;[.AL144];1)-18)" office:value-type="string" office:string-value="tc_acranius">
            <text:p>tc_acranius</text:p>
          </table:table-cell>
          <table:table-cell table:style-name="ce4" office:value-type="string">
            <text:p><text:tab/><text:tab/><text:tab/><text:tab/>{ name = 'tc_acranius', x = 1130, z = 2030, facing = 0, spawnRadius = 0, delay = 23700, orbitalDrop = false, patrolRoute = {{1300, 200}, {3900, 850}, {3600, 2500}, }, difficultyAtLeast = 4, <text:s/>},<text:tab/></text:p>
          </table:table-cell>
          <table:table-cell table:style-name="ce4" table:number-columns-repeated="986"/>
        </table:table-row>
        <table:table-row table:style-name="ro4">
          <table:table-cell table:style-name="ce10" table:formula="of:=&quot;{ &quot;&amp;[.B$1]&amp;&quot; = '&quot;&amp;[.B145]&amp;&quot;', &quot;&amp;[.C$1]&amp;&quot; = &quot;&amp;[.C145]&amp;&quot;, &quot;&amp;[.D$1]&amp;&quot; = &quot;&amp;[.D145]&amp;&quot;, &quot;&amp;[.E$1]&amp;&quot; = &quot;&amp;[.E145]&amp;&quot;, &quot;&amp;[.F$1]&amp;&quot; = &quot;&amp;[.F145]&amp;&quot;, &quot;&amp;[.G$1]&amp;&quot; = &quot;&amp;[.G145]*30&amp;&quot;, &quot;&amp;[.H$1]&amp;&quot; = &quot;&amp;[.H145]&amp;&quot;, &quot;&amp;IF([.I145]=&quot;&quot;;&quot;&quot;;[.I$1]&amp;&quot; = &quot;&amp;[.I145]&amp;&quot;, &quot;)&amp;IF([.J145]=&quot;&quot;;&quot;&quot;;[.J$1]&amp;&quot; = &quot;&amp;[.J145]&amp;&quot;, &quot;)&amp;IF([.K145]=&quot;&quot;;&quot;&quot;;[.K$1]&amp;&quot; = &quot;&amp;[.K145]&amp;&quot;, &quot;)&amp;&quot; },&quot;" office:value-type="string" office:string-value="{ name = 'tc_sledgehammer', x = 1200, z = 2000, facing = 0, spawnRadius = 0, delay = 24300, orbitalDrop = false, patrolRoute = { {1700, 3800}, {2800, 3700}, {3600, 2500}, }, difficultyAtLeast = 4,  },">
            <text:p>{ name = 'tc_sledgehammer', x = 1200, z = 2000, facing = 0, spawnRadius = 0, delay = 24300, orbitalDrop = false, patrolRoute = { {1700, 3800}, {2800, 3700}, {3600, 2500}, }, difficultyAtLeast = 4, <text:s/>},</text:p>
          </table:table-cell>
          <table:table-cell table:style-name="ce13" table:formula="of:=[.B139]" office:value-type="string" office:string-value="tc_sledgehammer">
            <text:p>tc_sledgehammer</text:p>
          </table:table-cell>
          <table:table-cell table:style-name="ce4" table:formula="of:=[.C144]" office:value-type="float" office:value="1200">
            <text:p>1200</text:p>
          </table:table-cell>
          <table:table-cell table:style-name="ce4" table:formula="of:=[.D144]"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13" table:formula="of:=IF([.N145]=[.N144];[.G144];[.G144]+[.$P$2])" office:value-type="float" office:value="810">
            <text:p>810</text:p>
          </table:table-cell>
          <table:table-cell table:style-name="ce14" office:value-type="string">
            <text:p>false</text:p>
          </table:table-cell>
          <table:table-cell table:style-name="ce4"/>
          <table:table-cell table:style-name="ce4" office:value-type="string">
            <text:p>{ {1700, 3800}, {2800, 3700}, {3600, 2500}, }</text:p>
          </table:table-cell>
          <table:table-cell table:style-name="ce13" table:formula="of:=[.K139]" office:value-type="float" office:value="4">
            <text:p>4</text:p>
          </table:table-cell>
          <table:table-cell table:style-name="ce4" table:number-columns-repeated="2"/>
          <table:table-cell table:style-name="ce13" table:formula="of:=[.N144]" office:value-type="float" office:value="14">
            <text:p>14</text:p>
          </table:table-cell>
          <table:table-cell table:style-name="ce4" table:formula="of:=[.G145]/60" office:value-type="float" office:value="13.5">
            <text:p>13,5</text:p>
          </table:table-cell>
          <table:table-cell table:style-name="ce4" table:number-columns-repeated="8"/>
          <table:table-cell table:number-columns-repeated="1001"/>
        </table:table-row>
        <table:table-row table:style-name="ro4">
          <table:table-cell table:style-name="ce10" table:formula="of:=&quot;{ &quot;&amp;[.B$1]&amp;&quot; = '&quot;&amp;[.B146]&amp;&quot;', &quot;&amp;[.C$1]&amp;&quot; = &quot;&amp;[.C146]&amp;&quot;, &quot;&amp;[.D$1]&amp;&quot; = &quot;&amp;[.D146]&amp;&quot;, &quot;&amp;[.E$1]&amp;&quot; = &quot;&amp;[.E146]&amp;&quot;, &quot;&amp;[.F$1]&amp;&quot; = &quot;&amp;[.F146]&amp;&quot;, &quot;&amp;[.G$1]&amp;&quot; = &quot;&amp;[.G146]*30&amp;&quot;, &quot;&amp;[.H$1]&amp;&quot; = &quot;&amp;[.H146]&amp;&quot;, &quot;&amp;IF([.I146]=&quot;&quot;;&quot;&quot;;[.I$1]&amp;&quot; = &quot;&amp;[.I146]&amp;&quot;, &quot;)&amp;IF([.J146]=&quot;&quot;;&quot;&quot;;[.J$1]&amp;&quot; = &quot;&amp;[.J146]&amp;&quot;, &quot;)&amp;IF([.K146]=&quot;&quot;;&quot;&quot;;[.K$1]&amp;&quot; = &quot;&amp;[.K146]&amp;&quot;, &quot;)&amp;&quot; },&quot;" office:value-type="string" office:string-value="{ name = 'tc_belial', x = 1200, z = 2000, facing = 0, spawnRadius = 0, delay = 26100, orbitalDrop = false, patrolRoute = { {1700, 3800}, {2800, 3700}, {3600, 2500}, }, difficultyAtLeast = 1,  },">
            <text:p>{ name = 'tc_belial', x = 1200, z = 2000, facing = 0, spawnRadius = 0, delay = 26100, orbitalDrop = false, patrolRoute = { {1700, 3800}, {2800, 3700}, {3600, 2500}, }, difficultyAtLeast = 1, <text:s/>},</text:p>
          </table:table-cell>
          <table:table-cell table:style-name="ce13" office:value-type="string">
            <text:p>tc_belial</text:p>
          </table:table-cell>
          <table:table-cell table:style-name="ce4" table:formula="of:=[.C145]" office:value-type="float" office:value="1200">
            <text:p>1200</text:p>
          </table:table-cell>
          <table:table-cell table:style-name="ce4" table:formula="of:=[.D145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46]=[.N145];[.G145];[.G145]+[.$P$2])" office:value-type="float" office:value="870">
            <text:p>8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140]" office:value-type="float" office:value="1">
            <text:p>1</text:p>
          </table:table-cell>
          <table:table-cell table:style-name="ce13" table:number-columns-repeated="2"/>
          <table:table-cell table:style-name="ce13" table:formula="of:=[.N140]+1" office:value-type="float" office:value="15">
            <text:p>15</text:p>
          </table:table-cell>
          <table:table-cell table:style-name="ce4" table:formula="of:=[.G146]/60" office:value-type="float" office:value="14.5">
            <text:p>14,5</text:p>
          </table:table-cell>
          <table:table-cell table:style-name="ce13" table:number-columns-repeated="21"/>
          <table:table-cell table:style-name="ce4" table:formula="of:=MID([.AL146];15;FIND(&quot;x&quot;;[.AL146];1)-18)" office:value-type="string" office:string-value="tc_belial">
            <text:p>tc_belial</text:p>
          </table:table-cell>
          <table:table-cell table:style-name="ce13" office:value-type="string">
            <text:p><text:tab/><text:tab/><text:tab/><text:tab/>{ name = 'tc_belial', x = 1070, z = 2000, facing = 0, spawnRadius = 0, delay = 219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47]&amp;&quot;', &quot;&amp;[.C$1]&amp;&quot; = &quot;&amp;[.C147]&amp;&quot;, &quot;&amp;[.D$1]&amp;&quot; = &quot;&amp;[.D147]&amp;&quot;, &quot;&amp;[.E$1]&amp;&quot; = &quot;&amp;[.E147]&amp;&quot;, &quot;&amp;[.F$1]&amp;&quot; = &quot;&amp;[.F147]&amp;&quot;, &quot;&amp;[.G$1]&amp;&quot; = &quot;&amp;[.G147]*30&amp;&quot;, &quot;&amp;[.H$1]&amp;&quot; = &quot;&amp;[.H147]&amp;&quot;, &quot;&amp;IF([.I147]=&quot;&quot;;&quot;&quot;;[.I$1]&amp;&quot; = &quot;&amp;[.I147]&amp;&quot;, &quot;)&amp;IF([.J147]=&quot;&quot;;&quot;&quot;;[.J$1]&amp;&quot; = &quot;&amp;[.J147]&amp;&quot;, &quot;)&amp;IF([.K147]=&quot;&quot;;&quot;&quot;;[.K$1]&amp;&quot; = &quot;&amp;[.K147]&amp;&quot;, &quot;)&amp;&quot; },&quot;" office:value-type="string" office:string-value="{ name = 'tc_belial', x = 1200, z = 2000, facing = 0, spawnRadius = 0, delay = 26100, orbitalDrop = false, patrolRoute = { {1700, 3800}, {2800, 3700}, {3600, 2500}, }, difficultyAtLeast = 1,  },">
            <text:p>{ name = 'tc_belial', x = 1200, z = 2000, facing = 0, spawnRadius = 0, delay = 26100, orbitalDrop = false, patrolRoute = { {1700, 3800}, {2800, 3700}, {3600, 2500}, }, difficultyAtLeast = 1, <text:s/>},</text:p>
          </table:table-cell>
          <table:table-cell table:style-name="ce13" office:value-type="string">
            <text:p>tc_belial</text:p>
          </table:table-cell>
          <table:table-cell table:style-name="ce4" table:formula="of:=[.C146]" office:value-type="float" office:value="1200">
            <text:p>1200</text:p>
          </table:table-cell>
          <table:table-cell table:style-name="ce4" table:formula="of:=[.D146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47]=[.N146];[.G146];[.G146]+[.$P$2])" office:value-type="float" office:value="870">
            <text:p>8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141]" office:value-type="float" office:value="1">
            <text:p>1</text:p>
          </table:table-cell>
          <table:table-cell table:style-name="ce13" table:number-columns-repeated="2"/>
          <table:table-cell table:style-name="ce13" table:formula="of:=[.N146]" office:value-type="float" office:value="15">
            <text:p>15</text:p>
          </table:table-cell>
          <table:table-cell table:style-name="ce4" table:formula="of:=[.G147]/60" office:value-type="float" office:value="14.5">
            <text:p>14,5</text:p>
          </table:table-cell>
          <table:table-cell table:style-name="ce13" table:number-columns-repeated="21"/>
          <table:table-cell table:style-name="ce4" table:formula="of:=MID([.AL147];15;FIND(&quot;x&quot;;[.AL147];1)-18)" office:value-type="string" office:string-value="tc_belial">
            <text:p>tc_belial</text:p>
          </table:table-cell>
          <table:table-cell table:style-name="ce13" office:value-type="string">
            <text:p><text:tab/><text:tab/><text:tab/><text:tab/>{ name = 'tc_belial', x = 1100, z = 2000, facing = 0, spawnRadius = 0, delay = 219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48]&amp;&quot;', &quot;&amp;[.C$1]&amp;&quot; = &quot;&amp;[.C148]&amp;&quot;, &quot;&amp;[.D$1]&amp;&quot; = &quot;&amp;[.D148]&amp;&quot;, &quot;&amp;[.E$1]&amp;&quot; = &quot;&amp;[.E148]&amp;&quot;, &quot;&amp;[.F$1]&amp;&quot; = &quot;&amp;[.F148]&amp;&quot;, &quot;&amp;[.G$1]&amp;&quot; = &quot;&amp;[.G148]*30&amp;&quot;, &quot;&amp;[.H$1]&amp;&quot; = &quot;&amp;[.H148]&amp;&quot;, &quot;&amp;IF([.I148]=&quot;&quot;;&quot;&quot;;[.I$1]&amp;&quot; = &quot;&amp;[.I148]&amp;&quot;, &quot;)&amp;IF([.J148]=&quot;&quot;;&quot;&quot;;[.J$1]&amp;&quot; = &quot;&amp;[.J148]&amp;&quot;, &quot;)&amp;IF([.K148]=&quot;&quot;;&quot;&quot;;[.K$1]&amp;&quot; = &quot;&amp;[.K148]&amp;&quot;, &quot;)&amp;&quot; },&quot;" office:value-type="string" office:string-value="{ name = 'tc_spiderdemon', x = 1200, z = 2000, facing = 0, spawnRadius = 0, delay = 26100, orbitalDrop = false, patrolRoute = { {1700, 3800}, {2800, 3700}, {3600, 2500}, }, difficultyAtLeast = 2,  },">
            <text:p>{ name = 'tc_spiderdemon', x = 1200, z = 2000, facing = 0, spawnRadius = 0, delay = 26100, orbitalDrop = false, patrolRoute = { {1700, 3800}, {2800, 3700}, {3600, 2500}, }, difficultyAtLeast = 2, <text:s/>},</text:p>
          </table:table-cell>
          <table:table-cell table:style-name="ce13" office:value-type="string">
            <text:p>tc_spiderdemon</text:p>
          </table:table-cell>
          <table:table-cell table:style-name="ce4" table:formula="of:=[.C147]" office:value-type="float" office:value="1200">
            <text:p>1200</text:p>
          </table:table-cell>
          <table:table-cell table:style-name="ce4" table:formula="of:=[.D147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48]=[.N147];[.G147];[.G147]+[.$P$2])" office:value-type="float" office:value="870">
            <text:p>8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142]" office:value-type="float" office:value="2">
            <text:p>2</text:p>
          </table:table-cell>
          <table:table-cell table:style-name="ce13" table:number-columns-repeated="2"/>
          <table:table-cell table:style-name="ce13" table:formula="of:=[.N147]" office:value-type="float" office:value="15">
            <text:p>15</text:p>
          </table:table-cell>
          <table:table-cell table:style-name="ce4" table:formula="of:=[.G148]/60" office:value-type="float" office:value="14.5">
            <text:p>14,5</text:p>
          </table:table-cell>
          <table:table-cell table:style-name="ce13" table:number-columns-repeated="21"/>
          <table:table-cell table:style-name="ce4" table:formula="of:=MID([.AL148];15;FIND(&quot;x&quot;;[.AL148];1)-18)" office:value-type="string" office:string-value="tc_spiderdemon">
            <text:p>tc_spiderdemon</text:p>
          </table:table-cell>
          <table:table-cell table:style-name="ce13" office:value-type="string">
            <text:p><text:tab/><text:tab/><text:tab/><text:tab/>{ name = 'tc_spiderdemon', x = 1130, z = 2000, facing = 0, spawnRadius = 0, delay = 219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49]&amp;&quot;', &quot;&amp;[.C$1]&amp;&quot; = &quot;&amp;[.C149]&amp;&quot;, &quot;&amp;[.D$1]&amp;&quot; = &quot;&amp;[.D149]&amp;&quot;, &quot;&amp;[.E$1]&amp;&quot; = &quot;&amp;[.E149]&amp;&quot;, &quot;&amp;[.F$1]&amp;&quot; = &quot;&amp;[.F149]&amp;&quot;, &quot;&amp;[.G$1]&amp;&quot; = &quot;&amp;[.G149]*30&amp;&quot;, &quot;&amp;[.H$1]&amp;&quot; = &quot;&amp;[.H149]&amp;&quot;, &quot;&amp;IF([.I149]=&quot;&quot;;&quot;&quot;;[.I$1]&amp;&quot; = &quot;&amp;[.I149]&amp;&quot;, &quot;)&amp;IF([.J149]=&quot;&quot;;&quot;&quot;;[.J$1]&amp;&quot; = &quot;&amp;[.J149]&amp;&quot;, &quot;)&amp;IF([.K149]=&quot;&quot;;&quot;&quot;;[.K$1]&amp;&quot; = &quot;&amp;[.K149]&amp;&quot;, &quot;)&amp;&quot; },&quot;" office:value-type="string" office:string-value="{ name = 'tc_spiderdemon', x = 1200, z = 2000, facing = 0, spawnRadius = 0, delay = 26100, orbitalDrop = false, patrolRoute = { {1700, 3800}, {2800, 3700}, {3600, 2500}, }, difficultyAtLeast = 2,  },">
            <text:p>{ name = 'tc_spiderdemon', x = 1200, z = 2000, facing = 0, spawnRadius = 0, delay = 26100, orbitalDrop = false, patrolRoute = { {1700, 3800}, {2800, 3700}, {3600, 2500}, }, difficultyAtLeast = 2, <text:s/>},</text:p>
          </table:table-cell>
          <table:table-cell table:style-name="ce13" office:value-type="string">
            <text:p>tc_spiderdemon</text:p>
          </table:table-cell>
          <table:table-cell table:style-name="ce4" table:formula="of:=[.C148]" office:value-type="float" office:value="1200">
            <text:p>1200</text:p>
          </table:table-cell>
          <table:table-cell table:style-name="ce4" table:formula="of:=[.D148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49]=[.N148];[.G148];[.G148]+[.$P$2])" office:value-type="float" office:value="870">
            <text:p>8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143]" office:value-type="float" office:value="2">
            <text:p>2</text:p>
          </table:table-cell>
          <table:table-cell table:style-name="ce13" table:number-columns-repeated="2"/>
          <table:table-cell table:style-name="ce13" table:formula="of:=[.N148]" office:value-type="float" office:value="15">
            <text:p>15</text:p>
          </table:table-cell>
          <table:table-cell table:style-name="ce4" table:formula="of:=[.G149]/60" office:value-type="float" office:value="14.5">
            <text:p>14,5</text:p>
          </table:table-cell>
          <table:table-cell table:style-name="ce13" table:number-columns-repeated="21"/>
          <table:table-cell table:style-name="ce4" table:formula="of:=MID([.AL149];15;FIND(&quot;x&quot;;[.AL149];1)-18)" office:value-type="string" office:string-value="tc_spiderdemon">
            <text:p>tc_spiderdemon</text:p>
          </table:table-cell>
          <table:table-cell table:style-name="ce13" office:value-type="string">
            <text:p><text:tab/><text:tab/><text:tab/><text:tab/>{ name = 'tc_spiderdemon', x = 1100, z = 1970, facing = 0, spawnRadius = 0, delay = 21900, orbitalDrop = false, patrolRoute = {{1700, 3800}, {2800, 3700}, {3600, 2500}, }, difficultyAtLeast = 2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50]&amp;&quot;', &quot;&amp;[.C$1]&amp;&quot; = &quot;&amp;[.C150]&amp;&quot;, &quot;&amp;[.D$1]&amp;&quot; = &quot;&amp;[.D150]&amp;&quot;, &quot;&amp;[.E$1]&amp;&quot; = &quot;&amp;[.E150]&amp;&quot;, &quot;&amp;[.F$1]&amp;&quot; = &quot;&amp;[.F150]&amp;&quot;, &quot;&amp;[.G$1]&amp;&quot; = &quot;&amp;[.G150]*30&amp;&quot;, &quot;&amp;[.H$1]&amp;&quot; = &quot;&amp;[.H150]&amp;&quot;, &quot;&amp;IF([.I150]=&quot;&quot;;&quot;&quot;;[.I$1]&amp;&quot; = &quot;&amp;[.I150]&amp;&quot;, &quot;)&amp;IF([.J150]=&quot;&quot;;&quot;&quot;;[.J$1]&amp;&quot; = &quot;&amp;[.J150]&amp;&quot;, &quot;)&amp;IF([.K150]=&quot;&quot;;&quot;&quot;;[.K$1]&amp;&quot; = &quot;&amp;[.K150]&amp;&quot;, &quot;)&amp;&quot; },&quot;" office:value-type="string" office:string-value="{ name = 'tc_spiderdemon', x = 1200, z = 2000, facing = 0, spawnRadius = 0, delay = 26100, orbitalDrop = false, patrolRoute = { {1700, 3800}, {2800, 3700}, {3600, 2500}, }, difficultyAtLeast = 3,  },">
            <text:p>{ name = 'tc_spiderdemon', x = 1200, z = 2000, facing = 0, spawnRadius = 0, delay = 26100, orbitalDrop = false, patrolRoute = { {1700, 3800}, {2800, 3700}, {3600, 2500}, }, difficultyAtLeast = 3, <text:s/>},</text:p>
          </table:table-cell>
          <table:table-cell table:style-name="ce13" office:value-type="string">
            <text:p>tc_spiderdemon</text:p>
          </table:table-cell>
          <table:table-cell table:style-name="ce4" table:formula="of:=[.C149]" office:value-type="float" office:value="1200">
            <text:p>1200</text:p>
          </table:table-cell>
          <table:table-cell table:style-name="ce4" table:formula="of:=[.D149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50]=[.N149];[.G149];[.G149]+[.$P$2])" office:value-type="float" office:value="870">
            <text:p>8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144]" office:value-type="float" office:value="3">
            <text:p>3</text:p>
          </table:table-cell>
          <table:table-cell table:style-name="ce13" table:number-columns-repeated="2"/>
          <table:table-cell table:style-name="ce13" table:formula="of:=[.N149]" office:value-type="float" office:value="15">
            <text:p>15</text:p>
          </table:table-cell>
          <table:table-cell table:style-name="ce4" table:formula="of:=[.G150]/60" office:value-type="float" office:value="14.5">
            <text:p>14,5</text:p>
          </table:table-cell>
          <table:table-cell table:style-name="ce13" table:number-columns-repeated="21"/>
          <table:table-cell table:style-name="ce4" table:formula="of:=MID([.AL150];15;FIND(&quot;x&quot;;[.AL150];1)-18)" office:value-type="string" office:string-value="tc_spiderdemon">
            <text:p>tc_spiderdemon</text:p>
          </table:table-cell>
          <table:table-cell table:style-name="ce13" office:value-type="string">
            <text:p><text:tab/><text:tab/><text:tab/><text:tab/>{ name = 'tc_spiderdemon', x = 1100, z = 2000, facing = 0, spawnRadius = 0, delay = 21900, orbitalDrop = false, patrolRoute = {{1700, 3800}, {2800, 3700}, {3600, 2500}, }, difficultyAtLeast = 2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51]&amp;&quot;', &quot;&amp;[.C$1]&amp;&quot; = &quot;&amp;[.C151]&amp;&quot;, &quot;&amp;[.D$1]&amp;&quot; = &quot;&amp;[.D151]&amp;&quot;, &quot;&amp;[.E$1]&amp;&quot; = &quot;&amp;[.E151]&amp;&quot;, &quot;&amp;[.F$1]&amp;&quot; = &quot;&amp;[.F151]&amp;&quot;, &quot;&amp;[.G$1]&amp;&quot; = &quot;&amp;[.G151]*30&amp;&quot;, &quot;&amp;[.H$1]&amp;&quot; = &quot;&amp;[.H151]&amp;&quot;, &quot;&amp;IF([.I151]=&quot;&quot;;&quot;&quot;;[.I$1]&amp;&quot; = &quot;&amp;[.I151]&amp;&quot;, &quot;)&amp;IF([.J151]=&quot;&quot;;&quot;&quot;;[.J$1]&amp;&quot; = &quot;&amp;[.J151]&amp;&quot;, &quot;)&amp;IF([.K151]=&quot;&quot;;&quot;&quot;;[.K$1]&amp;&quot; = &quot;&amp;[.K151]&amp;&quot;, &quot;)&amp;&quot; },&quot;" office:value-type="string" office:string-value="{ name = 'tc_belial', x = 1200, z = 2000, facing = 0, spawnRadius = 0, delay = 26100, orbitalDrop = false, patrolRoute = { {1700, 3800}, {2800, 3700}, {3600, 2500}, }, difficultyAtLeast = 4,  },">
            <text:p>{ name = 'tc_belial', x = 1200, z = 2000, facing = 0, spawnRadius = 0, delay = 26100, orbitalDrop = false, patrolRoute = { {1700, 3800}, {2800, 3700}, {3600, 2500}, }, difficultyAtLeast = 4, <text:s/>},</text:p>
          </table:table-cell>
          <table:table-cell table:style-name="ce13" office:value-type="string">
            <text:p>tc_belial</text:p>
          </table:table-cell>
          <table:table-cell table:style-name="ce4" table:formula="of:=[.C150]" office:value-type="float" office:value="1200">
            <text:p>1200</text:p>
          </table:table-cell>
          <table:table-cell table:style-name="ce4" table:formula="of:=[.D150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51]=[.N150];[.G150];[.G150]+[.$P$2])" office:value-type="float" office:value="870">
            <text:p>8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145]" office:value-type="float" office:value="4">
            <text:p>4</text:p>
          </table:table-cell>
          <table:table-cell table:style-name="ce13" table:number-columns-repeated="2"/>
          <table:table-cell table:style-name="ce13" table:formula="of:=[.N150]" office:value-type="float" office:value="15">
            <text:p>15</text:p>
          </table:table-cell>
          <table:table-cell table:style-name="ce4" table:formula="of:=[.G151]/60" office:value-type="float" office:value="14.5">
            <text:p>14,5</text:p>
          </table:table-cell>
          <table:table-cell table:style-name="ce13" table:number-columns-repeated="21"/>
          <table:table-cell table:style-name="ce4" table:formula="of:=MID([.AL151];15;FIND(&quot;x&quot;;[.AL151];1)-18)" office:value-type="string" office:string-value="tc_belial">
            <text:p>tc_belial</text:p>
          </table:table-cell>
          <table:table-cell table:style-name="ce13" office:value-type="string">
            <text:p><text:tab/><text:tab/><text:tab/><text:tab/>{ name = 'tc_belial', x = 1100, z = 2030, facing = 0, spawnRadius = 0, delay = 21900, orbitalDrop = false, patrolRoute = {{1700, 3800}, {2800, 3700}, {3600, 2500}, }, difficultyAtLeast = 3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52]&amp;&quot;', &quot;&amp;[.C$1]&amp;&quot; = &quot;&amp;[.C152]&amp;&quot;, &quot;&amp;[.D$1]&amp;&quot; = &quot;&amp;[.D152]&amp;&quot;, &quot;&amp;[.E$1]&amp;&quot; = &quot;&amp;[.E152]&amp;&quot;, &quot;&amp;[.F$1]&amp;&quot; = &quot;&amp;[.F152]&amp;&quot;, &quot;&amp;[.G$1]&amp;&quot; = &quot;&amp;[.G152]*30&amp;&quot;, &quot;&amp;[.H$1]&amp;&quot; = &quot;&amp;[.H152]&amp;&quot;, &quot;&amp;IF([.I152]=&quot;&quot;;&quot;&quot;;[.I$1]&amp;&quot; = &quot;&amp;[.I152]&amp;&quot;, &quot;)&amp;IF([.J152]=&quot;&quot;;&quot;&quot;;[.J$1]&amp;&quot; = &quot;&amp;[.J152]&amp;&quot;, &quot;)&amp;IF([.K152]=&quot;&quot;;&quot;&quot;;[.K$1]&amp;&quot; = &quot;&amp;[.K152]&amp;&quot;, &quot;)&amp;&quot; },&quot;" office:value-type="string" office:string-value="{ name = 'tc_dragon', x = 1200, z = 2000, facing = 0, spawnRadius = 0, delay = 26100, orbitalDrop = false, patrolRoute = { {1700, 3800}, {2800, 3700}, {3600, 2500}, }, difficultyAtLeast = 1,  },">
            <text:p>{ name = 'tc_dragon', x = 1200, z = 2000, facing = 0, spawnRadius = 0, delay = 26100, orbitalDrop = false, patrolRoute = { {1700, 3800}, {2800, 3700}, {3600, 2500}, }, difficultyAtLeast = 1, <text:s/>},</text:p>
          </table:table-cell>
          <table:table-cell table:style-name="ce13" office:value-type="string">
            <text:p>tc_dragon</text:p>
          </table:table-cell>
          <table:table-cell table:style-name="ce4" table:formula="of:=[.C151]" office:value-type="float" office:value="1200">
            <text:p>1200</text:p>
          </table:table-cell>
          <table:table-cell table:style-name="ce4" table:formula="of:=[.D151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52]=[.N151];[.G151];[.G151]+[.$P$2])" office:value-type="float" office:value="870">
            <text:p>8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146]" office:value-type="float" office:value="1">
            <text:p>1</text:p>
          </table:table-cell>
          <table:table-cell table:style-name="ce13" table:number-columns-repeated="2"/>
          <table:table-cell table:style-name="ce13" table:formula="of:=[.N151]" office:value-type="float" office:value="15">
            <text:p>15</text:p>
          </table:table-cell>
          <table:table-cell table:style-name="ce4" table:formula="of:=[.G152]/60" office:value-type="float" office:value="14.5">
            <text:p>14,5</text:p>
          </table:table-cell>
          <table:table-cell table:style-name="ce13" table:number-columns-repeated="21"/>
          <table:table-cell table:style-name="ce4" table:formula="of:=MID([.AL152];15;FIND(&quot;x&quot;;[.AL152];1)-18)" office:value-type="string" office:string-value="tc_belial">
            <text:p>tc_belial</text:p>
          </table:table-cell>
          <table:table-cell table:style-name="ce13" office:value-type="string">
            <text:p><text:tab/><text:tab/><text:tab/><text:tab/>{ name = 'tc_belial', x = 1070, z = 2000, facing = 0, spawnRadius = 0, delay = 219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53]&amp;&quot;', &quot;&amp;[.C$1]&amp;&quot; = &quot;&amp;[.C153]&amp;&quot;, &quot;&amp;[.D$1]&amp;&quot; = &quot;&amp;[.D153]&amp;&quot;, &quot;&amp;[.E$1]&amp;&quot; = &quot;&amp;[.E153]&amp;&quot;, &quot;&amp;[.F$1]&amp;&quot; = &quot;&amp;[.F153]&amp;&quot;, &quot;&amp;[.G$1]&amp;&quot; = &quot;&amp;[.G153]*30&amp;&quot;, &quot;&amp;[.H$1]&amp;&quot; = &quot;&amp;[.H153]&amp;&quot;, &quot;&amp;IF([.I153]=&quot;&quot;;&quot;&quot;;[.I$1]&amp;&quot; = &quot;&amp;[.I153]&amp;&quot;, &quot;)&amp;IF([.J153]=&quot;&quot;;&quot;&quot;;[.J$1]&amp;&quot; = &quot;&amp;[.J153]&amp;&quot;, &quot;)&amp;IF([.K153]=&quot;&quot;;&quot;&quot;;[.K$1]&amp;&quot; = &quot;&amp;[.K153]&amp;&quot;, &quot;)&amp;&quot; },&quot;" office:value-type="string" office:string-value="{ name = 'tc_dragon', x = 1200, z = 2000, facing = 0, spawnRadius = 0, delay = 26100, orbitalDrop = false, patrolRoute = { {1700, 3800}, {2800, 3700}, {3600, 2500}, }, difficultyAtLeast = 1,  },">
            <text:p>{ name = 'tc_dragon', x = 1200, z = 2000, facing = 0, spawnRadius = 0, delay = 26100, orbitalDrop = false, patrolRoute = { {1700, 3800}, {2800, 3700}, {3600, 2500}, }, difficultyAtLeast = 1, <text:s/>},</text:p>
          </table:table-cell>
          <table:table-cell table:style-name="ce13" office:value-type="string">
            <text:p>tc_dragon</text:p>
          </table:table-cell>
          <table:table-cell table:style-name="ce4" table:formula="of:=[.C152]" office:value-type="float" office:value="1200">
            <text:p>1200</text:p>
          </table:table-cell>
          <table:table-cell table:style-name="ce4" table:formula="of:=[.D152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53]=[.N152];[.G152];[.G152]+[.$P$2])" office:value-type="float" office:value="870">
            <text:p>8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147]" office:value-type="float" office:value="1">
            <text:p>1</text:p>
          </table:table-cell>
          <table:table-cell table:style-name="ce13" table:number-columns-repeated="2"/>
          <table:table-cell table:style-name="ce13" table:formula="of:=[.N152]" office:value-type="float" office:value="15">
            <text:p>15</text:p>
          </table:table-cell>
          <table:table-cell table:style-name="ce4" table:formula="of:=[.G153]/60" office:value-type="float" office:value="14.5">
            <text:p>14,5</text:p>
          </table:table-cell>
          <table:table-cell table:style-name="ce13" table:number-columns-repeated="21"/>
          <table:table-cell table:style-name="ce4" table:formula="of:=MID([.AL153];15;FIND(&quot;x&quot;;[.AL153];1)-18)" office:value-type="string" office:string-value="tc_belial">
            <text:p>tc_belial</text:p>
          </table:table-cell>
          <table:table-cell table:style-name="ce13" office:value-type="string">
            <text:p><text:tab/><text:tab/><text:tab/><text:tab/>{ name = 'tc_belial', x = 1100, z = 2000, facing = 0, spawnRadius = 0, delay = 219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54]&amp;&quot;', &quot;&amp;[.C$1]&amp;&quot; = &quot;&amp;[.C154]&amp;&quot;, &quot;&amp;[.D$1]&amp;&quot; = &quot;&amp;[.D154]&amp;&quot;, &quot;&amp;[.E$1]&amp;&quot; = &quot;&amp;[.E154]&amp;&quot;, &quot;&amp;[.F$1]&amp;&quot; = &quot;&amp;[.F154]&amp;&quot;, &quot;&amp;[.G$1]&amp;&quot; = &quot;&amp;[.G154]*30&amp;&quot;, &quot;&amp;[.H$1]&amp;&quot; = &quot;&amp;[.H154]&amp;&quot;, &quot;&amp;IF([.I154]=&quot;&quot;;&quot;&quot;;[.I$1]&amp;&quot; = &quot;&amp;[.I154]&amp;&quot;, &quot;)&amp;IF([.J154]=&quot;&quot;;&quot;&quot;;[.J$1]&amp;&quot; = &quot;&amp;[.J154]&amp;&quot;, &quot;)&amp;IF([.K154]=&quot;&quot;;&quot;&quot;;[.K$1]&amp;&quot; = &quot;&amp;[.K154]&amp;&quot;, &quot;)&amp;&quot; },&quot;" office:value-type="string" office:string-value="{ name = 'tc_spiderdemon', x = 1200, z = 2000, facing = 0, spawnRadius = 0, delay = 26100, orbitalDrop = false, patrolRoute = { {1700, 3800}, {2800, 3700}, {3600, 2500}, }, difficultyAtLeast = 2,  },">
            <text:p>{ name = 'tc_spiderdemon', x = 1200, z = 2000, facing = 0, spawnRadius = 0, delay = 26100, orbitalDrop = false, patrolRoute = { {1700, 3800}, {2800, 3700}, {3600, 2500}, }, difficultyAtLeast = 2, <text:s/>},</text:p>
          </table:table-cell>
          <table:table-cell table:style-name="ce13" office:value-type="string">
            <text:p>tc_spiderdemon</text:p>
          </table:table-cell>
          <table:table-cell table:style-name="ce4" table:formula="of:=[.C153]" office:value-type="float" office:value="1200">
            <text:p>1200</text:p>
          </table:table-cell>
          <table:table-cell table:style-name="ce4" table:formula="of:=[.D153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54]=[.N153];[.G153];[.G153]+[.$P$2])" office:value-type="float" office:value="870">
            <text:p>8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148]" office:value-type="float" office:value="2">
            <text:p>2</text:p>
          </table:table-cell>
          <table:table-cell table:style-name="ce13" table:number-columns-repeated="2"/>
          <table:table-cell table:style-name="ce13" table:formula="of:=[.N153]" office:value-type="float" office:value="15">
            <text:p>15</text:p>
          </table:table-cell>
          <table:table-cell table:style-name="ce4" table:formula="of:=[.G154]/60" office:value-type="float" office:value="14.5">
            <text:p>14,5</text:p>
          </table:table-cell>
          <table:table-cell table:style-name="ce13" table:number-columns-repeated="21"/>
          <table:table-cell table:style-name="ce4" table:formula="of:=MID([.AL154];15;FIND(&quot;x&quot;;[.AL154];1)-18)" office:value-type="string" office:string-value="tc_spiderdemon">
            <text:p>tc_spiderdemon</text:p>
          </table:table-cell>
          <table:table-cell table:style-name="ce13" office:value-type="string">
            <text:p><text:tab/><text:tab/><text:tab/><text:tab/>{ name = 'tc_spiderdemon', x = 1130, z = 2000, facing = 0, spawnRadius = 0, delay = 21900, orbitalDrop = false, patrolRoute = {{1700, 3800}, {2800, 3700}, {3600, 2500}, }, difficultyAtLeast = 1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55]&amp;&quot;', &quot;&amp;[.C$1]&amp;&quot; = &quot;&amp;[.C155]&amp;&quot;, &quot;&amp;[.D$1]&amp;&quot; = &quot;&amp;[.D155]&amp;&quot;, &quot;&amp;[.E$1]&amp;&quot; = &quot;&amp;[.E155]&amp;&quot;, &quot;&amp;[.F$1]&amp;&quot; = &quot;&amp;[.F155]&amp;&quot;, &quot;&amp;[.G$1]&amp;&quot; = &quot;&amp;[.G155]*30&amp;&quot;, &quot;&amp;[.H$1]&amp;&quot; = &quot;&amp;[.H155]&amp;&quot;, &quot;&amp;IF([.I155]=&quot;&quot;;&quot;&quot;;[.I$1]&amp;&quot; = &quot;&amp;[.I155]&amp;&quot;, &quot;)&amp;IF([.J155]=&quot;&quot;;&quot;&quot;;[.J$1]&amp;&quot; = &quot;&amp;[.J155]&amp;&quot;, &quot;)&amp;IF([.K155]=&quot;&quot;;&quot;&quot;;[.K$1]&amp;&quot; = &quot;&amp;[.K155]&amp;&quot;, &quot;)&amp;&quot; },&quot;" office:value-type="string" office:string-value="{ name = 'tc_spiderdemon', x = 1200, z = 2000, facing = 0, spawnRadius = 0, delay = 26100, orbitalDrop = false, patrolRoute = { {1700, 3800}, {2800, 3700}, {3600, 2500}, }, difficultyAtLeast = 2,  },">
            <text:p>{ name = 'tc_spiderdemon', x = 1200, z = 2000, facing = 0, spawnRadius = 0, delay = 26100, orbitalDrop = false, patrolRoute = { {1700, 3800}, {2800, 3700}, {3600, 2500}, }, difficultyAtLeast = 2, <text:s/>},</text:p>
          </table:table-cell>
          <table:table-cell table:style-name="ce13" office:value-type="string">
            <text:p>tc_spiderdemon</text:p>
          </table:table-cell>
          <table:table-cell table:style-name="ce4" table:formula="of:=[.C154]" office:value-type="float" office:value="1200">
            <text:p>1200</text:p>
          </table:table-cell>
          <table:table-cell table:style-name="ce4" table:formula="of:=[.D154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55]=[.N154];[.G154];[.G154]+[.$P$2])" office:value-type="float" office:value="870">
            <text:p>8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149]" office:value-type="float" office:value="2">
            <text:p>2</text:p>
          </table:table-cell>
          <table:table-cell table:style-name="ce13" table:number-columns-repeated="2"/>
          <table:table-cell table:style-name="ce13" table:formula="of:=[.N154]" office:value-type="float" office:value="15">
            <text:p>15</text:p>
          </table:table-cell>
          <table:table-cell table:style-name="ce4" table:formula="of:=[.G155]/60" office:value-type="float" office:value="14.5">
            <text:p>14,5</text:p>
          </table:table-cell>
          <table:table-cell table:style-name="ce13" table:number-columns-repeated="21"/>
          <table:table-cell table:style-name="ce4" table:formula="of:=MID([.AL155];15;FIND(&quot;x&quot;;[.AL155];1)-18)" office:value-type="string" office:string-value="tc_spiderdemon">
            <text:p>tc_spiderdemon</text:p>
          </table:table-cell>
          <table:table-cell table:style-name="ce13" office:value-type="string">
            <text:p><text:tab/><text:tab/><text:tab/><text:tab/>{ name = 'tc_spiderdemon', x = 1100, z = 1970, facing = 0, spawnRadius = 0, delay = 21900, orbitalDrop = false, patrolRoute = {{1700, 3800}, {2800, 3700}, {3600, 2500}, }, difficultyAtLeast = 2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56]&amp;&quot;', &quot;&amp;[.C$1]&amp;&quot; = &quot;&amp;[.C156]&amp;&quot;, &quot;&amp;[.D$1]&amp;&quot; = &quot;&amp;[.D156]&amp;&quot;, &quot;&amp;[.E$1]&amp;&quot; = &quot;&amp;[.E156]&amp;&quot;, &quot;&amp;[.F$1]&amp;&quot; = &quot;&amp;[.F156]&amp;&quot;, &quot;&amp;[.G$1]&amp;&quot; = &quot;&amp;[.G156]*30&amp;&quot;, &quot;&amp;[.H$1]&amp;&quot; = &quot;&amp;[.H156]&amp;&quot;, &quot;&amp;IF([.I156]=&quot;&quot;;&quot;&quot;;[.I$1]&amp;&quot; = &quot;&amp;[.I156]&amp;&quot;, &quot;)&amp;IF([.J156]=&quot;&quot;;&quot;&quot;;[.J$1]&amp;&quot; = &quot;&amp;[.J156]&amp;&quot;, &quot;)&amp;IF([.K156]=&quot;&quot;;&quot;&quot;;[.K$1]&amp;&quot; = &quot;&amp;[.K156]&amp;&quot;, &quot;)&amp;&quot; },&quot;" office:value-type="string" office:string-value="{ name = 'tc_spiderdemon', x = 1200, z = 2000, facing = 0, spawnRadius = 0, delay = 26100, orbitalDrop = false, patrolRoute = { {1700, 3800}, {2800, 3700}, {3600, 2500}, }, difficultyAtLeast = 3,  },">
            <text:p>{ name = 'tc_spiderdemon', x = 1200, z = 2000, facing = 0, spawnRadius = 0, delay = 26100, orbitalDrop = false, patrolRoute = { {1700, 3800}, {2800, 3700}, {3600, 2500}, }, difficultyAtLeast = 3, <text:s/>},</text:p>
          </table:table-cell>
          <table:table-cell table:style-name="ce13" office:value-type="string">
            <text:p>tc_spiderdemon</text:p>
          </table:table-cell>
          <table:table-cell table:style-name="ce4" table:formula="of:=[.C155]" office:value-type="float" office:value="1200">
            <text:p>1200</text:p>
          </table:table-cell>
          <table:table-cell table:style-name="ce4" table:formula="of:=[.D155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56]=[.N155];[.G155];[.G155]+[.$P$2])" office:value-type="float" office:value="870">
            <text:p>8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150]" office:value-type="float" office:value="3">
            <text:p>3</text:p>
          </table:table-cell>
          <table:table-cell table:style-name="ce13" table:number-columns-repeated="2"/>
          <table:table-cell table:style-name="ce13" table:formula="of:=[.N155]" office:value-type="float" office:value="15">
            <text:p>15</text:p>
          </table:table-cell>
          <table:table-cell table:style-name="ce4" table:formula="of:=[.G156]/60" office:value-type="float" office:value="14.5">
            <text:p>14,5</text:p>
          </table:table-cell>
          <table:table-cell table:style-name="ce13" table:number-columns-repeated="21"/>
          <table:table-cell table:style-name="ce4" table:formula="of:=MID([.AL156];15;FIND(&quot;x&quot;;[.AL156];1)-18)" office:value-type="string" office:string-value="tc_spiderdemon">
            <text:p>tc_spiderdemon</text:p>
          </table:table-cell>
          <table:table-cell table:style-name="ce13" office:value-type="string">
            <text:p><text:tab/><text:tab/><text:tab/><text:tab/>{ name = 'tc_spiderdemon', x = 1100, z = 2000, facing = 0, spawnRadius = 0, delay = 21900, orbitalDrop = false, patrolRoute = {{1700, 3800}, {2800, 3700}, {3600, 2500}, }, difficultyAtLeast = 2, <text:s/>},</text:p>
          </table:table-cell>
          <table:table-cell table:style-name="ce13" table:number-columns-repeated="986"/>
        </table:table-row>
        <table:table-row table:style-name="ro4">
          <table:table-cell table:style-name="ce10" table:formula="of:=&quot;{ &quot;&amp;[.B$1]&amp;&quot; = '&quot;&amp;[.B157]&amp;&quot;', &quot;&amp;[.C$1]&amp;&quot; = &quot;&amp;[.C157]&amp;&quot;, &quot;&amp;[.D$1]&amp;&quot; = &quot;&amp;[.D157]&amp;&quot;, &quot;&amp;[.E$1]&amp;&quot; = &quot;&amp;[.E157]&amp;&quot;, &quot;&amp;[.F$1]&amp;&quot; = &quot;&amp;[.F157]&amp;&quot;, &quot;&amp;[.G$1]&amp;&quot; = &quot;&amp;[.G157]*30&amp;&quot;, &quot;&amp;[.H$1]&amp;&quot; = &quot;&amp;[.H157]&amp;&quot;, &quot;&amp;IF([.I157]=&quot;&quot;;&quot;&quot;;[.I$1]&amp;&quot; = &quot;&amp;[.I157]&amp;&quot;, &quot;)&amp;IF([.J157]=&quot;&quot;;&quot;&quot;;[.J$1]&amp;&quot; = &quot;&amp;[.J157]&amp;&quot;, &quot;)&amp;IF([.K157]=&quot;&quot;;&quot;&quot;;[.K$1]&amp;&quot; = &quot;&amp;[.K157]&amp;&quot;, &quot;)&amp;&quot; },&quot;" office:value-type="string" office:string-value="{ name = 'tc_belial', x = 1200, z = 2000, facing = 0, spawnRadius = 0, delay = 26100, orbitalDrop = false, patrolRoute = { {1700, 3800}, {2800, 3700}, {3600, 2500}, }, difficultyAtLeast = 4,  },">
            <text:p>{ name = 'tc_belial', x = 1200, z = 2000, facing = 0, spawnRadius = 0, delay = 26100, orbitalDrop = false, patrolRoute = { {1700, 3800}, {2800, 3700}, {3600, 2500}, }, difficultyAtLeast = 4, <text:s/>},</text:p>
          </table:table-cell>
          <table:table-cell table:style-name="ce13" office:value-type="string">
            <text:p>tc_belial</text:p>
          </table:table-cell>
          <table:table-cell table:style-name="ce4" table:formula="of:=[.C156]" office:value-type="float" office:value="1200">
            <text:p>1200</text:p>
          </table:table-cell>
          <table:table-cell table:style-name="ce4" table:formula="of:=[.D156]" office:value-type="float" office:value="2000">
            <text:p>2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IF([.N157]=[.N156];[.G156];[.G156]+[.$P$2])" office:value-type="float" office:value="870">
            <text:p>870</text:p>
          </table:table-cell>
          <table:table-cell table:style-name="ce15" office:value-type="string">
            <text:p>false</text:p>
          </table:table-cell>
          <table:table-cell table:style-name="ce13"/>
          <table:table-cell table:style-name="ce4" office:value-type="string">
            <text:p>{ {1700, 3800}, {2800, 3700}, {3600, 2500}, }</text:p>
          </table:table-cell>
          <table:table-cell table:style-name="ce13" table:formula="of:=[.K151]" office:value-type="float" office:value="4">
            <text:p>4</text:p>
          </table:table-cell>
          <table:table-cell table:style-name="ce13" table:number-columns-repeated="2"/>
          <table:table-cell table:style-name="ce13" table:formula="of:=[.N156]" office:value-type="float" office:value="15">
            <text:p>15</text:p>
          </table:table-cell>
          <table:table-cell table:style-name="ce4" table:formula="of:=[.G157]/60" office:value-type="float" office:value="14.5">
            <text:p>14,5</text:p>
          </table:table-cell>
          <table:table-cell table:style-name="ce13" table:number-columns-repeated="21"/>
          <table:table-cell table:style-name="ce4" table:formula="of:=MID([.AL157];15;FIND(&quot;x&quot;;[.AL157];1)-18)" office:value-type="string" office:string-value="tc_belial">
            <text:p>tc_belial</text:p>
          </table:table-cell>
          <table:table-cell table:style-name="ce13" office:value-type="string">
            <text:p><text:tab/><text:tab/><text:tab/><text:tab/>{ name = 'tc_belial', x = 1100, z = 2030, facing = 0, spawnRadius = 0, delay = 21900, orbitalDrop = false, patrolRoute = {{1700, 3800}, {2800, 3700}, {3600, 2500}, }, difficultyAtLeast = 3, <text:s/>},</text:p>
          </table:table-cell>
          <table:table-cell table:style-name="ce13" table:number-columns-repeated="986"/>
        </table:table-row>
        <table:table-row table:style-name="ro4" table:number-rows-repeated="10484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ets" table:style-name="ta1" table:print="false">
        <table:table-column table:style-name="co3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row table:style-name="ro4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50, 25},">
            <text:p>[1] = {50, 25},</text:p>
          </table:table-cell>
        </table:table-row>
        <table:table-row table:style-name="ro4">
          <table:table-cell table:formula="of:=[.A2]+1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400},">
            <text:p>[2] = {95, 400},</text:p>
          </table:table-cell>
        </table:table-row>
        <table:table-row table:style-name="ro4">
          <table:table-cell table:formula="of:=[.A3]+1"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450},">
            <text:p>[3] = {215, 450},</text:p>
          </table:table-cell>
        </table:table-row>
        <table:table-row table:style-name="ro4">
          <table:table-cell table:formula="of:=[.A4]+1"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80, 355},">
            <text:p>[4] = {380, 355},</text:p>
          </table:table-cell>
        </table:table-row>
        <table:table-row table:style-name="ro4">
          <table:table-cell table:formula="of:=[.A5]+1"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295, 300},">
            <text:p>[5] = {295, 300},</text:p>
          </table:table-cell>
        </table:table-row>
        <table:table-row table:style-name="ro4">
          <table:table-cell table:formula="of:=[.A6]+1"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480, 620},">
            <text:p>[6] = {480, 620},</text:p>
          </table:table-cell>
        </table:table-row>
        <table:table-row table:style-name="ro4">
          <table:table-cell table:formula="of:=[.A7]+1" office:value-type="float" office:value="7">
            <text:p>7</text:p>
          </table:table-cell>
          <table:table-cell office:value-type="float" office:value="720">
            <text:p>720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720, 250},">
            <text:p>[7] = {720, 250},</text:p>
          </table:table-cell>
        </table:table-row>
        <table:table-row table:style-name="ro4">
          <table:table-cell table:formula="of:=[.A8]+1" office:value-type="float" office:value="8">
            <text:p>8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&quot;[&quot;&amp;[.A9]&amp;&quot;] = {&quot;&amp;[.B9]&amp;&quot;, &quot;&amp;[.C9]&amp;&quot;},&quot;" office:value-type="string" office:string-value="[8] = {450, 175},">
            <text:p>[8] = {450, 175},</text:p>
          </table:table-cell>
        </table:table-row>
        <table:table-row table:style-name="ro4">
          <table:table-cell table:formula="of:=[.A9]+1" office:value-type="float" office:value="9">
            <text:p>9</text:p>
          </table:table-cell>
          <table:table-cell office:value-type="float" office:value="850">
            <text:p>850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&quot;[&quot;&amp;[.A10]&amp;&quot;] = {&quot;&amp;[.B10]&amp;&quot;, &quot;&amp;[.C10]&amp;&quot;},&quot;" office:value-type="string" office:string-value="[9] = {850, 200},">
            <text:p>[9] = {850, 200},</text:p>
          </table:table-cell>
        </table:table-row>
        <table:table-row table:style-name="ro4">
          <table:table-cell table:formula="of:=[.A10]+1" office:value-type="float" office:value="10">
            <text:p>10</text:p>
          </table:table-cell>
          <table:table-cell office:value-type="float" office:value="510">
            <text:p>510</text:p>
          </table:table-cell>
          <table:table-cell office:value-type="float" office:value="850">
            <text:p>850</text:p>
          </table:table-cell>
          <table:table-cell table:number-columns-repeated="2"/>
          <table:table-cell table:formula="of:=&quot;[&quot;&amp;[.A11]&amp;&quot;] = {&quot;&amp;[.B11]&amp;&quot;, &quot;&amp;[.C11]&amp;&quot;},&quot;" office:value-type="string" office:string-value="[10] = {510, 850},">
            <text:p>[10] = {510, 850},</text:p>
          </table:table-cell>
        </table:table-row>
        <table:table-row table:style-name="ro4">
          <table:table-cell table:formula="of:=[.A11]+1" office:value-type="float" office:value="11">
            <text:p>11</text:p>
          </table:table-cell>
          <table:table-cell table:number-columns-repeated="2"/>
          <table:table-cell table:number-columns-repeated="2"/>
          <table:table-cell table:formula="of:=&quot;[&quot;&amp;[.A12]&amp;&quot;] = {&quot;&amp;[.B12]&amp;&quot;, &quot;&amp;[.C12]&amp;&quot;},&quot;" office:value-type="string" office:string-value="[11] = {, },">
            <text:p>[11] = {, },</text:p>
          </table:table-cell>
        </table:table-row>
        <table:table-row table:style-name="ro4">
          <table:table-cell table:formula="of:=[.A12]+1" office:value-type="float" office:value="12">
            <text:p>12</text:p>
          </table:table-cell>
          <table:table-cell table:number-columns-repeated="2"/>
          <table:table-cell table:number-columns-repeated="2"/>
          <table:table-cell table:formula="of:=&quot;[&quot;&amp;[.A13]&amp;&quot;] = {&quot;&amp;[.B13]&amp;&quot;, &quot;&amp;[.C13]&amp;&quot;},&quot;" office:value-type="string" office:string-value="[12] = {, },">
            <text:p>[12] = {, },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>
            <draw:frame table:end-cell-address="planets.F39" table:end-x="2.918cm" table:end-y="0.107cm" draw:z-index="0" draw:style-name="gr1" draw:text-style-name="P1" svg:width="13.492cm" svg:height="10.733cm" svg:x="0.697cm" svg:y="0.213cm">
              <draw:object draw:notify-on-update-of-ranges="planets.B2:planets.B13 planets.C2:planets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unlocks" table:style-name="ta1" table:print="false">
        <table:table-column table:style-name="co3" table:number-columns-repeated="2" table:default-cell-style-name="ce19"/>
        <table:table-column table:style-name="co18" table:default-cell-style-name="ce19"/>
        <table:table-column table:style-name="co18" table:default-cell-style-name="ce18"/>
        <table:table-column table:style-name="co3" table:number-columns-repeated="1020" table:default-cell-style-name="ce19"/>
        <table:table-row table:style-name="ro2">
          <table:table-cell table:style-name="ce17" office:value-type="string">
            <text:p>Planet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Mission</text:p>
          </table:table-cell>
          <table:table-cell table:style-name="ce17" office:value-type="string">
            <text:p>unlocks</text:p>
          </table:table-cell>
          <table:table-cell table:number-columns-repeated="1020"/>
        </table:table-row>
        <table:table-row table:style-name="ro5">
          <table:table-cell table:style-name="ce17" office:value-type="string">
            <text:p>initial unlocks</text:p>
          </table:table-cell>
          <table:table-cell table:style-name="ce17" table:number-columns-repeated="2"/>
          <table:table-cell table:style-name="ce17" office:value-type="string">
            <text:p><text:tab/><text:tab/>"euf_constructor",</text:p>
            <text:p><text:tab/><text:tab/>"euf_constructor_ai",</text:p>
            <text:p><text:tab/><text:tab/>"euf_barracks",</text:p>
            <text:p><text:tab/><text:tab/>"euf_barracks_ai",</text:p>
            <text:p><text:tab/><text:tab/>"euf_metalextractor_lvl1",</text:p>
            <text:p><text:tab/><text:tab/>"euf_solar",</text:p>
            <text:p/>
            <text:p><text:tab/><text:tab/>"tc_restless",</text:p>
            <text:p><text:tab/><text:tab/>"tc_pyramid_ai",</text:p>
            <text:p><text:tab/><text:tab/>"tc_metalextractor_lvl1",</text:p>
            <text:p><text:tab/><text:tab/>"tc_soulstone",</text:p>
          </table:table-cell>
          <table:table-cell table:number-columns-repeated="1020"/>
        </table:table-row>
        <table:table-row table:style-name="ro2">
          <table:table-cell table:style-name="ce18" office:value-type="float" office:value="1">
            <text:p>1</text:p>
          </table:table-cell>
          <table:table-cell table:style-name="ce18" office:value-type="string">
            <text:p>main</text:p>
          </table:table-cell>
          <table:table-cell table:style-name="ce18" office:value-type="string">
            <text:p>Bug Hunter: Verminator</text:p>
          </table:table-cell>
          <table:table-cell table:number-columns-repeated="1021"/>
        </table:table-row>
        <table:table-row table:style-name="ro6">
          <table:table-cell table:style-name="ce18" office:value-type="float" office:value="2">
            <text:p>2</text:p>
          </table:table-cell>
          <table:table-cell table:style-name="ce18" office:value-type="string">
            <text:p>main</text:p>
          </table:table-cell>
          <table:table-cell table:style-name="ce18" office:value-type="string">
            <text:p>Bug Hunter: Nest</text:p>
          </table:table-cell>
          <table:table-cell office:value-type="string">
            <text:p><text:tab/><text:tab/><text:tab/><text:tab/>'euf_scoutdrone',</text:p>
            <text:p><text:tab/><text:tab/><text:tab/><text:tab/>'euf_marine',</text:p>
            <text:p><text:tab/><text:tab/><text:tab/><text:tab/>'euf_storage',</text:p>
            <text:p><text:tab/><text:tab/><text:tab/><text:tab/>'euf_radar_lvl1',</text:p>
          </table:table-cell>
          <table:table-cell table:number-columns-repeated="1020"/>
        </table:table-row>
        <table:table-row table:style-name="ro2">
          <table:table-cell table:style-name="ce18" office:value-type="float" office:value="3">
            <text:p>3</text:p>
          </table:table-cell>
          <table:table-cell table:style-name="ce18" office:value-type="string">
            <text:p>main</text:p>
          </table:table-cell>
          <table:table-cell table:style-name="ce18" office:value-type="string">
            <text:p>Rebels: Dam</text:p>
          </table:table-cell>
          <table:table-cell office:value-type="string">
            <text:p><text:tab/><text:tab/><text:tab/><text:tab/>'euf_pyro',</text:p>
          </table:table-cell>
          <table:table-cell table:number-columns-repeated="1020"/>
        </table:table-row>
        <table:table-row table:style-name="ro7">
          <table:table-cell table:style-name="ce18" office:value-type="float" office:value="4">
            <text:p>4</text:p>
          </table:table-cell>
          <table:table-cell table:style-name="ce18" office:value-type="string">
            <text:p>main</text:p>
          </table:table-cell>
          <table:table-cell table:style-name="ce18" office:value-type="string">
            <text:p>Rebels: Base</text:p>
          </table:table-cell>
          <table:table-cell office:value-type="string">
            <text:p><text:tab/><text:tab/><text:tab/><text:tab/>'euf_bazooka',</text:p>
            <text:p><text:tab/><text:tab/><text:tab/><text:tab/>'euf_autocannon',</text:p>
            <text:p><text:tab/><text:tab/><text:tab/><text:tab/>'euf_bunker',</text:p>
          </table:table-cell>
          <table:table-cell table:number-columns-repeated="1020"/>
        </table:table-row>
        <table:table-row table:style-name="ro7">
          <table:table-cell table:style-name="ce18" office:value-type="float" office:value="5">
            <text:p>5</text:p>
          </table:table-cell>
          <table:table-cell table:style-name="ce18" office:value-type="string">
            <text:p>optional</text:p>
          </table:table-cell>
          <table:table-cell table:style-name="ce18" office:value-type="string">
            <text:p>Rebels: Stolen Walker</text:p>
          </table:table-cell>
          <table:table-cell office:value-type="string">
            <text:p><text:tab/><text:tab/><text:tab/><text:tab/>"euf_church",</text:p>
            <text:p><text:tab/><text:tab/><text:tab/><text:tab/>"euf_priest",</text:p>
            <text:p><text:tab/><text:tab/><text:tab/><text:tab/>"euf_paladin",</text:p>
          </table:table-cell>
          <table:table-cell table:number-columns-repeated="1020"/>
        </table:table-row>
        <table:table-row table:style-name="ro2">
          <table:table-cell table:style-name="ce18" office:value-type="float" office:value="6">
            <text:p>6</text:p>
          </table:table-cell>
          <table:table-cell table:style-name="ce18" office:value-type="string">
            <text:p>main</text:p>
          </table:table-cell>
          <table:table-cell table:style-name="ce18" office:value-type="string">
            <text:p>Cursed: Mars</text:p>
          </table:table-cell>
          <table:table-cell office:value-type="string">
            <text:p><text:tab/><text:tab/><text:tab/><text:tab/>'euf_sniper',</text:p>
          </table:table-cell>
          <table:table-cell table:number-columns-repeated="1020"/>
        </table:table-row>
        <table:table-row table:style-name="ro8">
          <table:table-cell table:style-name="ce18" office:value-type="float" office:value="7">
            <text:p>7</text:p>
          </table:table-cell>
          <table:table-cell table:style-name="ce18" office:value-type="string">
            <text:p>main</text:p>
          </table:table-cell>
          <table:table-cell table:style-name="ce18" office:value-type="string">
            <text:p>Cursed: Control points</text:p>
          </table:table-cell>
          <table:table-cell office:value-type="string">
            <text:p><text:tab/><text:tab/><text:tab/><text:tab/>'euf_aatower',</text:p>
            <text:p><text:tab/><text:tab/><text:tab/><text:tab/>'euf_factory',</text:p>
            <text:p><text:tab/><text:tab/><text:tab/><text:tab/>'euf_constructor_lvl2',</text:p>
            <text:p><text:tab/><text:tab/><text:tab/><text:tab/>'euf_metalextractor_lvl2',</text:p>
            <text:p><text:tab/><text:tab/><text:tab/><text:tab/>'euf_radar_lvl2',</text:p>
            <text:p><text:tab/><text:tab/><text:tab/><text:tab/>'euf_lasertower',</text:p>
            <text:p><text:tab/><text:tab/><text:tab/><text:tab/>'euf_raider',</text:p>
            <text:p><text:tab/><text:tab/><text:tab/><text:tab/>'euf_tank',</text:p>
            <text:p><text:tab/><text:tab/><text:tab/><text:tab/>'euf_aatank',</text:p>
          </table:table-cell>
          <table:table-cell table:number-columns-repeated="1020"/>
        </table:table-row>
        <table:table-row table:style-name="ro6">
          <table:table-cell table:style-name="ce18" office:value-type="float" office:value="8">
            <text:p>8</text:p>
          </table:table-cell>
          <table:table-cell table:style-name="ce18" office:value-type="string">
            <text:p>optional</text:p>
          </table:table-cell>
          <table:table-cell table:style-name="ce18" office:value-type="string">
            <text:p>Rebels: Aircrafts</text:p>
          </table:table-cell>
          <table:table-cell office:value-type="string">
            <text:p><text:tab/><text:tab/><text:tab/><text:tab/>'euf_airport',</text:p>
            <text:p><text:tab/><text:tab/><text:tab/><text:tab/>'euf_scout',</text:p>
            <text:p><text:tab/><text:tab/><text:tab/><text:tab/>'euf_interceptor',</text:p>
            <text:p><text:tab/><text:tab/><text:tab/><text:tab/>'euf_bomber',</text:p>
          </table:table-cell>
          <table:table-cell table:number-columns-repeated="1020"/>
        </table:table-row>
        <table:table-row table:style-name="ro2">
          <table:table-cell table:style-name="ce18" office:value-type="float" office:value="9">
            <text:p>9</text:p>
          </table:table-cell>
          <table:table-cell table:style-name="ce18" office:value-type="string">
            <text:p>main</text:p>
          </table:table-cell>
          <table:table-cell table:style-name="ce18" office:value-type="string">
            <text:p>Cursed: Winter War</text:p>
          </table:table-cell>
          <table:table-cell office:value-type="string">
            <text:p>will be a later mission</text:p>
          </table:table-cell>
          <table:table-cell table:number-columns-repeated="1020"/>
        </table:table-row>
        <table:table-row table:style-name="ro2">
          <table:table-cell table:style-name="ce18" office:value-type="float" office:value="10">
            <text:p>10</text:p>
          </table:table-cell>
          <table:table-cell table:style-name="ce18" office:value-type="string">
            <text:p>optional</text:p>
          </table:table-cell>
          <table:table-cell table:style-name="ce18" office:value-type="string">
            <text:p>Cursed: Tower Defense</text:p>
          </table:table-cell>
          <table:table-cell office:value-type="string">
            <text:p><text:s text:c="4"/>'euf_aatower', <text:s text:c="4"/>'euf_plasmatower', <text:s text:c="4"/>'euf_artytower',</text:p>
          </table:table-cell>
          <table:table-cell table:number-columns-repeated="1020"/>
        </table:table-row>
        <table:table-row table:style-name="ro2" table:number-rows-repeated="3">
          <table:table-cell table:style-name="ce18" table:number-columns-repeated="3"/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spawn_l10.A1:spawn_l10.K12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1.05.2020</text:date>, <text:time>23:55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3$Win32 OpenOffice.org_project/413m1$Build-9783</meta:generator>
    <dc:date>2020-05-01T23:55:16.83</dc:date>
    <meta:editing-duration>P1DT7H27M12S</meta:editing-duration>
    <meta:editing-cycles>137</meta:editing-cycles>
    <meta:document-statistic meta:table-count="5" meta:cell-count="51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planets.B2:planets.C13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planets.C2:planets.C13" chart:class="chart:scatter">
            <chart:domain table:cell-range-address="planets.B2:planets.B13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lanets.B2:planets.B13</svg:desc>
                </draw:g>
              </table:table-cell>
              <table:table-cell office:value-type="float" office:value="25">
                <text:p>25</text:p>
                <draw:g>
                  <svg:desc>planets.C2:planets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0">
                <text:p>8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0">
                <text:p>51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